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89" style:family="table-column">
      <style:table-column-properties fo:break-before="auto" style:column-width="57.22mm"/>
    </style:style>
    <style:style style:name="co190" style:family="table-column">
      <style:table-column-properties fo:break-before="auto" style:column-width="55.3mm"/>
    </style:style>
    <style:style style:name="co191" style:family="table-column">
      <style:table-column-properties fo:break-before="auto" style:column-width="44.71mm"/>
    </style:style>
    <style:style style:name="co192" style:family="table-column">
      <style:table-column-properties fo:break-before="auto" style:column-width="37.57mm"/>
    </style:style>
    <style:style style:name="co193" style:family="table-column">
      <style:table-column-properties fo:break-before="auto" style:column-width="66.62mm"/>
    </style:style>
    <style:style style:name="co194" style:family="table-column">
      <style:table-column-properties fo:break-before="auto" style:column-width="72.81mm"/>
    </style:style>
    <style:style style:name="co195" style:family="table-column">
      <style:table-column-properties fo:break-before="auto" style:column-width="40.16mm"/>
    </style:style>
    <style:style style:name="co196" style:family="table-column">
      <style:table-column-properties fo:break-before="auto" style:column-width="109.29mm"/>
    </style:style>
    <style:style style:name="co197" style:family="table-column">
      <style:table-column-properties fo:break-before="auto" style:column-width="12.91mm"/>
    </style:style>
    <style:style style:name="co20" style:family="table-column">
      <style:table-column-properties fo:break-before="auto" style:column-width="22.67mm"/>
    </style:style>
    <style:style style:name="co198" style:family="table-column">
      <style:table-column-properties fo:break-before="auto" style:column-width="65.69mm"/>
    </style:style>
    <style:style style:name="co199" style:family="table-column">
      <style:table-column-properties fo:break-before="auto" style:column-width="34.31mm"/>
    </style:style>
    <style:style style:name="co200" style:family="table-column">
      <style:table-column-properties fo:break-before="auto" style:column-width="9.23mm"/>
    </style:style>
    <style:style style:name="co201" style:family="table-column">
      <style:table-column-properties fo:break-before="auto" style:column-width="80.75mm"/>
    </style:style>
    <style:style style:name="co202" style:family="table-column">
      <style:table-column-properties fo:break-before="auto" style:column-width="62.76mm"/>
    </style:style>
    <style:style style:name="co203"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204" style:family="table-column">
      <style:table-column-properties fo:break-before="auto" style:column-width="10.14mm"/>
    </style:style>
    <style:style style:name="co205" style:family="table-column">
      <style:table-column-properties fo:break-before="auto" style:column-width="20.9mm"/>
    </style:style>
    <style:style style:name="co206" style:family="table-column">
      <style:table-column-properties fo:break-before="auto" style:column-width="5.94mm"/>
    </style:style>
    <style:style style:name="co33" style:family="table-column">
      <style:table-column-properties fo:break-before="auto" style:column-width="7.14mm"/>
    </style:style>
    <style:style style:name="co207" style:family="table-column">
      <style:table-column-properties fo:break-before="auto" style:column-width="6.84mm"/>
    </style:style>
    <style:style style:name="co35" style:family="table-column">
      <style:table-column-properties fo:break-before="auto" style:column-width="16.26mm"/>
    </style:style>
    <style:style style:name="co208" style:family="table-column">
      <style:table-column-properties fo:break-before="auto" style:column-width="10.65mm"/>
    </style:style>
    <style:style style:name="co209"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210" style:family="table-column">
      <style:table-column-properties fo:break-before="auto" style:column-width="95.37mm"/>
    </style:style>
    <style:style style:name="co211" style:family="table-column">
      <style:table-column-properties fo:break-before="auto" style:column-width="98.6mm"/>
    </style:style>
    <style:style style:name="co212" style:family="table-column">
      <style:table-column-properties fo:break-before="auto" style:column-width="95.29mm"/>
    </style:style>
    <style:style style:name="co213" style:family="table-column">
      <style:table-column-properties fo:break-before="auto" style:column-width="99.2mm"/>
    </style:style>
    <style:style style:name="co214" style:family="table-column">
      <style:table-column-properties fo:break-before="auto" style:column-width="23.53mm"/>
    </style:style>
    <style:style style:name="co215" style:family="table-column">
      <style:table-column-properties fo:break-before="auto" style:column-width="46.46mm"/>
    </style:style>
    <style:style style:name="co216" style:family="table-column">
      <style:table-column-properties fo:break-before="auto" style:column-width="17.52mm"/>
    </style:style>
    <style:style style:name="co217" style:family="table-column">
      <style:table-column-properties fo:break-before="auto" style:column-width="8.91mm"/>
    </style:style>
    <style:style style:name="co218" style:family="table-column">
      <style:table-column-properties fo:break-before="auto" style:column-width="9.82mm"/>
    </style:style>
    <style:style style:name="co219" style:family="table-column">
      <style:table-column-properties fo:break-before="auto" style:column-width="23.05mm"/>
    </style:style>
    <style:style style:name="co220" style:family="table-column">
      <style:table-column-properties fo:break-before="auto" style:column-width="24.29mm"/>
    </style:style>
    <style:style style:name="co221" style:family="table-column">
      <style:table-column-properties fo:break-before="auto" style:column-width="19.67mm"/>
    </style:style>
    <style:style style:name="co53" style:family="table-column">
      <style:table-column-properties fo:break-before="auto" style:column-width="15.36mm"/>
    </style:style>
    <style:style style:name="co222"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17" style:family="table-column">
      <style:table-column-properties fo:break-before="auto" style:column-width="59.43mm"/>
    </style:style>
    <style:style style:name="co118" style:family="table-column">
      <style:table-column-properties fo:break-before="auto" style:column-width="29.53mm"/>
    </style:style>
    <style:style style:name="co119" style:family="table-column">
      <style:table-column-properties fo:break-before="auto" style:column-width="5.49mm"/>
    </style:style>
    <style:style style:name="co120" style:family="table-column">
      <style:table-column-properties fo:break-before="auto" style:column-width="60.48mm"/>
    </style:style>
    <style:style style:name="co121" style:family="table-column">
      <style:table-column-properties fo:break-before="auto" style:column-width="19.86mm"/>
    </style:style>
    <style:style style:name="co122" style:family="table-column">
      <style:table-column-properties fo:break-before="auto" style:column-width="8.47mm"/>
    </style:style>
    <style:style style:name="co123" style:family="table-column">
      <style:table-column-properties fo:break-before="auto" style:column-width="7.55mm"/>
    </style:style>
    <style:style style:name="co124" style:family="table-column">
      <style:table-column-properties fo:break-before="auto" style:column-width="13.78mm"/>
    </style:style>
    <style:style style:name="co125" style:family="table-column">
      <style:table-column-properties fo:break-before="auto" style:column-width="40.11mm"/>
    </style:style>
    <style:style style:name="co126" style:family="table-column">
      <style:table-column-properties fo:break-before="auto" style:column-width="10.3mm"/>
    </style:style>
    <style:style style:name="co127" style:family="table-column">
      <style:table-column-properties fo:break-before="auto" style:column-width="8.93mm"/>
    </style:style>
    <style:style style:name="co128" style:family="table-column">
      <style:table-column-properties fo:break-before="auto" style:column-width="9.95mm"/>
    </style:style>
    <style:style style:name="co129" style:family="table-column">
      <style:table-column-properties fo:break-before="auto" style:column-width="5.7mm"/>
    </style:style>
    <style:style style:name="co104" style:family="table-column">
      <style:table-column-properties fo:break-before="auto" style:column-width="6.76mm"/>
    </style:style>
    <style:style style:name="co130" style:family="table-column">
      <style:table-column-properties fo:break-before="auto" style:column-width="8.8mm"/>
    </style:style>
    <style:style style:name="co131"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128.22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02" style:family="table-column">
      <style:table-column-properties fo:break-before="auto" style:column-width="18.45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08" style:family="table-column">
      <style:table-column-properties fo:break-before="auto" style:column-width="4.45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0" style:family="table-column">
      <style:table-column-properties fo:break-before="auto" style:column-width="22.58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76" style:family="table-column">
      <style:table-column-properties fo:break-before="auto" style:column-width="101.56mm"/>
    </style:style>
    <style:style style:name="co245" style:family="table-column">
      <style:table-column-properties fo:break-before="auto" style:column-width="31.03mm"/>
    </style:style>
    <style:style style:name="co246" style:family="table-column">
      <style:table-column-properties fo:break-before="auto" style:column-width="121.66mm"/>
    </style:style>
    <style:style style:name="co247" style:family="table-column">
      <style:table-column-properties fo:break-before="auto" style:column-width="184.33mm"/>
    </style:style>
    <style:style style:name="co183" style:family="table-column">
      <style:table-column-properties fo:break-before="auto" style:column-width="34.57mm"/>
    </style:style>
    <style:style style:name="co184" style:family="table-column">
      <style:table-column-properties fo:break-before="auto" style:column-width="40.06mm"/>
    </style:style>
    <style:style style:name="co185" style:family="table-column">
      <style:table-column-properties fo:break-before="auto" style:column-width="38.47mm"/>
    </style:style>
    <style:style style:name="co186" style:family="table-column">
      <style:table-column-properties fo:break-before="auto" style:column-width="28.59mm"/>
    </style:style>
    <style:style style:name="co187" style:family="table-column">
      <style:table-column-properties fo:break-before="auto" style:column-width="45.95mm"/>
    </style:style>
    <style:style style:name="co188" style:family="table-column">
      <style:table-column-properties fo:break-before="auto" style:column-width="43.25mm"/>
    </style:style>
    <style:style style:name="co223" style:family="table-column">
      <style:table-column-properties fo:break-before="auto" style:column-width="41.45mm"/>
    </style:style>
    <style:style style:name="co224" style:family="table-column">
      <style:table-column-properties fo:break-before="auto" style:column-width="27.41mm"/>
    </style:style>
    <style:style style:name="co225" style:family="table-column">
      <style:table-column-properties fo:break-before="auto" style:column-width="31.89mm"/>
    </style:style>
    <style:style style:name="co226" style:family="table-column">
      <style:table-column-properties fo:break-before="auto" style:column-width="39.53mm"/>
    </style:style>
    <style:style style:name="co227" style:family="table-column">
      <style:table-column-properties fo:break-before="auto" style:column-width="49.42mm"/>
    </style:style>
    <style:style style:name="co228" style:family="table-column">
      <style:table-column-properties fo:break-before="auto" style:column-width="40.04mm"/>
    </style:style>
    <style:style style:name="co229" style:family="table-column">
      <style:table-column-properties fo:break-before="auto" style:column-width="19.93mm"/>
    </style:style>
    <style:style style:name="co230" style:family="table-column">
      <style:table-column-properties fo:break-before="auto" style:column-width="22.79mm"/>
    </style:style>
    <style:style style:name="co231" style:family="table-column">
      <style:table-column-properties fo:break-before="auto" style:column-width="141.48mm"/>
    </style:style>
    <style:style style:name="co232" style:family="table-column">
      <style:table-column-properties fo:break-before="auto" style:column-width="158.4mm"/>
    </style:style>
    <style:style style:name="co233" style:family="table-column">
      <style:table-column-properties fo:break-before="auto" style:column-width="41.28mm"/>
    </style:style>
    <style:style style:name="co234" style:family="table-column">
      <style:table-column-properties fo:break-before="auto" style:column-width="25.08mm"/>
    </style:style>
    <style:style style:name="co235" style:family="table-column">
      <style:table-column-properties fo:break-before="auto" style:column-width="44.13mm"/>
    </style:style>
    <style:style style:name="co236" style:family="table-column">
      <style:table-column-properties fo:break-before="auto" style:column-width="67.27mm"/>
    </style:style>
    <style:style style:name="co237" style:family="table-column">
      <style:table-column-properties fo:break-before="auto" style:column-width="7.99mm"/>
    </style:style>
    <style:style style:name="co238" style:family="table-column">
      <style:table-column-properties fo:break-before="auto" style:column-width="8.29mm"/>
    </style:style>
    <style:style style:name="co239" style:family="table-column">
      <style:table-column-properties fo:break-before="auto" style:column-width="6.69mm"/>
    </style:style>
    <style:style style:name="co240" style:family="table-column">
      <style:table-column-properties fo:break-before="auto" style:column-width="104.26mm"/>
    </style:style>
    <style:style style:name="co241" style:family="table-column">
      <style:table-column-properties fo:break-before="auto" style:column-width="4.3mm"/>
    </style:style>
    <style:style style:name="co242" style:family="table-column">
      <style:table-column-properties fo:break-before="auto" style:column-width="10.76mm"/>
    </style:style>
    <style:style style:name="co243" style:family="table-column">
      <style:table-column-properties fo:break-before="auto" style:column-width="10.44mm"/>
    </style:style>
    <style:style style:name="co244" style:family="table-column">
      <style:table-column-properties fo:break-before="auto" style:column-width="14.13mm"/>
    </style:style>
    <style:style style:name="co248" style:family="table-column">
      <style:table-column-properties fo:break-before="auto" style:column-width="7.67mm"/>
    </style:style>
    <style:style style:name="co249" style:family="table-column">
      <style:table-column-properties fo:break-before="auto" style:column-width="6.14mm"/>
    </style:style>
    <style:style style:name="co250" style:family="table-column">
      <style:table-column-properties fo:break-before="auto" style:column-width="5.52mm"/>
    </style:style>
    <style:style style:name="ro1" style:family="table-row">
      <style:table-row-properties style:row-height="4.96mm" fo:break-before="auto" style:use-optimal-row-height="true"/>
    </style:style>
    <style:style style:name="ro49" style:family="table-row">
      <style:table-row-properties style:row-height="21.57mm" fo:break-before="auto" style:use-optimal-row-height="true"/>
    </style:style>
    <style:style style:name="ro2" style:family="table-row">
      <style:table-row-properties style:row-height="4.99mm" fo:break-before="auto" style:use-optimal-row-height="false"/>
    </style:style>
    <style:style style:name="ro50" style:family="table-row">
      <style:table-row-properties style:row-height="13.16mm" fo:break-before="auto" style:use-optimal-row-height="true"/>
    </style:style>
    <style:style style:name="ro51" style:family="table-row">
      <style:table-row-properties style:row-height="4.52mm" fo:break-before="auto" style:use-optimal-row-height="false"/>
    </style:style>
    <style:style style:name="ro7" style:family="table-row">
      <style:table-row-properties style:row-height="30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1.06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9.74mm" fo:break-before="auto" style:use-optimal-row-height="true"/>
    </style:style>
    <style:style style:name="ro14" style:family="table-row">
      <style:table-row-properties style:row-height="8.98mm" fo:break-before="auto" style:use-optimal-row-height="true"/>
    </style:style>
    <style:style style:name="ro3" style:family="table-row">
      <style:table-row-properties style:row-height="4.87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21.68mm" fo:break-before="auto" style:use-optimal-row-height="true"/>
    </style:style>
    <style:style style:name="ro22" style:family="table-row">
      <style:table-row-properties style:row-height="9.47mm" fo:break-before="auto" style:use-optimal-row-height="true"/>
    </style:style>
    <style:style style:name="ro23" style:family="table-row">
      <style:table-row-properties style:row-height="17.37mm" fo:break-before="auto" style:use-optimal-row-height="true"/>
    </style:style>
    <style:style style:name="ro24" style:family="table-row">
      <style:table-row-properties style:row-height="36.69mm" fo:break-before="auto" style:use-optimal-row-height="false"/>
    </style:style>
    <style:style style:name="ro25" style:family="table-row">
      <style:table-row-properties style:row-height="22.52mm" fo:break-before="auto" style:use-optimal-row-height="false"/>
    </style:style>
    <style:style style:name="ro26" style:family="table-row">
      <style:table-row-properties style:row-height="19.74mm" fo:break-before="auto" style:use-optimal-row-height="false"/>
    </style:style>
    <style:style style:name="ro27" style:family="table-row">
      <style:table-row-properties style:row-height="33.66mm" fo:break-before="auto" style:use-optimal-row-height="false"/>
    </style:style>
    <style:style style:name="ro28" style:family="table-row">
      <style:table-row-properties style:row-height="11.38mm" fo:break-before="auto" style:use-optimal-row-height="false"/>
    </style:style>
    <style:style style:name="ro29" style:family="table-row">
      <style:table-row-properties style:row-height="72.13mm" fo:break-before="auto" style:use-optimal-row-height="true"/>
    </style:style>
    <style:style style:name="ro30" style:family="table-row">
      <style:table-row-properties style:row-height="67.65mm" fo:break-before="auto" style:use-optimal-row-height="true"/>
    </style:style>
    <style:style style:name="ro31" style:family="table-row">
      <style:table-row-properties style:row-height="58.7mm" fo:break-before="auto" style:use-optimal-row-height="true"/>
    </style:style>
    <style:style style:name="ro32" style:family="table-row">
      <style:table-row-properties style:row-height="5.73mm" fo:break-before="auto" style:use-optimal-row-height="false"/>
    </style:style>
    <style:style style:name="ro33" style:family="table-row">
      <style:table-row-properties style:row-height="20.5mm" fo:break-before="auto" style:use-optimal-row-height="false"/>
    </style:style>
    <style:style style:name="ro34" style:family="table-row">
      <style:table-row-properties style:row-height="15.95mm" fo:break-before="auto" style:use-optimal-row-height="false"/>
    </style:style>
    <style:style style:name="ro35" style:family="table-row">
      <style:table-row-properties style:row-height="14.68mm" fo:break-before="auto" style:use-optimal-row-height="false"/>
    </style:style>
    <style:style style:name="ro36" style:family="table-row">
      <style:table-row-properties style:row-height="9.61mm" fo:break-before="auto" style:use-optimal-row-height="false"/>
    </style:style>
    <style:style style:name="ro37" style:family="table-row">
      <style:table-row-properties style:row-height="55.28mm" fo:break-before="auto" style:use-optimal-row-height="true"/>
    </style:style>
    <style:style style:name="ro38" style:family="table-row">
      <style:table-row-properties style:row-height="5.26mm" fo:break-before="auto" style:use-optimal-row-height="true"/>
    </style:style>
    <style:style style:name="ro39" style:family="table-row">
      <style:table-row-properties style:row-height="54.22mm" fo:break-before="auto" style:use-optimal-row-height="true"/>
    </style:style>
    <style:style style:name="ro40" style:family="table-row">
      <style:table-row-properties style:row-height="18.42mm" fo:break-before="auto" style:use-optimal-row-height="true"/>
    </style:style>
    <style:style style:name="ro41" style:family="table-row">
      <style:table-row-properties style:row-height="36.32mm" fo:break-before="auto" style:use-optimal-row-height="true"/>
    </style:style>
    <style:style style:name="ro42" style:family="table-row">
      <style:table-row-properties style:row-height="4.99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40.8mm" fo:break-before="auto" style:use-optimal-row-height="true"/>
    </style:style>
    <style:style style:name="ro46" style:family="table-row">
      <style:table-row-properties style:row-height="5.61mm" fo:break-before="auto" style:use-optimal-row-height="true"/>
    </style:style>
    <style:style style:name="ro47" style:family="table-row">
      <style:table-row-properties style:row-height="28.17mm" fo:break-before="auto" style:use-optimal-row-height="true"/>
    </style:style>
    <style:style style:name="ro48" style:family="table-row">
      <style:table-row-properties style:row-height="16.32mm" fo:break-before="auto" style:use-optimal-row-height="true"/>
    </style:style>
    <style:style style:name="ro52" style:family="table-row">
      <style:table-row-properties style:row-height="10mm" fo:break-before="auto" style:use-optimal-row-height="false"/>
    </style:style>
    <style:style style:name="ro53" style:family="table-row">
      <style:table-row-properties style:row-height="4.52mm" fo:break-before="auto" style:use-optimal-row-height="true"/>
    </style:style>
    <style:style style:name="ta9"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style:style style:name="ta1" style:family="table" style:master-page-name="Default">
      <style:table-properties table:display="true" style:writing-mode="lr-tb"/>
    </style:style>
    <style:style style:name="ta10" style:family="table" style:master-page-name="PageStyle_5f_FicheInformation">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0"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2"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2"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3"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2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3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3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4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4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5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5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5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61"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border="0.06pt solid #000000"/>
      <style:text-properties style:text-position=""/>
    </style:style>
    <style:style style:name="ce165" style:family="table-cell" style:parent-style-name="Default">
      <style:table-cell-properties fo:background-color="#ff3333"/>
      <style:text-properties style:text-position=""/>
    </style:style>
    <style:style style:name="ce166" style:family="table-cell" style:parent-style-name="Default">
      <style:table-cell-properties fo:background-color="#66ffff"/>
      <style:text-properties style:text-position=""/>
    </style:style>
    <style:style style:name="ce16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68" style:family="table-cell" style:parent-style-name="Default">
      <style:table-cell-properties fo:background-color="#00ffff"/>
      <style:text-properties style:text-position="" fo:font-size="6pt" style:font-size-asian="6pt" style:font-size-complex="6pt"/>
    </style:style>
    <style:style style:name="ce99"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table-cell-properties fo:background-color="#00ffff"/>
      <style:text-properties style:text-position=""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173" style:family="table-cell" style:parent-style-name="Default">
      <style:table-cell-properties fo:background-color="#00ffff"/>
      <style:text-properties style:text-position=""/>
    </style:style>
    <style:style style:name="ce34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1"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2"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3"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24" style:family="table-cell" style:parent-style-name="Default">
      <style:table-cell-properties fo:background-color="#00ffff"/>
      <style:text-properties style:text-position="" fo:font-size="6pt" style:font-size-asian="6pt" style:font-size-complex="6pt"/>
    </style:style>
    <style:style style:name="ce429" style:family="table-cell" style:parent-style-name="Default">
      <style:table-cell-properties fo:background-color="#00ffff"/>
      <style:text-properties style:text-position=""/>
    </style:style>
    <style:style style:name="ce430"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1"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6"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7"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1"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5"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6" style:family="table-cell" style:parent-style-name="Default" style:data-style-name="N0">
      <style:table-cell-properties fo:wrap-option="wrap" fo:border="0.06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8"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4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0"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5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2" style:family="table-cell" style:parent-style-name="Default">
      <style:table-cell-properties fo:background-color="#ff0000"/>
      <style:text-properties style:text-position=""/>
    </style:style>
    <style:style style:name="ce453"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54" style:family="table-cell" style:parent-style-name="Default">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5" style:family="table-cell" style:parent-style-name="Default">
      <style:table-cell-properties fo:border="0.06pt solid #000000"/>
      <style:text-properties style:use-window-font-color="true" style:text-position="" fo:font-size="10pt" style:font-size-asian="10pt" style:font-size-complex="10pt"/>
    </style:style>
    <style:style style:name="ce456" style:family="table-cell" style:parent-style-name="Default">
      <style:table-cell-properties fo:border="0.06pt solid #000000"/>
      <style:text-properties style:text-position="" fo:font-weight="bold" style:font-weight-asian="bold" style:font-weight-complex="bold"/>
    </style:style>
    <style:style style:name="ce457" style:family="table-cell" style:parent-style-name="Default">
      <style:table-cell-properties fo:background-color="transparent" fo:border="0.06pt solid #000000"/>
      <style:text-properties style:text-position=""/>
    </style:style>
    <style:style style:name="ce458" style:family="table-cell" style:parent-style-name="Default">
      <style:table-cell-properties fo:background-color="#ff0000" fo:border="0.06pt solid #000000"/>
      <style:text-properties style:text-position=""/>
    </style:style>
    <style:style style:name="ce459" style:family="table-cell" style:parent-style-name="Default">
      <style:text-properties style:text-position="" fo:font-size="6pt" style:font-size-asian="6pt" style:font-size-complex="6pt"/>
    </style:style>
    <style:style style:name="ce69" style:family="table-cell" style:parent-style-name="Default">
      <style:table-cell-properties fo:border="0.06pt solid #000000"/>
      <style:text-properties style:text-position=""/>
    </style:style>
    <style:style style:name="ce460"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3"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4" style:family="table-cell" style:parent-style-name="Default">
      <style:table-cell-properties fo:background-color="#ffff00"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6"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7"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8"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9"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0"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492" style:family="table-cell" style:parent-style-name="Default">
      <style:table-cell-properties fo:background-color="#00ff00"/>
      <style:text-properties style:text-position=""/>
    </style:style>
    <style:style style:name="ce40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3" style:family="table-cell" style:parent-style-name="Default" style:data-style-name="N0">
      <style:table-cell-properties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4"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6"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7"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8" style:family="table-cell" style:parent-style-name="Default" style:data-style-name="N0">
      <style:table-cell-properties fo:wrap-option="wrap" fo:border="0.06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99" style:family="table-cell" style:parent-style-name="Default" style:data-style-name="N0">
      <style:table-cell-properties fo:wrap-option="wrap" fo:border="0.06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0" style:family="table-cell" style:parent-style-name="Default" style:data-style-name="N0">
      <style:table-cell-properties fo:wrap-option="wrap" fo:border="0.06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01" style:family="table-cell" style:parent-style-name="Default">
      <style:table-cell-properties fo:background-color="transparent"/>
      <style:text-properties style:text-position=""/>
    </style:style>
    <style:style style:name="ce50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7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1"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0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10"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1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13"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4"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15" style:family="table-cell" style:parent-style-name="Default">
      <style:table-cell-properties fo:background-color="#e6ff00" fo:border="0.06pt solid #000000"/>
      <style:text-properties style:text-position=""/>
    </style:style>
    <style:style style:name="ce367"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6"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17"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8"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19"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520"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1" style:family="table-cell" style:parent-style-name="Default">
      <style:text-properties style:text-position="" fo:font-weight="bold" style:font-weight-asian="bold" style:font-weight-complex="bold"/>
    </style:style>
    <style:style style:name="ce522"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3"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24"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25"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6"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27"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8" style:family="table-cell" style:parent-style-name="Default">
      <style:table-cell-properties style:text-align-source="fix" style:repeat-content="false" fo:border="0.06pt solid #000000"/>
      <style:paragraph-properties fo:text-align="end" fo:margin-left="0mm"/>
      <style:text-properties style:text-position=""/>
    </style:style>
    <style:style style:name="ce529"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98" style:family="table-cell" style:parent-style-name="Default">
      <style:text-properties style:text-position="" fo:font-size="10pt" style:font-size-asian="10pt" style:font-size-complex="10pt"/>
    </style: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25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6"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67"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6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2"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1"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8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99"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0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05"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2"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9"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20"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fo:border="0.06pt solid #000000"/>
    </style:style>
    <style:style style:name="ce324" style:family="table-cell" style:parent-style-name="Default">
      <style:table-cell-properties fo:background-color="#ff3333"/>
    </style:style>
    <style:style style:name="ce325" style:family="table-cell" style:parent-style-name="Default">
      <style:table-cell-properties fo:background-color="#66ffff"/>
    </style:style>
    <style:style style:name="ce32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27" style:family="table-cell" style:parent-style-name="Default">
      <style:table-cell-properties fo:background-color="#00ffff"/>
      <style:text-properties fo:font-size="6pt" style:font-size-asian="6pt" style:font-size-complex="6pt"/>
    </style:style>
    <style:style style:name="ce328"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32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1"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32" style:family="table-cell" style:parent-style-name="Default">
      <style:table-cell-properties fo:background-color="#00ffff"/>
    </style:style>
    <style:style style:name="ce33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2"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3"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5"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8"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1"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5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5"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5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7" style:family="table-cell" style:parent-style-name="Default">
      <style:table-cell-properties fo:background-color="#ff0000"/>
    </style:style>
    <style:style style:name="ce35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59"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0" style:family="table-cell" style:parent-style-name="Default">
      <style:table-cell-properties fo:border="0.06pt solid #000000"/>
      <style:text-properties style:use-window-font-color="true" fo:font-size="10pt" style:font-size-asian="10pt" style:font-size-complex="10pt"/>
    </style:style>
    <style:style style:name="ce361" style:family="table-cell" style:parent-style-name="Default">
      <style:table-cell-properties fo:border="0.06pt solid #000000"/>
      <style:text-properties fo:font-weight="bold" style:font-weight-asian="bold" style:font-weight-complex="bold"/>
    </style:style>
    <style:style style:name="ce362" style:family="table-cell" style:parent-style-name="Default">
      <style:table-cell-properties fo:background-color="transparent" fo:border="0.06pt solid #000000"/>
    </style:style>
    <style:style style:name="ce363" style:family="table-cell" style:parent-style-name="Default">
      <style:table-cell-properties fo:background-color="#ff0000" fo:border="0.06pt solid #000000"/>
    </style:style>
    <style:style style:name="ce364" style:family="table-cell" style:parent-style-name="Default">
      <style:text-properties fo:font-size="6pt" style:font-size-asian="6pt" style:font-size-complex="6pt"/>
    </style:style>
    <style:style style:name="ce3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8"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69"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373"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375"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6"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77"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8"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0"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82"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83" style:family="table-cell" style:parent-style-name="Default">
      <style:table-cell-properties fo:background-color="#fff200"/>
    </style:style>
    <style:style style:name="ce384"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5"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6"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8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89"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90"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391"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92" style:family="table-cell" style:parent-style-name="Default">
      <style:table-cell-properties fo:border="0.06pt solid #000000"/>
      <style:text-properties style:font-name-complex="Arial"/>
    </style:style>
    <style:style style:name="ce39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94" style:family="table-cell" style:parent-style-name="Default">
      <style:table-cell-properties fo:background-color="#ff3300"/>
    </style:style>
    <style:style style:name="ce395" style:family="table-cell" style:parent-style-name="Default">
      <style:table-cell-properties fo:background-color="#ff00ff"/>
    </style:style>
    <style:style style:name="ce396"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7"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9"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0"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407" style:family="table-cell" style:parent-style-name="Default">
      <style:table-cell-properties fo:background-color="#00ff00"/>
    </style:style>
    <style:style style:name="ce408"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9"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1"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2"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3"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14"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5"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16" style:family="table-cell" style:parent-style-name="Default">
      <style:table-cell-properties fo:background-color="transparent"/>
    </style:style>
    <style:style style:name="ce41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4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27"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2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6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3"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65" style:family="table-cell" style:parent-style-name="Default">
      <style:table-cell-properties fo:background-color="#e6ff00" fo:border="0.06pt solid #000000"/>
    </style:style>
    <style:style style:name="ce466"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6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8"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69"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47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1" style:family="table-cell" style:parent-style-name="Default">
      <style:text-properties fo:font-weight="bold" style:font-weight-asian="bold" style:font-weight-complex="bold"/>
    </style:style>
    <style:style style:name="ce472"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7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74"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475"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76"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7"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78" style:family="table-cell" style:parent-style-name="Default">
      <style:table-cell-properties style:text-align-source="fix" style:repeat-content="false" fo:border="0.06pt solid #000000"/>
      <style:paragraph-properties fo:text-align="end" fo:margin-left="0mm"/>
    </style:style>
    <style:style style:name="ce479"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80"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81"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482"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30"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gr3" style:family="graphic">
      <style:graphic-properties draw:textarea-vertical-align="middl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7f0055" style:font-name="Consolas" fo:font-size="10pt" fo:font-weight="bold" style:font-name-asian="Consolas" style:font-size-asian="10pt" style:font-weight-asian="bold" style:font-size-complex="5.69999980926514pt" style:font-weight-complex="bold"/>
    </style:style>
    <style:style style:name="T18" style:family="text">
      <style:text-properties fo:color="#000000" style:font-name="Consolas" fo:font-size="10pt" style:font-name-asian="Consolas" style:font-size-asian="10pt" style:font-size-complex="5.69999980926514pt"/>
    </style:style>
    <style:style style:name="T19" style:family="text">
      <style:text-properties fo:color="#000000" style:font-name="Times New Roman" fo:font-size="14pt" fo:language="none" fo:country="none" style:font-name-asian="Times New Roman" style:font-size-asian="12pt" style:language-asian="none" style:country-asian="none"/>
    </style:style>
    <style:style style:name="T2" style:family="text">
      <style:text-properties fo:color="#7f0055" style:font-name="Consolas" fo:font-size="10pt" fo:font-weight="bold" style:font-name-asian="Consolas" style:font-size-asian="10pt" style:font-weight-asian="bold" style:font-size-complex="5.69999980926514pt" style:font-weight-complex="bold"/>
    </style:style>
    <style:style style:name="T3"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7" style:family="text">
      <style:text-properties fo:font-size="12pt"/>
    </style:style>
    <style:style style:name="T12" style:family="text">
      <style:text-properties fo:color="#000000" style:font-name="Consolas" fo:font-size="12pt" style:font-name-asian="Consolas" style:font-size-asian="10pt" style:font-size-complex="5.69999980926514pt"/>
    </style:style>
    <style:style style:name="T11" style:family="text">
      <style:text-properties style:font-name="Arial"/>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color="#000000" fo:font-size="10pt" style:font-name-asian="Courier New" style:font-size-asian="10pt" style:font-size-complex="10pt"/>
    </style:style>
    <style:style style:name="T20" style:family="text">
      <style:text-properties fo:color="#7f0055" style:font-name="Consolas" fo:font-size="10pt" fo:font-weight="bold" style:font-name-asian="Consolas" style:font-size-asian="10pt" style:font-size-complex="5.69999980926514pt" style:font-weight-asian="bold" style:font-weight-complex="bold"/>
    </style:style>
    <style:style style:name="T21" style:family="text">
      <style:text-properties style:font-name="Consolas" fo:font-size="10pt" style:font-name-asian="Consolas" style:font-size-asian="10pt" style:font-size-complex="5.69999980926514pt" fo:color="#000000"/>
    </style:style>
    <style:style style:name="T22" style:family="text">
      <style:text-properties fo:color="#000000" style:font-name="Times New Roman" fo:font-size="14pt" fo:country="none" style:country-asian="none" style:font-name-asian="Times New Roman" style:font-size-asian="12pt"/>
    </style:style>
    <style:style style:name="T23" style:family="text">
      <style:text-properties fo:color="#2a00ff" style:font-name="Consolas" fo:font-size="10pt" style:font-name-asian="Consolas" style:font-size-asian="10pt" style:font-size-complex="5.69999980926514pt"/>
    </style:style>
    <style:style style:name="T24" style:family="text">
      <style:text-properties style:font-name-asian="Consolas" style:font-size-asian="10pt" style:font-size-complex="5.69999980926514pt"/>
    </style:style>
    <style:style style:name="T25" style:family="text">
      <style:text-properties fo:country="none" style:country-asian="none" style:country-complex="none"/>
    </style:style>
    <style:style style:name="T26" style:family="text">
      <style:text-properties style:font-size-asian="10pt" style:font-size-complex="10pt"/>
    </style:style>
    <style:style style:name="T27" style:family="text">
      <style:text-properties style:font-name="Arial"/>
    </style:style>
    <style:style style:name="T28" style:family="text">
      <style:text-properties fo:font-size="12pt" fo:color="#000000" style:font-name="Consolas" style:font-name-asian="Consolas" style:font-size-asian="10pt" style:font-size-complex="5.69999980926514pt"/>
    </style:style>
    <style:style style:name="T29" style:family="text">
      <style:text-properties fo:color="#000000" style:font-name="Consolas" style:font-name-asian="Consolas" style:font-size-asian="10pt" style:font-size-complex="5.69999980926514pt"/>
    </style:style>
    <style:style style:name="T30" style:family="text">
      <style:text-properties fo:color="#000000" style:font-name="Courier New" fo:font-size="10pt" style:font-name-asian="Courier New" style:font-size-asian="10pt" style:font-size-complex="10pt"/>
    </style:style>
    <style:style style:name="T31" style:family="text">
      <style:text-properties fo:color="#2a00ff" fo:font-size="10pt" style:font-name-asian="Courier New" style:font-size-asian="10pt" style:font-size-complex="10pt"/>
    </style:style>
    <style:style style:name="T32"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83" table:default-cell-style-name="Default"/>
        <table:table-column table:style-name="co184" table:default-cell-style-name="Default"/>
        <table:table-column table:style-name="co185" table:default-cell-style-name="Default"/>
        <table:table-column table:style-name="co186" table:number-columns-repeated="2" table:default-cell-style-name="Default"/>
        <table:table-column table:style-name="co187" table:default-cell-style-name="Default"/>
        <table:table-column table:style-name="co188" table:default-cell-style-name="Default"/>
        <table:table-column table:style-name="co223" table:default-cell-style-name="Default"/>
        <table:table-column table:style-name="co224" table:default-cell-style-name="Default"/>
        <table:table-column table:style-name="co225" table:default-cell-style-name="Default"/>
        <table:table-row table:style-name="ro1">
          <table:table-cell>
            <draw:control table:end-cell-address="EXPORT.C3" table:end-x="21.35mm" table:end-y="0.29mm" draw:z-index="0" draw:name="Bouton 3" draw:style-name="gr3" draw:text-style-name="P4"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3])" office:value-type="float" office:value="173" calcext:value-type="float">
            <text:p>173</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9" table:print="false">
        <table:table-column table:style-name="co189" table:default-cell-style-name="Default"/>
        <table:table-column table:style-name="co190" table:default-cell-style-name="Default"/>
        <table:table-column table:style-name="co191" table:number-columns-repeated="2" table:default-cell-style-name="Default"/>
        <table:table-column table:style-name="co192" table:default-cell-style-name="Default"/>
        <table:table-column table:style-name="co193" table:default-cell-style-name="Default"/>
        <table:table-column table:style-name="co194" table:default-cell-style-name="Default"/>
        <table:table-column table:style-name="co195" table:number-columns-repeated="4" table:default-cell-style-name="Default"/>
        <table:table-column table:style-name="co196" table:default-cell-style-name="Default"/>
        <table:table-column table:style-name="co197" table:default-cell-style-name="Default"/>
        <table:table-column table:style-name="co20" table:default-cell-style-name="Default"/>
        <table:table-column table:style-name="co198" table:default-cell-style-name="Default"/>
        <table:table-column table:style-name="co199" table:number-columns-repeated="2" table:default-cell-style-name="Default"/>
        <table:table-column table:style-name="co200" table:default-cell-style-name="Default"/>
        <table:table-column table:style-name="co201" table:default-cell-style-name="Default"/>
        <table:table-column table:style-name="co202" table:default-cell-style-name="Default"/>
        <table:table-column table:style-name="co203"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204" table:default-cell-style-name="Default"/>
        <table:table-column table:style-name="co205" table:default-cell-style-name="Default"/>
        <table:table-column table:style-name="co29" table:number-columns-repeated="2" table:default-cell-style-name="Default"/>
        <table:table-column table:style-name="co206" table:default-cell-style-name="Default"/>
        <table:table-column table:style-name="co33" table:number-columns-repeated="2" table:default-cell-style-name="Default"/>
        <table:table-column table:style-name="co207"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208" table:default-cell-style-name="Default"/>
        <table:table-column table:style-name="co29" table:number-columns-repeated="4" table:default-cell-style-name="Default"/>
        <table:table-column table:style-name="co209"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99"/>
          <table:table-cell table:style-name="ce105" office:value-type="string" calcext:value-type="string" table:number-columns-spanned="10" table:number-rows-spanned="1">
            <text:p>Déchets</text:p>
          </table:table-cell>
          <table:covered-table-cell table:style-name="ce105"/>
          <table:covered-table-cell table:number-columns-repeated="8"/>
          <table:table-cell table:number-columns-repeated="12"/>
          <table:table-cell table:style-name="ce166" table:formula="of:=GETHASHDATAS(&quot;_hashGarbagesDatas&quot;; ROW([.A5]); ROW([.A173]);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10;   'aluminium':'dec_barquetteAluminium,dec_papierAluminium',&#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text:p>
            <text:p>   'aluminium':'dec_barquetteAluminium,dec_papierAluminium',</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99"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99"/>
          <table:table-cell table:number-columns-repeated="12"/>
          <table:table-cell office:value-type="string" calcext:value-type="string">
            <text:p><text:s/></text:p>
          </table:table-cell>
          <table:table-cell table:number-columns-repeated="236"/>
        </table:table-row>
        <table:table-row table:style-name="ro1">
          <table:table-cell table:style-name="ce100" table:number-columns-spanned="11" table:number-rows-spanned="1"/>
          <table:covered-table-cell table:number-columns-repeated="10"/>
          <table:table-cell table:style-name="ce100"/>
          <table:table-cell table:style-name="ce146" table:number-columns-repeated="5"/>
          <table:table-cell/>
          <table:table-cell table:style-name="ce164" office:value-type="string" calcext:value-type="string" table:number-columns-spanned="2" table:number-rows-spanned="1">
            <text:p>Champs calculés</text:p>
          </table:table-cell>
          <table:covered-table-cell table:style-name="ce164"/>
          <table:table-cell table:style-name="ce16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9">
          <table:table-cell table:style-name="ce101" office:value-type="string" calcext:value-type="string">
            <text:p>code</text:p>
          </table:table-cell>
          <table:table-cell table:style-name="ce106" office:value-type="string" calcext:value-type="string">
            <text:p>libellé</text:p>
          </table:table-cell>
          <table:table-cell table:style-name="ce106" office:value-type="string" calcext:value-type="string">
            <text:p>libellé_en</text:p>
          </table:table-cell>
          <table:table-cell table:style-name="ce106" office:value-type="string" calcext:value-type="string">
            <text:p>catégorie (ou sous-catégories) usuelles</text:p>
          </table:table-cell>
          <table:table-cell table:style-name="ce106" office:value-type="string" calcext:value-type="string">
            <text:p>catégorie de traitement</text:p>
          </table:table-cell>
          <table:table-cell table:style-name="ce106" office:value-type="string" calcext:value-type="string">
            <text:p>modes de collecte</text:p>
          </table:table-cell>
          <table:table-cell table:style-name="ce106" office:value-type="string" calcext:value-type="string">
            <text:p>concerne</text:p>
          </table:table-cell>
          <table:table-cell table:style-name="ce106" office:value-type="string" calcext:value-type="string">
            <text:p>concerne_en</text:p>
          </table:table-cell>
          <table:table-cell table:style-name="ce106" office:value-type="string" calcext:value-type="string">
            <text:p>Mots clés autre</text:p>
          </table:table-cell>
          <table:table-cell table:style-name="ce106" office:value-type="string" calcext:value-type="string">
            <text:p>mots clés autres en</text:p>
          </table:table-cell>
          <table:table-cell table:style-name="ce124" office:value-type="string" calcext:value-type="string">
            <text:p>conseils</text:p>
          </table:table-cell>
          <table:table-cell table:style-name="ce134" office:value-type="string" calcext:value-type="string">
            <text:p>Images</text:p>
          </table:table-cell>
          <table:table-cell table:style-name="ce114" office:value-type="string" calcext:value-type="string">
            <text:p>Image secondaire</text:p>
          </table:table-cell>
          <table:table-cell table:style-name="ce123" office:value-type="string" calcext:value-type="string">
            <text:p>Source</text:p>
          </table:table-cell>
          <table:table-cell table:style-name="ce123" office:value-type="string" calcext:value-type="string">
            <text:p>Parrain</text:p>
          </table:table-cell>
          <table:table-cell table:style-name="ce123" office:value-type="string" calcext:value-type="string">
            <text:p>Mot du parrain</text:p>
          </table:table-cell>
          <table:table-cell table:style-name="ce123"/>
          <table:table-cell/>
          <table:table-cell table:style-name="ce164" office:value-type="string" calcext:value-type="string">
            <text:p>Grande image pour groovy</text:p>
          </table:table-cell>
          <table:table-cell table:style-name="ce164" office:value-type="string" calcext:value-type="string">
            <text:p>Mots_cles_complet</text:p>
          </table:table-cell>
          <table:table-cell table:style-name="ce164" office:value-type="string" calcext:value-type="string">
            <text:p>Mots_cles_complet_en</text:p>
          </table:table-cell>
          <table:table-cell table:style-name="ce164" office:value-type="string" calcext:value-type="string">
            <text:p><text:s/></text:p>
          </table:table-cell>
          <table:table-cell/>
          <table:table-cell table:style-name="ce167" office:value-type="string" calcext:value-type="string">
            <text:p><text:span text:style-name="T17">var</text:span><text:span text:style-name="T18"> _garbagesDatas = [</text:span></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cides</text:p>
          </table:table-cell>
          <table:table-cell table:style-name="ce102" office:value-type="string" calcext:value-type="string">
            <text:p>Acides</text:p>
          </table:table-cell>
          <table:table-cell table:style-name="ce102" office:value-type="string" calcext:value-type="string">
            <text:p>Acids</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acide, base, produit chimique</text:p>
          </table:table-cell>
          <table:table-cell table:style-name="ce102" office:value-type="string" calcext:value-type="string">
            <text:p>acid, base, chemical</text:p>
          </table:table-cell>
          <table:table-cell table:style-name="ce102" table:number-columns-repeated="2"/>
          <table:table-cell table:style-name="ce125"/>
          <table:table-cell table:style-name="ce134" office:value-type="string" calcext:value-type="string">
            <text:p>bouteille_acide_chlorhydrique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168"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erosols</text:p>
          </table:table-cell>
          <table:table-cell table:style-name="ce102" office:value-type="string" calcext:value-type="string">
            <text:p>Aérosols</text:p>
          </table:table-cell>
          <table:table-cell table:style-name="ce102" office:value-type="string" calcext:value-type="string">
            <text:p>Aerosols</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21" office:value-type="string" calcext:value-type="string">
            <text:p>aérosol, bombe aérosol, déodorant, laque</text:p>
          </table:table-cell>
          <table:table-cell table:style-name="ce121" office:value-type="string" calcext:value-type="string">
            <text:p>spray, aerosol spray, deodorant, hairspray</text:p>
          </table:table-cell>
          <table:table-cell table:style-name="ce121" table:number-columns-repeated="2"/>
          <table:table-cell table:style-name="ce126" office:value-type="string" calcext:value-type="string">
            <text:p>cons_sansbouchon,cons_bouchonamour</text:p>
          </table:table-cell>
          <table:table-cell table:style-name="ce134" office:value-type="string" calcext:value-type="string">
            <text:p>aerosol_mini.png</text:p>
          </table:table-cell>
          <table:table-cell table:style-name="ce114"/>
          <table:table-cell table:style-name="ce150" office:value-type="string" calcext:value-type="string">
            <text:p>MieuxTrierANantes 02/2015</text:p>
          </table:table-cell>
          <table:table-cell table:style-name="ce160" office:value-type="string" calcext:value-type="string">
            <text:p>Damien Mérienne (dam_sense) étant donné qu'on ne se rappelle jamais comment faire avec les aérosols, bah on a décidé de les parrainer.</text:p>
          </table:table-cell>
          <table:table-cell table:style-name="ce161" office:value-type="string" calcext:value-type="string">
            <text:p>dam_sense</text:p>
          </table:table-cell>
          <table:table-cell table:style-name="ce150"/>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168"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genda</text:p>
          </table:table-cell>
          <table:table-cell table:style-name="ce102" office:value-type="string" calcext:value-type="string">
            <text:p>Agenda</text:p>
          </table:table-cell>
          <table:table-cell table:style-name="ce102" office:value-type="string" calcext:value-type="string">
            <text:p>Diary</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22" office:value-type="string" calcext:value-type="string">
            <text:p>acide,agenda</text:p>
          </table:table-cell>
          <table:table-cell table:style-name="ce122" office:value-type="string" calcext:value-type="string">
            <text:p>acid agenda</text:p>
          </table:table-cell>
          <table:table-cell table:style-name="ce122" table:number-columns-repeated="2"/>
          <table:table-cell table:style-name="ce125"/>
          <table:table-cell table:style-name="ce134" office:value-type="string" calcext:value-type="string">
            <text:p>agenda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23"/>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168"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mpouleBasseConso</text:p>
          </table:table-cell>
          <table:table-cell table:style-name="ce102" office:value-type="string" calcext:value-type="string">
            <text:p>Ampoule basse consommation</text:p>
          </table:table-cell>
          <table:table-cell table:style-name="ce102" office:value-type="string" calcext:value-type="string">
            <text:p>Energy Efficient Lightbulb</text:p>
          </table:table-cell>
          <table:table-cell table:style-name="ce102" office:value-type="string" calcext:value-type="string">
            <text:p>cu_divers</text:p>
          </table:table-cell>
          <table:table-cell table:style-name="ce112" office:value-type="string" calcext:value-type="string">
            <text:p>cat_ampouleseco</text:p>
          </table:table-cell>
          <table:table-cell table:style-name="ce102"/>
          <table:table-cell table:style-name="ce102" office:value-type="string" calcext:value-type="string">
            <text:p>ampoule basse consommation, ampoule à économie d'énergie, lampe à économie d'énergie</text:p>
          </table:table-cell>
          <table:table-cell table:style-name="ce102" office:value-type="string" calcext:value-type="string">
            <text:p>energy saving bulb, energy saving bulb, energy saving lamp</text:p>
          </table:table-cell>
          <table:table-cell table:style-name="ce102" table:number-columns-repeated="2"/>
          <table:table-cell table:style-name="ce125" office:value-type="string" calcext:value-type="string">
            <text:p>cons_ampoulemercure,cons_recuppdv2</text:p>
          </table:table-cell>
          <table:table-cell table:style-name="ce134" office:value-type="string" calcext:value-type="string">
            <text:p>ampoules_basse_consommation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168"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mpouleClassique</text:p>
          </table:table-cell>
          <table:table-cell table:style-name="ce102" office:value-type="string" calcext:value-type="string">
            <text:p>Ampoule classique</text:p>
          </table:table-cell>
          <table:table-cell table:style-name="ce102" office:value-type="string" calcext:value-type="string">
            <text:p>Conventional bulb</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ampoule classique, ampoule à incandescence, ampoule à filament</text:p>
          </table:table-cell>
          <table:table-cell table:style-name="ce102" office:value-type="string" calcext:value-type="string">
            <text:p>conventional bulb, incandescent bulb, filament bulb</text:p>
          </table:table-cell>
          <table:table-cell table:style-name="ce102" table:number-columns-repeated="2"/>
          <table:table-cell table:style-name="ce125"/>
          <table:table-cell table:style-name="ce134" office:value-type="string" calcext:value-type="string">
            <text:p>ampoul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168"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nnuaire</text:p>
          </table:table-cell>
          <table:table-cell table:style-name="ce102" office:value-type="string" calcext:value-type="string">
            <text:p>Annuaire</text:p>
          </table:table-cell>
          <table:table-cell table:style-name="ce102" office:value-type="string" calcext:value-type="string">
            <text:p>Yearbook</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annuaire</text:p>
          </table:table-cell>
          <table:table-cell table:style-name="ce102" office:value-type="string" calcext:value-type="string">
            <text:p>directory</text:p>
          </table:table-cell>
          <table:table-cell table:style-name="ce102" table:number-columns-repeated="2"/>
          <table:table-cell table:style-name="ce125"/>
          <table:table-cell table:style-name="ce134" office:value-type="string" calcext:value-type="string">
            <text:p>annuaire_mini.png</text:p>
          </table:table-cell>
          <table:table-cell table:style-name="ce134"/>
          <table:table-cell table:style-name="ce150" office:value-type="string" calcext:value-type="string">
            <text:p>MieuxTrierANantes 02/2015</text:p>
          </table:table-cell>
          <table:table-cell table:style-name="ce150"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168"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ntiFourmis</text:p>
          </table:table-cell>
          <table:table-cell table:style-name="ce107" office:value-type="string" calcext:value-type="string">
            <text:p>Anti-fourmis</text:p>
          </table:table-cell>
          <table:table-cell table:style-name="ce107" office:value-type="string" calcext:value-type="string">
            <text:p>Ant</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Anti-fourmi</text:p>
          </table:table-cell>
          <table:table-cell table:style-name="ce107" office:value-type="string" calcext:value-type="string">
            <text:p>Ant</text:p>
          </table:table-cell>
          <table:table-cell table:style-name="ce107" table:number-columns-repeated="2"/>
          <table:table-cell table:style-name="ce127"/>
          <table:table-cell table:style-name="ce135" office:value-type="string" calcext:value-type="string">
            <text:p>images_non_libres_temp/antifourmi_jardinbio_mini.png</text:p>
          </table:table-cell>
          <table:table-cell table:style-name="ce136"/>
          <table:table-cell table:style-name="ce152" office:value-type="string" calcext:value-type="string">
            <text:p>MieuxTrierANantes 02/2015</text:p>
          </table:table-cell>
          <table:table-cell table:style-name="ce152" table:number-columns-repeated="2"/>
          <table:table-cell table:style-name="ce162"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168"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ntigel</text:p>
          </table:table-cell>
          <table:table-cell table:style-name="ce107" office:value-type="string" calcext:value-type="string">
            <text:p>Antigel</text:p>
          </table:table-cell>
          <table:table-cell table:style-name="ce107" office:value-type="string" calcext:value-type="string">
            <text:p>Antifreeze</text:p>
          </table:table-cell>
          <table:table-cell table:style-name="ce107"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antigel</text:p>
          </table:table-cell>
          <table:table-cell table:style-name="ce107" office:value-type="string" calcext:value-type="string">
            <text:p>antifreeze</text:p>
          </table:table-cell>
          <table:table-cell table:style-name="ce107" table:number-columns-repeated="2"/>
          <table:table-cell table:style-name="ce127"/>
          <table:table-cell table:style-name="ce136" office:value-type="string" calcext:value-type="string">
            <text:p>images_non_libres_temp/antigel_mini.png</text:p>
          </table:table-cell>
          <table:table-cell table:style-name="ce136"/>
          <table:table-cell table:style-name="ce150" office:value-type="string" calcext:value-type="string">
            <text:p>MieuxTrierANantes 02/2015</text:p>
          </table:table-cell>
          <table:table-cell table:style-name="ce150"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168"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ppareilElectronique</text:p>
          </table:table-cell>
          <table:table-cell table:style-name="ce107" office:value-type="string" calcext:value-type="string">
            <text:p>Appareil électronique</text:p>
          </table:table-cell>
          <table:table-cell table:style-name="ce107" office:value-type="string" calcext:value-type="string">
            <text:p>Electronic device</text:p>
          </table:table-cell>
          <table:table-cell table:style-name="ce107" office:value-type="string" calcext:value-type="string">
            <text:p>cu_encombrantelectronique</text:p>
          </table:table-cell>
          <table:table-cell table:style-name="ce107" office:value-type="string" calcext:value-type="string">
            <text:p>cat_d3e</text:p>
          </table:table-cell>
          <table:table-cell table:style-name="ce107"/>
          <table:table-cell table:style-name="ce107" office:value-type="string" calcext:value-type="string">
            <text:p>appareil électronique,outillage alimenté par électricité</text:p>
          </table:table-cell>
          <table:table-cell table:style-name="ce107" office:value-type="string" calcext:value-type="string">
            <text:p>electronic equipment, tools powered by Electricité</text:p>
          </table:table-cell>
          <table:table-cell table:style-name="ce107" table:number-columns-repeated="2"/>
          <table:table-cell table:style-name="ce127"/>
          <table:table-cell table:style-name="ce135" office:value-type="string" calcext:value-type="string">
            <text:p>images_non_libres_temp/outillage_electrique_mini.png</text:p>
          </table:table-cell>
          <table:table-cell table:style-name="ce136"/>
          <table:table-cell table:style-name="ce152" office:value-type="string" calcext:value-type="string">
            <text:p>MieuxTrierANantes 02/2015</text:p>
          </table:table-cell>
          <table:table-cell table:style-name="ce156" office:value-type="string" calcext:value-type="string">
            <text:p>Vanessa Viavant (Vns)</text:p>
          </table:table-cell>
          <table:table-cell table:style-name="ce156" office:value-type="string" calcext:value-type="string">
            <text:p>Vns</text:p>
          </table:table-cell>
          <table:table-cell table:style-name="ce152"/>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168"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ppareilsChauffant</text:p>
          </table:table-cell>
          <table:table-cell table:style-name="ce102" office:value-type="string" calcext:value-type="string">
            <text:p>Appareil chauffant</text:p>
          </table:table-cell>
          <table:table-cell table:style-name="ce102" office:value-type="string" calcext:value-type="string">
            <text:p>Heating devices</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appareil chauffant, appareil de chauffage, chauffage, appareil de cuisson, four</text:p>
          </table:table-cell>
          <table:table-cell table:style-name="ce102" office:value-type="string" calcext:value-type="string">
            <text:p>heating devices, heating equipment, heating, cooking appliance, oven</text:p>
          </table:table-cell>
          <table:table-cell table:style-name="ce102" table:number-columns-repeated="2"/>
          <table:table-cell table:style-name="ce125"/>
          <table:table-cell table:style-name="ce134" office:value-type="string" calcext:value-type="string">
            <text:p>chauffage_soufflant_mini.png</text:p>
          </table:table-cell>
          <table:table-cell table:style-name="ce134"/>
          <table:table-cell table:style-name="ce153" office:value-type="string" calcext:value-type="string">
            <text:p>MieuxTrierANantes 02/2015</text:p>
          </table:table-cell>
          <table:table-cell table:style-name="ce153"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68"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appareilsElectromenager</text:p>
          </table:table-cell>
          <table:table-cell table:style-name="ce102" office:value-type="string" calcext:value-type="string">
            <text:p>Appareil électroménager</text:p>
          </table:table-cell>
          <table:table-cell table:style-name="ce102" office:value-type="string" calcext:value-type="string">
            <text:p>Domestic appliance</text:p>
          </table:table-cell>
          <table:table-cell table:style-name="ce102" office:value-type="string" calcext:value-type="string">
            <text:p>cu_encombrantelectronique</text:p>
          </table:table-cell>
          <table:table-cell table:style-name="ce102" office:value-type="string" calcext:value-type="string">
            <text:p>cat_encombrant</text:p>
          </table:table-cell>
          <table:table-cell table:style-name="ce102"/>
          <table:table-cell table:style-name="ce102" office:value-type="string" calcext:value-type="string">
            <text:p>appareil électroménager,petit électroménager</text:p>
          </table:table-cell>
          <table:table-cell table:style-name="ce102" office:value-type="string" calcext:value-type="string">
            <text:p>household appliances, small appliances</text:p>
          </table:table-cell>
          <table:table-cell table:style-name="ce102" table:number-columns-repeated="2"/>
          <table:table-cell table:style-name="ce125"/>
          <table:table-cell table:style-name="ce134" office:value-type="string" calcext:value-type="string">
            <text:p>machine_a_cafe_mini.png</text:p>
          </table:table-cell>
          <table:table-cell table:style-name="ce134"/>
          <table:table-cell table:style-name="ce151" office:value-type="string" calcext:value-type="string">
            <text:p>MieuxTrierANantes 02/2015</text:p>
          </table:table-cell>
          <table:table-cell table:style-name="ce151"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168"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arilLessive</text:p>
          </table:table-cell>
          <table:table-cell table:style-name="ce102" office:value-type="string" calcext:value-type="string">
            <text:p>Baril lessive</text:p>
          </table:table-cell>
          <table:table-cell table:style-name="ce102" office:value-type="string" calcext:value-type="string">
            <text:p>Laundry barrel</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baril de lessive, paquet de lessives, baril en carton</text:p>
          </table:table-cell>
          <table:table-cell table:style-name="ce102" office:value-type="string" calcext:value-type="string">
            <text:p>barrel of laundry detergents packets, cardboard barrels</text:p>
          </table:table-cell>
          <table:table-cell table:style-name="ce102" table:number-columns-repeated="2"/>
          <table:table-cell table:style-name="ce125"/>
          <table:table-cell table:style-name="ce134" office:value-type="string" calcext:value-type="string">
            <text:p>baril_lessiv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168"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arquetteAluminium</text:p>
          </table:table-cell>
          <table:table-cell table:style-name="ce102" office:value-type="string" calcext:value-type="string">
            <text:p>Barquette aluminium</text:p>
          </table:table-cell>
          <table:table-cell table:style-name="ce102" office:value-type="string" calcext:value-type="string">
            <text:p>Aluminum tray</text:p>
          </table:table-cell>
          <table:table-cell table:style-name="ce102" office:value-type="string" calcext:value-type="string">
            <text:p>cu_metal</text:p>
          </table:table-cell>
          <table:table-cell table:style-name="ce102" office:value-type="string" calcext:value-type="string">
            <text:p>cat_allu</text:p>
          </table:table-cell>
          <table:table-cell table:style-name="ce102"/>
          <table:table-cell table:style-name="ce102" office:value-type="string" calcext:value-type="string">
            <text:p>barquette aluminium, barquette quiche</text:p>
          </table:table-cell>
          <table:table-cell table:style-name="ce102" office:value-type="string" calcext:value-type="string">
            <text:p>aluminum tray, tray pizza, quiche tray</text:p>
          </table:table-cell>
          <table:table-cell table:style-name="ce102" table:number-columns-repeated="2"/>
          <table:table-cell table:style-name="ce125"/>
          <table:table-cell table:style-name="ce134" office:value-type="string" calcext:value-type="string">
            <text:p>barquette_aluminium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168"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arquettePolystyrene</text:p>
          </table:table-cell>
          <table:table-cell table:style-name="ce102" office:value-type="string" calcext:value-type="string">
            <text:p>Barquette polystyrène</text:p>
          </table:table-cell>
          <table:table-cell table:style-name="ce102" office:value-type="string" calcext:value-type="string">
            <text:p>Polystyrene tray</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barquette polystyrène, barquette plastique</text:p>
          </table:table-cell>
          <table:table-cell table:style-name="ce102" office:value-type="string" calcext:value-type="string">
            <text:p>polystyrene, plastic tray tray</text:p>
          </table:table-cell>
          <table:table-cell table:style-name="ce102" table:number-columns-repeated="2"/>
          <table:table-cell table:style-name="ce125"/>
          <table:table-cell table:style-name="ce134" office:value-type="string" calcext:value-type="string">
            <text:p>barquette_polystyrene_mini.png</text:p>
          </table:table-cell>
          <table:table-cell table:style-name="ce134"/>
          <table:table-cell table:style-name="ce123" office:value-type="string" calcext:value-type="string">
            <text:p>MieuxTrierANantes 02/2015</text:p>
          </table:table-cell>
          <table:table-cell table:style-name="ce123"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168"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atteriesVoiture</text:p>
          </table:table-cell>
          <table:table-cell table:style-name="ce102" office:value-type="string" calcext:value-type="string">
            <text:p>Batteries voiture</text:p>
          </table:table-cell>
          <table:table-cell table:style-name="ce102" office:value-type="string" calcext:value-type="string">
            <text:p>Car Batteries</text:p>
          </table:table-cell>
          <table:table-cell table:style-name="ce102" office:value-type="string" calcext:value-type="string">
            <text:p>cu_toxique</text:p>
          </table:table-cell>
          <table:table-cell table:style-name="ce102" office:value-type="string" calcext:value-type="string">
            <text:p>cat_batterie</text:p>
          </table:table-cell>
          <table:table-cell table:style-name="ce102"/>
          <table:table-cell table:style-name="ce102" office:value-type="string" calcext:value-type="string">
            <text:p>batterie de voiture</text:p>
          </table:table-cell>
          <table:table-cell table:style-name="ce102" office:value-type="string" calcext:value-type="string">
            <text:p>car battery</text:p>
          </table:table-cell>
          <table:table-cell table:style-name="ce102" table:number-columns-repeated="2"/>
          <table:table-cell table:style-name="ce125"/>
          <table:table-cell table:style-name="ce134" office:value-type="string" calcext:value-type="string">
            <text:p>batterie_voiture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168"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idonDHuileMoteurVide</text:p>
          </table:table-cell>
          <table:table-cell table:style-name="ce107" office:value-type="string" calcext:value-type="string">
            <text:p>Bidon d'huile moteur vide</text:p>
          </table:table-cell>
          <table:table-cell table:style-name="ce107" office:value-type="string" calcext:value-type="string">
            <text:p>Empty motor oil can</text:p>
          </table:table-cell>
          <table:table-cell table:style-name="ce107" office:value-type="string" calcext:value-type="string">
            <text:p>cu_toxique</text:p>
          </table:table-cell>
          <table:table-cell table:style-name="ce107" office:value-type="string" calcext:value-type="string">
            <text:p>cat_omr</text:p>
          </table:table-cell>
          <table:table-cell table:style-name="ce107"/>
          <table:table-cell table:style-name="ce107" office:value-type="string" calcext:value-type="string">
            <text:p>bidon d'huile moteur vide</text:p>
          </table:table-cell>
          <table:table-cell table:style-name="ce107" office:value-type="string" calcext:value-type="string">
            <text:p>empty can of engine oil</text:p>
          </table:table-cell>
          <table:table-cell table:style-name="ce107" table:number-columns-repeated="2"/>
          <table:table-cell table:style-name="ce127"/>
          <table:table-cell table:style-name="ce136" office:value-type="string" calcext:value-type="string">
            <text:p>huile_moteur.png</text:p>
          </table:table-cell>
          <table:table-cell table:style-name="ce147"/>
          <table:table-cell table:style-name="ce154" office:value-type="string" calcext:value-type="string">
            <text:p>MieuxTrierANantes 02/2015</text:p>
          </table:table-cell>
          <table:table-cell table:style-name="ce154"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168"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idonMetal</text:p>
          </table:table-cell>
          <table:table-cell table:style-name="ce102" office:value-type="string" calcext:value-type="string">
            <text:p>Bidon métal vide</text:p>
          </table:table-cell>
          <table:table-cell table:style-name="ce102" office:value-type="string" calcext:value-type="string">
            <text:p>Canister vacuum metal</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bidon de métal vide</text:p>
          </table:table-cell>
          <table:table-cell table:style-name="ce102" office:value-type="string" calcext:value-type="string">
            <text:p>empty metal container</text:p>
          </table:table-cell>
          <table:table-cell table:style-name="ce102" table:number-columns-repeated="2"/>
          <table:table-cell table:style-name="ce125"/>
          <table:table-cell table:style-name="ce134" office:value-type="string" calcext:value-type="string">
            <text:p>bidon_metal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168"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calEnVerre</text:p>
          </table:table-cell>
          <table:table-cell table:style-name="ce102" office:value-type="string" calcext:value-type="string">
            <text:p>Bocal verre</text:p>
          </table:table-cell>
          <table:table-cell table:style-name="ce102" office:value-type="string" calcext:value-type="string">
            <text:p>Glass jar</text:p>
          </table:table-cell>
          <table:table-cell table:style-name="ce102" office:value-type="string" calcext:value-type="string">
            <text:p>cu_verrevaisselle</text:p>
          </table:table-cell>
          <table:table-cell table:style-name="ce102" office:value-type="string" calcext:value-type="string">
            <text:p>cat_verre</text:p>
          </table:table-cell>
          <table:table-cell table:style-name="ce102"/>
          <table:table-cell table:style-name="ce102" office:value-type="string" calcext:value-type="string">
            <text:p>bocal en verre, nutella, pâte a tartiner, pot en verre</text:p>
          </table:table-cell>
          <table:table-cell table:style-name="ce102" office:value-type="string" calcext:value-type="string">
            <text:p>glass jar, chocolate, spreadable paste, glass jar</text:p>
          </table:table-cell>
          <table:table-cell table:style-name="ce102" table:number-columns-repeated="2"/>
          <table:table-cell table:style-name="ce125" office:value-type="string" calcext:value-type="string">
            <text:p>cons_sansbouchon,cons_couverclemetal,cons_potsmoutarde</text:p>
          </table:table-cell>
          <table:table-cell table:style-name="ce134" office:value-type="string" calcext:value-type="string">
            <text:p>bocal_verr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168"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iteAOeufsEnPlastique</text:p>
          </table:table-cell>
          <table:table-cell table:style-name="ce102" office:value-type="string" calcext:value-type="string">
            <text:p>Boîte à œufs plastique</text:p>
          </table:table-cell>
          <table:table-cell table:style-name="ce102" office:value-type="string" calcext:value-type="string">
            <text:p>Plastic Egg Box</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boîte à œuf en plastique</text:p>
          </table:table-cell>
          <table:table-cell table:style-name="ce102" office:value-type="string" calcext:value-type="string">
            <text:p>plastic egg carton</text:p>
          </table:table-cell>
          <table:table-cell table:style-name="ce102" table:number-columns-repeated="2"/>
          <table:table-cell table:style-name="ce125"/>
          <table:table-cell table:style-name="ce134" office:value-type="string" calcext:value-type="string">
            <text:p>boite_a_oeufs_plastiqu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168"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iteCamembertEnBois</text:p>
          </table:table-cell>
          <table:table-cell table:style-name="ce102" office:value-type="string" calcext:value-type="string">
            <text:p>Boîte camembert bois</text:p>
          </table:table-cell>
          <table:table-cell table:style-name="ce102" office:value-type="string" calcext:value-type="string">
            <text:p>Wooden box camembert</text:p>
          </table:table-cell>
          <table:table-cell table:style-name="ce102" office:value-type="string" calcext:value-type="string">
            <text:p>cu_vertbois</text:p>
          </table:table-cell>
          <table:table-cell table:style-name="ce102" office:value-type="string" calcext:value-type="string">
            <text:p>cat_omr</text:p>
          </table:table-cell>
          <table:table-cell table:style-name="ce102"/>
          <table:table-cell table:style-name="ce102" office:value-type="string" calcext:value-type="string">
            <text:p>boîte camembert en bois</text:p>
          </table:table-cell>
          <table:table-cell table:style-name="ce102" office:value-type="string" calcext:value-type="string">
            <text:p>box wooden camembert</text:p>
          </table:table-cell>
          <table:table-cell table:style-name="ce102" table:number-columns-repeated="2"/>
          <table:table-cell table:style-name="ce125"/>
          <table:table-cell table:style-name="ce134" office:value-type="string" calcext:value-type="string">
            <text:p>boite_camembert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168"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iteConserve</text:p>
          </table:table-cell>
          <table:table-cell table:style-name="ce102" office:value-type="string" calcext:value-type="string">
            <text:p>Boîte conserve</text:p>
          </table:table-cell>
          <table:table-cell table:style-name="ce102" office:value-type="string" calcext:value-type="string">
            <text:p>Box preserves</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boîte de conserve, conserve</text:p>
          </table:table-cell>
          <table:table-cell table:style-name="ce102" office:value-type="string" calcext:value-type="string">
            <text:p>tin, canned</text:p>
          </table:table-cell>
          <table:table-cell table:style-name="ce102" table:number-columns-repeated="2"/>
          <table:table-cell table:style-name="ce125"/>
          <table:table-cell table:style-name="ce134" office:value-type="string" calcext:value-type="string">
            <text:p>conserve_ratatouill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168"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iteMetallique</text:p>
          </table:table-cell>
          <table:table-cell table:style-name="ce102" office:value-type="string" calcext:value-type="string">
            <text:p>Boite métallique</text:p>
          </table:table-cell>
          <table:table-cell table:style-name="ce102" office:value-type="string" calcext:value-type="string">
            <text:p>Metal box</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boite métallique</text:p>
          </table:table-cell>
          <table:table-cell table:style-name="ce102" office:value-type="string" calcext:value-type="string">
            <text:p>metal box</text:p>
          </table:table-cell>
          <table:table-cell table:style-name="ce102" table:number-columns-repeated="2"/>
          <table:table-cell table:style-name="ce125"/>
          <table:table-cell table:style-name="ce134" office:value-type="string" calcext:value-type="string">
            <text:p>boite_metal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168"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iteOeufsEnCarton</text:p>
          </table:table-cell>
          <table:table-cell table:style-name="ce102" office:value-type="string" calcext:value-type="string">
            <text:p>Boîte œufs carton</text:p>
          </table:table-cell>
          <table:table-cell table:style-name="ce102" office:value-type="string" calcext:value-type="string">
            <text:p>Cardboard egg box</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boîte à œuf en carton</text:p>
          </table:table-cell>
          <table:table-cell table:style-name="ce102" office:value-type="string" calcext:value-type="string">
            <text:p>egg carton</text:p>
          </table:table-cell>
          <table:table-cell table:style-name="ce102" table:number-columns-repeated="2"/>
          <table:table-cell table:style-name="ce125"/>
          <table:table-cell table:style-name="ce134" office:value-type="string" calcext:value-type="string">
            <text:p>boite_a_oeufs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168"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mbeMousseARaser</text:p>
          </table:table-cell>
          <table:table-cell table:style-name="ce102" office:value-type="string" calcext:value-type="string">
            <text:p>Bombe mousse à raser</text:p>
          </table:table-cell>
          <table:table-cell table:style-name="ce102" office:value-type="string" calcext:value-type="string">
            <text:p>Bomb shaving foam</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bombe mousse à raser</text:p>
          </table:table-cell>
          <table:table-cell table:style-name="ce102" office:value-type="string" calcext:value-type="string">
            <text:p>shaving foam bomb</text:p>
          </table:table-cell>
          <table:table-cell table:style-name="ce102" table:number-columns-repeated="2"/>
          <table:table-cell table:style-name="ce104" office:value-type="string" calcext:value-type="string">
            <text:p>cons_sansbouchon</text:p>
          </table:table-cell>
          <table:table-cell table:style-name="ce134" office:value-type="string" calcext:value-type="string">
            <text:p>mousse_a_raser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168"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mbePeinture</text:p>
          </table:table-cell>
          <table:table-cell table:style-name="ce102" office:value-type="string" calcext:value-type="string">
            <text:p>Bombe peinture</text:p>
          </table:table-cell>
          <table:table-cell table:style-name="ce102" office:value-type="string" calcext:value-type="string">
            <text:p>Paint bomb</text:p>
          </table:table-cell>
          <table:table-cell table:style-name="ce102" office:value-type="string" calcext:value-type="string">
            <text:p>cu_toxique</text:p>
          </table:table-cell>
          <table:table-cell table:style-name="ce102" office:value-type="string" calcext:value-type="string">
            <text:p>cat_ddm</text:p>
          </table:table-cell>
          <table:table-cell/>
          <table:table-cell table:style-name="ce102" office:value-type="string" calcext:value-type="string">
            <text:p>bombe de peinture, peinture aérosol</text:p>
          </table:table-cell>
          <table:table-cell table:style-name="ce102" office:value-type="string" calcext:value-type="string">
            <text:p>spray paint, spray paint</text:p>
          </table:table-cell>
          <table:table-cell table:style-name="ce102" table:number-columns-repeated="2"/>
          <table:table-cell table:style-name="ce104" office:value-type="string" calcext:value-type="string">
            <text:p>cons_sansbouchon,cons_pastoxique</text:p>
          </table:table-cell>
          <table:table-cell table:style-name="ce134" office:value-type="string" calcext:value-type="string">
            <text:p>peinture_aerosol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168"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chonLiege</text:p>
          </table:table-cell>
          <table:table-cell table:style-name="ce102" office:value-type="string" calcext:value-type="string">
            <text:p>Bouchon liège</text:p>
          </table:table-cell>
          <table:table-cell table:style-name="ce102" office:value-type="string" calcext:value-type="string">
            <text:p>Cork</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bouchon de liège</text:p>
          </table:table-cell>
          <table:table-cell table:style-name="ce102" office:value-type="string" calcext:value-type="string">
            <text:p>Cork</text:p>
          </table:table-cell>
          <table:table-cell table:style-name="ce102" table:number-columns-repeated="2"/>
          <table:table-cell table:style-name="ce110" office:value-type="string" calcext:value-type="string">
            <text:p>cons_bouchonliege</text:p>
          </table:table-cell>
          <table:table-cell table:style-name="ce134" office:value-type="string" calcext:value-type="string">
            <text:p>bouchon_lieg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168"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chonPlastique</text:p>
          </table:table-cell>
          <table:table-cell table:style-name="ce102" office:value-type="string" calcext:value-type="string">
            <text:p>Bouchon plastique</text:p>
          </table:table-cell>
          <table:table-cell table:style-name="ce102" office:value-type="string" calcext:value-type="string">
            <text:p>Plastic cap</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bouchon plastique</text:p>
          </table:table-cell>
          <table:table-cell table:style-name="ce102" office:value-type="string" calcext:value-type="string">
            <text:p>plastic cap</text:p>
          </table:table-cell>
          <table:table-cell table:style-name="ce102" table:number-columns-repeated="2"/>
          <table:table-cell table:style-name="ce125" office:value-type="string" calcext:value-type="string">
            <text:p>cons_bouchonamour</text:p>
          </table:table-cell>
          <table:table-cell office:value-type="string" calcext:value-type="string">
            <text:p>bouchon_plastiqu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168"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gie</text:p>
          </table:table-cell>
          <table:table-cell table:style-name="ce102" office:value-type="string" calcext:value-type="string">
            <text:p>Bougie</text:p>
          </table:table-cell>
          <table:table-cell table:style-name="ce102" office:value-type="string" calcext:value-type="string">
            <text:p>Candle</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bougie</text:p>
          </table:table-cell>
          <table:table-cell table:style-name="ce102" office:value-type="string" calcext:value-type="string">
            <text:p>candle</text:p>
          </table:table-cell>
          <table:table-cell table:style-name="ce102" table:number-columns-repeated="2"/>
          <table:table-cell table:style-name="ce125"/>
          <table:table-cell table:style-name="ce135" office:value-type="string" calcext:value-type="string">
            <text:p>images_non_libres_temp/bougie_mini.png</text:p>
          </table:table-cell>
          <table:table-cell table:style-name="ce114"/>
          <table:table-cell table:style-name="ce123" office:value-type="string" calcext:value-type="string">
            <text:p>07/2015</text:p>
          </table:table-cell>
          <table:table-cell table:style-name="ce123"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168"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DhuileAlimentaire</text:p>
          </table:table-cell>
          <table:table-cell table:style-name="ce102" office:value-type="string" calcext:value-type="string">
            <text:p>Bouteille d'huile</text:p>
          </table:table-cell>
          <table:table-cell table:style-name="ce102" office:value-type="string" calcext:value-type="string">
            <text:p>Oil Bottle</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bouteille d'huile, bouteille d'eau</text:p>
          </table:table-cell>
          <table:table-cell table:style-name="ce102" office:value-type="string" calcext:value-type="string">
            <text:p>oil bottle, water bottle</text:p>
          </table:table-cell>
          <table:table-cell table:style-name="ce102" table:number-columns-repeated="2"/>
          <table:table-cell table:style-name="ce125" office:value-type="string" calcext:value-type="string">
            <text:p>cons_bouchon,cons_bouchonamour</text:p>
          </table:table-cell>
          <table:table-cell table:style-name="ce134" office:value-type="string" calcext:value-type="string">
            <text:p>grande_bouteille_huil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168"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DhuileEnVerre</text:p>
          </table:table-cell>
          <table:table-cell table:style-name="ce107" office:value-type="string" calcext:value-type="string">
            <text:p>Bouteille d'huile verre</text:p>
          </table:table-cell>
          <table:table-cell table:style-name="ce107" office:value-type="string" calcext:value-type="string">
            <text:p>Glass oil bottle</text:p>
          </table:table-cell>
          <table:table-cell table:style-name="ce107" office:value-type="string" calcext:value-type="string">
            <text:p>cu_verrevaisselle</text:p>
          </table:table-cell>
          <table:table-cell table:style-name="ce107" office:value-type="string" calcext:value-type="string">
            <text:p>cat_verre</text:p>
          </table:table-cell>
          <table:table-cell table:style-name="ce107"/>
          <table:table-cell table:style-name="ce107" office:value-type="string" calcext:value-type="string">
            <text:p>bouteille d'huile en verre</text:p>
          </table:table-cell>
          <table:table-cell table:style-name="ce107" office:value-type="string" calcext:value-type="string">
            <text:p>glass oil bottle</text:p>
          </table:table-cell>
          <table:table-cell table:style-name="ce107" table:number-columns-repeated="2"/>
          <table:table-cell table:style-name="ce127" office:value-type="string" calcext:value-type="string">
            <text:p>,cons_sansbouchon</text:p>
          </table:table-cell>
          <table:table-cell table:style-name="ce136" office:value-type="string" calcext:value-type="string">
            <text:p>bouteille_huile_olive_mini.png</text:p>
          </table:table-cell>
          <table:table-cell table:style-name="ce147"/>
          <table:table-cell table:style-name="ce151" office:value-type="string" calcext:value-type="string">
            <text:p>MieuxTrierANantes 02/2015</text:p>
          </table:table-cell>
          <table:table-cell table:style-name="ce151"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168"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Gaz</text:p>
          </table:table-cell>
          <table:table-cell table:style-name="ce107" office:value-type="string" calcext:value-type="string">
            <text:p>Bouteille de gaz</text:p>
          </table:table-cell>
          <table:table-cell table:style-name="ce107" office:value-type="string" calcext:value-type="string">
            <text:p>Gas cylinder</text:p>
          </table:table-cell>
          <table:table-cell table:style-name="ce102" office:value-type="string" calcext:value-type="string">
            <text:p>cu_metal</text:p>
          </table:table-cell>
          <table:table-cell table:style-name="ce102" office:value-type="string" calcext:value-type="string">
            <text:p>cat_ddm_gros</text:p>
          </table:table-cell>
          <table:table-cell table:style-name="ce118"/>
          <table:table-cell table:style-name="ce107" office:value-type="string" calcext:value-type="string">
            <text:p>bouteille de gaz</text:p>
          </table:table-cell>
          <table:table-cell table:style-name="ce107" office:value-type="string" calcext:value-type="string">
            <text:p>gas cylinder</text:p>
          </table:table-cell>
          <table:table-cell table:style-name="ce107" table:number-columns-repeated="2"/>
          <table:table-cell table:style-name="ce127"/>
          <table:table-cell table:style-name="ce136" office:value-type="string" calcext:value-type="string">
            <text:p>bouteille_gaz_mini.png</text:p>
          </table:table-cell>
          <table:table-cell table:style-name="ce147"/>
          <table:table-cell table:style-name="ce151" office:value-type="string" calcext:value-type="string">
            <text:p>MieuxTrierANantes 12/2014</text:p>
          </table:table-cell>
          <table:table-cell table:style-name="ce151"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168"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Lait</text:p>
          </table:table-cell>
          <table:table-cell table:style-name="ce102" office:value-type="string" calcext:value-type="string">
            <text:p>Bouteille lait</text:p>
          </table:table-cell>
          <table:table-cell table:style-name="ce102" office:value-type="string" calcext:value-type="string">
            <text:p>Milk Bottle</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bouteille de lait</text:p>
          </table:table-cell>
          <table:table-cell table:style-name="ce102" office:value-type="string" calcext:value-type="string">
            <text:p>bottle of milk</text:p>
          </table:table-cell>
          <table:table-cell table:style-name="ce102" table:number-columns-repeated="2"/>
          <table:table-cell table:style-name="ce125" office:value-type="string" calcext:value-type="string">
            <text:p>cons_bouchon,cons_bouchonamour,cons_capsulelait,cons_bouteillepaspet</text:p>
          </table:table-cell>
          <table:table-cell table:style-name="ce134" office:value-type="string" calcext:value-type="string">
            <text:p>bouteille_lait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168"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Plastique</text:p>
          </table:table-cell>
          <table:table-cell table:style-name="ce102" office:value-type="string" calcext:value-type="string">
            <text:p>Bouteille plastique</text:p>
          </table:table-cell>
          <table:table-cell table:style-name="ce102" office:value-type="string" calcext:value-type="string">
            <text:p>Plastic Bottle</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bouteille en plastique, bouteille de soda</text:p>
          </table:table-cell>
          <table:table-cell table:style-name="ce102" office:value-type="string" calcext:value-type="string">
            <text:p>plastic bottle, bottle of soda</text:p>
          </table:table-cell>
          <table:table-cell table:style-name="ce102" table:number-columns-repeated="2"/>
          <table:table-cell table:style-name="ce125" office:value-type="string" calcext:value-type="string">
            <text:p>cons_bouchon,cons_bouchonamour</text:p>
          </table:table-cell>
          <table:table-cell table:style-name="ce134" office:value-type="string" calcext:value-type="string">
            <text:p>bouteille_transparente_mini.png</text:p>
          </table:table-cell>
          <table:table-cell table:style-name="ce114" office:value-type="string" calcext:value-type="string">
            <text:p>ketchup_mini.png</text:p>
          </table:table-cell>
          <table:table-cell table:style-name="ce151" office:value-type="string" calcext:value-type="string">
            <text:p>MieuxTrierANantes 02/2015</text:p>
          </table:table-cell>
          <table:table-cell table:style-name="ce151"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168"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ProduitMenagerNonVide</text:p>
          </table:table-cell>
          <table:table-cell table:style-name="ce107" office:value-type="string" calcext:value-type="string">
            <text:p>Bouteille produit ménager non vide</text:p>
          </table:table-cell>
          <table:table-cell table:style-name="ce107" office:value-type="string" calcext:value-type="string">
            <text:p>Bottle household product not empty</text:p>
          </table:table-cell>
          <table:table-cell table:style-name="ce107" office:value-type="string" calcext:value-type="string">
            <text:p>cu_plastique</text:p>
          </table:table-cell>
          <table:table-cell table:style-name="ce102" office:value-type="string" calcext:value-type="string">
            <text:p>cat_omr_plastique</text:p>
          </table:table-cell>
          <table:table-cell table:style-name="ce107"/>
          <table:table-cell table:style-name="ce107" office:value-type="string" calcext:value-type="string">
            <text:p>bouteille produit ménager non vide</text:p>
          </table:table-cell>
          <table:table-cell table:style-name="ce107" office:value-type="string" calcext:value-type="string">
            <text:p>household product bottles not empty</text:p>
          </table:table-cell>
          <table:table-cell table:style-name="ce107" table:number-columns-repeated="2"/>
          <table:table-cell table:style-name="ce127" office:value-type="string" calcext:value-type="string">
            <text:p>cons_bouchon,cons_bouchonamour</text:p>
          </table:table-cell>
          <table:table-cell table:style-name="ce135" office:value-type="string" calcext:value-type="string">
            <text:p>images_non_libres_temp/bouteille_produit_menager_mini.png</text:p>
          </table:table-cell>
          <table:table-cell table:style-name="ce147"/>
          <table:table-cell table:style-name="ce150" office:value-type="string" calcext:value-type="string">
            <text:p>MieuxTrierANantes 02/2015</text:p>
          </table:table-cell>
          <table:table-cell table:style-name="ce150"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168"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ProduitMenagerVide</text:p>
          </table:table-cell>
          <table:table-cell table:style-name="ce107" office:value-type="string" calcext:value-type="string">
            <text:p>Bouteille produit ménager vide</text:p>
          </table:table-cell>
          <table:table-cell table:style-name="ce107" office:value-type="string" calcext:value-type="string">
            <text:p>Bottle empty household product</text:p>
          </table:table-cell>
          <table:table-cell table:style-name="ce107" office:value-type="string" calcext:value-type="string">
            <text:p>cu_plastique</text:p>
          </table:table-cell>
          <table:table-cell table:style-name="ce107" office:value-type="string" calcext:value-type="string">
            <text:p>cat_emr</text:p>
          </table:table-cell>
          <table:table-cell table:style-name="ce107"/>
          <table:table-cell table:style-name="ce107" office:value-type="string" calcext:value-type="string">
            <text:p>bouteille produit ménager vide</text:p>
          </table:table-cell>
          <table:table-cell table:style-name="ce107" office:value-type="string" calcext:value-type="string">
            <text:p>bottle empty household product</text:p>
          </table:table-cell>
          <table:table-cell table:style-name="ce107" table:number-columns-repeated="2"/>
          <table:table-cell table:style-name="ce127" office:value-type="string" calcext:value-type="string">
            <text:p>cons_bouchon,cons_bouchonamour</text:p>
          </table:table-cell>
          <table:table-cell table:style-name="ce135" office:value-type="string" calcext:value-type="string">
            <text:p>images_non_libres_temp/bouteille_produit_menager_vide_mini.png</text:p>
          </table:table-cell>
          <table:table-cell table:style-name="ce147"/>
          <table:table-cell table:style-name="ce151" office:value-type="string" calcext:value-type="string">
            <text:p>MieuxTrierANantes 02/2015</text:p>
          </table:table-cell>
          <table:table-cell table:style-name="ce151"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168"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sSirop</text:p>
          </table:table-cell>
          <table:table-cell table:style-name="ce102" office:value-type="string" calcext:value-type="string">
            <text:p>Bouteilles sirop (métal)</text:p>
          </table:table-cell>
          <table:table-cell table:style-name="ce102" office:value-type="string" calcext:value-type="string">
            <text:p>Syrup bottles (metal)</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bouteille de sirop métal</text:p>
          </table:table-cell>
          <table:table-cell table:style-name="ce102" office:value-type="string" calcext:value-type="string">
            <text:p>syrup bottles (metal)</text:p>
          </table:table-cell>
          <table:table-cell table:style-name="ce102" table:number-columns-repeated="2"/>
          <table:table-cell table:style-name="ce125" office:value-type="string" calcext:value-type="string">
            <text:p>cons_bouchon,cons_bouchonamour</text:p>
          </table:table-cell>
          <table:table-cell table:style-name="ce134" office:value-type="string" calcext:value-type="string">
            <text:p>bouteille_sirop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168"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outeilleVerre</text:p>
          </table:table-cell>
          <table:table-cell table:style-name="ce102" office:value-type="string" calcext:value-type="string">
            <text:p>Bouteille verre</text:p>
          </table:table-cell>
          <table:table-cell table:style-name="ce102" office:value-type="string" calcext:value-type="string">
            <text:p>Glass Bottle</text:p>
          </table:table-cell>
          <table:table-cell table:style-name="ce102" office:value-type="string" calcext:value-type="string">
            <text:p>cu_verrevaisselle</text:p>
          </table:table-cell>
          <table:table-cell table:style-name="ce102" office:value-type="string" calcext:value-type="string">
            <text:p>cat_verre</text:p>
          </table:table-cell>
          <table:table-cell table:style-name="ce102"/>
          <table:table-cell table:style-name="ce102" office:value-type="string" calcext:value-type="string">
            <text:p>bouteille en verre, bouteille de vin, bouteille de bière</text:p>
          </table:table-cell>
          <table:table-cell table:style-name="ce102" office:value-type="string" calcext:value-type="string">
            <text:p>glass bottle, wine bottle, beer bottle</text:p>
          </table:table-cell>
          <table:table-cell table:style-name="ce102" table:number-columns-repeated="2"/>
          <table:table-cell table:style-name="ce128" office:value-type="string" calcext:value-type="string">
            <text:p>cons_sansbouchon</text:p>
          </table:table-cell>
          <table:table-cell table:style-name="ce134" office:value-type="string" calcext:value-type="string">
            <text:p>bouteille_mini.png</text:p>
          </table:table-cell>
          <table:table-cell table:style-name="ce114"/>
          <table:table-cell table:style-name="ce151" office:value-type="string" calcext:value-type="string">
            <text:p>MieuxTrierANantes 02/2015</text:p>
          </table:table-cell>
          <table:table-cell table:style-name="ce158" office:value-type="string" calcext:value-type="string">
            <text:p>Françoise Renoulin (fsefleur).Je souhaite parrainer la canette de bière en verre, pour lui offrir une seconde vie et si possible qu'elle retrouve un jour le chemin du frigo.</text:p>
          </table:table-cell>
          <table:table-cell table:style-name="ce158" office:value-type="string" calcext:value-type="string">
            <text:p>fsefleur</text:p>
          </table:table-cell>
          <table:table-cell table:style-name="ce151"/>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168"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ranchage</text:p>
          </table:table-cell>
          <table:table-cell table:style-name="ce102" office:value-type="string" calcext:value-type="string">
            <text:p>Branchage feuillage</text:p>
          </table:table-cell>
          <table:table-cell table:style-name="ce102" office:value-type="string" calcext:value-type="string">
            <text:p>Foliage branches</text:p>
          </table:table-cell>
          <table:table-cell table:style-name="ce102" office:value-type="string" calcext:value-type="string">
            <text:p>cu_vertbois</text:p>
          </table:table-cell>
          <table:table-cell table:style-name="ce115" office:value-type="string" calcext:value-type="string">
            <text:p>cat_organiquegros</text:p>
          </table:table-cell>
          <table:table-cell table:style-name="ce102"/>
          <table:table-cell table:style-name="ce102" office:value-type="string" calcext:value-type="string">
            <text:p>branchage, feuillage, taille d'arbre</text:p>
          </table:table-cell>
          <table:table-cell table:style-name="ce102" office:value-type="string" calcext:value-type="string">
            <text:p>branches, foliage, tree size</text:p>
          </table:table-cell>
          <table:table-cell table:style-name="ce102" table:number-columns-repeated="2"/>
          <table:table-cell table:style-name="ce125"/>
          <table:table-cell table:style-name="ce134" office:value-type="string" calcext:value-type="string">
            <text:p>feuillages_mini.png</text:p>
          </table:table-cell>
          <table:table-cell table:style-name="ce114"/>
          <table:table-cell table:style-name="ce150" office:value-type="string" calcext:value-type="string">
            <text:p>MieuxTrierANantes 12/2014</text:p>
          </table:table-cell>
          <table:table-cell table:style-name="ce150"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168"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briqueAlimentaire</text:p>
          </table:table-cell>
          <table:table-cell table:style-name="ce102" office:value-type="string" calcext:value-type="string">
            <text:p>Brique alimentaire</text:p>
          </table:table-cell>
          <table:table-cell table:style-name="ce102" office:value-type="string" calcext:value-type="string">
            <text:p>Food Brick</text:p>
          </table:table-cell>
          <table:table-cell table:style-name="ce102" office:value-type="string" calcext:value-type="string">
            <text:p>cu_plastique</text:p>
          </table:table-cell>
          <table:table-cell table:style-name="ce102" office:value-type="string" calcext:value-type="string">
            <text:p>cat_ela</text:p>
          </table:table-cell>
          <table:table-cell table:style-name="ce102"/>
          <table:table-cell table:style-name="ce102" office:value-type="string" calcext:value-type="string">
            <text:p>brique alimentaire, brique de lait, tétra pack</text:p>
          </table:table-cell>
          <table:table-cell table:style-name="ce102" office:value-type="string" calcext:value-type="string">
            <text:p>Food brick milk carton tetra pack</text:p>
          </table:table-cell>
          <table:table-cell table:style-name="ce102" table:number-columns-repeated="2"/>
          <table:table-cell table:style-name="ce125" office:value-type="string" calcext:value-type="string">
            <text:p>bouchon_brique,cons_tetrapak,cons_bouchon,cons_bouchonamour</text:p>
          </table:table-cell>
          <table:table-cell table:style-name="ce134" office:value-type="string" calcext:value-type="string">
            <text:p>brique_alimentair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168" table:formula="of:=JSONDECHETS([.A43];[.B43];[.C43];[.D43];[.E43];[.F43];[.T43];[.U43];[.G43];[.H43];[.K43];[.L43];[.M43];[.N43];[.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getteBois</text:p>
          </table:table-cell>
          <table:table-cell table:style-name="ce102" office:value-type="string" calcext:value-type="string">
            <text:p>Cagette bois</text:p>
          </table:table-cell>
          <table:table-cell table:style-name="ce102" office:value-type="string" calcext:value-type="string">
            <text:p>Wooden crates</text:p>
          </table:table-cell>
          <table:table-cell table:style-name="ce102" office:value-type="string" calcext:value-type="string">
            <text:p>cu_vertbois</text:p>
          </table:table-cell>
          <table:table-cell table:style-name="ce102" office:value-type="string" calcext:value-type="string">
            <text:p>cat_omr</text:p>
          </table:table-cell>
          <table:table-cell/>
          <table:table-cell table:style-name="ce102" office:value-type="string" calcext:value-type="string">
            <text:p>cagette bois, cageot</text:p>
          </table:table-cell>
          <table:table-cell table:style-name="ce102" office:value-type="string" calcext:value-type="string">
            <text:p>crate wood crate</text:p>
          </table:table-cell>
          <table:table-cell table:style-name="ce102" table:number-columns-repeated="2"/>
          <table:table-cell table:style-name="ce125"/>
          <table:table-cell table:style-name="ce134" office:value-type="string" calcext:value-type="string">
            <text:p>cagett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168" table:formula="of:=JSONDECHETS([.A44];[.B44];[.C44];[.D44];[.E44];[.F44];[.T44];[.U44];[.G44];[.H44];[.K44];[.L44];[.M44];[.N44];[.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hier</text:p>
          </table:table-cell>
          <table:table-cell table:style-name="ce102" office:value-type="string" calcext:value-type="string">
            <text:p>Cahier</text:p>
          </table:table-cell>
          <table:table-cell table:style-name="ce102" office:value-type="string" calcext:value-type="string">
            <text:p>Notebook</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cahier, cahier, bloc note sans spirale, carnet</text:p>
          </table:table-cell>
          <table:table-cell table:style-name="ce102" office:value-type="string" calcext:value-type="string">
            <text:p>notebook, notebook, notebook (no spiral), notebook</text:p>
          </table:table-cell>
          <table:table-cell table:style-name="ce102" office:value-type="string" calcext:value-type="string">
            <text:p>spirale</text:p>
          </table:table-cell>
          <table:table-cell table:style-name="ce102" office:value-type="string" calcext:value-type="string">
            <text:p>spiral</text:p>
          </table:table-cell>
          <table:table-cell table:style-name="ce129" office:value-type="string" calcext:value-type="string">
            <text:p>cons_spirale</text:p>
          </table:table-cell>
          <table:table-cell table:style-name="ce134" office:value-type="string" calcext:value-type="string">
            <text:p>bloc_note_mini.png</text:p>
          </table:table-cell>
          <table:table-cell table:style-name="ce114" office:value-type="string" calcext:value-type="string">
            <text:p>cahier_mini.png</text:p>
          </table:table-cell>
          <table:table-cell table:style-name="ce123" office:value-type="string" calcext:value-type="string">
            <text:p>MieuxTrierANantes 02/2015</text:p>
          </table:table-cell>
          <table:table-cell table:style-name="ce123" table:number-columns-repeated="3"/>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ans,spirale,carnet,spirale" calcext:value-type="string">
            <text:p>cahier,cahier,bloc,note,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168" table:formula="of:=JSONDECHETS([.A45];[.B45];[.C45];[.D45];[.E45];[.F45];[.T45];[.U45];[.G45];[.H45];[.K45];[.L45];[.M45];[.N45];[.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lendrier</text:p>
          </table:table-cell>
          <table:table-cell table:style-name="ce102" office:value-type="string" calcext:value-type="string">
            <text:p>Calendrier</text:p>
          </table:table-cell>
          <table:table-cell table:style-name="ce102" office:value-type="string" calcext:value-type="string">
            <text:p>Calendar</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calendrier</text:p>
          </table:table-cell>
          <table:table-cell table:style-name="ce102" office:value-type="string" calcext:value-type="string">
            <text:p>calendar</text:p>
          </table:table-cell>
          <table:table-cell table:style-name="ce102" table:number-columns-repeated="2"/>
          <table:table-cell table:style-name="ce125"/>
          <table:table-cell table:style-name="ce134" office:value-type="string" calcext:value-type="string">
            <text:p>calendrier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168" table:formula="of:=JSONDECHETS([.A46];[.B46];[.C46];[.D46];[.E46];[.F46];[.T46];[.U46];[.G46];[.H46];[.K46];[.L46];[.M46];[.N46];[.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netteSoda</text:p>
          </table:table-cell>
          <table:table-cell table:style-name="ce102" office:value-type="string" calcext:value-type="string">
            <text:p>Canette soda</text:p>
          </table:table-cell>
          <table:table-cell table:style-name="ce102" office:value-type="string" calcext:value-type="string">
            <text:p>Soda cans</text:p>
          </table:table-cell>
          <table:table-cell table:style-name="ce102" office:value-type="string" calcext:value-type="string">
            <text:p>cu_metal</text:p>
          </table:table-cell>
          <table:table-cell table:style-name="ce102" office:value-type="string" calcext:value-type="string">
            <text:p>cat_acier</text:p>
          </table:table-cell>
          <table:table-cell table:style-name="ce102"/>
          <table:table-cell table:style-name="ce102" office:value-type="string" calcext:value-type="string">
            <text:p>canette de soda</text:p>
          </table:table-cell>
          <table:table-cell table:style-name="ce102" office:value-type="string" calcext:value-type="string">
            <text:p>can of soda</text:p>
          </table:table-cell>
          <table:table-cell table:style-name="ce102" table:number-columns-repeated="2"/>
          <table:table-cell table:style-name="ce125"/>
          <table:table-cell table:style-name="ce137" office:value-type="string" calcext:value-type="string">
            <text:p>cannett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168" table:formula="of:=JSONDECHETS([.A47];[.B47];[.C47];[.D47];[.E47];[.F47];[.T47];[.U47];[.G47];[.H47];[.K47];[.L47];[.M47];[.N47];[.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psuleCafe</text:p>
          </table:table-cell>
          <table:table-cell table:style-name="ce102" office:value-type="string" calcext:value-type="string">
            <text:p>capsule café</text:p>
          </table:table-cell>
          <table:table-cell table:style-name="ce102" office:value-type="string" calcext:value-type="string">
            <text:p>capsule coffee</text:p>
          </table:table-cell>
          <table:table-cell table:style-name="ce102" office:value-type="string" calcext:value-type="string">
            <text:p>cu_metal</text:p>
          </table:table-cell>
          <table:table-cell table:style-name="ce102" office:value-type="string" calcext:value-type="string">
            <text:p>cat_omr</text:p>
          </table:table-cell>
          <table:table-cell table:style-name="ce104"/>
          <table:table-cell table:style-name="ce102" office:value-type="string" calcext:value-type="string">
            <text:p>capsule de café, capsule métal ou plastique dosette café</text:p>
          </table:table-cell>
          <table:table-cell table:style-name="ce102" office:value-type="string" calcext:value-type="string">
            <text:p>coffee capsule, metal or plastic capsule coffee pod</text:p>
          </table:table-cell>
          <table:table-cell table:number-columns-repeated="2" table:style-name="ce102" office:value-type="string" calcext:value-type="string">
            <text:p>nespresso</text:p>
          </table:table-cell>
          <table:table-cell table:style-name="ce125" office:value-type="string" calcext:value-type="string">
            <text:p>cons_nespresso,cons_trop_petit</text:p>
          </table:table-cell>
          <table:table-cell table:style-name="ce134" office:value-type="string" calcext:value-type="string">
            <text:p>dosette_cafe_plastiqu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168" table:formula="of:=JSONDECHETS([.A48];[.B48];[.C48];[.D48];[.E48];[.F48];[.T48];[.U48];[.G48];[.H48];[.K48];[.L48];[.M48];[.N48];[.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horsnantes,modco_bacbleunantes,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rtePostale</text:p>
          </table:table-cell>
          <table:table-cell table:style-name="ce102" office:value-type="string" calcext:value-type="string">
            <text:p>Carte postale</text:p>
          </table:table-cell>
          <table:table-cell table:style-name="ce102" office:value-type="string" calcext:value-type="string">
            <text:p>Post card</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carte postale</text:p>
          </table:table-cell>
          <table:table-cell table:style-name="ce102" office:value-type="string" calcext:value-type="string">
            <text:p>Post card</text:p>
          </table:table-cell>
          <table:table-cell table:style-name="ce102" table:number-columns-repeated="2"/>
          <table:table-cell table:style-name="ce125"/>
          <table:table-cell table:style-name="ce134" office:value-type="string" calcext:value-type="string">
            <text:p>carte_postal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168" table:formula="of:=JSONDECHETS([.A49];[.B49];[.C49];[.D49];[.E49];[.F49];[.T49];[.U49];[.G49];[.H49];[.K49];[.L49];[.M49];[.N49];[.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rtonPetitsOuGrands</text:p>
          </table:table-cell>
          <table:table-cell table:style-name="ce102" office:value-type="string" calcext:value-type="string">
            <text:p>Carton (petits ou grands)</text:p>
          </table:table-cell>
          <table:table-cell table:style-name="ce102" office:value-type="string" calcext:value-type="string">
            <text:p>Cardboard (small or large)</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carton (petit ou grands)</text:p>
          </table:table-cell>
          <table:table-cell table:style-name="ce102" office:value-type="string" calcext:value-type="string">
            <text:p>cardboard (small or large)</text:p>
          </table:table-cell>
          <table:table-cell table:style-name="ce102" table:number-columns-repeated="2"/>
          <table:table-cell table:style-name="ce125"/>
          <table:table-cell table:style-name="ce134" office:value-type="string" calcext:value-type="string">
            <text:p>carton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ou,grands,," calcext:value-type="string">
            <text:p>carton,petit,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168" table:formula="of:=JSONDECHETS([.A50];[.B50];[.C50];[.D50];[.E50];[.F50];[.T50];[.U50];[.G50];[.H50];[.K50];[.L50];[.M50];[.N50];[.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artouchesEncres</text:p>
          </table:table-cell>
          <table:table-cell table:style-name="ce102" office:value-type="string" calcext:value-type="string">
            <text:p>Cartouches encres</text:p>
          </table:table-cell>
          <table:table-cell table:style-name="ce102" office:value-type="string" calcext:value-type="string">
            <text:p>Ink cartridges</text:p>
          </table:table-cell>
          <table:table-cell table:style-name="ce102" office:value-type="string" calcext:value-type="string">
            <text:p>cu_toxique</text:p>
          </table:table-cell>
          <table:table-cell table:style-name="ce115" office:value-type="string" calcext:value-type="string">
            <text:p>cat_cartouche</text:p>
          </table:table-cell>
          <table:table-cell/>
          <table:table-cell table:style-name="ce102" office:value-type="string" calcext:value-type="string">
            <text:p>cartouche encres</text:p>
          </table:table-cell>
          <table:table-cell table:style-name="ce102" office:value-type="string" calcext:value-type="string">
            <text:p>ink cartridges</text:p>
          </table:table-cell>
          <table:table-cell table:style-name="ce102" table:number-columns-repeated="2"/>
          <table:table-cell table:style-name="ce125"/>
          <table:table-cell table:style-name="ce134" office:value-type="string" calcext:value-type="string">
            <text:p>cartouches_imprimantes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encres," calcext:value-type="string">
            <text:p>cartouche,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168" table:formula="of:=JSONDECHETS([.A51];[.B51];[.C51];[.D51];[.E51];[.F51];[.T51];[.U51];[.G51];[.H51];[.K51];[.L51];[.M51];[.N51];[.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dDvdK7</text:p>
          </table:table-cell>
          <table:table-cell table:style-name="ce102" office:value-type="string" calcext:value-type="string">
            <text:p>CD/DVD/K7</text:p>
          </table:table-cell>
          <table:table-cell table:style-name="ce102" office:value-type="string" calcext:value-type="string">
            <text:p>CD / DVD / K7</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CD/DVD/K7, cassette audio, cassette vidéo, appareil photo, caméra</text:p>
          </table:table-cell>
          <table:table-cell table:style-name="ce102" office:value-type="string" calcext:value-type="string">
            <text:p>CD / DVD / K7, audio cassettes, video cassettes</text:p>
          </table:table-cell>
          <table:table-cell table:style-name="ce102" table:number-columns-repeated="3"/>
          <table:table-cell table:style-name="ce125" office:value-type="string" calcext:value-type="string">
            <text:p>cd_sansemballage_mini.png</text:p>
          </table:table-cell>
          <table:table-cell table:style-name="ce134" office:value-type="string" calcext:value-type="string">
            <text:p>pochette_cd_mini.png</text:p>
          </table:table-cell>
          <table:table-cell table:style-name="ce123" office:value-type="string" calcext:value-type="string">
            <text:p>MieuxTrierANantes 02/2015</text:p>
          </table:table-cell>
          <table:table-cell table:style-name="ce123" table:number-columns-repeated="3"/>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appareil,photo,camera," calcext:value-type="string">
            <text:p>cd/dvd/k7,cassette,audio,cassette,video,appareil,photo,camera,</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168" table:formula="of:=JSONDECHETS([.A52];[.B52];[.C52];[.D52];[.E52];[.F52];[.T52];[.U52];[.G52];[.H52];[.K52];[.L52];[.M52];[.N52];[.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haussureEnBonEtat</text:p>
          </table:table-cell>
          <table:table-cell table:style-name="ce102" office:value-type="string" calcext:value-type="string">
            <text:p>Chaussure bon état</text:p>
          </table:table-cell>
          <table:table-cell table:style-name="ce102" office:value-type="string" calcext:value-type="string">
            <text:p>Good shoe</text:p>
          </table:table-cell>
          <table:table-cell table:style-name="ce102" office:value-type="string" calcext:value-type="string">
            <text:p>cu_vetementtissu</text:p>
          </table:table-cell>
          <table:table-cell table:style-name="ce102" office:value-type="string" calcext:value-type="string">
            <text:p>cat_vetement</text:p>
          </table:table-cell>
          <table:table-cell table:style-name="ce102"/>
          <table:table-cell table:style-name="ce104" office:value-type="string" calcext:value-type="string">
            <text:p>chaussure en bon état, bote en bon état</text:p>
          </table:table-cell>
          <table:table-cell table:style-name="ce104" office:value-type="string" calcext:value-type="string">
            <text:p>shoe in good condition, in good condition bote</text:p>
          </table:table-cell>
          <table:table-cell table:style-name="ce104" table:number-columns-repeated="2"/>
          <table:table-cell table:style-name="ce102"/>
          <table:table-cell table:style-name="ce125" office:value-type="string" calcext:value-type="string">
            <text:p>chaussures_mini.png</text:p>
          </table:table-cell>
          <table:table-cell table:style-name="ce114"/>
          <table:table-cell table:style-name="ce155" office:value-type="string" calcext:value-type="string">
            <text:p>MieuxTrierANantes 02/2015</text:p>
          </table:table-cell>
          <table:table-cell table:style-name="ce155" table:number-columns-repeated="3"/>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168" table:formula="of:=JSONDECHETS([.A53];[.B53];[.C53];[.D53];[.E53];[.F53];[.T53];[.U53];[.G53];[.H53];[.K53];[.L53];[.M53];[.N53];[.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haussuresUsagees</text:p>
          </table:table-cell>
          <table:table-cell table:style-name="ce102" office:value-type="string" calcext:value-type="string">
            <text:p>Chaussures usagées</text:p>
          </table:table-cell>
          <table:table-cell table:style-name="ce102" office:value-type="string" calcext:value-type="string">
            <text:p>Used shoes</text:p>
          </table:table-cell>
          <table:table-cell table:style-name="ce102" office:value-type="string" calcext:value-type="string">
            <text:p>cu_vetementtissu</text:p>
          </table:table-cell>
          <table:table-cell table:style-name="ce102" office:value-type="string" calcext:value-type="string">
            <text:p>cat_omr</text:p>
          </table:table-cell>
          <table:table-cell table:style-name="ce102"/>
          <table:table-cell table:style-name="ce102" office:value-type="string" calcext:value-type="string">
            <text:p>chaussure usagées, bote usagée, chaussure en mauvais état</text:p>
          </table:table-cell>
          <table:table-cell table:style-name="ce102" office:value-type="string" calcext:value-type="string">
            <text:p>used shoes, used bote, worn footwear</text:p>
          </table:table-cell>
          <table:table-cell table:style-name="ce102" table:number-columns-repeated="3"/>
          <table:table-cell table:style-name="ce138" office:value-type="string" calcext:value-type="string">
            <text:p>images_non_libres_temp/chaussures_usagees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usagees,bote,usagee,chaussure,mauvais,etat," calcext:value-type="string">
            <text:p>chaussure,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168" table:formula="of:=JSONDECHETS([.A54];[.B54];[.C54];[.D54];[.E54];[.F54];[.T54];[.U54];[.G54];[.H54];[.K54];[.L54];[.M54];[.N54];[.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igarette</text:p>
          </table:table-cell>
          <table:table-cell table:number-columns-repeated="2" table:style-name="ce102" office:value-type="string" calcext:value-type="string">
            <text:p>Cigarette</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cigarette, mégot, cigare</text:p>
          </table:table-cell>
          <table:table-cell table:style-name="ce102" office:value-type="string" calcext:value-type="string">
            <text:p>cigarette, cigarette, cigar</text:p>
          </table:table-cell>
          <table:table-cell table:style-name="ce102" table:number-columns-repeated="2"/>
          <table:table-cell table:style-name="ce125"/>
          <table:table-cell table:style-name="ce134" office:value-type="string" calcext:value-type="string">
            <text:p>megot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168" table:formula="of:=JSONDECHETS([.A55];[.B55];[.C55];[.D55];[.E55];[.F55];[.T55];[.U55];[.G55];[.H55];[.K55];[.L55];[.M55];[.N55];[.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lasseur</text:p>
          </table:table-cell>
          <table:table-cell table:style-name="ce102" office:value-type="string" calcext:value-type="string">
            <text:p>Classeur</text:p>
          </table:table-cell>
          <table:table-cell table:style-name="ce102" office:value-type="string" calcext:value-type="string">
            <text:p>Binder</text:p>
          </table:table-cell>
          <table:table-cell table:style-name="ce102" office:value-type="string" calcext:value-type="string">
            <text:p>cu_papierscartons</text:p>
          </table:table-cell>
          <table:table-cell table:style-name="ce102" office:value-type="string" calcext:value-type="string">
            <text:p>cat_omr</text:p>
          </table:table-cell>
          <table:table-cell table:style-name="ce102"/>
          <table:table-cell table:style-name="ce102" office:value-type="string" calcext:value-type="string">
            <text:p>classeur</text:p>
          </table:table-cell>
          <table:table-cell table:style-name="ce102" office:value-type="string" calcext:value-type="string">
            <text:p>binder</text:p>
          </table:table-cell>
          <table:table-cell table:style-name="ce102" table:number-columns-repeated="2"/>
          <table:table-cell table:style-name="ce125"/>
          <table:table-cell table:style-name="ce134" office:value-type="string" calcext:value-type="string">
            <text:p>classeur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168" table:formula="of:=JSONDECHETS([.A56];[.B56];[.C56];[.D56];[.E56];[.F56];[.T56];[.U56];[.G56];[.H56];[.K56];[.L56];[.M56];[.N56];[.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lles</text:p>
          </table:table-cell>
          <table:table-cell table:style-name="ce102" office:value-type="string" calcext:value-type="string">
            <text:p>Colles</text:p>
          </table:table-cell>
          <table:table-cell table:style-name="ce102" office:value-type="string" calcext:value-type="string">
            <text:p>Glues</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colles</text:p>
          </table:table-cell>
          <table:table-cell table:style-name="ce102" office:value-type="string" calcext:value-type="string">
            <text:p>glues</text:p>
          </table:table-cell>
          <table:table-cell table:style-name="ce102" table:number-columns-repeated="2"/>
          <table:table-cell table:style-name="ce125"/>
          <table:table-cell table:style-name="ce134" office:value-type="string" calcext:value-type="string">
            <text:p>colle_a_bois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168" table:formula="of:=JSONDECHETS([.A57];[.B57];[.C57];[.D57];[.E57];[.F57];[.T57];[.U57];[.G57];[.H57];[.K57];[.L57];[.M57];[.N57];[.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ngelateurs</text:p>
          </table:table-cell>
          <table:table-cell table:style-name="ce102" office:value-type="string" calcext:value-type="string">
            <text:p>congélateurs</text:p>
          </table:table-cell>
          <table:table-cell table:style-name="ce102" office:value-type="string" calcext:value-type="string">
            <text:p>Freezers</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congélateurs</text:p>
          </table:table-cell>
          <table:table-cell table:style-name="ce102" office:value-type="string" calcext:value-type="string">
            <text:p>Freezers</text:p>
          </table:table-cell>
          <table:table-cell table:style-name="ce102" table:number-columns-repeated="2"/>
          <table:table-cell table:style-name="ce125"/>
          <table:table-cell table:style-name="ce134" office:value-type="string" calcext:value-type="string">
            <text:p>congelateur_mini.png</text:p>
          </table:table-cell>
          <table:table-cell table:style-name="ce114"/>
          <table:table-cell table:style-name="ce153" office:value-type="string" calcext:value-type="string">
            <text:p>MieuxTrierANantes 02/2015</text:p>
          </table:table-cell>
          <table:table-cell table:style-name="ce153" table:number-columns-repeated="3"/>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168" table:formula="of:=JSONDECHETS([.A58];[.B58];[.C58];[.D58];[.E58];[.F58];[.T58];[.U58];[.G58];[.H58];[.K58];[.L58];[.M58];[.N58];[.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tonTige</text:p>
          </table:table-cell>
          <table:table-cell table:style-name="ce102" office:value-type="string" calcext:value-type="string">
            <text:p>Coton tige</text:p>
          </table:table-cell>
          <table:table-cell table:style-name="ce102" office:value-type="string" calcext:value-type="string">
            <text:p>Q-tip</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coton tige</text:p>
          </table:table-cell>
          <table:table-cell table:style-name="ce102" office:value-type="string" calcext:value-type="string">
            <text:p>Q-tip</text:p>
          </table:table-cell>
          <table:table-cell table:style-name="ce102" table:number-columns-repeated="2"/>
          <table:table-cell table:style-name="ce125"/>
          <table:table-cell table:style-name="ce134" office:value-type="string" calcext:value-type="string">
            <text:p>cotons_tiges_mini.png</text:p>
          </table:table-cell>
          <table:table-cell table:style-name="ce114"/>
          <table:table-cell table:style-name="ce150" office:value-type="string" calcext:value-type="string">
            <text:p>MieuxTrierANantes 02/2015</text:p>
          </table:table-cell>
          <table:table-cell table:style-name="ce150" office:value-type="string" calcext:value-type="string">
            <text:p>Cre (Claire Renoulin)</text:p>
          </table:table-cell>
          <table:table-cell table:style-name="ce156" office:value-type="string" calcext:value-type="string">
            <text:p>Cre</text:p>
          </table:table-cell>
          <table:table-cell table:style-name="ce150"/>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168" table:formula="of:=JSONDECHETS([.A59];[.B59];[.C59];[.D59];[.E59];[.F59];[.T59];[.U59];[.G59];[.H59];[.K59];[.L59];[.M59];[.N59];[.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ucheBebe</text:p>
          </table:table-cell>
          <table:table-cell table:style-name="ce102" office:value-type="string" calcext:value-type="string">
            <text:p>Couche bébé</text:p>
          </table:table-cell>
          <table:table-cell table:style-name="ce102" office:value-type="string" calcext:value-type="string">
            <text:p>Baby's diaper</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couche bébé</text:p>
          </table:table-cell>
          <table:table-cell table:style-name="ce102" office:value-type="string" calcext:value-type="string">
            <text:p>baby's diaper</text:p>
          </table:table-cell>
          <table:table-cell table:style-name="ce102" table:number-columns-repeated="2"/>
          <table:table-cell table:style-name="ce125" office:value-type="string" calcext:value-type="string">
            <text:p>cons_dec_coucheBebe</text:p>
          </table:table-cell>
          <table:table-cell table:style-name="ce134" office:value-type="string" calcext:value-type="string">
            <text:p>couche_beb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168" table:formula="of:=JSONDECHETS([.A60];[.B60];[.C60];[.D60];[.E60];[.F60];[.T60];[.U60];[.G60];[.H60];[.K60];[.L60];[.M60];[.N60];[.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uverclePotEnVerre</text:p>
          </table:table-cell>
          <table:table-cell table:style-name="ce102" office:value-type="string" calcext:value-type="string">
            <text:p>Couvercle métallique</text:p>
          </table:table-cell>
          <table:table-cell table:style-name="ce102" office:value-type="string" calcext:value-type="string">
            <text:p>Metal cover</text:p>
          </table:table-cell>
          <table:table-cell table:style-name="ce102" office:value-type="string" calcext:value-type="string">
            <text:p>cu_metal</text:p>
          </table:table-cell>
          <table:table-cell table:style-name="ce102" office:value-type="string" calcext:value-type="string">
            <text:p>cat_omr</text:p>
          </table:table-cell>
          <table:table-cell table:style-name="ce102"/>
          <table:table-cell table:style-name="ce102" office:value-type="string" calcext:value-type="string">
            <text:p>couvercle de pot en verre, couvercle métallique, capsule bière, opercule</text:p>
          </table:table-cell>
          <table:table-cell table:style-name="ce102" office:value-type="string" calcext:value-type="string">
            <text:p>glass jar cover, metal cover, beer capsule,cap</text:p>
          </table:table-cell>
          <table:table-cell table:style-name="ce102" table:number-columns-repeated="2"/>
          <table:table-cell table:style-name="ce125" office:value-type="string" calcext:value-type="string">
            <text:p>cons_trop_petit</text:p>
          </table:table-cell>
          <table:table-cell table:style-name="ce134" office:value-type="string" calcext:value-type="string">
            <text:p>couvercle_bocal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168" table:formula="of:=JSONDECHETS([.A61];[.B61];[.C61];[.D61];[.E61];[.F61];[.T61];[.U61];[.G61];[.H61];[.K61];[.L61];[.M61];[.N61];[.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horsnantes,modco_bacbleunantes,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ouverts</text:p>
          </table:table-cell>
          <table:table-cell table:style-name="ce102" office:value-type="string" calcext:value-type="string">
            <text:p>Couverts</text:p>
          </table:table-cell>
          <table:table-cell table:style-name="ce102" office:value-type="string" calcext:value-type="string">
            <text:p>Cutlery</text:p>
          </table:table-cell>
          <table:table-cell table:style-name="ce102" office:value-type="string" calcext:value-type="string">
            <text:p>cu_metal</text:p>
          </table:table-cell>
          <table:table-cell table:style-name="ce102" office:value-type="string" calcext:value-type="string">
            <text:p>cat_omr</text:p>
          </table:table-cell>
          <table:table-cell table:style-name="ce102"/>
          <table:table-cell table:style-name="ce102" office:value-type="string" calcext:value-type="string">
            <text:p>couverts, couteau, cuillère, fourchette</text:p>
          </table:table-cell>
          <table:table-cell table:style-name="ce102" office:value-type="string" calcext:value-type="string">
            <text:p>cutlery,knife, spoon, fork</text:p>
          </table:table-cell>
          <table:table-cell table:style-name="ce102" table:number-columns-repeated="2"/>
          <table:table-cell table:style-name="ce125"/>
          <table:table-cell table:style-name="ce134" office:value-type="string" calcext:value-type="string">
            <text:p>fourchette_mini.png</text:p>
          </table:table-cell>
          <table:table-cell table:style-name="ce114" office:value-type="string" calcext:value-type="string">
            <text:p>couteau_mini.png, cuillere_mini.png</text:p>
          </table:table-cell>
          <table:table-cell table:style-name="ce123" office:value-type="string" calcext:value-type="string">
            <text:p>MieuxTrierANantes 02/2015</text:p>
          </table:table-cell>
          <table:table-cell table:style-name="ce123" table:number-columns-repeated="3"/>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168" table:formula="of:=JSONDECHETS([.A62];[.B62];[.C62];[.D62];[.E62];[.F62];[.T62];[.U62];[.G62];[.H62];[.K62];[.L62];[.M62];[.N62];[.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horsnantes,modco_bacbleunantes,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remeEnTube</text:p>
          </table:table-cell>
          <table:table-cell table:style-name="ce107" office:value-type="string" calcext:value-type="string">
            <text:p>Crème en tube</text:p>
          </table:table-cell>
          <table:table-cell table:style-name="ce107" office:value-type="string" calcext:value-type="string">
            <text:p>Tube cream</text:p>
          </table:table-cell>
          <table:table-cell table:style-name="ce107" office:value-type="string" calcext:value-type="string">
            <text:p>cu_plastique</text:p>
          </table:table-cell>
          <table:table-cell table:style-name="ce107" office:value-type="string" calcext:value-type="string">
            <text:p>cat_omr</text:p>
          </table:table-cell>
          <table:table-cell table:style-name="ce107"/>
          <table:table-cell table:style-name="ce107" office:value-type="string" calcext:value-type="string">
            <text:p>crème en tube</text:p>
          </table:table-cell>
          <table:table-cell table:style-name="ce107" office:value-type="string" calcext:value-type="string">
            <text:p>cream tube</text:p>
          </table:table-cell>
          <table:table-cell table:style-name="ce107" table:number-columns-repeated="2"/>
          <table:table-cell table:style-name="ce127"/>
          <table:table-cell table:style-name="ce139" office:value-type="string" calcext:value-type="string">
            <text:p>creme_main_mini.png</text:p>
          </table:table-cell>
          <table:table-cell table:style-name="ce147"/>
          <table:table-cell table:style-name="ce150" office:value-type="string" calcext:value-type="string">
            <text:p>MieuxTrierANantes 02/2015</text:p>
          </table:table-cell>
          <table:table-cell table:style-name="ce150" table:number-columns-repeated="3"/>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168" table:formula="of:=JSONDECHETS([.A63];[.B63];[.C63];[.D63];[.E63];[.F63];[.T63];[.U63];[.G63];[.H63];[.K63];[.L63];[.M63];[.N63];[.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horsnantes,modco_bacbleunantes,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cremeEtDentifriceTube</text:p>
          </table:table-cell>
          <table:table-cell table:style-name="ce102" office:value-type="string" calcext:value-type="string">
            <text:p>Crème et dentifrice (tube)</text:p>
          </table:table-cell>
          <table:table-cell table:style-name="ce102" office:value-type="string" calcext:value-type="string">
            <text:p>Cream and toothpaste (tube)</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4"/>
          <table:table-cell table:style-name="ce102" office:value-type="string" calcext:value-type="string">
            <text:p>crème et dentifrice (tube), crème en tube, tube de dentifrice</text:p>
          </table:table-cell>
          <table:table-cell table:style-name="ce102" office:value-type="string" calcext:value-type="string">
            <text:p>cream and toothpaste (tube), tube cream, toothpaste</text:p>
          </table:table-cell>
          <table:table-cell table:style-name="ce102" table:number-columns-repeated="2"/>
          <table:table-cell table:style-name="ce110" office:value-type="string" calcext:value-type="string">
            <text:p>cons_bouchonamour</text:p>
          </table:table-cell>
          <table:table-cell table:style-name="ce134" office:value-type="string" calcext:value-type="string">
            <text:p>dentifrice_mini.png</text:p>
          </table:table-cell>
          <table:table-cell table:style-name="ce114" office:value-type="string" calcext:value-type="string">
            <text:p>creme_main_mini.png</text:p>
          </table:table-cell>
          <table:table-cell table:style-name="ce150" office:value-type="string" calcext:value-type="string">
            <text:p>MieuxTrierANantes 02/2015</text:p>
          </table:table-cell>
          <table:table-cell table:style-name="ce150" table:number-columns-repeated="3"/>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168" table:formula="of:=JSONDECHETS([.A64];[.B64];[.C64];[.D64];[.E64];[.F64];[.T64];[.U64];[.G64];[.H64];[.K64];[.L64];[.M64];[.N64];[.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horsnantes,modco_bacbleunantes,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deboucheurLiquide</text:p>
          </table:table-cell>
          <table:table-cell table:style-name="ce102" office:value-type="string" calcext:value-type="string">
            <text:p>Déboucheur liquide</text:p>
          </table:table-cell>
          <table:table-cell table:style-name="ce102" office:value-type="string" calcext:value-type="string">
            <text:p>Liquid drain cleaner</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déboucheur liquide</text:p>
          </table:table-cell>
          <table:table-cell table:style-name="ce102" office:value-type="string" calcext:value-type="string">
            <text:p>Liquid drain cleaner</text:p>
          </table:table-cell>
          <table:table-cell table:style-name="ce102" table:number-columns-repeated="2"/>
          <table:table-cell table:style-name="ce125"/>
          <table:table-cell table:style-name="ce134" office:value-type="string" calcext:value-type="string">
            <text:p>desinfectant_toilette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168" table:formula="of:=JSONDECHETS([.A65];[.B65];[.C65];[.D65];[.E65];[.F65];[.T65];[.U65];[.G65];[.H65];[.K65];[.L65];[.M65];[.N65];[.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deodorantStick</text:p>
          </table:table-cell>
          <table:table-cell table:style-name="ce107" office:value-type="string" calcext:value-type="string">
            <text:p>Déodorant stick</text:p>
          </table:table-cell>
          <table:table-cell table:style-name="ce107" office:value-type="string" calcext:value-type="string">
            <text:p>Deodorant stick</text:p>
          </table:table-cell>
          <table:table-cell table:style-name="ce107" office:value-type="string" calcext:value-type="string">
            <text:p>cu_divers</text:p>
          </table:table-cell>
          <table:table-cell table:style-name="ce107" office:value-type="string" calcext:value-type="string">
            <text:p>cat_omr</text:p>
          </table:table-cell>
          <table:table-cell table:style-name="ce107"/>
          <table:table-cell table:style-name="ce107" office:value-type="string" calcext:value-type="string">
            <text:p>déodorant stick, déodorant à bille</text:p>
          </table:table-cell>
          <table:table-cell table:style-name="ce107" office:value-type="string" calcext:value-type="string">
            <text:p>deodorant stick, deodorant ball</text:p>
          </table:table-cell>
          <table:table-cell table:style-name="ce107" table:number-columns-repeated="2"/>
          <table:table-cell table:style-name="ce127"/>
          <table:table-cell table:style-name="ce136" office:value-type="string" calcext:value-type="string">
            <text:p>stick_deodorant.png</text:p>
          </table:table-cell>
          <table:table-cell table:style-name="ce147"/>
          <table:table-cell table:style-name="ce150" office:value-type="string" calcext:value-type="string">
            <text:p>MieuxTrierANantes 01/2015</text:p>
          </table:table-cell>
          <table:table-cell table:style-name="ce150" table:number-columns-repeated="3"/>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168" table:formula="of:=JSONDECHETS([.A66];[.B66];[.C66];[.D66];[.E66];[.F66];[.T66];[.U66];[.G66];[.H66];[.K66];[.L66];[.M66];[.N66];[.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detachant</text:p>
          </table:table-cell>
          <table:table-cell table:style-name="ce102" office:value-type="string" calcext:value-type="string">
            <text:p>Détachant</text:p>
          </table:table-cell>
          <table:table-cell table:style-name="ce102" office:value-type="string" calcext:value-type="string">
            <text:p>Stain</text:p>
          </table:table-cell>
          <table:table-cell table:style-name="ce102" office:value-type="string" calcext:value-type="string">
            <text:p>cu_toxique</text:p>
          </table:table-cell>
          <table:table-cell table:style-name="ce102" office:value-type="string" calcext:value-type="string">
            <text:p>cat_ddm</text:p>
          </table:table-cell>
          <table:table-cell/>
          <table:table-cell table:style-name="ce102" office:value-type="string" calcext:value-type="string">
            <text:p>détachant (c'est un produit toxique)</text:p>
          </table:table-cell>
          <table:table-cell table:style-name="ce102" office:value-type="string" calcext:value-type="string">
            <text:p>stain (that is toxic)</text:p>
          </table:table-cell>
          <table:table-cell table:style-name="ce102" table:number-columns-repeated="2"/>
          <table:table-cell table:style-name="ce125" office:value-type="string" calcext:value-type="string">
            <text:p>cons_pasbouchonamour</text:p>
          </table:table-cell>
          <table:table-cell table:style-name="ce134" office:value-type="string" calcext:value-type="string">
            <text:p>detacheur_universel_vetement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165"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168" table:formula="of:=JSONDECHETS([.A67];[.B67];[.C67];[.D67];[.E67];[.F67];[.T67];[.U67];[.G67];[.H67];[.K67];[.L67];[.M67];[.N67];[.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diamant</text:p>
          </table:table-cell>
          <table:table-cell table:style-name="ce102" office:value-type="string" calcext:value-type="string">
            <text:p>Diamant</text:p>
          </table:table-cell>
          <table:table-cell table:style-name="ce111" office:value-type="string" calcext:value-type="string">
            <text:p>Diamond </text:p>
          </table:table-cell>
          <table:table-cell table:style-name="ce102" office:value-type="string" calcext:value-type="string">
            <text:p>cu_divers</text:p>
          </table:table-cell>
          <table:table-cell table:style-name="ce102" office:value-type="string" calcext:value-type="string">
            <text:p>cat_humour</text:p>
          </table:table-cell>
          <table:table-cell/>
          <table:table-cell table:style-name="ce102" office:value-type="string" calcext:value-type="string">
            <text:p>diamant,pierre précieuse</text:p>
          </table:table-cell>
          <table:table-cell table:style-name="ce102" office:value-type="string" calcext:value-type="string">
            <text:p>diamond,precious stone</text:p>
          </table:table-cell>
          <table:table-cell table:style-name="ce102" table:number-columns-repeated="2"/>
          <table:table-cell table:style-name="ce125"/>
          <table:table-cell table:style-name="ce134" office:value-type="string" calcext:value-type="string">
            <text:p>images_externes_libres/diamant.png</text:p>
          </table:table-cell>
          <table:table-cell table:style-name="ce114"/>
          <table:table-cell table:style-name="ce150" office:value-type="string" calcext:value-type="string">
            <text:p>MieuxTrierANantes 10/2017</text:p>
          </table:table-cell>
          <table:table-cell table:style-name="ce150" table:number-columns-repeated="2"/>
          <table:table-cell table:style-name="ce102"/>
          <table:table-cell/>
          <table:table-cell table:formula="of:=SUBSTITUTE([.L68];&quot;_petit&quot;;&quot;&quot;)" office:value-type="string" office:string-value="images_externes_libres/diamant.png" calcext:value-type="string">
            <text:p>images_externes_libres/diamant.png</text:p>
          </table:table-cell>
          <table:table-cell table:style-name="ce165" table:formula="of:=CONCATENATE(UTILTRANSFORMEENMOTSCLES([.G68]);&quot;,&quot;;[.I68])" office:value-type="string" office:string-value="diamant,pierre,precieuse," calcext:value-type="string">
            <text:p>diamant,pierre,precieuse,</text:p>
          </table:table-cell>
          <table:table-cell table:formula="of:=CONCATENATE(UTILTRANSFORMEENMOTSCLES([.H68]);&quot;,&quot;;[.J68])" office:value-type="string" office:string-value="diamond,precious,stone," calcext:value-type="string">
            <text:p>diamond,precious,stone,</text:p>
          </table:table-cell>
          <table:table-cell table:number-columns-repeated="2"/>
          <table:table-cell table:style-name="ce168" table:formula="of:=JSONDECHETS([.A68];[.B68];[.C68];[.D68];[.E68];[.F68];[.T68];[.U68];[.G68];[.H68];[.K68];[.L68];[.M68];[.N68];[.P68])"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auJavel</text:p>
          </table:table-cell>
          <table:table-cell table:style-name="ce102" office:value-type="string" calcext:value-type="string">
            <text:p>Eau Javel</text:p>
          </table:table-cell>
          <table:table-cell table:style-name="ce102" office:value-type="string" calcext:value-type="string">
            <text:p>Javel water</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eau de Javel</text:p>
          </table:table-cell>
          <table:table-cell table:style-name="ce102" office:value-type="string" calcext:value-type="string">
            <text:p>bleach</text:p>
          </table:table-cell>
          <table:table-cell table:style-name="ce102" table:number-columns-repeated="2"/>
          <table:table-cell table:style-name="ce125" office:value-type="string" calcext:value-type="string">
            <text:p>cons_pasbouchonamour</text:p>
          </table:table-cell>
          <table:table-cell table:style-name="ce134" office:value-type="string" calcext:value-type="string">
            <text:p>bouteille_eau_de_javel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sdb</text:p>
          </table:table-cell>
          <table:table-cell/>
          <table:table-cell table:formula="of:=SUBSTITUTE([.L69];&quot;_petit&quot;;&quot;&quot;)" office:value-type="string" office:string-value="bouteille_eau_de_javel_mini.png" calcext:value-type="string">
            <text:p>bouteille_eau_de_javel_mini.png</text:p>
          </table:table-cell>
          <table:table-cell table:formula="of:=CONCATENATE(UTILTRANSFORMEENMOTSCLES([.G69]);&quot;,&quot;;[.I69])" office:value-type="string" office:string-value="eau,javel," calcext:value-type="string">
            <text:p>eau,javel,</text:p>
          </table:table-cell>
          <table:table-cell table:formula="of:=CONCATENATE(UTILTRANSFORMEENMOTSCLES([.H69]);&quot;,&quot;;[.J69])" office:value-type="string" office:string-value="bleach," calcext:value-type="string">
            <text:p>bleach,</text:p>
          </table:table-cell>
          <table:table-cell table:number-columns-repeated="2"/>
          <table:table-cell table:style-name="ce168" table:formula="of:=JSONDECHETS([.A69];[.B69];[.C69];[.D69];[.E69];[.F69];[.T69];[.U69];[.G69];[.H69];[.K69];[.L69];[.M69];[.N69];[.P69])"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mballagesEnCartonPlat</text:p>
          </table:table-cell>
          <table:table-cell table:style-name="ce102" office:value-type="string" calcext:value-type="string">
            <text:p>Emballages carton plat</text:p>
          </table:table-cell>
          <table:table-cell table:style-name="ce102" office:value-type="string" calcext:value-type="string">
            <text:p>Boxboard packaging</text:p>
          </table:table-cell>
          <table:table-cell table:style-name="ce102" office:value-type="string" calcext:value-type="string">
            <text:p>cu_papierscartons</text:p>
          </table:table-cell>
          <table:table-cell table:style-name="ce116" office:value-type="string" calcext:value-type="string">
            <text:p>cat_papiercarton</text:p>
          </table:table-cell>
          <table:table-cell table:style-name="ce102"/>
          <table:table-cell table:style-name="ce102" office:value-type="string" calcext:value-type="string">
            <text:p>emballage en carton plat, Suremballage carton, cartonnette, céréale, pizza</text:p>
          </table:table-cell>
          <table:table-cell table:style-name="ce102" office:value-type="string" calcext:value-type="string">
            <text:p>boxboard packaging, Overwrapping cardboard, cardboard, cereal box, pizza box</text:p>
          </table:table-cell>
          <table:table-cell table:style-name="ce102" table:number-columns-repeated="2"/>
          <table:table-cell table:style-name="ce125" office:value-type="string" calcext:value-type="string">
            <text:p>cons_souille</text:p>
          </table:table-cell>
          <table:table-cell table:style-name="ce134" office:value-type="string" calcext:value-type="string">
            <text:p>cartonett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70];&quot;_petit&quot;;&quot;&quot;)" office:value-type="string" office:string-value="cartonette_mini.png" calcext:value-type="string">
            <text:p>cartonette_mini.png</text:p>
          </table:table-cell>
          <table:table-cell table:formula="of:=CONCATENATE(UTILTRANSFORMEENMOTSCLES([.G70]);&quot;,&quot;;[.I70])" office:value-type="string" office:string-value="emballage,carton,plat,suremballage,carton,cartonnette,cereale,pizza," calcext:value-type="string">
            <text:p>emballage,carton,plat,suremballage,carton,cartonnette,cereale,pizza,</text:p>
          </table:table-cell>
          <table:table-cell table:formula="of:=CONCATENATE(UTILTRANSFORMEENMOTSCLES([.H70]);&quot;,&quot;;[.J70])"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68" table:formula="of:=JSONDECHETS([.A70];[.B70];[.C70];[.D70];[.E70];[.F70];[.T70];[.U70];[.G70];[.H70];[.K70];[.L70];[.M70];[.N70];[.P70])"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ngraisChimiques</text:p>
          </table:table-cell>
          <table:table-cell table:style-name="ce107" office:value-type="string" calcext:value-type="string">
            <text:p>Engrais chimiques</text:p>
          </table:table-cell>
          <table:table-cell table:style-name="ce107" office:value-type="string" calcext:value-type="string">
            <text:p>Chemical fertilizers</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engrais chimiques</text:p>
          </table:table-cell>
          <table:table-cell table:style-name="ce107" office:value-type="string" calcext:value-type="string">
            <text:p>chemical fertilizers</text:p>
          </table:table-cell>
          <table:table-cell table:style-name="ce107" table:number-columns-repeated="2"/>
          <table:table-cell table:style-name="ce127"/>
          <table:table-cell table:style-name="ce135" office:value-type="string" calcext:value-type="string">
            <text:p>images_non_libres_temp/engrais_mini.png</text:p>
          </table:table-cell>
          <table:table-cell table:style-name="ce147"/>
          <table:table-cell table:style-name="ce152" office:value-type="string" calcext:value-type="string">
            <text:p>MieuxTrierANantes 02/2015</text:p>
          </table:table-cell>
          <table:table-cell table:style-name="ce152" table:number-columns-repeated="2"/>
          <table:table-cell table:style-name="ce107" office:value-type="string" calcext:value-type="string">
            <text:p>scu_toxiquejardin</text:p>
          </table:table-cell>
          <table:table-cell/>
          <table:table-cell table:formula="of:=SUBSTITUTE([.L71];&quot;_petit&quot;;&quot;&quot;)" office:value-type="string" office:string-value="images_non_libres_temp/engrais_mini.png" calcext:value-type="string">
            <text:p>images_non_libres_temp/engrais_mini.png</text:p>
          </table:table-cell>
          <table:table-cell table:formula="of:=CONCATENATE(UTILTRANSFORMEENMOTSCLES([.G71]);&quot;,&quot;;[.I71])" office:value-type="string" office:string-value="engrais,chimiques," calcext:value-type="string">
            <text:p>engrais,chimiques,</text:p>
          </table:table-cell>
          <table:table-cell table:formula="of:=CONCATENATE(UTILTRANSFORMEENMOTSCLES([.H71]);&quot;,&quot;;[.J71])" office:value-type="string" office:string-value="chemical,fertilizers," calcext:value-type="string">
            <text:p>chemical,fertilizers,</text:p>
          </table:table-cell>
          <table:table-cell table:number-columns-repeated="2"/>
          <table:table-cell table:style-name="ce168" table:formula="of:=JSONDECHETS([.A71];[.B71];[.C71];[.D71];[.E71];[.F71];[.T71];[.U71];[.G71];[.H71];[.K71];[.L71];[.M71];[.N71];[.P71])"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nveloppe</text:p>
          </table:table-cell>
          <table:table-cell table:style-name="ce102" office:value-type="string" calcext:value-type="string">
            <text:p>Enveloppe</text:p>
          </table:table-cell>
          <table:table-cell table:style-name="ce102" office:value-type="string" calcext:value-type="string">
            <text:p>Envelope</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enveloppe</text:p>
          </table:table-cell>
          <table:table-cell table:style-name="ce102" office:value-type="string" calcext:value-type="string">
            <text:p>envelope</text:p>
          </table:table-cell>
          <table:table-cell table:style-name="ce102" table:number-columns-repeated="2"/>
          <table:table-cell table:style-name="ce125" office:value-type="string" calcext:value-type="string">
            <text:p>cons_fenetre_enveloppe</text:p>
          </table:table-cell>
          <table:table-cell table:style-name="ce134" office:value-type="string" calcext:value-type="string">
            <text:p>enveloppes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72];&quot;_petit&quot;;&quot;&quot;)" office:value-type="string" office:string-value="enveloppes_mini.png" calcext:value-type="string">
            <text:p>enveloppes_mini.png</text:p>
          </table:table-cell>
          <table:table-cell table:formula="of:=CONCATENATE(UTILTRANSFORMEENMOTSCLES([.G72]);&quot;,&quot;;[.I72])" office:value-type="string" office:string-value="enveloppe," calcext:value-type="string">
            <text:p>enveloppe,</text:p>
          </table:table-cell>
          <table:table-cell table:formula="of:=CONCATENATE(UTILTRANSFORMEENMOTSCLES([.H72]);&quot;,&quot;;[.J72])" office:value-type="string" office:string-value="envelope," calcext:value-type="string">
            <text:p>envelope,</text:p>
          </table:table-cell>
          <table:table-cell table:number-columns-repeated="2"/>
          <table:table-cell table:style-name="ce168" table:formula="of:=JSONDECHETS([.A72];[.B72];[.C72];[.D72];[.E72];[.F72];[.T72];[.U72];[.G72];[.H72];[.K72];[.L72];[.M72];[.N72];[.P72])"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peluchuresRestesRepas</text:p>
          </table:table-cell>
          <table:table-cell table:style-name="ce102" office:value-type="string" calcext:value-type="string">
            <text:p>Épluchures / restes repas</text:p>
          </table:table-cell>
          <table:table-cell table:style-name="ce102" office:value-type="string" calcext:value-type="string">
            <text:p>Peelings / scraps meals</text:p>
          </table:table-cell>
          <table:table-cell table:style-name="ce112" office:value-type="string" calcext:value-type="string">
            <text:p>cu_vertbois</text:p>
          </table:table-cell>
          <table:table-cell table:style-name="ce102" office:value-type="string" calcext:value-type="string">
            <text:p>cat_organique</text:p>
          </table:table-cell>
          <table:table-cell table:style-name="ce102"/>
          <table:table-cell table:style-name="ce102" office:value-type="string" calcext:value-type="string">
            <text:p>épluchures, reste de repas, nourriture</text:p>
          </table:table-cell>
          <table:table-cell table:style-name="ce102" office:value-type="string" calcext:value-type="string">
            <text:p>peeling, food scraps, food</text:p>
          </table:table-cell>
          <table:table-cell table:style-name="ce102"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102"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125"/>
          <table:table-cell table:style-name="ce134" office:value-type="string" calcext:value-type="string">
            <text:p>epeluchure_mini.png</text:p>
          </table:table-cell>
          <table:table-cell table:style-name="ce114"/>
          <table:table-cell table:style-name="ce103" office:value-type="string" calcext:value-type="string">
            <text:p>MieuxTrierANantes 02/2015</text:p>
          </table:table-cell>
          <table:table-cell table:style-name="ce108" office:value-type="string" calcext:value-type="string">
            <text:p>Gwendal Meillarec.Je veux parrainer les épluchures qui vont au compost.</text:p>
          </table:table-cell>
          <table:table-cell table:style-name="ce108" office:value-type="string" calcext:value-type="string">
            <text:p>Gwendal Meillarec</text:p>
          </table:table-cell>
          <table:table-cell table:style-name="ce103"/>
          <table:table-cell/>
          <table:table-cell table:formula="of:=SUBSTITUTE([.L73];&quot;_petit&quot;;&quot;&quot;)" office:value-type="string" office:string-value="epeluchure_mini.png" calcext:value-type="string">
            <text:p>epeluchure_mini.png</text:p>
          </table:table-cell>
          <table:table-cell table:formula="of:=CONCATENATE(UTILTRANSFORMEENMOTSCLES([.G73]);&quot;,&quot;;[.I73])"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3]);&quot;,&quot;;[.J73])"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68" table:formula="of:=JSONDECHETS([.A73];[.B73];[.C73];[.D73];[.E73];[.F73];[.T73];[.U73];[.G73];[.H73];[.K73];[.L73];[.M73];[.N73];[.P73])"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quipementsAudioEtVideo</text:p>
          </table:table-cell>
          <table:table-cell table:style-name="ce102" office:value-type="string" calcext:value-type="string">
            <text:p>Équipements audio et vidéo</text:p>
          </table:table-cell>
          <table:table-cell table:style-name="ce102" office:value-type="string" calcext:value-type="string">
            <text:p>Audio and video equipment</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équipement audio et vidéo</text:p>
          </table:table-cell>
          <table:table-cell table:style-name="ce102" office:value-type="string" calcext:value-type="string">
            <text:p>audio and video equipment</text:p>
          </table:table-cell>
          <table:table-cell table:style-name="ce102" table:number-columns-repeated="2"/>
          <table:table-cell table:style-name="ce125"/>
          <table:table-cell table:style-name="ce134" office:value-type="string" calcext:value-type="string">
            <text:p>chaine_hifi_mini.png</text:p>
          </table:table-cell>
          <table:table-cell table:style-name="ce114"/>
          <table:table-cell table:style-name="ce153" office:value-type="string" calcext:value-type="string">
            <text:p>www</text:p>
          </table:table-cell>
          <table:table-cell table:style-name="ce153" table:number-columns-repeated="3"/>
          <table:table-cell/>
          <table:table-cell table:formula="of:=SUBSTITUTE([.L74];&quot;_petit&quot;;&quot;&quot;)" office:value-type="string" office:string-value="chaine_hifi_mini.png" calcext:value-type="string">
            <text:p>chaine_hifi_mini.png</text:p>
          </table:table-cell>
          <table:table-cell table:formula="of:=CONCATENATE(UTILTRANSFORMEENMOTSCLES([.G74]);&quot;,&quot;;[.I74])" office:value-type="string" office:string-value="equipement,audio,video," calcext:value-type="string">
            <text:p>equipement,audio,video,</text:p>
          </table:table-cell>
          <table:table-cell table:formula="of:=CONCATENATE(UTILTRANSFORMEENMOTSCLES([.H74]);&quot;,&quot;;[.J74])" office:value-type="string" office:string-value="audio,and,video,equipment," calcext:value-type="string">
            <text:p>audio,and,video,equipment,</text:p>
          </table:table-cell>
          <table:table-cell table:number-columns-repeated="2"/>
          <table:table-cell table:style-name="ce168" table:formula="of:=JSONDECHETS([.A74];[.B74];[.C74];[.D74];[.E74];[.F74];[.T74];[.U74];[.G74];[.H74];[.K74];[.L74];[.M74];[.N74];[.P74])"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ssenceTerebenthine</text:p>
          </table:table-cell>
          <table:table-cell table:style-name="ce107" office:value-type="string" calcext:value-type="string">
            <text:p>Essence térébenthine</text:p>
          </table:table-cell>
          <table:table-cell table:style-name="ce107" office:value-type="string" calcext:value-type="string">
            <text:p>Turpentine Essence</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essence de térébenthine</text:p>
          </table:table-cell>
          <table:table-cell table:style-name="ce107" office:value-type="string" calcext:value-type="string">
            <text:p>turpentine</text:p>
          </table:table-cell>
          <table:table-cell table:style-name="ce107" table:number-columns-repeated="2"/>
          <table:table-cell table:style-name="ce127"/>
          <table:table-cell table:style-name="ce135" office:value-type="string" calcext:value-type="string">
            <text:p>images_non_libres_temp/essence_therebentine_mini.png</text:p>
          </table:table-cell>
          <table:table-cell table:style-name="ce147"/>
          <table:table-cell table:style-name="ce152" office:value-type="string" calcext:value-type="string">
            <text:p>MieuxTrierANantes 02/2015</text:p>
          </table:table-cell>
          <table:table-cell table:style-name="ce152" table:number-columns-repeated="2"/>
          <table:table-cell table:style-name="ce107" office:value-type="string" calcext:value-type="string">
            <text:p>scu_toxiquedivers</text:p>
          </table:table-cell>
          <table:table-cell/>
          <table:table-cell table:formula="of:=SUBSTITUTE([.L75];&quot;_petit&quot;;&quot;&quot;)" office:value-type="string" office:string-value="images_non_libres_temp/essence_therebentine_mini.png" calcext:value-type="string">
            <text:p>images_non_libres_temp/essence_therebentine_mini.png</text:p>
          </table:table-cell>
          <table:table-cell table:formula="of:=CONCATENATE(UTILTRANSFORMEENMOTSCLES([.G75]);&quot;,&quot;;[.I75])" office:value-type="string" office:string-value="essence,terebenthine," calcext:value-type="string">
            <text:p>essence,terebenthine,</text:p>
          </table:table-cell>
          <table:table-cell table:formula="of:=CONCATENATE(UTILTRANSFORMEENMOTSCLES([.H75]);&quot;,&quot;;[.J75])" office:value-type="string" office:string-value="turpentine," calcext:value-type="string">
            <text:p>turpentine,</text:p>
          </table:table-cell>
          <table:table-cell table:number-columns-repeated="2"/>
          <table:table-cell table:style-name="ce168" table:formula="of:=JSONDECHETS([.A75];[.B75];[.C75];[.D75];[.E75];[.F75];[.T75];[.U75];[.G75];[.H75];[.K75];[.L75];[.M75];[.N75];[.P75])"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ssuiToutRouleauCarton</text:p>
          </table:table-cell>
          <table:table-cell table:style-name="ce102" office:value-type="string" calcext:value-type="string">
            <text:p>Essuie-tout (rouleau carton)</text:p>
          </table:table-cell>
          <table:table-cell table:style-name="ce102" office:value-type="string" calcext:value-type="string">
            <text:p>Towels (cardboard roll)</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essuie-tout (rouleau carton), rouleau carton papier toilette</text:p>
          </table:table-cell>
          <table:table-cell table:style-name="ce102" office:value-type="string" calcext:value-type="string">
            <text:p>towels (roll cardboard), cardboard toilet paper roll</text:p>
          </table:table-cell>
          <table:table-cell table:style-name="ce102" table:number-columns-repeated="2"/>
          <table:table-cell table:style-name="ce125"/>
          <table:table-cell table:style-name="ce140" office:value-type="string" calcext:value-type="string">
            <text:p>rouleau_carton_essui_tout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76];&quot;_petit&quot;;&quot;&quot;)" office:value-type="string" office:string-value="rouleau_carton_essui_tout_mini.png" calcext:value-type="string">
            <text:p>rouleau_carton_essui_tout_mini.png</text:p>
          </table:table-cell>
          <table:table-cell table:formula="of:=CONCATENATE(UTILTRANSFORMEENMOTSCLES([.G76]);&quot;,&quot;;[.I76])" office:value-type="string" office:string-value="essuie,tout,rouleau,carton,rouleau,carton,papier,toilette," calcext:value-type="string">
            <text:p>essuie,tout,rouleau,carton,rouleau,carton,papier,toilette,</text:p>
          </table:table-cell>
          <table:table-cell table:formula="of:=CONCATENATE(UTILTRANSFORMEENMOTSCLES([.H76]);&quot;,&quot;;[.J76])" office:value-type="string" office:string-value="towels,roll,cardboard,cardboard,toilet,paper,roll," calcext:value-type="string">
            <text:p>towels,roll,cardboard,cardboard,toilet,paper,roll,</text:p>
          </table:table-cell>
          <table:table-cell table:number-columns-repeated="2"/>
          <table:table-cell table:style-name="ce168" table:formula="of:=JSONDECHETS([.A76];[.B76];[.C76];[.D76];[.E76];[.F76];[.T76];[.U76];[.G76];[.H76];[.K76];[.L76];[.M76];[.N76];[.P76])"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essuiToutSaufRouleauCarton</text:p>
          </table:table-cell>
          <table:table-cell table:style-name="ce102" office:value-type="string" calcext:value-type="string">
            <text:p>Essuie-tout (sauf rouleau carton)</text:p>
          </table:table-cell>
          <table:table-cell table:style-name="ce102" office:value-type="string" calcext:value-type="string">
            <text:p>Towels (except cardboard roll)</text:p>
          </table:table-cell>
          <table:table-cell table:style-name="ce102" office:value-type="string" calcext:value-type="string">
            <text:p>cu_papierscartons</text:p>
          </table:table-cell>
          <table:table-cell table:style-name="ce102" office:value-type="string" calcext:value-type="string">
            <text:p>cat_omr</text:p>
          </table:table-cell>
          <table:table-cell table:style-name="ce102"/>
          <table:table-cell table:style-name="ce112" office:value-type="string" calcext:value-type="string">
            <text:p>essuie-tout (sauf rouleau carton), sopalin, papier absorbant, papier toilette</text:p>
          </table:table-cell>
          <table:table-cell table:style-name="ce112" office:value-type="string" calcext:value-type="string">
            <text:p>towels (except cardboard roll), paper towels, paper towels, toilet paper</text:p>
          </table:table-cell>
          <table:table-cell table:style-name="ce112" table:number-columns-repeated="2"/>
          <table:table-cell table:style-name="ce125" office:value-type="string" calcext:value-type="string">
            <text:p>cons_souille</text:p>
          </table:table-cell>
          <table:table-cell table:style-name="ce134" office:value-type="string" calcext:value-type="string">
            <text:p>essui_tout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77];&quot;_petit&quot;;&quot;&quot;)" office:value-type="string" office:string-value="essui_tout_mini.png" calcext:value-type="string">
            <text:p>essui_tout_mini.png</text:p>
          </table:table-cell>
          <table:table-cell table:formula="of:=CONCATENATE(UTILTRANSFORMEENMOTSCLES([.G77]);&quot;,&quot;;[.I77])"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7]);&quot;,&quot;;[.J77])"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68" table:formula="of:=JSONDECHETS([.A77];[.B77];[.C77];[.D77];[.E77];[.F77];[.T77];[.U77];[.G77];[.H77];[.K77];[.L77];[.M77];[.N77];[.P77])"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ilmPlastique</text:p>
          </table:table-cell>
          <table:table-cell table:style-name="ce107" office:value-type="string" calcext:value-type="string">
            <text:p>Film plastique</text:p>
          </table:table-cell>
          <table:table-cell table:style-name="ce107" office:value-type="string" calcext:value-type="string">
            <text:p>Plastic film</text:p>
          </table:table-cell>
          <table:table-cell table:style-name="ce107" office:value-type="string" calcext:value-type="string">
            <text:p>cu_plastique</text:p>
          </table:table-cell>
          <table:table-cell table:style-name="ce102" office:value-type="string" calcext:value-type="string">
            <text:p>cat_omr_plastique</text:p>
          </table:table-cell>
          <table:table-cell table:style-name="ce107"/>
          <table:table-cell table:style-name="ce107" office:value-type="string" calcext:value-type="string">
            <text:p>film plastique</text:p>
          </table:table-cell>
          <table:table-cell table:style-name="ce107" office:value-type="string" calcext:value-type="string">
            <text:p>plastic film</text:p>
          </table:table-cell>
          <table:table-cell table:style-name="ce107" table:number-columns-repeated="2"/>
          <table:table-cell table:style-name="ce127"/>
          <table:table-cell table:style-name="ce136" office:value-type="string" calcext:value-type="string">
            <text:p>film_plastique_mini.png</text:p>
          </table:table-cell>
          <table:table-cell table:style-name="ce147"/>
          <table:table-cell table:style-name="ce152" office:value-type="string" calcext:value-type="string">
            <text:p>MieuxTrierANantes 02/2015</text:p>
          </table:table-cell>
          <table:table-cell table:style-name="ce152" table:number-columns-repeated="3"/>
          <table:table-cell/>
          <table:table-cell table:formula="of:=SUBSTITUTE([.L78];&quot;_petit&quot;;&quot;&quot;)" office:value-type="string" office:string-value="film_plastique_mini.png" calcext:value-type="string">
            <text:p>film_plastique_mini.png</text:p>
          </table:table-cell>
          <table:table-cell table:formula="of:=CONCATENATE(UTILTRANSFORMEENMOTSCLES([.G78]);&quot;,&quot;;[.I78])" office:value-type="string" office:string-value="film,plastique," calcext:value-type="string">
            <text:p>film,plastique,</text:p>
          </table:table-cell>
          <table:table-cell table:formula="of:=CONCATENATE(UTILTRANSFORMEENMOTSCLES([.H78]);&quot;,&quot;;[.J78])" office:value-type="string" office:string-value="plastic,film," calcext:value-type="string">
            <text:p>plastic,film,</text:p>
          </table:table-cell>
          <table:table-cell table:number-columns-repeated="2"/>
          <table:table-cell table:style-name="ce168" table:formula="of:=JSONDECHETS([.A78];[.B78];[.C78];[.D78];[.E78];[.F78];[.T78];[.U78];[.G78];[.H78];[.K78];[.L78];[.M78];[.N78];[.P78])"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ilmsPhotographiques</text:p>
          </table:table-cell>
          <table:table-cell table:style-name="ce107" office:value-type="string" calcext:value-type="string">
            <text:p>Films photographiques</text:p>
          </table:table-cell>
          <table:table-cell table:style-name="ce107" office:value-type="string" calcext:value-type="string">
            <text:p>Photographic Films</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film photographiques, diapositive, pellicule</text:p>
          </table:table-cell>
          <table:table-cell table:style-name="ce107" office:value-type="string" calcext:value-type="string">
            <text:p>photographic film, slide, film</text:p>
          </table:table-cell>
          <table:table-cell table:style-name="ce107" table:number-columns-repeated="2"/>
          <table:table-cell table:style-name="ce127"/>
          <table:table-cell table:style-name="ce135" office:value-type="string" calcext:value-type="string">
            <text:p>films_mini.png</text:p>
          </table:table-cell>
          <table:table-cell table:style-name="ce147"/>
          <table:table-cell table:style-name="ce150" office:value-type="string" calcext:value-type="string">
            <text:p>MieuxTrierANantes 02/2015</text:p>
          </table:table-cell>
          <table:table-cell table:style-name="ce150" table:number-columns-repeated="2"/>
          <table:table-cell table:style-name="ce107" office:value-type="string" calcext:value-type="string">
            <text:p>scu_toxiquedivers</text:p>
          </table:table-cell>
          <table:table-cell/>
          <table:table-cell table:formula="of:=SUBSTITUTE([.L79];&quot;_petit&quot;;&quot;&quot;)" office:value-type="string" office:string-value="films_mini.png" calcext:value-type="string">
            <text:p>films_mini.png</text:p>
          </table:table-cell>
          <table:table-cell table:formula="of:=CONCATENATE(UTILTRANSFORMEENMOTSCLES([.G79]);&quot;,&quot;;[.I79])" office:value-type="string" office:string-value="film,photographiques,diapositive,pellicule," calcext:value-type="string">
            <text:p>film,photographiques,diapositive,pellicule,</text:p>
          </table:table-cell>
          <table:table-cell table:formula="of:=CONCATENATE(UTILTRANSFORMEENMOTSCLES([.H79]);&quot;,&quot;;[.J79])" office:value-type="string" office:string-value="photographic,film,slide,film," calcext:value-type="string">
            <text:p>photographic,film,slide,film,</text:p>
          </table:table-cell>
          <table:table-cell table:number-columns-repeated="2"/>
          <table:table-cell table:style-name="ce168" table:formula="of:=JSONDECHETS([.A79];[.B79];[.C79];[.D79];[.E79];[.F79];[.T79];[.U79];[.G79];[.H79];[.K79];[.L79];[.M79];[.N79];[.P79])"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iltreAHuile</text:p>
          </table:table-cell>
          <table:table-cell table:style-name="ce107" office:value-type="string" calcext:value-type="string">
            <text:p>Filtre à huile</text:p>
          </table:table-cell>
          <table:table-cell table:style-name="ce107" office:value-type="string" calcext:value-type="string">
            <text:p>Oil Filter</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filtre à huile</text:p>
          </table:table-cell>
          <table:table-cell table:style-name="ce107" office:value-type="string" calcext:value-type="string">
            <text:p>oil filter</text:p>
          </table:table-cell>
          <table:table-cell table:style-name="ce107" table:number-columns-repeated="2"/>
          <table:table-cell table:style-name="ce127"/>
          <table:table-cell table:style-name="ce135" office:value-type="string" calcext:value-type="string">
            <text:p>images_non_libres_temp/filtre_huile_petit.png</text:p>
          </table:table-cell>
          <table:table-cell table:style-name="ce147"/>
          <table:table-cell table:style-name="ce152" office:value-type="string" calcext:value-type="string">
            <text:p>MieuxTrierANantes 02/2015</text:p>
          </table:table-cell>
          <table:table-cell table:style-name="ce152" table:number-columns-repeated="2"/>
          <table:table-cell table:style-name="ce107" office:value-type="string" calcext:value-type="string">
            <text:p>scu_toxiquegarage</text:p>
          </table:table-cell>
          <table:table-cell/>
          <table:table-cell table:formula="of:=SUBSTITUTE([.L80];&quot;_petit&quot;;&quot;&quot;)" office:value-type="string" office:string-value="images_non_libres_temp/filtre_huile.png" calcext:value-type="string">
            <text:p>images_non_libres_temp/filtre_huile.png</text:p>
          </table:table-cell>
          <table:table-cell table:formula="of:=CONCATENATE(UTILTRANSFORMEENMOTSCLES([.G80]);&quot;,&quot;;[.I80])" office:value-type="string" office:string-value="filtre,huile," calcext:value-type="string">
            <text:p>filtre,huile,</text:p>
          </table:table-cell>
          <table:table-cell table:formula="of:=CONCATENATE(UTILTRANSFORMEENMOTSCLES([.H80]);&quot;,&quot;;[.J80])" office:value-type="string" office:string-value="oil,filter," calcext:value-type="string">
            <text:p>oil,filter,</text:p>
          </table:table-cell>
          <table:table-cell table:number-columns-repeated="2"/>
          <table:table-cell table:style-name="ce168" table:formula="of:=JSONDECHETS([.A80];[.B80];[.C80];[.D80];[.E80];[.F80];[.T80];[.U80];[.G80];[.H80];[.K80];[.L80];[.M80];[.N80];[.P80])"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laconProduitsDentretien</text:p>
          </table:table-cell>
          <table:table-cell table:style-name="ce102" office:value-type="string" calcext:value-type="string">
            <text:p>Flacon de produits d'entretien</text:p>
          </table:table-cell>
          <table:table-cell table:style-name="ce102" office:value-type="string" calcext:value-type="string">
            <text:p>Bottle of cleaning products</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flacon de produit d'entretien, Flacon produit ménager vide, flacon de produit d'entretien</text:p>
          </table:table-cell>
          <table:table-cell table:style-name="ce102" office:value-type="string" calcext:value-type="string">
            <text:p>bottle of cleaning products, household product empty bottle, bottle of cleaning products</text:p>
          </table:table-cell>
          <table:table-cell table:style-name="ce102" table:number-columns-repeated="2"/>
          <table:table-cell table:style-name="ce125" office:value-type="string" calcext:value-type="string">
            <text:p>cons_bouchon,cons_bouchonamour</text:p>
          </table:table-cell>
          <table:table-cell table:style-name="ce134" office:value-type="string" calcext:value-type="string">
            <text:p>bouteille_white_spirit_mini.png</text:p>
          </table:table-cell>
          <table:table-cell table:style-name="ce114" office:value-type="string" calcext:value-type="string">
            <text:p>bouteille_pec_citron_mini.png</text:p>
          </table:table-cell>
          <table:table-cell table:style-name="ce151" office:value-type="string" calcext:value-type="string">
            <text:p>MieuxTrierANantes 02/2015</text:p>
          </table:table-cell>
          <table:table-cell table:style-name="ce151" table:number-columns-repeated="3"/>
          <table:table-cell/>
          <table:table-cell table:formula="of:=SUBSTITUTE([.L81];&quot;_petit&quot;;&quot;&quot;)" office:value-type="string" office:string-value="bouteille_white_spirit_mini.png" calcext:value-type="string">
            <text:p>bouteille_white_spirit_mini.png</text:p>
          </table:table-cell>
          <table:table-cell table:formula="of:=CONCATENATE(UTILTRANSFORMEENMOTSCLES([.G81]);&quot;,&quot;;[.I81])"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1]);&quot;,&quot;;[.J81])"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68" table:formula="of:=JSONDECHETS([.A81];[.B81];[.C81];[.D81];[.E81];[.F81];[.T81];[.U81];[.G81];[.H81];[.K81];[.L81];[.M81];[.N81];[.P81])"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laconSavon</text:p>
          </table:table-cell>
          <table:table-cell table:style-name="ce102" office:value-type="string" calcext:value-type="string">
            <text:p>Flacon savon</text:p>
          </table:table-cell>
          <table:table-cell table:style-name="ce102" office:value-type="string" calcext:value-type="string">
            <text:p>Soap bottle</text:p>
          </table:table-cell>
          <table:table-cell table:style-name="ce102" office:value-type="string" calcext:value-type="string">
            <text:p>cu_plastique</text:p>
          </table:table-cell>
          <table:table-cell table:style-name="ce102" office:value-type="string" calcext:value-type="string">
            <text:p>cat_emr</text:p>
          </table:table-cell>
          <table:table-cell table:style-name="ce102"/>
          <table:table-cell table:style-name="ce102" office:value-type="string" calcext:value-type="string">
            <text:p>flacon de savon, Flacon en plastique, flacon de savon</text:p>
          </table:table-cell>
          <table:table-cell table:style-name="ce102" office:value-type="string" calcext:value-type="string">
            <text:p>soap bottle, plastic bottle, soap bottle</text:p>
          </table:table-cell>
          <table:table-cell table:style-name="ce102" table:number-columns-repeated="2"/>
          <table:table-cell table:style-name="ce125" office:value-type="string" calcext:value-type="string">
            <text:p>cons_bouchon,cons_bouchonamour</text:p>
          </table:table-cell>
          <table:table-cell table:style-name="ce134" office:value-type="string" calcext:value-type="string">
            <text:p>flacon_savon_mini.png</text:p>
          </table:table-cell>
          <table:table-cell table:style-name="ce114" office:value-type="string" calcext:value-type="string">
            <text:p>bouteille_savon_mini.png</text:p>
          </table:table-cell>
          <table:table-cell table:style-name="ce151" office:value-type="string" calcext:value-type="string">
            <text:p>MieuxTrierANantes 02/2015</text:p>
          </table:table-cell>
          <table:table-cell table:style-name="ce151" table:number-columns-repeated="3"/>
          <table:table-cell/>
          <table:table-cell table:formula="of:=SUBSTITUTE([.L82];&quot;_petit&quot;;&quot;&quot;)" office:value-type="string" office:string-value="flacon_savon_mini.png" calcext:value-type="string">
            <text:p>flacon_savon_mini.png</text:p>
          </table:table-cell>
          <table:table-cell table:formula="of:=CONCATENATE(UTILTRANSFORMEENMOTSCLES([.G82]);&quot;,&quot;;[.I82])" office:value-type="string" office:string-value="flacon,savon,flacon,plastique,flacon,savon," calcext:value-type="string">
            <text:p>flacon,savon,flacon,plastique,flacon,savon,</text:p>
          </table:table-cell>
          <table:table-cell table:formula="of:=CONCATENATE(UTILTRANSFORMEENMOTSCLES([.H82]);&quot;,&quot;;[.J82])" office:value-type="string" office:string-value="soap,bottle,plastic,bottle,soap,bottle," calcext:value-type="string">
            <text:p>soap,bottle,plastic,bottle,soap,bottle,</text:p>
          </table:table-cell>
          <table:table-cell table:number-columns-repeated="2"/>
          <table:table-cell table:style-name="ce168" table:formula="of:=JSONDECHETS([.A82];[.B82];[.C82];[.D82];[.E82];[.F82];[.T82];[.U82];[.G82];[.H82];[.K82];[.L82];[.M82];[.N82];[.P82])"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ongicides</text:p>
          </table:table-cell>
          <table:table-cell table:style-name="ce108" office:value-type="string" calcext:value-type="string">
            <text:p>Fongicide</text:p>
          </table:table-cell>
          <table:table-cell table:style-name="ce108" office:value-type="string" calcext:value-type="string">
            <text:p>Fungicide</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fongicide</text:p>
          </table:table-cell>
          <table:table-cell table:style-name="ce108" office:value-type="string" calcext:value-type="string">
            <text:p>fungicide</text:p>
          </table:table-cell>
          <table:table-cell table:style-name="ce108" table:number-columns-repeated="2"/>
          <table:table-cell table:style-name="ce130"/>
          <table:table-cell table:style-name="ce135" office:value-type="string" calcext:value-type="string">
            <text:p>images_non_libres_temp/fongicide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jardin</text:p>
          </table:table-cell>
          <table:table-cell/>
          <table:table-cell table:formula="of:=SUBSTITUTE([.L83];&quot;_petit&quot;;&quot;&quot;)" office:value-type="string" office:string-value="images_non_libres_temp/fongicide_mini.png" calcext:value-type="string">
            <text:p>images_non_libres_temp/fongicide_mini.png</text:p>
          </table:table-cell>
          <table:table-cell table:formula="of:=CONCATENATE(UTILTRANSFORMEENMOTSCLES([.G83]);&quot;,&quot;;[.I83])" office:value-type="string" office:string-value="fongicide," calcext:value-type="string">
            <text:p>fongicide,</text:p>
          </table:table-cell>
          <table:table-cell table:formula="of:=CONCATENATE(UTILTRANSFORMEENMOTSCLES([.H83]);&quot;,&quot;;[.J83])" office:value-type="string" office:string-value="fungicide," calcext:value-type="string">
            <text:p>fungicide,</text:p>
          </table:table-cell>
          <table:table-cell table:number-columns-repeated="2"/>
          <table:table-cell table:style-name="ce168" table:formula="of:=JSONDECHETS([.A83];[.B83];[.C83];[.D83];[.E83];[.F83];[.T83];[.U83];[.G83];[.H83];[.K83];[.L83];[.M83];[.N83];[.P83])"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fournituresHorsPapier</text:p>
          </table:table-cell>
          <table:table-cell table:style-name="ce102" office:value-type="string" calcext:value-type="string">
            <text:p>Fournitures (hors papier)</text:p>
          </table:table-cell>
          <table:table-cell table:style-name="ce102" office:value-type="string" calcext:value-type="string">
            <text:p>Supplies (except Paper)</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19"/>
          <table:table-cell table:style-name="ce102" office:value-type="string" calcext:value-type="string">
            <text:p>fourniture (hor papier), fourniture de bureau, crayon, stylo, feutre, gomme, agrafeuse, règle, compas, pochette plastique, classeur, trombone, taille-crayon, ciseaux</text:p>
          </table:table-cell>
          <table:table-cell table:style-name="ce102" office:value-type="string" calcext:value-type="string">
            <text:p>supplies (except paper), office supplies, pencil, pen, marker, eraser, stapler, ruler, compass, plastic bag, binder, paper clip, pencil sharpener, scissors</text:p>
          </table:table-cell>
          <table:table-cell table:style-name="ce102" table:number-columns-repeated="2"/>
          <table:table-cell table:style-name="ce125"/>
          <table:table-cell table:style-name="ce134" office:value-type="string" calcext:value-type="string">
            <text:p>crayon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84];&quot;_petit&quot;;&quot;&quot;)" office:value-type="string" office:string-value="crayon_mini.png" calcext:value-type="string">
            <text:p>crayon_mini.png</text:p>
          </table:table-cell>
          <table:table-cell table:formula="of:=CONCATENATE(UTILTRANSFORMEENMOTSCLES([.G84]);&quot;,&quot;;[.I84])"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4]);&quot;,&quot;;[.J84])"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68" table:formula="of:=JSONDECHETS([.A84];[.B84];[.C84];[.D84];[.E84];[.F84];[.T84];[.U84];[.G84];[.H84];[.K84];[.L84];[.M84];[.N84];[.P84])"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gazon</text:p>
          </table:table-cell>
          <table:table-cell table:style-name="ce102" office:value-type="string" calcext:value-type="string">
            <text:p>Gazon</text:p>
          </table:table-cell>
          <table:table-cell table:style-name="ce102" office:value-type="string" calcext:value-type="string">
            <text:p>Turf</text:p>
          </table:table-cell>
          <table:table-cell table:style-name="ce102" office:value-type="string" calcext:value-type="string">
            <text:p>cu_vertbois</text:p>
          </table:table-cell>
          <table:table-cell table:style-name="ce102" office:value-type="string" calcext:value-type="string">
            <text:p>cat_organiquegros</text:p>
          </table:table-cell>
          <table:table-cell table:style-name="ce120"/>
          <table:table-cell table:style-name="ce102" office:value-type="string" calcext:value-type="string">
            <text:p>gazon, pelouse, herbe</text:p>
          </table:table-cell>
          <table:table-cell table:style-name="ce102" office:value-type="string" calcext:value-type="string">
            <text:p>grass, lawn, grass</text:p>
          </table:table-cell>
          <table:table-cell table:style-name="ce102" table:number-columns-repeated="2"/>
          <table:table-cell table:style-name="ce125"/>
          <table:table-cell table:style-name="ce134" office:value-type="string" calcext:value-type="string">
            <text:p>pelous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85];&quot;_petit&quot;;&quot;&quot;)" office:value-type="string" office:string-value="pelouse_mini.png" calcext:value-type="string">
            <text:p>pelouse_mini.png</text:p>
          </table:table-cell>
          <table:table-cell table:formula="of:=CONCATENATE(UTILTRANSFORMEENMOTSCLES([.G85]);&quot;,&quot;;[.I85])" office:value-type="string" office:string-value="gazon,pelouse,herbe," calcext:value-type="string">
            <text:p>gazon,pelouse,herbe,</text:p>
          </table:table-cell>
          <table:table-cell table:formula="of:=CONCATENATE(UTILTRANSFORMEENMOTSCLES([.H85]);&quot;,&quot;;[.J85])" office:value-type="string" office:string-value="grass,lawn,grass," calcext:value-type="string">
            <text:p>grass,lawn,grass,</text:p>
          </table:table-cell>
          <table:table-cell table:number-columns-repeated="2"/>
          <table:table-cell table:style-name="ce168" table:formula="of:=JSONDECHETS([.A85];[.B85];[.C85];[.D85];[.E85];[.F85];[.T85];[.U85];[.G85];[.H85];[.K85];[.L85];[.M85];[.N85];[.P85])"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gravat</text:p>
          </table:table-cell>
          <table:table-cell table:style-name="ce102" office:value-type="string" calcext:value-type="string">
            <text:p>Gravât</text:p>
          </table:table-cell>
          <table:table-cell table:style-name="ce102" office:value-type="string" calcext:value-type="string">
            <text:p>Engrave</text:p>
          </table:table-cell>
          <table:table-cell table:style-name="ce102" office:value-type="string" calcext:value-type="string">
            <text:p>cu_vertbois</text:p>
          </table:table-cell>
          <table:table-cell table:style-name="ce102" office:value-type="string" calcext:value-type="string">
            <text:p>cat_materiaux</text:p>
          </table:table-cell>
          <table:table-cell table:style-name="ce102"/>
          <table:table-cell table:style-name="ce102" office:value-type="string" calcext:value-type="string">
            <text:p>gravât</text:p>
          </table:table-cell>
          <table:table-cell table:style-name="ce102" office:value-type="string" calcext:value-type="string">
            <text:p>engrave</text:p>
          </table:table-cell>
          <table:table-cell table:style-name="ce102" table:number-columns-repeated="2"/>
          <table:table-cell table:style-name="ce125"/>
          <table:table-cell table:style-name="ce134" office:value-type="string" calcext:value-type="string">
            <text:p>gravat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63" office:value-type="string" calcext:value-type="string">
            <text:p>mis dans matériaux</text:p>
          </table:table-cell>
          <table:table-cell/>
          <table:table-cell table:formula="of:=SUBSTITUTE([.L86];&quot;_petit&quot;;&quot;&quot;)" office:value-type="string" office:string-value="gravat_mini.png" calcext:value-type="string">
            <text:p>gravat_mini.png</text:p>
          </table:table-cell>
          <table:table-cell table:formula="of:=CONCATENATE(UTILTRANSFORMEENMOTSCLES([.G86]);&quot;,&quot;;[.I86])" office:value-type="string" office:string-value="gravat," calcext:value-type="string">
            <text:p>gravat,</text:p>
          </table:table-cell>
          <table:table-cell table:formula="of:=CONCATENATE(UTILTRANSFORMEENMOTSCLES([.H86]);&quot;,&quot;;[.J86])" office:value-type="string" office:string-value="engrave," calcext:value-type="string">
            <text:p>engrave,</text:p>
          </table:table-cell>
          <table:table-cell table:number-columns-repeated="2"/>
          <table:table-cell table:style-name="ce168" table:formula="of:=JSONDECHETS([.A86];[.B86];[.C86];[.D86];[.E86];[.F86];[.T86];[.U86];[.G86];[.H86];[.K86];[.L86];[.M86];[.N86];[.P86])"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grillage</text:p>
          </table:table-cell>
          <table:table-cell table:style-name="ce102" office:value-type="string" calcext:value-type="string">
            <text:p>Grillage</text:p>
          </table:table-cell>
          <table:table-cell table:style-name="ce102" office:value-type="string" calcext:value-type="string">
            <text:p>Roasting</text:p>
          </table:table-cell>
          <table:table-cell table:style-name="ce102" office:value-type="string" calcext:value-type="string">
            <text:p>cu_divers</text:p>
          </table:table-cell>
          <table:table-cell table:style-name="ce102" office:value-type="string" calcext:value-type="string">
            <text:p>cat_encombrant</text:p>
          </table:table-cell>
          <table:table-cell table:style-name="ce102"/>
          <table:table-cell table:style-name="ce102" office:value-type="string" calcext:value-type="string">
            <text:p>grillage, clôture</text:p>
          </table:table-cell>
          <table:table-cell table:style-name="ce102" office:value-type="string" calcext:value-type="string">
            <text:p>fence, fence</text:p>
          </table:table-cell>
          <table:table-cell table:style-name="ce102" table:number-columns-repeated="2"/>
          <table:table-cell table:style-name="ce125"/>
          <table:table-cell table:style-name="ce134" office:value-type="string" calcext:value-type="string">
            <text:p>grillag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87];&quot;_petit&quot;;&quot;&quot;)" office:value-type="string" office:string-value="grillage_mini.png" calcext:value-type="string">
            <text:p>grillage_mini.png</text:p>
          </table:table-cell>
          <table:table-cell table:formula="of:=CONCATENATE(UTILTRANSFORMEENMOTSCLES([.G87]);&quot;,&quot;;[.I87])" office:value-type="string" office:string-value="grillage,cloture," calcext:value-type="string">
            <text:p>grillage,cloture,</text:p>
          </table:table-cell>
          <table:table-cell table:formula="of:=CONCATENATE(UTILTRANSFORMEENMOTSCLES([.H87]);&quot;,&quot;;[.J87])" office:value-type="string" office:string-value="fence,fence," calcext:value-type="string">
            <text:p>fence,fence,</text:p>
          </table:table-cell>
          <table:table-cell table:number-columns-repeated="2"/>
          <table:table-cell table:style-name="ce168" table:formula="of:=JSONDECHETS([.A87];[.B87];[.C87];[.D87];[.E87];[.F87];[.T87];[.U87];[.G87];[.H87];[.K87];[.L87];[.M87];[.N87];[.P87])"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guitare</text:p>
          </table:table-cell>
          <table:table-cell table:style-name="ce102" office:value-type="string" calcext:value-type="string">
            <text:p>Guitare</text:p>
          </table:table-cell>
          <table:table-cell table:style-name="ce102" office:value-type="string" calcext:value-type="string">
            <text:p>Guitar</text:p>
          </table:table-cell>
          <table:table-cell table:style-name="ce102" office:value-type="string" calcext:value-type="string">
            <text:p>cu_divers</text:p>
          </table:table-cell>
          <table:table-cell table:style-name="ce115" office:value-type="string" calcext:value-type="string">
            <text:p>cat_instrument</text:p>
          </table:table-cell>
          <table:table-cell table:style-name="ce102"/>
          <table:table-cell table:style-name="ce102" office:value-type="string" calcext:value-type="string">
            <text:p>guitare</text:p>
          </table:table-cell>
          <table:table-cell table:style-name="ce102" office:value-type="string" calcext:value-type="string">
            <text:p>guitar</text:p>
          </table:table-cell>
          <table:table-cell table:style-name="ce102" table:number-columns-repeated="2"/>
          <table:table-cell table:style-name="ce125"/>
          <table:table-cell table:style-name="ce134" office:value-type="string" calcext:value-type="string">
            <text:p>guitar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88];&quot;_petit&quot;;&quot;&quot;)" office:value-type="string" office:string-value="guitare_mini.png" calcext:value-type="string">
            <text:p>guitare_mini.png</text:p>
          </table:table-cell>
          <table:table-cell table:formula="of:=CONCATENATE(UTILTRANSFORMEENMOTSCLES([.G88]);&quot;,&quot;;[.I88])" office:value-type="string" office:string-value="guitare," calcext:value-type="string">
            <text:p>guitare,</text:p>
          </table:table-cell>
          <table:table-cell table:formula="of:=CONCATENATE(UTILTRANSFORMEENMOTSCLES([.H88]);&quot;,&quot;;[.J88])" office:value-type="string" office:string-value="guitar," calcext:value-type="string">
            <text:p>guitar,</text:p>
          </table:table-cell>
          <table:table-cell table:number-columns-repeated="2"/>
          <table:table-cell table:style-name="ce168" table:formula="of:=JSONDECHETS([.A88];[.B88];[.C88];[.D88];[.E88];[.F88];[.T88];[.U88];[.G88];[.H88];[.K88];[.L88];[.M88];[.N88];[.P88])"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herbicides</text:p>
          </table:table-cell>
          <table:table-cell table:number-columns-repeated="2" table:style-name="ce102" office:value-type="string" calcext:value-type="string">
            <text:p>Herbicide</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herbicide, désherbant</text:p>
          </table:table-cell>
          <table:table-cell table:style-name="ce102" office:value-type="string" calcext:value-type="string">
            <text:p>herbicide, weedkiller</text:p>
          </table:table-cell>
          <table:table-cell table:style-name="ce102" table:number-columns-repeated="2"/>
          <table:table-cell table:style-name="ce125"/>
          <table:table-cell table:style-name="ce134" office:value-type="string" calcext:value-type="string">
            <text:p>desherbant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jardin</text:p>
          </table:table-cell>
          <table:table-cell/>
          <table:table-cell table:formula="of:=SUBSTITUTE([.L89];&quot;_petit&quot;;&quot;&quot;)" office:value-type="string" office:string-value="desherbant_mini.png" calcext:value-type="string">
            <text:p>desherbant_mini.png</text:p>
          </table:table-cell>
          <table:table-cell table:formula="of:=CONCATENATE(UTILTRANSFORMEENMOTSCLES([.G89]);&quot;,&quot;;[.I89])" office:value-type="string" office:string-value="herbicide,desherbant," calcext:value-type="string">
            <text:p>herbicide,desherbant,</text:p>
          </table:table-cell>
          <table:table-cell table:formula="of:=CONCATENATE(UTILTRANSFORMEENMOTSCLES([.H89]);&quot;,&quot;;[.J89])" office:value-type="string" office:string-value="herbicide,weedkiller," calcext:value-type="string">
            <text:p>herbicide,weedkiller,</text:p>
          </table:table-cell>
          <table:table-cell table:number-columns-repeated="2"/>
          <table:table-cell table:style-name="ce168" table:formula="of:=JSONDECHETS([.A89];[.B89];[.C89];[.D89];[.E89];[.F89];[.T89];[.U89];[.G89];[.H89];[.K89];[.L89];[.M89];[.N89];[.P89])"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huileAlimentaire</text:p>
          </table:table-cell>
          <table:table-cell table:style-name="ce102" office:value-type="string" calcext:value-type="string">
            <text:p>Huile alimentaire</text:p>
          </table:table-cell>
          <table:table-cell table:style-name="ce111" office:value-type="string" calcext:value-type="string">
            <text:p>Edible oil</text:p>
          </table:table-cell>
          <table:table-cell table:style-name="ce113" office:value-type="string" calcext:value-type="string">
            <text:p>cu_vertboi</text:p>
          </table:table-cell>
          <table:table-cell table:style-name="ce102" office:value-type="string" calcext:value-type="string">
            <text:p>cat_omr</text:p>
          </table:table-cell>
          <table:table-cell table:style-name="ce102"/>
          <table:table-cell table:style-name="ce102" office:value-type="string" calcext:value-type="string">
            <text:p>huile alimentaire, huile de friture</text:p>
          </table:table-cell>
          <table:table-cell table:style-name="ce102" office:value-type="string" calcext:value-type="string">
            <text:p>edible oil, cooking oil</text:p>
          </table:table-cell>
          <table:table-cell table:style-name="ce102" table:number-columns-repeated="2"/>
          <table:table-cell table:style-name="ce125" office:value-type="string" calcext:value-type="string">
            <text:p>cons_huileAlimentaire</text:p>
          </table:table-cell>
          <table:table-cell table:style-name="ce134" office:value-type="string" calcext:value-type="string">
            <text:p>images_non_libres_temp/huile_vegetale_mini.png</text:p>
          </table:table-cell>
          <table:table-cell table:style-name="ce114"/>
          <table:table-cell table:style-name="ce150" office:value-type="string" calcext:value-type="string">
            <text:p>09/2015</text:p>
          </table:table-cell>
          <table:table-cell table:style-name="ce150" table:number-columns-repeated="2"/>
          <table:table-cell table:style-name="ce102"/>
          <table:table-cell table:number-columns-repeated="2"/>
          <table:table-cell table:formula="of:=CONCATENATE(UTILTRANSFORMEENMOTSCLES([.G90]);&quot;,&quot;;[.I90])" office:value-type="string" office:string-value="huile,alimentaire,huile,friture," calcext:value-type="string">
            <text:p>huile,alimentaire,huile,friture,</text:p>
          </table:table-cell>
          <table:table-cell table:formula="of:=CONCATENATE(UTILTRANSFORMEENMOTSCLES([.H90]);&quot;,&quot;;[.J90])" office:value-type="string" office:string-value="edible,oil,cooking,oil," calcext:value-type="string">
            <text:p>edible,oil,cooking,oil,</text:p>
          </table:table-cell>
          <table:table-cell table:number-columns-repeated="2"/>
          <table:table-cell table:style-name="ce168" table:formula="of:=JSONDECHETS([.A90];[.B90];[.C90];[.D90];[.E90];[.F90];[.T90];[.U90];[.G90];[.H90];[.K90];[.L90];[.M90];[.N90];[.P90])"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huileMinerale</text:p>
          </table:table-cell>
          <table:table-cell table:style-name="ce108" office:value-type="string" calcext:value-type="string">
            <text:p>Huile moteur</text:p>
          </table:table-cell>
          <table:table-cell table:style-name="ce108" office:value-type="string" calcext:value-type="string">
            <text:p>Engine oil</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huile minérale,huile voiture,huile moteur</text:p>
          </table:table-cell>
          <table:table-cell table:style-name="ce108" office:value-type="string" calcext:value-type="string">
            <text:p>mineral oil, oil car, engine oil</text:p>
          </table:table-cell>
          <table:table-cell table:style-name="ce108" table:number-columns-repeated="2"/>
          <table:table-cell table:style-name="ce130"/>
          <table:table-cell table:style-name="ce135" office:value-type="string" calcext:value-type="string">
            <text:p>images_non_libres_temp/huile_minerale_mini.png</text:p>
          </table:table-cell>
          <table:table-cell table:style-name="ce148"/>
          <table:table-cell table:style-name="ce156" office:value-type="string" calcext:value-type="string">
            <text:p>MieuxTrierANantes 02/2015</text:p>
          </table:table-cell>
          <table:table-cell table:style-name="ce156" table:number-columns-repeated="2"/>
          <table:table-cell table:style-name="ce108" office:value-type="string" calcext:value-type="string">
            <text:p>scu_toxiquegarage</text:p>
          </table:table-cell>
          <table:table-cell/>
          <table:table-cell table:formula="of:=SUBSTITUTE([.L91];&quot;_petit&quot;;&quot;&quot;)" office:value-type="string" office:string-value="images_non_libres_temp/huile_minerale_mini.png" calcext:value-type="string">
            <text:p>images_non_libres_temp/huile_minerale_mini.png</text:p>
          </table:table-cell>
          <table:table-cell table:formula="of:=CONCATENATE(UTILTRANSFORMEENMOTSCLES([.G91]);&quot;,&quot;;[.I91])" office:value-type="string" office:string-value="huile,minerale,huile,voiture,huile,moteur," calcext:value-type="string">
            <text:p>huile,minerale,huile,voiture,huile,moteur,</text:p>
          </table:table-cell>
          <table:table-cell table:formula="of:=CONCATENATE(UTILTRANSFORMEENMOTSCLES([.H91]);&quot;,&quot;;[.J91])" office:value-type="string" office:string-value="mineral,oil,oil,car,engine,oil," calcext:value-type="string">
            <text:p>mineral,oil,oil,car,engine,oil,</text:p>
          </table:table-cell>
          <table:table-cell table:number-columns-repeated="2"/>
          <table:table-cell table:style-name="ce168" table:formula="of:=JSONDECHETS([.A91];[.B91];[.C91];[.D91];[.E91];[.F91];[.T91];[.U91];[.G91];[.H91];[.K91];[.L91];[.M91];[.N91];[.P91])"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huileVidange</text:p>
          </table:table-cell>
          <table:table-cell table:style-name="ce108" office:value-type="string" calcext:value-type="string">
            <text:p>Huile vidange</text:p>
          </table:table-cell>
          <table:table-cell table:style-name="ce108" office:value-type="string" calcext:value-type="string">
            <text:p>Oil drain</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huile de vidange</text:p>
          </table:table-cell>
          <table:table-cell table:style-name="ce108" office:value-type="string" calcext:value-type="string">
            <text:p>waste oil</text:p>
          </table:table-cell>
          <table:table-cell table:style-name="ce108" table:number-columns-repeated="2"/>
          <table:table-cell table:style-name="ce130"/>
          <table:table-cell table:style-name="ce135" office:value-type="string" calcext:value-type="string">
            <text:p>images_non_libres_temp/huile_vidange_mini.png</text:p>
          </table:table-cell>
          <table:table-cell table:style-name="ce148"/>
          <table:table-cell table:style-name="ce156" office:value-type="string" calcext:value-type="string">
            <text:p>MieuxTrierANantes 02/2015</text:p>
          </table:table-cell>
          <table:table-cell table:style-name="ce156" table:number-columns-repeated="2"/>
          <table:table-cell table:style-name="ce108" office:value-type="string" calcext:value-type="string">
            <text:p>scu_toxiquegarage</text:p>
          </table:table-cell>
          <table:table-cell/>
          <table:table-cell table:formula="of:=SUBSTITUTE([.L92];&quot;_petit&quot;;&quot;&quot;)" office:value-type="string" office:string-value="images_non_libres_temp/huile_vidange_mini.png" calcext:value-type="string">
            <text:p>images_non_libres_temp/huile_vidange_mini.png</text:p>
          </table:table-cell>
          <table:table-cell table:formula="of:=CONCATENATE(UTILTRANSFORMEENMOTSCLES([.G92]);&quot;,&quot;;[.I92])" office:value-type="string" office:string-value="huile,vidange," calcext:value-type="string">
            <text:p>huile,vidange,</text:p>
          </table:table-cell>
          <table:table-cell table:formula="of:=CONCATENATE(UTILTRANSFORMEENMOTSCLES([.H92]);&quot;,&quot;;[.J92])" office:value-type="string" office:string-value="waste,oil," calcext:value-type="string">
            <text:p>waste,oil,</text:p>
          </table:table-cell>
          <table:table-cell table:number-columns-repeated="2"/>
          <table:table-cell table:style-name="ce168" table:formula="of:=JSONDECHETS([.A92];[.B92];[.C92];[.D92];[.E92];[.F92];[.T92];[.U92];[.G92];[.H92];[.K92];[.L92];[.M92];[.N92];[.P92])"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insecticides</text:p>
          </table:table-cell>
          <table:table-cell table:number-columns-repeated="2" table:style-name="ce108" office:value-type="string" calcext:value-type="string">
            <text:p>Insecticides</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number-columns-repeated="2" table:style-name="ce108" office:value-type="string" calcext:value-type="string">
            <text:p>insecticides</text:p>
          </table:table-cell>
          <table:table-cell table:style-name="ce108" table:number-columns-repeated="2"/>
          <table:table-cell table:style-name="ce130"/>
          <table:table-cell table:style-name="ce135" office:value-type="string" calcext:value-type="string">
            <text:p>images_non_libres_temp/fongicide_mini.png</text:p>
          </table:table-cell>
          <table:table-cell table:style-name="ce148"/>
          <table:table-cell table:style-name="ce156" office:value-type="string" calcext:value-type="string">
            <text:p>MieuxTrierANantes 02/2015</text:p>
          </table:table-cell>
          <table:table-cell table:style-name="ce156" table:number-columns-repeated="2"/>
          <table:table-cell table:style-name="ce107" office:value-type="string" calcext:value-type="string">
            <text:p>scu_toxiqueparasite</text:p>
          </table:table-cell>
          <table:table-cell/>
          <table:table-cell table:formula="of:=SUBSTITUTE([.L93];&quot;_petit&quot;;&quot;&quot;)" office:value-type="string" office:string-value="images_non_libres_temp/fongicide_mini.png" calcext:value-type="string">
            <text:p>images_non_libres_temp/fongicide_mini.png</text:p>
          </table:table-cell>
          <table:table-cell table:formula="of:=CONCATENATE(UTILTRANSFORMEENMOTSCLES([.G93]);&quot;,&quot;;[.I93])" office:value-type="string" office:string-value="insecticides," calcext:value-type="string">
            <text:p>insecticides,</text:p>
          </table:table-cell>
          <table:table-cell table:formula="of:=CONCATENATE(UTILTRANSFORMEENMOTSCLES([.H93]);&quot;,&quot;;[.J93])" office:value-type="string" office:string-value="insecticides," calcext:value-type="string">
            <text:p>insecticides,</text:p>
          </table:table-cell>
          <table:table-cell table:number-columns-repeated="2"/>
          <table:table-cell table:style-name="ce168" table:formula="of:=JSONDECHETS([.A93];[.B93];[.C93];[.D93];[.E93];[.F93];[.T93];[.U93];[.G93];[.H93];[.K93];[.L93];[.M93];[.N93];[.P93])"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jouetsAlimentesParElectricite</text:p>
          </table:table-cell>
          <table:table-cell table:style-name="ce102" office:value-type="string" calcext:value-type="string">
            <text:p>Jouet alimenté par électricité</text:p>
          </table:table-cell>
          <table:table-cell table:style-name="ce102" office:value-type="string" calcext:value-type="string">
            <text:p>Toy powered by electricity</text:p>
          </table:table-cell>
          <table:table-cell table:style-name="ce102" office:value-type="string" calcext:value-type="string">
            <text:p>cu_encombrantelectronique</text:p>
          </table:table-cell>
          <table:table-cell table:style-name="ce102" office:value-type="string" calcext:value-type="string">
            <text:p>cat_jouetpile</text:p>
          </table:table-cell>
          <table:table-cell table:style-name="ce102"/>
          <table:table-cell table:style-name="ce102" office:value-type="string" calcext:value-type="string">
            <text:p>jouet alimenté par électricité, jeu avec pile, train électrique</text:p>
          </table:table-cell>
          <table:table-cell table:style-name="ce102" office:value-type="string" calcext:value-type="string">
            <text:p>toy powered by electricity, with battery set, electric train</text:p>
          </table:table-cell>
          <table:table-cell table:style-name="ce102" table:number-columns-repeated="2"/>
          <table:table-cell table:style-name="ce125"/>
          <table:table-cell table:style-name="ce134" office:value-type="string" calcext:value-type="string">
            <text:p>jeu_enfant_avec_pil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94];&quot;_petit&quot;;&quot;&quot;)" office:value-type="string" office:string-value="jeu_enfant_avec_pile_mini.png" calcext:value-type="string">
            <text:p>jeu_enfant_avec_pile_mini.png</text:p>
          </table:table-cell>
          <table:table-cell table:formula="of:=CONCATENATE(UTILTRANSFORMEENMOTSCLES([.G94]);&quot;,&quot;;[.I94])" office:value-type="string" office:string-value="jouet,alimente,par,electricite,jeu,avec,pile,train,electrique," calcext:value-type="string">
            <text:p>jouet,alimente,par,electricite,jeu,avec,pile,train,electrique,</text:p>
          </table:table-cell>
          <table:table-cell table:formula="of:=CONCATENATE(UTILTRANSFORMEENMOTSCLES([.H94]);&quot;,&quot;;[.J94])" office:value-type="string" office:string-value="toy,powered,by,electricity,with,battery,set,electric,train," calcext:value-type="string">
            <text:p>toy,powered,by,electricity,with,battery,set,electric,train,</text:p>
          </table:table-cell>
          <table:table-cell table:number-columns-repeated="2"/>
          <table:table-cell table:style-name="ce168" table:formula="of:=JSONDECHETS([.A94];[.B94];[.C94];[.D94];[.E94];[.F94];[.T94];[.U94];[.G94];[.H94];[.K94];[.L94];[.M94];[.N94];[.P94])"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jouetsNonElectroniques</text:p>
          </table:table-cell>
          <table:table-cell table:style-name="ce102" office:value-type="string" calcext:value-type="string">
            <text:p>Jouet non électronique</text:p>
          </table:table-cell>
          <table:table-cell table:style-name="ce102" office:value-type="string" calcext:value-type="string">
            <text:p>Non-electronic toy</text:p>
          </table:table-cell>
          <table:table-cell table:style-name="ce102" office:value-type="string" calcext:value-type="string">
            <text:p>cu_divers</text:p>
          </table:table-cell>
          <table:table-cell table:style-name="ce102" office:value-type="string" calcext:value-type="string">
            <text:p>cat_jouet</text:p>
          </table:table-cell>
          <table:table-cell/>
          <table:table-cell table:style-name="ce102" office:value-type="string" calcext:value-type="string">
            <text:p>jouet non électronique, jeu, peluche, poupée, petite voiture</text:p>
          </table:table-cell>
          <table:table-cell table:style-name="ce102" office:value-type="string" calcext:value-type="string">
            <text:p>non-electronic toy, game, toy, doll, toy car</text:p>
          </table:table-cell>
          <table:table-cell table:style-name="ce102" table:number-columns-repeated="2"/>
          <table:table-cell table:style-name="ce125"/>
          <table:table-cell table:style-name="ce134" office:value-type="string" calcext:value-type="string">
            <text:p>petite_voiture_mini.png</text:p>
          </table:table-cell>
          <table:table-cell table:style-name="ce114" office:value-type="string" calcext:value-type="string">
            <text:p>jouet_enfant_mini.png</text:p>
          </table:table-cell>
          <table:table-cell table:style-name="ce150" office:value-type="string" calcext:value-type="string">
            <text:p>MieuxTrierANantes 02/2015</text:p>
          </table:table-cell>
          <table:table-cell table:style-name="ce150" table:number-columns-repeated="3"/>
          <table:table-cell/>
          <table:table-cell table:formula="of:=SUBSTITUTE([.L95];&quot;_petit&quot;;&quot;&quot;)" office:value-type="string" office:string-value="petite_voiture_mini.png" calcext:value-type="string">
            <text:p>petite_voiture_mini.png</text:p>
          </table:table-cell>
          <table:table-cell table:formula="of:=CONCATENATE(UTILTRANSFORMEENMOTSCLES([.G95]);&quot;,&quot;;[.I95])" office:value-type="string" office:string-value="jouet,non,electronique,jeu,peluche,poupee,petite,voiture," calcext:value-type="string">
            <text:p>jouet,non,electronique,jeu,peluche,poupee,petite,voiture,</text:p>
          </table:table-cell>
          <table:table-cell table:formula="of:=CONCATENATE(UTILTRANSFORMEENMOTSCLES([.H95]);&quot;,&quot;;[.J95])" office:value-type="string" office:string-value="non,electronic,toy,game,toy,doll,toy,car," calcext:value-type="string">
            <text:p>non,electronic,toy,game,toy,doll,toy,car,</text:p>
          </table:table-cell>
          <table:table-cell table:number-columns-repeated="2"/>
          <table:table-cell table:style-name="ce168" table:formula="of:=JSONDECHETS([.A95];[.B95];[.C95];[.D95];[.E95];[.F95];[.T95];[.U95];[.G95];[.H95];[.K95];[.L95];[.M95];[.N95];[.P95])"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journal</text:p>
          </table:table-cell>
          <table:table-cell table:style-name="ce108" office:value-type="string" calcext:value-type="string">
            <text:p>Journal</text:p>
          </table:table-cell>
          <table:table-cell table:style-name="ce108" office:value-type="string" calcext:value-type="string">
            <text:p>Newspaper</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journal, revue</text:p>
          </table:table-cell>
          <table:table-cell table:style-name="ce102" office:value-type="string" calcext:value-type="string">
            <text:p>newspaper, magazine</text:p>
          </table:table-cell>
          <table:table-cell table:style-name="ce102" table:number-columns-repeated="2"/>
          <table:table-cell table:style-name="ce125"/>
          <table:table-cell table:style-name="ce134" office:value-type="string" calcext:value-type="string">
            <text:p>journal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96];&quot;_petit&quot;;&quot;&quot;)" office:value-type="string" office:string-value="journal_mini.png" calcext:value-type="string">
            <text:p>journal_mini.png</text:p>
          </table:table-cell>
          <table:table-cell table:formula="of:=CONCATENATE(UTILTRANSFORMEENMOTSCLES([.G96]);&quot;,&quot;;[.I96])" office:value-type="string" office:string-value="journal,revue," calcext:value-type="string">
            <text:p>journal,revue,</text:p>
          </table:table-cell>
          <table:table-cell table:formula="of:=CONCATENATE(UTILTRANSFORMEENMOTSCLES([.H96]);&quot;,&quot;;[.J96])" office:value-type="string" office:string-value="newspaper,magazine," calcext:value-type="string">
            <text:p>newspaper,magazine,</text:p>
          </table:table-cell>
          <table:table-cell table:number-columns-repeated="2"/>
          <table:table-cell table:style-name="ce168" table:formula="of:=JSONDECHETS([.A96];[.B96];[.C96];[.D96];[.E96];[.F96];[.T96];[.U96];[.G96];[.H96];[.K96];[.L96];[.M96];[.N96];[.P96])"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aine</text:p>
          </table:table-cell>
          <table:table-cell table:style-name="ce108" office:value-type="string" calcext:value-type="string">
            <text:p>Laine</text:p>
          </table:table-cell>
          <table:table-cell table:style-name="ce108" office:value-type="string" calcext:value-type="string">
            <text:p>Wool</text:p>
          </table:table-cell>
          <table:table-cell table:style-name="ce108" office:value-type="string" calcext:value-type="string">
            <text:p>cu_vetementtissu</text:p>
          </table:table-cell>
          <table:table-cell table:style-name="ce108" office:value-type="string" calcext:value-type="string">
            <text:p>cat_vetement</text:p>
          </table:table-cell>
          <table:table-cell table:style-name="ce108"/>
          <table:table-cell table:style-name="ce108" office:value-type="string" calcext:value-type="string">
            <text:p>laine</text:p>
          </table:table-cell>
          <table:table-cell table:style-name="ce108" office:value-type="string" calcext:value-type="string">
            <text:p>wool</text:p>
          </table:table-cell>
          <table:table-cell table:style-name="ce108" table:number-columns-repeated="2"/>
          <table:table-cell table:style-name="ce130"/>
          <table:table-cell table:style-name="ce141" office:value-type="string" calcext:value-type="string">
            <text:p>pelotes_laine_mini.png</text:p>
          </table:table-cell>
          <table:table-cell table:style-name="ce135" office:value-type="string" calcext:value-type="string">
            <text:p>images_non_libres_temp/bouteille_produit_menager_mini.png</text:p>
          </table:table-cell>
          <table:table-cell table:style-name="ce123" office:value-type="string" calcext:value-type="string">
            <text:p>MieuxTrierANantes 02/2015</text:p>
          </table:table-cell>
          <table:table-cell table:style-name="ce123" office:value-type="string" calcext:value-type="string">
            <text:p>Clarin-Le Roux Gaelane (Mokkona)</text:p>
          </table:table-cell>
          <table:table-cell table:style-name="ce158" office:value-type="string" calcext:value-type="string">
            <text:p>Mokkona</text:p>
          </table:table-cell>
          <table:table-cell table:style-name="ce123"/>
          <table:table-cell/>
          <table:table-cell table:formula="of:=SUBSTITUTE([.L97];&quot;_petit&quot;;&quot;&quot;)" office:value-type="string" office:string-value="pelotes_laine_mini.png" calcext:value-type="string">
            <text:p>pelotes_laine_mini.png</text:p>
          </table:table-cell>
          <table:table-cell table:formula="of:=CONCATENATE(UTILTRANSFORMEENMOTSCLES([.G97]);&quot;,&quot;;[.I97])" office:value-type="string" office:string-value="laine," calcext:value-type="string">
            <text:p>laine,</text:p>
          </table:table-cell>
          <table:table-cell table:formula="of:=CONCATENATE(UTILTRANSFORMEENMOTSCLES([.H97]);&quot;,&quot;;[.J97])" office:value-type="string" office:string-value="wool," calcext:value-type="string">
            <text:p>wool,</text:p>
          </table:table-cell>
          <table:table-cell table:number-columns-repeated="2"/>
          <table:table-cell table:style-name="ce168" table:formula="of:=JSONDECHETS([.A97];[.B97];[.C97];[.D97];[.E97];[.F97];[.T97];[.U97];[.G97];[.H97];[.K97];[.L97];[.M97];[.N97];[.P97])"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aineVerre</text:p>
          </table:table-cell>
          <table:table-cell table:style-name="ce102" office:value-type="string" calcext:value-type="string">
            <text:p>Laine de verre</text:p>
          </table:table-cell>
          <table:table-cell table:style-name="ce102" office:value-type="string" calcext:value-type="string">
            <text:p>Glass wool</text:p>
          </table:table-cell>
          <table:table-cell table:style-name="ce102" office:value-type="string" calcext:value-type="string">
            <text:p>cu_divers</text:p>
          </table:table-cell>
          <table:table-cell table:style-name="ce115" office:value-type="string" calcext:value-type="string">
            <text:p>cat_materiaux</text:p>
          </table:table-cell>
          <table:table-cell table:style-name="ce102"/>
          <table:table-cell table:style-name="ce102" office:value-type="string" calcext:value-type="string">
            <text:p>laine de verre, laine de verre, laine de roche</text:p>
          </table:table-cell>
          <table:table-cell table:style-name="ce102" office:value-type="string" calcext:value-type="string">
            <text:p>glass wool, glass wool, rock wool</text:p>
          </table:table-cell>
          <table:table-cell table:style-name="ce102" table:number-columns-repeated="2"/>
          <table:table-cell table:style-name="ce125"/>
          <table:table-cell table:style-name="ce134" office:value-type="string" calcext:value-type="string">
            <text:p>laine_roche_mini.png</text:p>
          </table:table-cell>
          <table:table-cell table:style-name="ce135" office:value-type="string" calcext:value-type="string">
            <text:p>images_non_libres_temp/bouteille_produit_menager_vide_mini.png</text:p>
          </table:table-cell>
          <table:table-cell table:style-name="ce151" office:value-type="string" calcext:value-type="string">
            <text:p>MieuxTrierANantes 02/2015</text:p>
          </table:table-cell>
          <table:table-cell table:style-name="ce151" table:number-columns-repeated="3"/>
          <table:table-cell/>
          <table:table-cell table:formula="of:=SUBSTITUTE([.L98];&quot;_petit&quot;;&quot;&quot;)" office:value-type="string" office:string-value="laine_roche_mini.png" calcext:value-type="string">
            <text:p>laine_roche_mini.png</text:p>
          </table:table-cell>
          <table:table-cell table:formula="of:=CONCATENATE(UTILTRANSFORMEENMOTSCLES([.G98]);&quot;,&quot;;[.I98])" office:value-type="string" office:string-value="laine,verre,laine,verre,laine,roche," calcext:value-type="string">
            <text:p>laine,verre,laine,verre,laine,roche,</text:p>
          </table:table-cell>
          <table:table-cell table:formula="of:=CONCATENATE(UTILTRANSFORMEENMOTSCLES([.H98]);&quot;,&quot;;[.J98])" office:value-type="string" office:string-value="glass,wool,glass,wool,rock,wool," calcext:value-type="string">
            <text:p>glass,wool,glass,wool,rock,wool,</text:p>
          </table:table-cell>
          <table:table-cell table:number-columns-repeated="2"/>
          <table:table-cell table:style-name="ce168" table:formula="of:=JSONDECHETS([.A98];[.B98];[.C98];[.D98];[.E98];[.F98];[.T98];[.U98];[.G98];[.H98];[.K98];[.L98];[.M98];[.N98];[.P98])"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ampe</text:p>
          </table:table-cell>
          <table:table-cell table:style-name="ce102" office:value-type="string" calcext:value-type="string">
            <text:p>Lampe</text:p>
          </table:table-cell>
          <table:table-cell table:style-name="ce102" office:value-type="string" calcext:value-type="string">
            <text:p>Lamp</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lampe</text:p>
          </table:table-cell>
          <table:table-cell table:style-name="ce102" office:value-type="string" calcext:value-type="string">
            <text:p>lamp</text:p>
          </table:table-cell>
          <table:table-cell table:style-name="ce102" table:number-columns-repeated="2"/>
          <table:table-cell table:style-name="ce125"/>
          <table:table-cell table:style-name="ce134" office:value-type="string" calcext:value-type="string">
            <text:p>lampe_chevet_mini.png</text:p>
          </table:table-cell>
          <table:table-cell table:style-name="ce114"/>
          <table:table-cell table:style-name="ce153" office:value-type="string" calcext:value-type="string">
            <text:p>MieuxTrierANantes 02/2015</text:p>
          </table:table-cell>
          <table:table-cell table:style-name="ce153" table:number-columns-repeated="3"/>
          <table:table-cell/>
          <table:table-cell table:formula="of:=SUBSTITUTE([.L99];&quot;_petit&quot;;&quot;&quot;)" office:value-type="string" office:string-value="lampe_chevet_mini.png" calcext:value-type="string">
            <text:p>lampe_chevet_mini.png</text:p>
          </table:table-cell>
          <table:table-cell table:formula="of:=CONCATENATE(UTILTRANSFORMEENMOTSCLES([.G99]);&quot;,&quot;;[.I99])" office:value-type="string" office:string-value="lampe," calcext:value-type="string">
            <text:p>lampe,</text:p>
          </table:table-cell>
          <table:table-cell table:formula="of:=CONCATENATE(UTILTRANSFORMEENMOTSCLES([.H99]);&quot;,&quot;;[.J99])" office:value-type="string" office:string-value="lamp," calcext:value-type="string">
            <text:p>lamp,</text:p>
          </table:table-cell>
          <table:table-cell table:number-columns-repeated="2"/>
          <table:table-cell table:style-name="ce168" table:formula="of:=JSONDECHETS([.A99];[.B99];[.C99];[.D99];[.E99];[.F99];[.T99];[.U99];[.G99];[.H99];[.K99];[.L99];[.M99];[.N99];[.P99])"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ingette</text:p>
          </table:table-cell>
          <table:table-cell table:style-name="ce102" office:value-type="string" calcext:value-type="string">
            <text:p>Lingette</text:p>
          </table:table-cell>
          <table:table-cell table:style-name="ce102" office:value-type="string" calcext:value-type="string">
            <text:p>Wipe</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lingette</text:p>
          </table:table-cell>
          <table:table-cell table:style-name="ce102" office:value-type="string" calcext:value-type="string">
            <text:p>wipe</text:p>
          </table:table-cell>
          <table:table-cell table:style-name="ce102" table:number-columns-repeated="2"/>
          <table:table-cell table:style-name="ce125"/>
          <table:table-cell table:style-name="ce134" office:value-type="string" calcext:value-type="string">
            <text:p>lingett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00];&quot;_petit&quot;;&quot;&quot;)" office:value-type="string" office:string-value="lingette_mini.png" calcext:value-type="string">
            <text:p>lingette_mini.png</text:p>
          </table:table-cell>
          <table:table-cell table:formula="of:=CONCATENATE(UTILTRANSFORMEENMOTSCLES([.G100]);&quot;,&quot;;[.I100])" office:value-type="string" office:string-value="lingette," calcext:value-type="string">
            <text:p>lingette,</text:p>
          </table:table-cell>
          <table:table-cell table:formula="of:=CONCATENATE(UTILTRANSFORMEENMOTSCLES([.H100]);&quot;,&quot;;[.J100])" office:value-type="string" office:string-value="wipe," calcext:value-type="string">
            <text:p>wipe,</text:p>
          </table:table-cell>
          <table:table-cell table:number-columns-repeated="2"/>
          <table:table-cell table:style-name="ce168" table:formula="of:=JSONDECHETS([.A100];[.B100];[.C100];[.D100];[.E100];[.F100];[.T100];[.U100];[.G100];[.H100];[.K100];[.L100];[.M100];[.N100];[.P100])"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iquideRefroidissement</text:p>
          </table:table-cell>
          <table:table-cell table:style-name="ce108" office:value-type="string" calcext:value-type="string">
            <text:p>Liquide refroidissement</text:p>
          </table:table-cell>
          <table:table-cell table:style-name="ce108" office:value-type="string" calcext:value-type="string">
            <text:p>Liquid cooling</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liquide de refroidissement</text:p>
          </table:table-cell>
          <table:table-cell table:style-name="ce108" office:value-type="string" calcext:value-type="string">
            <text:p>cooling liquid</text:p>
          </table:table-cell>
          <table:table-cell table:style-name="ce108" table:number-columns-repeated="2"/>
          <table:table-cell table:style-name="ce130"/>
          <table:table-cell table:style-name="ce135" office:value-type="string" calcext:value-type="string">
            <text:p>images_non_libres_temp/liquide_refroidissement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garage</text:p>
          </table:table-cell>
          <table:table-cell/>
          <table:table-cell table:formula="of:=SUBSTITUTE([.L101];&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1]);&quot;,&quot;;[.I101])" office:value-type="string" office:string-value="liquide,refroidissement," calcext:value-type="string">
            <text:p>liquide,refroidissement,</text:p>
          </table:table-cell>
          <table:table-cell table:formula="of:=CONCATENATE(UTILTRANSFORMEENMOTSCLES([.H101]);&quot;,&quot;;[.J101])" office:value-type="string" office:string-value="cooling,liquid," calcext:value-type="string">
            <text:p>cooling,liquid,</text:p>
          </table:table-cell>
          <table:table-cell table:number-columns-repeated="2"/>
          <table:table-cell table:style-name="ce168" table:formula="of:=JSONDECHETS([.A101];[.B101];[.C101];[.D101];[.E101];[.F101];[.T101];[.U101];[.G101];[.H101];[.K101];[.L101];[.M101];[.N101];[.P101])"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itierePourAnimaux</text:p>
          </table:table-cell>
          <table:table-cell table:style-name="ce108" office:value-type="string" calcext:value-type="string">
            <text:p>Litière pour animaux</text:p>
          </table:table-cell>
          <table:table-cell table:style-name="ce108" office:value-type="string" calcext:value-type="string">
            <text:p>Animal bedding</text:p>
          </table:table-cell>
          <table:table-cell table:style-name="ce108" office:value-type="string" calcext:value-type="string">
            <text:p>cu_divers</text:p>
          </table:table-cell>
          <table:table-cell table:style-name="ce108" office:value-type="string" calcext:value-type="string">
            <text:p>cat_omr</text:p>
          </table:table-cell>
          <table:table-cell table:style-name="ce108"/>
          <table:table-cell table:style-name="ce108" office:value-type="string" calcext:value-type="string">
            <text:p>litière pour animaux</text:p>
          </table:table-cell>
          <table:table-cell table:style-name="ce108" office:value-type="string" calcext:value-type="string">
            <text:p>animal litter</text:p>
          </table:table-cell>
          <table:table-cell table:style-name="ce108" table:number-columns-repeated="2"/>
          <table:table-cell table:style-name="ce130"/>
          <table:table-cell table:style-name="ce135" office:value-type="string" calcext:value-type="string">
            <text:p>images_non_libres_temp/litiere_mini.png</text:p>
          </table:table-cell>
          <table:table-cell table:style-name="ce148"/>
          <table:table-cell table:style-name="ce150" office:value-type="string" calcext:value-type="string">
            <text:p>MieuxTrierANantes 02/2015</text:p>
          </table:table-cell>
          <table:table-cell table:style-name="ce150" table:number-columns-repeated="3"/>
          <table:table-cell/>
          <table:table-cell table:formula="of:=SUBSTITUTE([.L102];&quot;_petit&quot;;&quot;&quot;)" office:value-type="string" office:string-value="images_non_libres_temp/litiere_mini.png" calcext:value-type="string">
            <text:p>images_non_libres_temp/litiere_mini.png</text:p>
          </table:table-cell>
          <table:table-cell table:formula="of:=CONCATENATE(UTILTRANSFORMEENMOTSCLES([.G102]);&quot;,&quot;;[.I102])" office:value-type="string" office:string-value="litiere,animaux," calcext:value-type="string">
            <text:p>litiere,animaux,</text:p>
          </table:table-cell>
          <table:table-cell table:formula="of:=CONCATENATE(UTILTRANSFORMEENMOTSCLES([.H102]);&quot;,&quot;;[.J102])" office:value-type="string" office:string-value="animal,litter," calcext:value-type="string">
            <text:p>animal,litter,</text:p>
          </table:table-cell>
          <table:table-cell table:number-columns-repeated="2"/>
          <table:table-cell table:style-name="ce168" table:formula="of:=JSONDECHETS([.A102];[.B102];[.C102];[.D102];[.E102];[.F102];[.T102];[.U102];[.G102];[.H102];[.K102];[.L102];[.M102];[.N102];[.P102])"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ivre</text:p>
          </table:table-cell>
          <table:table-cell table:style-name="ce102" office:value-type="string" calcext:value-type="string">
            <text:p>Livre</text:p>
          </table:table-cell>
          <table:table-cell table:style-name="ce102" office:value-type="string" calcext:value-type="string">
            <text:p>Book</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livre, bd, bande dessinée</text:p>
          </table:table-cell>
          <table:table-cell table:style-name="ce102" office:value-type="string" calcext:value-type="string">
            <text:p>book, comics, comic</text:p>
          </table:table-cell>
          <table:table-cell table:style-name="ce102" table:number-columns-repeated="2"/>
          <table:table-cell table:style-name="ce125"/>
          <table:table-cell table:style-name="ce134" office:value-type="string" calcext:value-type="string">
            <text:p>livr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03];&quot;_petit&quot;;&quot;&quot;)" office:value-type="string" office:string-value="livre_mini.png" calcext:value-type="string">
            <text:p>livre_mini.png</text:p>
          </table:table-cell>
          <table:table-cell table:formula="of:=CONCATENATE(UTILTRANSFORMEENMOTSCLES([.G103]);&quot;,&quot;;[.I103])" office:value-type="string" office:string-value="livre,bd,bande,dessinee," calcext:value-type="string">
            <text:p>livre,bd,bande,dessinee,</text:p>
          </table:table-cell>
          <table:table-cell table:formula="of:=CONCATENATE(UTILTRANSFORMEENMOTSCLES([.H103]);&quot;,&quot;;[.J103])" office:value-type="string" office:string-value="book,comics,comic," calcext:value-type="string">
            <text:p>book,comics,comic,</text:p>
          </table:table-cell>
          <table:table-cell table:number-columns-repeated="2"/>
          <table:table-cell table:style-name="ce168" table:formula="of:=JSONDECHETS([.A103];[.B103];[.C103];[.D103];[.E103];[.F103];[.T103];[.U103];[.G103];[.H103];[.K103];[.L103];[.M103];[.N103];[.P103])"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lunette</text:p>
          </table:table-cell>
          <table:table-cell table:style-name="ce102" office:value-type="string" calcext:value-type="string">
            <text:p>Lunette</text:p>
          </table:table-cell>
          <table:table-cell table:style-name="ce102" office:value-type="string" calcext:value-type="string">
            <text:p>Glasses</text:p>
          </table:table-cell>
          <table:table-cell table:style-name="ce102" office:value-type="string" calcext:value-type="string">
            <text:p>cu_divers</text:p>
          </table:table-cell>
          <table:table-cell table:style-name="ce115" office:value-type="string" calcext:value-type="string">
            <text:p>cat_lunette</text:p>
          </table:table-cell>
          <table:table-cell table:style-name="ce102"/>
          <table:table-cell table:style-name="ce102" office:value-type="string" calcext:value-type="string">
            <text:p>lunette</text:p>
          </table:table-cell>
          <table:table-cell table:style-name="ce102" office:value-type="string" calcext:value-type="string">
            <text:p>glasses</text:p>
          </table:table-cell>
          <table:table-cell table:style-name="ce102" table:number-columns-repeated="2"/>
          <table:table-cell table:style-name="ce125"/>
          <table:table-cell table:style-name="ce134" office:value-type="string" calcext:value-type="string">
            <text:p>lunett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04];&quot;_petit&quot;;&quot;&quot;)" office:value-type="string" office:string-value="lunette_mini.png" calcext:value-type="string">
            <text:p>lunette_mini.png</text:p>
          </table:table-cell>
          <table:table-cell table:formula="of:=CONCATENATE(UTILTRANSFORMEENMOTSCLES([.G104]);&quot;,&quot;;[.I104])" office:value-type="string" office:string-value="lunette," calcext:value-type="string">
            <text:p>lunette,</text:p>
          </table:table-cell>
          <table:table-cell table:formula="of:=CONCATENATE(UTILTRANSFORMEENMOTSCLES([.H104]);&quot;,&quot;;[.J104])" office:value-type="string" office:string-value="glasses," calcext:value-type="string">
            <text:p>glasses,</text:p>
          </table:table-cell>
          <table:table-cell table:number-columns-repeated="2"/>
          <table:table-cell table:style-name="ce168" table:formula="of:=JSONDECHETS([.A104];[.B104];[.C104];[.D104];[.E104];[.F104];[.T104];[.U104];[.G104];[.H104];[.K104];[.L104];[.M104];[.N104];[.P104])"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agazine</text:p>
          </table:table-cell>
          <table:table-cell table:number-columns-repeated="2" table:style-name="ce102" office:value-type="string" calcext:value-type="string">
            <text:p>Magazine</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magazine, revue</text:p>
          </table:table-cell>
          <table:table-cell table:style-name="ce102" office:value-type="string" calcext:value-type="string">
            <text:p>magazine, journal</text:p>
          </table:table-cell>
          <table:table-cell table:style-name="ce102" table:number-columns-repeated="2"/>
          <table:table-cell table:style-name="ce125"/>
          <table:table-cell table:style-name="ce134" office:value-type="string" calcext:value-type="string">
            <text:p>magazines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05];&quot;_petit&quot;;&quot;&quot;)" office:value-type="string" office:string-value="magazines_mini.png" calcext:value-type="string">
            <text:p>magazines_mini.png</text:p>
          </table:table-cell>
          <table:table-cell table:formula="of:=CONCATENATE(UTILTRANSFORMEENMOTSCLES([.G105]);&quot;,&quot;;[.I105])" office:value-type="string" office:string-value="magazine,revue," calcext:value-type="string">
            <text:p>magazine,revue,</text:p>
          </table:table-cell>
          <table:table-cell table:formula="of:=CONCATENATE(UTILTRANSFORMEENMOTSCLES([.H105]);&quot;,&quot;;[.J105])" office:value-type="string" office:string-value="magazine,journal," calcext:value-type="string">
            <text:p>magazine,journal,</text:p>
          </table:table-cell>
          <table:table-cell table:number-columns-repeated="2"/>
          <table:table-cell table:style-name="ce168" table:formula="of:=JSONDECHETS([.A105];[.B105];[.C105];[.D105];[.E105];[.F105];[.T105];[.U105];[.G105];[.H105];[.K105];[.L105];[.M105];[.N105];[.P105])"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asticCarrosserie</text:p>
          </table:table-cell>
          <table:table-cell table:style-name="ce108" office:value-type="string" calcext:value-type="string">
            <text:p>Mastic carrosserie</text:p>
          </table:table-cell>
          <table:table-cell table:style-name="ce108" office:value-type="string" calcext:value-type="string">
            <text:p>Mastic Body</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mastic de carrosserie</text:p>
          </table:table-cell>
          <table:table-cell table:style-name="ce108" office:value-type="string" calcext:value-type="string">
            <text:p>body filler</text:p>
          </table:table-cell>
          <table:table-cell table:style-name="ce108" table:number-columns-repeated="2"/>
          <table:table-cell table:style-name="ce130"/>
          <table:table-cell table:style-name="ce135" office:value-type="string" calcext:value-type="string">
            <text:p>images_non_libres_temp/mastic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garage</text:p>
          </table:table-cell>
          <table:table-cell/>
          <table:table-cell table:formula="of:=SUBSTITUTE([.L106];&quot;_petit&quot;;&quot;&quot;)" office:value-type="string" office:string-value="images_non_libres_temp/mastic_mini.png" calcext:value-type="string">
            <text:p>images_non_libres_temp/mastic_mini.png</text:p>
          </table:table-cell>
          <table:table-cell table:formula="of:=CONCATENATE(UTILTRANSFORMEENMOTSCLES([.G106]);&quot;,&quot;;[.I106])" office:value-type="string" office:string-value="mastic,carrosserie," calcext:value-type="string">
            <text:p>mastic,carrosserie,</text:p>
          </table:table-cell>
          <table:table-cell table:formula="of:=CONCATENATE(UTILTRANSFORMEENMOTSCLES([.H106]);&quot;,&quot;;[.J106])" office:value-type="string" office:string-value="body,filler," calcext:value-type="string">
            <text:p>body,filler,</text:p>
          </table:table-cell>
          <table:table-cell table:number-columns-repeated="2"/>
          <table:table-cell table:style-name="ce168" table:formula="of:=JSONDECHETS([.A106];[.B106];[.C106];[.D106];[.E106];[.F106];[.T106];[.U106];[.G106];[.H106];[.K106];[.L106];[.M106];[.N106];[.P106])"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atelas</text:p>
          </table:table-cell>
          <table:table-cell table:style-name="ce102" office:value-type="string" calcext:value-type="string">
            <text:p>Matelas</text:p>
          </table:table-cell>
          <table:table-cell table:style-name="ce102" office:value-type="string" calcext:value-type="string">
            <text:p>Mattress</text:p>
          </table:table-cell>
          <table:table-cell table:style-name="ce102" office:value-type="string" calcext:value-type="string">
            <text:p>cu_vetementtissu</text:p>
          </table:table-cell>
          <table:table-cell table:style-name="ce102" office:value-type="string" calcext:value-type="string">
            <text:p>cat_meuble</text:p>
          </table:table-cell>
          <table:table-cell table:style-name="ce102"/>
          <table:table-cell table:style-name="ce102" office:value-type="string" calcext:value-type="string">
            <text:p>matelas</text:p>
          </table:table-cell>
          <table:table-cell table:style-name="ce102" office:value-type="string" calcext:value-type="string">
            <text:p>mattress</text:p>
          </table:table-cell>
          <table:table-cell table:style-name="ce102" table:number-columns-repeated="2"/>
          <table:table-cell table:style-name="ce125"/>
          <table:table-cell table:style-name="ce134" office:value-type="string" calcext:value-type="string">
            <text:p>matelas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107];&quot;_petit&quot;;&quot;&quot;)" office:value-type="string" office:string-value="matelas_mini.png" calcext:value-type="string">
            <text:p>matelas_mini.png</text:p>
          </table:table-cell>
          <table:table-cell table:formula="of:=CONCATENATE(UTILTRANSFORMEENMOTSCLES([.G107]);&quot;,&quot;;[.I107])" office:value-type="string" office:string-value="matelas," calcext:value-type="string">
            <text:p>matelas,</text:p>
          </table:table-cell>
          <table:table-cell table:formula="of:=CONCATENATE(UTILTRANSFORMEENMOTSCLES([.H107]);&quot;,&quot;;[.J107])" office:value-type="string" office:string-value="mattress," calcext:value-type="string">
            <text:p>mattress,</text:p>
          </table:table-cell>
          <table:table-cell table:number-columns-repeated="2"/>
          <table:table-cell table:style-name="ce168" table:formula="of:=JSONDECHETS([.A107];[.B107];[.C107];[.D107];[.E107];[.F107];[.T107];[.U107];[.G107];[.H107];[.K107];[.L107];[.M107];[.N107];[.P107])"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edicaments</text:p>
          </table:table-cell>
          <table:table-cell table:style-name="ce102" office:value-type="string" calcext:value-type="string">
            <text:p>Médicament</text:p>
          </table:table-cell>
          <table:table-cell table:style-name="ce102" office:value-type="string" calcext:value-type="string">
            <text:p>Drug</text:p>
          </table:table-cell>
          <table:table-cell table:style-name="ce102" office:value-type="string" calcext:value-type="string">
            <text:p>scu_medicament</text:p>
          </table:table-cell>
          <table:table-cell table:style-name="ce102" office:value-type="string" calcext:value-type="string">
            <text:p>cat_medicament</text:p>
          </table:table-cell>
          <table:table-cell/>
          <table:table-cell table:style-name="ce102" office:value-type="string" calcext:value-type="string">
            <text:p>médicament</text:p>
          </table:table-cell>
          <table:table-cell table:style-name="ce102" office:value-type="string" calcext:value-type="string">
            <text:p>drug</text:p>
          </table:table-cell>
          <table:table-cell table:style-name="ce102" table:number-columns-repeated="2"/>
          <table:table-cell table:style-name="ce114" office:value-type="string" calcext:value-type="string">
            <text:p>cons_recupmedicament,cons_medicamentembal</text:p>
          </table:table-cell>
          <table:table-cell table:style-name="ce134" office:value-type="string" calcext:value-type="string">
            <text:p>medicaments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medicament</text:p>
          </table:table-cell>
          <table:table-cell/>
          <table:table-cell table:formula="of:=SUBSTITUTE([.L108];&quot;_petit&quot;;&quot;&quot;)" office:value-type="string" office:string-value="medicaments_mini.png" calcext:value-type="string">
            <text:p>medicaments_mini.png</text:p>
          </table:table-cell>
          <table:table-cell table:formula="of:=CONCATENATE(UTILTRANSFORMEENMOTSCLES([.G108]);&quot;,&quot;;[.I108])" office:value-type="string" office:string-value="medicament," calcext:value-type="string">
            <text:p>medicament,</text:p>
          </table:table-cell>
          <table:table-cell table:formula="of:=CONCATENATE(UTILTRANSFORMEENMOTSCLES([.H108]);&quot;,&quot;;[.J108])" office:value-type="string" office:string-value="drug," calcext:value-type="string">
            <text:p>drug,</text:p>
          </table:table-cell>
          <table:table-cell table:number-columns-repeated="2"/>
          <table:table-cell table:style-name="ce168" table:formula="of:=JSONDECHETS([.A108];[.B108];[.C108];[.D108];[.E108];[.F108];[.T108];[.U108];[.G108];[.H108];[.K108];[.L108];[.M108];[.N108];[.P108])"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euble</text:p>
          </table:table-cell>
          <table:table-cell table:style-name="ce102" office:value-type="string" calcext:value-type="string">
            <text:p>Meuble</text:p>
          </table:table-cell>
          <table:table-cell table:style-name="ce102" office:value-type="string" calcext:value-type="string">
            <text:p>Furniture</text:p>
          </table:table-cell>
          <table:table-cell table:style-name="ce102" office:value-type="string" calcext:value-type="string">
            <text:p>cu_divers</text:p>
          </table:table-cell>
          <table:table-cell table:style-name="ce102" office:value-type="string" calcext:value-type="string">
            <text:p>cat_meuble</text:p>
          </table:table-cell>
          <table:table-cell table:style-name="ce102"/>
          <table:table-cell table:style-name="ce102" office:value-type="string" calcext:value-type="string">
            <text:p>meuble,canapé,fauteuil,armoire</text:p>
          </table:table-cell>
          <table:table-cell table:style-name="ce102" office:value-type="string" calcext:value-type="string">
            <text:p>furniture</text:p>
          </table:table-cell>
          <table:table-cell table:style-name="ce102" table:number-columns-repeated="2"/>
          <table:table-cell table:style-name="ce110"/>
          <table:table-cell table:style-name="ce134" office:value-type="string" calcext:value-type="string">
            <text:p>canap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109];&quot;_petit&quot;;&quot;&quot;)" office:value-type="string" office:string-value="canape_mini.png" calcext:value-type="string">
            <text:p>canape_mini.png</text:p>
          </table:table-cell>
          <table:table-cell table:formula="of:=CONCATENATE(UTILTRANSFORMEENMOTSCLES([.G109]);&quot;,&quot;;[.I109])" office:value-type="string" office:string-value="meuble,canape,fauteuil,armoire," calcext:value-type="string">
            <text:p>meuble,canape,fauteuil,armoire,</text:p>
          </table:table-cell>
          <table:table-cell table:formula="of:=CONCATENATE(UTILTRANSFORMEENMOTSCLES([.H109]);&quot;,&quot;;[.J109])" office:value-type="string" office:string-value="furniture," calcext:value-type="string">
            <text:p>furniture,</text:p>
          </table:table-cell>
          <table:table-cell table:number-columns-repeated="2"/>
          <table:table-cell table:style-name="ce168" table:formula="of:=JSONDECHETS([.A109];[.B109];[.C109];[.D109];[.E109];[.F109];[.T109];[.U109];[.G109];[.H109];[.K109];[.L109];[.M109];[.N109];[.P109])"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iroir</text:p>
          </table:table-cell>
          <table:table-cell table:style-name="ce102" office:value-type="string" calcext:value-type="string">
            <text:p>Miroir</text:p>
          </table:table-cell>
          <table:table-cell table:style-name="ce102" office:value-type="string" calcext:value-type="string">
            <text:p>Mirror</text:p>
          </table:table-cell>
          <table:table-cell table:style-name="ce102" office:value-type="string" calcext:value-type="string">
            <text:p>cu_verrevaisselle</text:p>
          </table:table-cell>
          <table:table-cell table:style-name="ce102" office:value-type="string" calcext:value-type="string">
            <text:p>cat_verrenonvalovaisselleporcelaine</text:p>
          </table:table-cell>
          <table:table-cell table:style-name="ce102"/>
          <table:table-cell table:style-name="ce102" office:value-type="string" calcext:value-type="string">
            <text:p>miroir</text:p>
          </table:table-cell>
          <table:table-cell table:style-name="ce102" office:value-type="string" calcext:value-type="string">
            <text:p>mirror</text:p>
          </table:table-cell>
          <table:table-cell table:style-name="ce102" table:number-columns-repeated="2"/>
          <table:table-cell table:style-name="ce125"/>
          <table:table-cell table:style-name="ce134" office:value-type="string" calcext:value-type="string">
            <text:p>miroir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10];&quot;_petit&quot;;&quot;&quot;)" office:value-type="string" office:string-value="miroir_mini.png" calcext:value-type="string">
            <text:p>miroir_mini.png</text:p>
          </table:table-cell>
          <table:table-cell table:formula="of:=CONCATENATE(UTILTRANSFORMEENMOTSCLES([.G110]);&quot;,&quot;;[.I110])" office:value-type="string" office:string-value="miroir," calcext:value-type="string">
            <text:p>miroir,</text:p>
          </table:table-cell>
          <table:table-cell table:formula="of:=CONCATENATE(UTILTRANSFORMEENMOTSCLES([.H110]);&quot;,&quot;;[.J110])" office:value-type="string" office:string-value="mirror," calcext:value-type="string">
            <text:p>mirror,</text:p>
          </table:table-cell>
          <table:table-cell table:number-columns-repeated="2"/>
          <table:table-cell table:style-name="ce168" table:formula="of:=JSONDECHETS([.A110];[.B110];[.C110];[.D110];[.E110];[.F110];[.T110];[.U110];[.G110];[.H110];[.K110];[.L110];[.M110];[.N110];[.P110])"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oquette</text:p>
          </table:table-cell>
          <table:table-cell table:style-name="ce102" office:value-type="string" calcext:value-type="string">
            <text:p>Moquette</text:p>
          </table:table-cell>
          <table:table-cell table:style-name="ce102" office:value-type="string" calcext:value-type="string">
            <text:p>Carpet</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moquette</text:p>
          </table:table-cell>
          <table:table-cell table:style-name="ce102" office:value-type="string" calcext:value-type="string">
            <text:p>carpet</text:p>
          </table:table-cell>
          <table:table-cell table:style-name="ce102" table:number-columns-repeated="2"/>
          <table:table-cell table:style-name="ce125"/>
          <table:table-cell table:style-name="ce134" office:value-type="string" calcext:value-type="string">
            <text:p>moquett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11];&quot;_petit&quot;;&quot;&quot;)" office:value-type="string" office:string-value="moquette_mini.png" calcext:value-type="string">
            <text:p>moquette_mini.png</text:p>
          </table:table-cell>
          <table:table-cell table:formula="of:=CONCATENATE(UTILTRANSFORMEENMOTSCLES([.G111]);&quot;,&quot;;[.I111])" office:value-type="string" office:string-value="moquette," calcext:value-type="string">
            <text:p>moquette,</text:p>
          </table:table-cell>
          <table:table-cell table:formula="of:=CONCATENATE(UTILTRANSFORMEENMOTSCLES([.H111]);&quot;,&quot;;[.J111])" office:value-type="string" office:string-value="carpet," calcext:value-type="string">
            <text:p>carpet,</text:p>
          </table:table-cell>
          <table:table-cell table:number-columns-repeated="2"/>
          <table:table-cell table:style-name="ce168" table:formula="of:=JSONDECHETS([.A111];[.B111];[.C111];[.D111];[.E111];[.F111];[.T111];[.U111];[.G111];[.H111];[.K111];[.L111];[.M111];[.N111];[.P111])"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ortAuxRats</text:p>
          </table:table-cell>
          <table:table-cell table:style-name="ce102" office:value-type="string" calcext:value-type="string">
            <text:p>Mort aux rats</text:p>
          </table:table-cell>
          <table:table-cell table:style-name="ce102" office:value-type="string" calcext:value-type="string">
            <text:p>Rat poison</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mort aux rats, raticide </text:p>
          </table:table-cell>
          <table:table-cell table:style-name="ce102" office:value-type="string" calcext:value-type="string">
            <text:p>rat poison, rat poison</text:p>
          </table:table-cell>
          <table:table-cell table:style-name="ce102" table:number-columns-repeated="2"/>
          <table:table-cell table:style-name="ce125"/>
          <table:table-cell table:style-name="ce134" office:value-type="string" calcext:value-type="string">
            <text:p>mortaurat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parasite</text:p>
          </table:table-cell>
          <table:table-cell/>
          <table:table-cell table:formula="of:=SUBSTITUTE([.L112];&quot;_petit&quot;;&quot;&quot;)" office:value-type="string" office:string-value="mortaurat_mini.png" calcext:value-type="string">
            <text:p>mortaurat_mini.png</text:p>
          </table:table-cell>
          <table:table-cell table:formula="of:=CONCATENATE(UTILTRANSFORMEENMOTSCLES([.G112]);&quot;,&quot;;[.I112])" office:value-type="string" office:string-value="mort,rats,raticide,," calcext:value-type="string">
            <text:p>mort,rats,raticide,,</text:p>
          </table:table-cell>
          <table:table-cell table:formula="of:=CONCATENATE(UTILTRANSFORMEENMOTSCLES([.H112]);&quot;,&quot;;[.J112])" office:value-type="string" office:string-value="rat,poison,rat,poison," calcext:value-type="string">
            <text:p>rat,poison,rat,poison,</text:p>
          </table:table-cell>
          <table:table-cell table:number-columns-repeated="2"/>
          <table:table-cell table:style-name="ce168" table:formula="of:=JSONDECHETS([.A112];[.B112];[.C112];[.D112];[.E112];[.F112];[.T112];[.U112];[.G112];[.H112];[.K112];[.L112];[.M112];[.N112];[.P112])"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mouchoir</text:p>
          </table:table-cell>
          <table:table-cell table:style-name="ce102" office:value-type="string" calcext:value-type="string">
            <text:p>Mouchoir</text:p>
          </table:table-cell>
          <table:table-cell table:style-name="ce102" office:value-type="string" calcext:value-type="string">
            <text:p>Tissue</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mouchoir</text:p>
          </table:table-cell>
          <table:table-cell table:style-name="ce102" office:value-type="string" calcext:value-type="string">
            <text:p>tissue</text:p>
          </table:table-cell>
          <table:table-cell table:style-name="ce102" table:number-columns-repeated="2"/>
          <table:table-cell table:style-name="ce125" office:value-type="string" calcext:value-type="string">
            <text:p>cons_souille</text:p>
          </table:table-cell>
          <table:table-cell table:style-name="ce134" office:value-type="string" calcext:value-type="string">
            <text:p>mouchoirs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13];&quot;_petit&quot;;&quot;&quot;)" office:value-type="string" office:string-value="mouchoirs_mini.png" calcext:value-type="string">
            <text:p>mouchoirs_mini.png</text:p>
          </table:table-cell>
          <table:table-cell table:formula="of:=CONCATENATE(UTILTRANSFORMEENMOTSCLES([.G113]);&quot;,&quot;;[.I113])" office:value-type="string" office:string-value="mouchoir," calcext:value-type="string">
            <text:p>mouchoir,</text:p>
          </table:table-cell>
          <table:table-cell table:formula="of:=CONCATENATE(UTILTRANSFORMEENMOTSCLES([.H113]);&quot;,&quot;;[.J113])" office:value-type="string" office:string-value="tissue," calcext:value-type="string">
            <text:p>tissue,</text:p>
          </table:table-cell>
          <table:table-cell table:number-columns-repeated="2"/>
          <table:table-cell table:style-name="ce168" table:formula="of:=JSONDECHETS([.A113];[.B113];[.C113];[.D113];[.E113];[.F113];[.T113];[.U113];[.G113];[.H113];[.K113];[.L113];[.M113];[.N113];[.P113])"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naphtaline</text:p>
          </table:table-cell>
          <table:table-cell table:style-name="ce108" office:value-type="string" calcext:value-type="string">
            <text:p>Naphtaline</text:p>
          </table:table-cell>
          <table:table-cell table:style-name="ce108" office:value-type="string" calcext:value-type="string">
            <text:p>Naphthalene</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naphtaline, antimite</text:p>
          </table:table-cell>
          <table:table-cell table:style-name="ce108" office:value-type="string" calcext:value-type="string">
            <text:p>mothballs, moth</text:p>
          </table:table-cell>
          <table:table-cell table:style-name="ce108" table:number-columns-repeated="2"/>
          <table:table-cell table:style-name="ce130"/>
          <table:table-cell table:style-name="ce135" office:value-type="string" calcext:value-type="string">
            <text:p>images_non_libres_temp/naphtaline_mini.png</text:p>
          </table:table-cell>
          <table:table-cell table:style-name="ce148"/>
          <table:table-cell table:style-name="ce156" office:value-type="string" calcext:value-type="string">
            <text:p>MieuxTrierANantes 02/2015</text:p>
          </table:table-cell>
          <table:table-cell table:style-name="ce156" table:number-columns-repeated="2"/>
          <table:table-cell table:style-name="ce108" office:value-type="string" calcext:value-type="string">
            <text:p>scu_toxiqueparasite</text:p>
          </table:table-cell>
          <table:table-cell/>
          <table:table-cell table:formula="of:=SUBSTITUTE([.L114];&quot;_petit&quot;;&quot;&quot;)" office:value-type="string" office:string-value="images_non_libres_temp/naphtaline_mini.png" calcext:value-type="string">
            <text:p>images_non_libres_temp/naphtaline_mini.png</text:p>
          </table:table-cell>
          <table:table-cell table:formula="of:=CONCATENATE(UTILTRANSFORMEENMOTSCLES([.G114]);&quot;,&quot;;[.I114])" office:value-type="string" office:string-value="naphtaline,antimite," calcext:value-type="string">
            <text:p>naphtaline,antimite,</text:p>
          </table:table-cell>
          <table:table-cell table:formula="of:=CONCATENATE(UTILTRANSFORMEENMOTSCLES([.H114]);&quot;,&quot;;[.J114])" office:value-type="string" office:string-value="mothballs,moth," calcext:value-type="string">
            <text:p>mothballs,moth,</text:p>
          </table:table-cell>
          <table:table-cell table:number-columns-repeated="2"/>
          <table:table-cell table:style-name="ce168" table:formula="of:=JSONDECHETS([.A114];[.B114];[.C114];[.D114];[.E114];[.F114];[.T114];[.U114];[.G114];[.H114];[.K114];[.L114];[.M114];[.N114];[.P114])"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3" office:value-type="string" calcext:value-type="string">
            <text:p>dec_neons</text:p>
          </table:table-cell>
          <table:table-cell table:style-name="ce103" office:value-type="string" calcext:value-type="string">
            <text:p>Néon</text:p>
          </table:table-cell>
          <table:table-cell table:style-name="ce103" office:value-type="string" calcext:value-type="string">
            <text:p>Neon</text:p>
          </table:table-cell>
          <table:table-cell table:style-name="ce102" office:value-type="string" calcext:value-type="string">
            <text:p>cu_toxique</text:p>
          </table:table-cell>
          <table:table-cell table:style-name="ce117" office:value-type="string" calcext:value-type="string">
            <text:p>cat_ampouleseco</text:p>
          </table:table-cell>
          <table:table-cell table:style-name="ce103"/>
          <table:table-cell table:style-name="ce103" office:value-type="string" calcext:value-type="string">
            <text:p>néon</text:p>
          </table:table-cell>
          <table:table-cell table:style-name="ce103" office:value-type="string" calcext:value-type="string">
            <text:p>neon</text:p>
          </table:table-cell>
          <table:table-cell table:style-name="ce103" table:number-columns-repeated="2"/>
          <table:table-cell table:style-name="ce131"/>
          <table:table-cell table:style-name="ce137" office:value-type="string" calcext:value-type="string">
            <text:p>neon_mini.png</text:p>
          </table:table-cell>
          <table:table-cell table:style-name="ce114"/>
          <table:table-cell table:style-name="ce157" office:value-type="string" calcext:value-type="string">
            <text:p>MieuxTrierANantes 02/2015</text:p>
          </table:table-cell>
          <table:table-cell table:style-name="ce157" table:number-columns-repeated="2"/>
          <table:table-cell table:style-name="ce103" office:value-type="string" calcext:value-type="string">
            <text:p>scu_toxiquedivers</text:p>
          </table:table-cell>
          <table:table-cell/>
          <table:table-cell table:formula="of:=SUBSTITUTE([.L115];&quot;_petit&quot;;&quot;&quot;)" office:value-type="string" office:string-value="neon_mini.png" calcext:value-type="string">
            <text:p>neon_mini.png</text:p>
          </table:table-cell>
          <table:table-cell table:formula="of:=CONCATENATE(UTILTRANSFORMEENMOTSCLES([.G115]);&quot;,&quot;;[.I115])" office:value-type="string" office:string-value="neon," calcext:value-type="string">
            <text:p>neon,</text:p>
          </table:table-cell>
          <table:table-cell table:formula="of:=CONCATENATE(UTILTRANSFORMEENMOTSCLES([.H115]);&quot;,&quot;;[.J115])" office:value-type="string" office:string-value="neon," calcext:value-type="string">
            <text:p>neon,</text:p>
          </table:table-cell>
          <table:table-cell table:number-columns-repeated="2"/>
          <table:table-cell table:style-name="ce168" table:formula="of:=JSONDECHETS([.A115];[.B115];[.C115];[.D115];[.E115];[.F115];[.T115];[.U115];[.G115];[.H115];[.K115];[.L115];[.M115];[.N115];[.P115])"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nettoyantsALAmmoniac</text:p>
          </table:table-cell>
          <table:table-cell table:style-name="ce108" office:value-type="string" calcext:value-type="string">
            <text:p>Nettoyant à l'ammoniac</text:p>
          </table:table-cell>
          <table:table-cell table:style-name="ce108" office:value-type="string" calcext:value-type="string">
            <text:p>Cleaner ammonia</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nettoyant à l'ammoniac</text:p>
          </table:table-cell>
          <table:table-cell table:style-name="ce108" office:value-type="string" calcext:value-type="string">
            <text:p>cleaner with ammonia</text:p>
          </table:table-cell>
          <table:table-cell table:style-name="ce108" table:number-columns-repeated="2"/>
          <table:table-cell table:style-name="ce130"/>
          <table:table-cell table:style-name="ce141" office:value-type="string" calcext:value-type="string">
            <text:p>bouteille_ammoniaque_mini.png</text:p>
          </table:table-cell>
          <table:table-cell table:style-name="ce114"/>
          <table:table-cell table:style-name="ce156" office:value-type="string" calcext:value-type="string">
            <text:p>MieuxTrierANantes 02/2015</text:p>
          </table:table-cell>
          <table:table-cell table:style-name="ce156" table:number-columns-repeated="2"/>
          <table:table-cell table:style-name="ce108" office:value-type="string" calcext:value-type="string">
            <text:p>scu_toxiquecuisine</text:p>
          </table:table-cell>
          <table:table-cell/>
          <table:table-cell table:formula="of:=SUBSTITUTE([.L116];&quot;_petit&quot;;&quot;&quot;)" office:value-type="string" office:string-value="bouteille_ammoniaque_mini.png" calcext:value-type="string">
            <text:p>bouteille_ammoniaque_mini.png</text:p>
          </table:table-cell>
          <table:table-cell table:formula="of:=CONCATENATE(UTILTRANSFORMEENMOTSCLES([.G116]);&quot;,&quot;;[.I116])" office:value-type="string" office:string-value="nettoyant,l,ammoniac," calcext:value-type="string">
            <text:p>nettoyant,l,ammoniac,</text:p>
          </table:table-cell>
          <table:table-cell table:formula="of:=CONCATENATE(UTILTRANSFORMEENMOTSCLES([.H116]);&quot;,&quot;;[.J116])" office:value-type="string" office:string-value="cleaner,with,ammonia," calcext:value-type="string">
            <text:p>cleaner,with,ammonia,</text:p>
          </table:table-cell>
          <table:table-cell table:number-columns-repeated="2"/>
          <table:table-cell table:style-name="ce168" table:formula="of:=JSONDECHETS([.A116];[.B116];[.C116];[.D116];[.E116];[.F116];[.T116];[.U116];[.G116];[.H116];[.K116];[.L116];[.M116];[.N116];[.P116])"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nettoyantsCuivreEtArgenterie</text:p>
          </table:table-cell>
          <table:table-cell table:style-name="ce107" office:value-type="string" calcext:value-type="string">
            <text:p>Nettoyants cuivre et argenterie</text:p>
          </table:table-cell>
          <table:table-cell table:style-name="ce107" office:value-type="string" calcext:value-type="string">
            <text:p>Copper and silver cleaners</text:p>
          </table:table-cell>
          <table:table-cell table:style-name="ce102" office:value-type="string" calcext:value-type="string">
            <text:p>cu_toxique</text:p>
          </table:table-cell>
          <table:table-cell table:style-name="ce107" office:value-type="string" calcext:value-type="string">
            <text:p>cat_ddm</text:p>
          </table:table-cell>
          <table:table-cell table:style-name="ce107"/>
          <table:table-cell table:style-name="ce107" office:value-type="string" calcext:value-type="string">
            <text:p>nettoyant cuivre et argenterie</text:p>
          </table:table-cell>
          <table:table-cell table:style-name="ce107" office:value-type="string" calcext:value-type="string">
            <text:p>copper and silver cleaners</text:p>
          </table:table-cell>
          <table:table-cell table:style-name="ce107" table:number-columns-repeated="2"/>
          <table:table-cell table:style-name="ce127"/>
          <table:table-cell table:style-name="ce136" office:value-type="string" calcext:value-type="string">
            <text:p>nettoyant_cuivre_mini.png</text:p>
          </table:table-cell>
          <table:table-cell table:style-name="ce147"/>
          <table:table-cell table:style-name="ce152" office:value-type="string" calcext:value-type="string">
            <text:p>MieuxTrierANantes 02/2015</text:p>
          </table:table-cell>
          <table:table-cell table:style-name="ce152" table:number-columns-repeated="2"/>
          <table:table-cell table:style-name="ce107" office:value-type="string" calcext:value-type="string">
            <text:p>scu_toxiquecuisine</text:p>
          </table:table-cell>
          <table:table-cell/>
          <table:table-cell table:formula="of:=SUBSTITUTE([.L117];&quot;_petit&quot;;&quot;&quot;)" office:value-type="string" office:string-value="nettoyant_cuivre_mini.png" calcext:value-type="string">
            <text:p>nettoyant_cuivre_mini.png</text:p>
          </table:table-cell>
          <table:table-cell table:formula="of:=CONCATENATE(UTILTRANSFORMEENMOTSCLES([.G117]);&quot;,&quot;;[.I117])" office:value-type="string" office:string-value="nettoyant,cuivre,argenterie," calcext:value-type="string">
            <text:p>nettoyant,cuivre,argenterie,</text:p>
          </table:table-cell>
          <table:table-cell table:formula="of:=CONCATENATE(UTILTRANSFORMEENMOTSCLES([.H117]);&quot;,&quot;;[.J117])" office:value-type="string" office:string-value="copper,and,silver,cleaners," calcext:value-type="string">
            <text:p>copper,and,silver,cleaners,</text:p>
          </table:table-cell>
          <table:table-cell table:number-columns-repeated="2"/>
          <table:table-cell table:style-name="ce168" table:formula="of:=JSONDECHETS([.A117];[.B117];[.C117];[.D117];[.E117];[.F117];[.T117];[.U117];[.G117];[.H117];[.K117];[.L117];[.M117];[.N117];[.P117])"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objetEnTerreCuite</text:p>
          </table:table-cell>
          <table:table-cell table:style-name="ce108" office:value-type="string" calcext:value-type="string">
            <text:p>Objet terre cuite</text:p>
          </table:table-cell>
          <table:table-cell table:style-name="ce108" office:value-type="string" calcext:value-type="string">
            <text:p>Clay object</text:p>
          </table:table-cell>
          <table:table-cell table:style-name="ce108" office:value-type="string" calcext:value-type="string">
            <text:p>cu_divers</text:p>
          </table:table-cell>
          <table:table-cell table:style-name="ce108" office:value-type="string" calcext:value-type="string">
            <text:p>cat_verrenonvalovaisselleporcelaine</text:p>
          </table:table-cell>
          <table:table-cell table:style-name="ce108"/>
          <table:table-cell table:style-name="ce108" office:value-type="string" calcext:value-type="string">
            <text:p>objet en terre cuite</text:p>
          </table:table-cell>
          <table:table-cell table:style-name="ce108" office:value-type="string" calcext:value-type="string">
            <text:p>terracotta object</text:p>
          </table:table-cell>
          <table:table-cell table:style-name="ce108" table:number-columns-repeated="2"/>
          <table:table-cell table:style-name="ce130"/>
          <table:table-cell table:style-name="ce135" office:value-type="string" calcext:value-type="string">
            <text:p>terre_cuite_mini.png</text:p>
          </table:table-cell>
          <table:table-cell table:style-name="ce148"/>
          <table:table-cell table:style-name="ce158" office:value-type="string" calcext:value-type="string">
            <text:p>MieuxTrierANantes 02/2015</text:p>
          </table:table-cell>
          <table:table-cell table:style-name="ce158" table:number-columns-repeated="3"/>
          <table:table-cell/>
          <table:table-cell table:formula="of:=SUBSTITUTE([.L118];&quot;_petit&quot;;&quot;&quot;)" office:value-type="string" office:string-value="terre_cuite_mini.png" calcext:value-type="string">
            <text:p>terre_cuite_mini.png</text:p>
          </table:table-cell>
          <table:table-cell table:formula="of:=CONCATENATE(UTILTRANSFORMEENMOTSCLES([.G118]);&quot;,&quot;;[.I118])" office:value-type="string" office:string-value="objet,terre,cuite," calcext:value-type="string">
            <text:p>objet,terre,cuite,</text:p>
          </table:table-cell>
          <table:table-cell table:formula="of:=CONCATENATE(UTILTRANSFORMEENMOTSCLES([.H118]);&quot;,&quot;;[.J118])" office:value-type="string" office:string-value="terracotta,object," calcext:value-type="string">
            <text:p>terracotta,object,</text:p>
          </table:table-cell>
          <table:table-cell table:number-columns-repeated="2"/>
          <table:table-cell table:style-name="ce168" table:formula="of:=JSONDECHETS([.A118];[.B118];[.C118];[.D118];[.E118];[.F118];[.T118];[.U118];[.G118];[.H118];[.K118];[.L118];[.M118];[.N118];[.P118])"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ordinateursPortables</text:p>
          </table:table-cell>
          <table:table-cell table:style-name="ce102" office:value-type="string" calcext:value-type="string">
            <text:p>Ordinateurs portables</text:p>
          </table:table-cell>
          <table:table-cell table:style-name="ce102" office:value-type="string" calcext:value-type="string">
            <text:p>Laptop</text:p>
          </table:table-cell>
          <table:table-cell table:style-name="ce102" office:value-type="string" calcext:value-type="string">
            <text:p>scu_medicament</text:p>
          </table:table-cell>
          <table:table-cell table:style-name="ce102" office:value-type="string" calcext:value-type="string">
            <text:p>cat_d3e</text:p>
          </table:table-cell>
          <table:table-cell table:style-name="ce102"/>
          <table:table-cell table:style-name="ce102" office:value-type="string" calcext:value-type="string">
            <text:p>ordinateur portables</text:p>
          </table:table-cell>
          <table:table-cell table:style-name="ce102" office:value-type="string" calcext:value-type="string">
            <text:p>laptop</text:p>
          </table:table-cell>
          <table:table-cell table:style-name="ce102" table:number-columns-repeated="2"/>
          <table:table-cell table:style-name="ce125"/>
          <table:table-cell table:style-name="ce134" office:value-type="string" calcext:value-type="string">
            <text:p>ordi_portable_mini.png</text:p>
          </table:table-cell>
          <table:table-cell table:style-name="ce114"/>
          <table:table-cell table:style-name="ce153" office:value-type="string" calcext:value-type="string">
            <text:p>MieuxTrierANantes 02/2015</text:p>
          </table:table-cell>
          <table:table-cell table:style-name="ce153" table:number-columns-repeated="2"/>
          <table:table-cell table:style-name="ce102" office:value-type="string" calcext:value-type="string">
            <text:p>scu_medicament</text:p>
          </table:table-cell>
          <table:table-cell/>
          <table:table-cell table:formula="of:=SUBSTITUTE([.L119];&quot;_petit&quot;;&quot;&quot;)" office:value-type="string" office:string-value="ordi_portable_mini.png" calcext:value-type="string">
            <text:p>ordi_portable_mini.png</text:p>
          </table:table-cell>
          <table:table-cell table:formula="of:=CONCATENATE(UTILTRANSFORMEENMOTSCLES([.G119]);&quot;,&quot;;[.I119])" office:value-type="string" office:string-value="ordinateur,portables," calcext:value-type="string">
            <text:p>ordinateur,portables,</text:p>
          </table:table-cell>
          <table:table-cell table:formula="of:=CONCATENATE(UTILTRANSFORMEENMOTSCLES([.H119]);&quot;,&quot;;[.J119])" office:value-type="string" office:string-value="laptop," calcext:value-type="string">
            <text:p>laptop,</text:p>
          </table:table-cell>
          <table:table-cell table:number-columns-repeated="2"/>
          <table:table-cell table:style-name="ce168" table:formula="of:=JSONDECHETS([.A119];[.B119];[.C119];[.D119];[.E119];[.F119];[.T119];[.U119];[.G119];[.H119];[.K119];[.L119];[.M119];[.N119];[.P119])"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outilsBricolageOuJardinage</text:p>
          </table:table-cell>
          <table:table-cell table:style-name="ce109" office:value-type="string" calcext:value-type="string">
            <text:p>outils bricolage ou jardinage</text:p>
          </table:table-cell>
          <table:table-cell table:style-name="ce109" office:value-type="string" calcext:value-type="string">
            <text:p>DIY or gardening tools</text:p>
          </table:table-cell>
          <table:table-cell table:style-name="ce109" office:value-type="string" calcext:value-type="string">
            <text:p>cu_divers</text:p>
          </table:table-cell>
          <table:table-cell table:style-name="ce109" office:value-type="string" calcext:value-type="string">
            <text:p>cat_omr</text:p>
          </table:table-cell>
          <table:table-cell table:style-name="ce109"/>
          <table:table-cell table:style-name="ce109" office:value-type="string" calcext:value-type="string">
            <text:p>outil bricolage ou jardinage, marteau, tournevis, cisaille, scie, râteau, hache</text:p>
          </table:table-cell>
          <table:table-cell table:style-name="ce109" office:value-type="string" calcext:value-type="string">
            <text:p>DIY or gardening tools, hammer, screwdrivers, shears, saw, rake, ax</text:p>
          </table:table-cell>
          <table:table-cell table:style-name="ce109" table:number-columns-repeated="2"/>
          <table:table-cell table:style-name="ce132"/>
          <table:table-cell table:style-name="ce134" office:value-type="string" calcext:value-type="string">
            <text:p>tournevis_mini.png</text:p>
          </table:table-cell>
          <table:table-cell table:style-name="ce114" office:value-type="string" calcext:value-type="string">
            <text:p>marteau_2_mini.png</text:p>
          </table:table-cell>
          <table:table-cell table:style-name="ce150" office:value-type="string" calcext:value-type="string">
            <text:p>MieuxTrierANantes 02/2015</text:p>
          </table:table-cell>
          <table:table-cell table:style-name="ce150" table:number-columns-repeated="3"/>
          <table:table-cell/>
          <table:table-cell table:formula="of:=SUBSTITUTE([.L120];&quot;_petit&quot;;&quot;&quot;)" office:value-type="string" office:string-value="tournevis_mini.png" calcext:value-type="string">
            <text:p>tournevis_mini.png</text:p>
          </table:table-cell>
          <table:table-cell table:formula="of:=CONCATENATE(UTILTRANSFORMEENMOTSCLES([.G120]);&quot;,&quot;;[.I120])"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0]);&quot;,&quot;;[.J120])" office:value-type="string" office:string-value="diy,or,gardening,tools,hammer,screwdrivers,shears,saw,rake,ax," calcext:value-type="string">
            <text:p>diy,or,gardening,tools,hammer,screwdrivers,shears,saw,rake,ax,</text:p>
          </table:table-cell>
          <table:table-cell table:number-columns-repeated="2"/>
          <table:table-cell table:style-name="ce168" table:formula="of:=JSONDECHETS([.A120];[.B120];[.C120];[.D120];[.E120];[.F120];[.T120];[.U120];[.G120];[.H120];[.K120];[.L120];[.M120];[.N120];[.P120])"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apier</text:p>
          </table:table-cell>
          <table:table-cell table:style-name="ce109" office:value-type="string" calcext:value-type="string">
            <text:p>Papier</text:p>
          </table:table-cell>
          <table:table-cell table:style-name="ce109" office:value-type="string" calcext:value-type="string">
            <text:p>Paper</text:p>
          </table:table-cell>
          <table:table-cell table:style-name="ce109" office:value-type="string" calcext:value-type="string">
            <text:p>cu_papierscartons</text:p>
          </table:table-cell>
          <table:table-cell table:style-name="ce109" office:value-type="string" calcext:value-type="string">
            <text:p>cat_papiercarton</text:p>
          </table:table-cell>
          <table:table-cell table:style-name="ce109"/>
          <table:table-cell table:style-name="ce109" office:value-type="string" calcext:value-type="string">
            <text:p>papier, prospectus, publicité, feuille (imprimée ou non)</text:p>
          </table:table-cell>
          <table:table-cell table:style-name="ce109" office:value-type="string" calcext:value-type="string">
            <text:p>paper, prospectuses, advertising, film (printed or not)</text:p>
          </table:table-cell>
          <table:table-cell table:style-name="ce109" table:number-columns-repeated="2"/>
          <table:table-cell table:style-name="ce132"/>
          <table:table-cell table:style-name="ce142" office:value-type="string" calcext:value-type="string">
            <text:p>feuilles_petit_2.png</text:p>
          </table:table-cell>
          <table:table-cell table:style-name="ce149"/>
          <table:table-cell table:style-name="ce150" office:value-type="string" calcext:value-type="string">
            <text:p>MieuxTrierANantes 02/2015</text:p>
          </table:table-cell>
          <table:table-cell table:style-name="ce150" table:number-columns-repeated="3"/>
          <table:table-cell/>
          <table:table-cell table:formula="of:=SUBSTITUTE([.L121];&quot;_petit&quot;;&quot;&quot;)" office:value-type="string" office:string-value="feuilles_2.png" calcext:value-type="string">
            <text:p>feuilles_2.png</text:p>
          </table:table-cell>
          <table:table-cell table:formula="of:=CONCATENATE(UTILTRANSFORMEENMOTSCLES([.G121]);&quot;,&quot;;[.I121])" office:value-type="string" office:string-value="papier,prospectus,publicite,feuille,imprimee,ou,non,," calcext:value-type="string">
            <text:p>papier,prospectus,publicite,feuille,imprimee,ou,non,,</text:p>
          </table:table-cell>
          <table:table-cell table:formula="of:=CONCATENATE(UTILTRANSFORMEENMOTSCLES([.H121]);&quot;,&quot;;[.J121])" office:value-type="string" office:string-value="paper,prospectuses,advertising,film,printed,or,not,," calcext:value-type="string">
            <text:p>paper,prospectuses,advertising,film,printed,or,not,,</text:p>
          </table:table-cell>
          <table:table-cell table:number-columns-repeated="2"/>
          <table:table-cell table:style-name="ce168" table:formula="of:=JSONDECHETS([.A121];[.B121];[.C121];[.D121];[.E121];[.F121];[.T121];[.U121];[.G121];[.H121];[.K121];[.L121];[.M121];[.N121];[.P121])"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apierAluminium</text:p>
          </table:table-cell>
          <table:table-cell table:style-name="ce102" office:value-type="string" calcext:value-type="string">
            <text:p>Papier aluminium</text:p>
          </table:table-cell>
          <table:table-cell table:style-name="ce102" office:value-type="string" calcext:value-type="string">
            <text:p>Aluminum foil</text:p>
          </table:table-cell>
          <table:table-cell table:style-name="ce102" office:value-type="string" calcext:value-type="string">
            <text:p>cu_metal</text:p>
          </table:table-cell>
          <table:table-cell table:style-name="ce102" office:value-type="string" calcext:value-type="string">
            <text:p>cat_omr</text:p>
          </table:table-cell>
          <table:table-cell table:style-name="ce102"/>
          <table:table-cell table:style-name="ce102" office:value-type="string" calcext:value-type="string">
            <text:p>papier aluminium</text:p>
          </table:table-cell>
          <table:table-cell table:style-name="ce102" office:value-type="string" calcext:value-type="string">
            <text:p>aluminum foil</text:p>
          </table:table-cell>
          <table:table-cell table:style-name="ce102" table:number-columns-repeated="2"/>
          <table:table-cell table:style-name="ce125" office:value-type="string" calcext:value-type="string">
            <text:p>cons_papieralu</text:p>
          </table:table-cell>
          <table:table-cell table:style-name="ce134" office:value-type="string" calcext:value-type="string">
            <text:p>papier_alu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22];&quot;_petit&quot;;&quot;&quot;)" office:value-type="string" office:string-value="papier_alu_mini.png" calcext:value-type="string">
            <text:p>papier_alu_mini.png</text:p>
          </table:table-cell>
          <table:table-cell table:formula="of:=CONCATENATE(UTILTRANSFORMEENMOTSCLES([.G122]);&quot;,&quot;;[.I122])" office:value-type="string" office:string-value="papier,aluminium," calcext:value-type="string">
            <text:p>papier,aluminium,</text:p>
          </table:table-cell>
          <table:table-cell table:formula="of:=CONCATENATE(UTILTRANSFORMEENMOTSCLES([.H122]);&quot;,&quot;;[.J122])" office:value-type="string" office:string-value="aluminum,foil," calcext:value-type="string">
            <text:p>aluminum,foil,</text:p>
          </table:table-cell>
          <table:table-cell table:number-columns-repeated="2"/>
          <table:table-cell table:style-name="ce168" table:formula="of:=JSONDECHETS([.A122];[.B122];[.C122];[.D122];[.E122];[.F122];[.T122];[.U122];[.G122];[.H122];[.K122];[.L122];[.M122];[.N122];[.P122])"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horsnantes,modco_bacbleunantes,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apierCadeau</text:p>
          </table:table-cell>
          <table:table-cell table:style-name="ce107" office:value-type="string" calcext:value-type="string">
            <text:p>Papier cadeau</text:p>
          </table:table-cell>
          <table:table-cell table:style-name="ce107" office:value-type="string" calcext:value-type="string">
            <text:p>Gift wrap</text:p>
          </table:table-cell>
          <table:table-cell table:style-name="ce107" office:value-type="string" calcext:value-type="string">
            <text:p>cu_papierscartons</text:p>
          </table:table-cell>
          <table:table-cell table:style-name="ce102" office:value-type="string" calcext:value-type="string">
            <text:p>cat_omr</text:p>
          </table:table-cell>
          <table:table-cell table:style-name="ce107"/>
          <table:table-cell table:style-name="ce107" office:value-type="string" calcext:value-type="string">
            <text:p>papier cadeau</text:p>
          </table:table-cell>
          <table:table-cell table:style-name="ce107" office:value-type="string" calcext:value-type="string">
            <text:p>gift wrap</text:p>
          </table:table-cell>
          <table:table-cell table:style-name="ce107" table:number-columns-repeated="2"/>
          <table:table-cell table:style-name="ce127"/>
          <table:table-cell table:style-name="ce136" office:value-type="string" calcext:value-type="string">
            <text:p>papier_cadeau_mini.png</text:p>
          </table:table-cell>
          <table:table-cell table:style-name="ce147"/>
          <table:table-cell table:style-name="ce150" office:value-type="string" calcext:value-type="string">
            <text:p>MieuxTrierANantes 02/2015</text:p>
          </table:table-cell>
          <table:table-cell table:style-name="ce150" table:number-columns-repeated="3"/>
          <table:table-cell/>
          <table:table-cell table:formula="of:=SUBSTITUTE([.L123];&quot;_petit&quot;;&quot;&quot;)" office:value-type="string" office:string-value="papier_cadeau_mini.png" calcext:value-type="string">
            <text:p>papier_cadeau_mini.png</text:p>
          </table:table-cell>
          <table:table-cell table:formula="of:=CONCATENATE(UTILTRANSFORMEENMOTSCLES([.G123]);&quot;,&quot;;[.I123])" office:value-type="string" office:string-value="papier,cadeau," calcext:value-type="string">
            <text:p>papier,cadeau,</text:p>
          </table:table-cell>
          <table:table-cell table:formula="of:=CONCATENATE(UTILTRANSFORMEENMOTSCLES([.H123]);&quot;,&quot;;[.J123])" office:value-type="string" office:string-value="gift,wrap," calcext:value-type="string">
            <text:p>gift,wrap,</text:p>
          </table:table-cell>
          <table:table-cell table:number-columns-repeated="2"/>
          <table:table-cell table:style-name="ce168" table:formula="of:=JSONDECHETS([.A123];[.B123];[.C123];[.D123];[.E123];[.F123];[.T123];[.U123];[.G123];[.H123];[.K123];[.L123];[.M123];[.N123];[.P123])"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apierPeint</text:p>
          </table:table-cell>
          <table:table-cell table:style-name="ce108" office:value-type="string" calcext:value-type="string">
            <text:p>Papier peint</text:p>
          </table:table-cell>
          <table:table-cell table:style-name="ce108" office:value-type="string" calcext:value-type="string">
            <text:p>Wallpaper</text:p>
          </table:table-cell>
          <table:table-cell table:style-name="ce108" office:value-type="string" calcext:value-type="string">
            <text:p>cu_papierscartons</text:p>
          </table:table-cell>
          <table:table-cell table:style-name="ce102" office:value-type="string" calcext:value-type="string">
            <text:p>cat_omr</text:p>
          </table:table-cell>
          <table:table-cell table:style-name="ce108"/>
          <table:table-cell table:style-name="ce108" office:value-type="string" calcext:value-type="string">
            <text:p>papier peint, crépon</text:p>
          </table:table-cell>
          <table:table-cell table:style-name="ce108" office:value-type="string" calcext:value-type="string">
            <text:p>wallpaper, crepe</text:p>
          </table:table-cell>
          <table:table-cell table:style-name="ce108" table:number-columns-repeated="2"/>
          <table:table-cell table:style-name="ce130"/>
          <table:table-cell table:style-name="ce143" office:value-type="string" calcext:value-type="string">
            <text:p>papier_peint_mini.png</text:p>
          </table:table-cell>
          <table:table-cell table:style-name="ce148"/>
          <table:table-cell table:style-name="ce150" office:value-type="string" calcext:value-type="string">
            <text:p>MieuxTrierANantes 02/2015</text:p>
          </table:table-cell>
          <table:table-cell table:style-name="ce150" table:number-columns-repeated="3"/>
          <table:table-cell/>
          <table:table-cell table:formula="of:=SUBSTITUTE([.L124];&quot;_petit&quot;;&quot;&quot;)" office:value-type="string" office:string-value="papier_peint_mini.png" calcext:value-type="string">
            <text:p>papier_peint_mini.png</text:p>
          </table:table-cell>
          <table:table-cell table:formula="of:=CONCATENATE(UTILTRANSFORMEENMOTSCLES([.G124]);&quot;,&quot;;[.I124])" office:value-type="string" office:string-value="papier,peint,crepon," calcext:value-type="string">
            <text:p>papier,peint,crepon,</text:p>
          </table:table-cell>
          <table:table-cell table:formula="of:=CONCATENATE(UTILTRANSFORMEENMOTSCLES([.H124]);&quot;,&quot;;[.J124])" office:value-type="string" office:string-value="wallpaper,crepe," calcext:value-type="string">
            <text:p>wallpaper,crepe,</text:p>
          </table:table-cell>
          <table:table-cell table:number-columns-repeated="2"/>
          <table:table-cell table:style-name="ce168" table:formula="of:=JSONDECHETS([.A124];[.B124];[.C124];[.D124];[.E124];[.F124];[.T124];[.U124];[.G124];[.H124];[.K124];[.L124];[.M124];[.N124];[.P124])"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arpaing</text:p>
          </table:table-cell>
          <table:table-cell table:style-name="ce102" office:value-type="string" calcext:value-type="string">
            <text:p>Parpaing</text:p>
          </table:table-cell>
          <table:table-cell table:style-name="ce102" office:value-type="string" calcext:value-type="string">
            <text:p>Cinderblock</text:p>
          </table:table-cell>
          <table:table-cell table:style-name="ce102" office:value-type="string" calcext:value-type="string">
            <text:p>cu_encombrantelectronique</text:p>
          </table:table-cell>
          <table:table-cell table:style-name="ce102" office:value-type="string" calcext:value-type="string">
            <text:p>cat_materiaux</text:p>
          </table:table-cell>
          <table:table-cell table:style-name="ce102"/>
          <table:table-cell table:style-name="ce102" office:value-type="string" calcext:value-type="string">
            <text:p>parpaing</text:p>
          </table:table-cell>
          <table:table-cell table:style-name="ce102" office:value-type="string" calcext:value-type="string">
            <text:p>cinderblock</text:p>
          </table:table-cell>
          <table:table-cell table:style-name="ce102" table:number-columns-repeated="2"/>
          <table:table-cell table:style-name="ce125"/>
          <table:table-cell table:style-name="ce134" office:value-type="string" calcext:value-type="string">
            <text:p>parpaing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25];&quot;_petit&quot;;&quot;&quot;)" office:value-type="string" office:string-value="parpaing_mini.png" calcext:value-type="string">
            <text:p>parpaing_mini.png</text:p>
          </table:table-cell>
          <table:table-cell table:formula="of:=CONCATENATE(UTILTRANSFORMEENMOTSCLES([.G125]);&quot;,&quot;;[.I125])" office:value-type="string" office:string-value="parpaing," calcext:value-type="string">
            <text:p>parpaing,</text:p>
          </table:table-cell>
          <table:table-cell table:formula="of:=CONCATENATE(UTILTRANSFORMEENMOTSCLES([.H125]);&quot;,&quot;;[.J125])" office:value-type="string" office:string-value="cinderblock," calcext:value-type="string">
            <text:p>cinderblock,</text:p>
          </table:table-cell>
          <table:table-cell table:number-columns-repeated="2"/>
          <table:table-cell table:style-name="ce168" table:formula="of:=JSONDECHETS([.A125];[.B125];[.C125];[.D125];[.E125];[.F125];[.T125];[.U125];[.G125];[.H125];[.K125];[.L125];[.M125];[.N125];[.P125])"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eintureAntirouille</text:p>
          </table:table-cell>
          <table:table-cell table:style-name="ce108" office:value-type="string" calcext:value-type="string">
            <text:p>Peinture antirouille</text:p>
          </table:table-cell>
          <table:table-cell table:style-name="ce108" office:value-type="string" calcext:value-type="string">
            <text:p>Rust Paint</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peinture antirouille</text:p>
          </table:table-cell>
          <table:table-cell table:style-name="ce108" office:value-type="string" calcext:value-type="string">
            <text:p>antirust paint</text:p>
          </table:table-cell>
          <table:table-cell table:style-name="ce108" table:number-columns-repeated="2"/>
          <table:table-cell table:style-name="ce118" office:value-type="string" calcext:value-type="string">
            <text:p>cons_pastoxique</text:p>
          </table:table-cell>
          <table:table-cell table:style-name="ce135" office:value-type="string" calcext:value-type="string">
            <text:p>images_non_libres_temp/antirouille_mini.png</text:p>
          </table:table-cell>
          <table:table-cell table:style-name="ce148"/>
          <table:table-cell table:style-name="ce156" office:value-type="string" calcext:value-type="string">
            <text:p>MieuxTrierANantes 02/2015</text:p>
          </table:table-cell>
          <table:table-cell table:style-name="ce156" table:number-columns-repeated="2"/>
          <table:table-cell table:style-name="ce108" office:value-type="string" calcext:value-type="string">
            <text:p>scu_toxiquegarage</text:p>
          </table:table-cell>
          <table:table-cell/>
          <table:table-cell table:formula="of:=SUBSTITUTE([.L126];&quot;_petit&quot;;&quot;&quot;)" office:value-type="string" office:string-value="images_non_libres_temp/antirouille_mini.png" calcext:value-type="string">
            <text:p>images_non_libres_temp/antirouille_mini.png</text:p>
          </table:table-cell>
          <table:table-cell table:formula="of:=CONCATENATE(UTILTRANSFORMEENMOTSCLES([.G126]);&quot;,&quot;;[.I126])" office:value-type="string" office:string-value="peinture,antirouille," calcext:value-type="string">
            <text:p>peinture,antirouille,</text:p>
          </table:table-cell>
          <table:table-cell table:formula="of:=CONCATENATE(UTILTRANSFORMEENMOTSCLES([.H126]);&quot;,&quot;;[.J126])" office:value-type="string" office:string-value="antirust,paint," calcext:value-type="string">
            <text:p>antirust,paint,</text:p>
          </table:table-cell>
          <table:table-cell table:number-columns-repeated="2"/>
          <table:table-cell table:style-name="ce168" table:formula="of:=JSONDECHETS([.A126];[.B126];[.C126];[.D126];[.E126];[.F126];[.T126];[.U126];[.G126];[.H126];[.K126];[.L126];[.M126];[.N126];[.P126])"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einturesHuileEtEau</text:p>
          </table:table-cell>
          <table:table-cell table:style-name="ce102" office:value-type="string" calcext:value-type="string">
            <text:p>Peinture huile et eau</text:p>
          </table:table-cell>
          <table:table-cell table:style-name="ce102" office:value-type="string" calcext:value-type="string">
            <text:p>Water and oil painting</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peinture huile et eau</text:p>
          </table:table-cell>
          <table:table-cell table:style-name="ce102" office:value-type="string" calcext:value-type="string">
            <text:p>water and oil painting</text:p>
          </table:table-cell>
          <table:table-cell table:style-name="ce102" table:number-columns-repeated="2"/>
          <table:table-cell table:style-name="ce125"/>
          <table:table-cell table:style-name="ce134" office:value-type="string" calcext:value-type="string">
            <text:p>peinture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brico</text:p>
          </table:table-cell>
          <table:table-cell/>
          <table:table-cell table:formula="of:=SUBSTITUTE([.L127];&quot;_petit&quot;;&quot;&quot;)" office:value-type="string" office:string-value="peinture_mini.png" calcext:value-type="string">
            <text:p>peinture_mini.png</text:p>
          </table:table-cell>
          <table:table-cell table:formula="of:=CONCATENATE(UTILTRANSFORMEENMOTSCLES([.G127]);&quot;,&quot;;[.I127])" office:value-type="string" office:string-value="peinture,huile,eau," calcext:value-type="string">
            <text:p>peinture,huile,eau,</text:p>
          </table:table-cell>
          <table:table-cell table:formula="of:=CONCATENATE(UTILTRANSFORMEENMOTSCLES([.H127]);&quot;,&quot;;[.J127])" office:value-type="string" office:string-value="water,and,oil,painting," calcext:value-type="string">
            <text:p>water,and,oil,painting,</text:p>
          </table:table-cell>
          <table:table-cell table:number-columns-repeated="2"/>
          <table:table-cell table:style-name="ce168" table:formula="of:=JSONDECHETS([.A127];[.B127];[.C127];[.D127];[.E127];[.F127];[.T127];[.U127];[.G127];[.H127];[.K127];[.L127];[.M127];[.N127];[.P127])"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eripheriquesInformatiques</text:p>
          </table:table-cell>
          <table:table-cell table:style-name="ce102" office:value-type="string" calcext:value-type="string">
            <text:p>Périphériques informatiques</text:p>
          </table:table-cell>
          <table:table-cell table:style-name="ce102" office:value-type="string" calcext:value-type="string">
            <text:p>Computer Peripherals</text:p>
          </table:table-cell>
          <table:table-cell table:style-name="ce102" office:value-type="string" calcext:value-type="string">
            <text:p>cu_encombrantelectronique</text:p>
          </table:table-cell>
          <table:table-cell table:style-name="ce115" office:value-type="string" calcext:value-type="string">
            <text:p>cat_info</text:p>
          </table:table-cell>
          <table:table-cell/>
          <table:table-cell table:style-name="ce102" office:value-type="string" calcext:value-type="string">
            <text:p>périphérique informatiques, écran, clavier, souris, imprimante</text:p>
          </table:table-cell>
          <table:table-cell table:style-name="ce102" office:value-type="string" calcext:value-type="string">
            <text:p>computer peripherals, monitor, keyboard, mouse, printer</text:p>
          </table:table-cell>
          <table:table-cell table:style-name="ce102" table:number-columns-repeated="2"/>
          <table:table-cell table:style-name="ce125"/>
          <table:table-cell table:style-name="ce134" office:value-type="string" calcext:value-type="string">
            <text:p>clavier_ordi_mini.png</text:p>
          </table:table-cell>
          <table:table-cell table:style-name="ce114" office:value-type="string" calcext:value-type="string">
            <text:p>souris_mini.png</text:p>
          </table:table-cell>
          <table:table-cell table:style-name="ce153" office:value-type="string" calcext:value-type="string">
            <text:p>MieuxTrierANantes 02/2015</text:p>
          </table:table-cell>
          <table:table-cell table:style-name="ce153" table:number-columns-repeated="3"/>
          <table:table-cell/>
          <table:table-cell table:formula="of:=SUBSTITUTE([.L128];&quot;_petit&quot;;&quot;&quot;)" office:value-type="string" office:string-value="clavier_ordi_mini.png" calcext:value-type="string">
            <text:p>clavier_ordi_mini.png</text:p>
          </table:table-cell>
          <table:table-cell table:formula="of:=CONCATENATE(UTILTRANSFORMEENMOTSCLES([.G128]);&quot;,&quot;;[.I128])" office:value-type="string" office:string-value="peripherique,informatiques,ecran,clavier,souris,imprimante," calcext:value-type="string">
            <text:p>peripherique,informatiques,ecran,clavier,souris,imprimante,</text:p>
          </table:table-cell>
          <table:table-cell table:formula="of:=CONCATENATE(UTILTRANSFORMEENMOTSCLES([.H128]);&quot;,&quot;;[.J128])" office:value-type="string" office:string-value="computer,peripherals,monitor,keyboard,mouse,printer," calcext:value-type="string">
            <text:p>computer,peripherals,monitor,keyboard,mouse,printer,</text:p>
          </table:table-cell>
          <table:table-cell table:number-columns-repeated="2"/>
          <table:table-cell table:style-name="ce168" table:formula="of:=JSONDECHETS([.A128];[.B128];[.C128];[.D128];[.E128];[.F128];[.T128];[.U128];[.G128];[.H128];[.K128];[.L128];[.M128];[.N128];[.P128])"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iano</text:p>
          </table:table-cell>
          <table:table-cell table:number-columns-repeated="2" table:style-name="ce108" office:value-type="string" calcext:value-type="string">
            <text:p>Piano</text:p>
          </table:table-cell>
          <table:table-cell table:style-name="ce108" office:value-type="string" calcext:value-type="string">
            <text:p>cu_divers</text:p>
          </table:table-cell>
          <table:table-cell table:style-name="ce108" office:value-type="string" calcext:value-type="string">
            <text:p>cat_instrument</text:p>
          </table:table-cell>
          <table:table-cell table:style-name="ce108"/>
          <table:table-cell table:number-columns-repeated="2" table:style-name="ce108" office:value-type="string" calcext:value-type="string">
            <text:p>piano</text:p>
          </table:table-cell>
          <table:table-cell table:style-name="ce108" table:number-columns-repeated="2"/>
          <table:table-cell table:style-name="ce130"/>
          <table:table-cell table:style-name="ce144" office:value-type="string" calcext:value-type="string">
            <text:p>images_non_libres_temp/piano_mini.png</text:p>
          </table:table-cell>
          <table:table-cell table:style-name="ce148"/>
          <table:table-cell table:style-name="ce151" office:value-type="string" calcext:value-type="string">
            <text:p>MieuxTrierANantes 02/2015</text:p>
          </table:table-cell>
          <table:table-cell table:style-name="ce151" table:number-columns-repeated="3"/>
          <table:table-cell/>
          <table:table-cell table:formula="of:=SUBSTITUTE([.L129];&quot;_petit&quot;;&quot;&quot;)" office:value-type="string" office:string-value="images_non_libres_temp/piano_mini.png" calcext:value-type="string">
            <text:p>images_non_libres_temp/piano_mini.png</text:p>
          </table:table-cell>
          <table:table-cell table:formula="of:=CONCATENATE(UTILTRANSFORMEENMOTSCLES([.G129]);&quot;,&quot;;[.I129])" office:value-type="string" office:string-value="piano," calcext:value-type="string">
            <text:p>piano,</text:p>
          </table:table-cell>
          <table:table-cell table:formula="of:=CONCATENATE(UTILTRANSFORMEENMOTSCLES([.H129]);&quot;,&quot;;[.J129])" office:value-type="string" office:string-value="piano," calcext:value-type="string">
            <text:p>piano,</text:p>
          </table:table-cell>
          <table:table-cell table:number-columns-repeated="2"/>
          <table:table-cell table:style-name="ce168" table:formula="of:=JSONDECHETS([.A129];[.B129];[.C129];[.D129];[.E129];[.F129];[.T129];[.U129];[.G129];[.H129];[.K129];[.L129];[.M129];[.N129];[.P129])"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iles</text:p>
          </table:table-cell>
          <table:table-cell table:style-name="ce102" office:value-type="string" calcext:value-type="string">
            <text:p>Pile</text:p>
          </table:table-cell>
          <table:table-cell table:style-name="ce102" office:value-type="string" calcext:value-type="string">
            <text:p>Battery</text:p>
          </table:table-cell>
          <table:table-cell table:style-name="ce102" office:value-type="string" calcext:value-type="string">
            <text:p>cu_toxique</text:p>
          </table:table-cell>
          <table:table-cell table:style-name="ce115" office:value-type="string" calcext:value-type="string">
            <text:p>cat_pile</text:p>
          </table:table-cell>
          <table:table-cell/>
          <table:table-cell table:style-name="ce102" office:value-type="string" calcext:value-type="string">
            <text:p>pile, petit accumulateur</text:p>
          </table:table-cell>
          <table:table-cell table:style-name="ce102" office:value-type="string" calcext:value-type="string">
            <text:p>small battery</text:p>
          </table:table-cell>
          <table:table-cell table:style-name="ce102" table:number-columns-repeated="2"/>
          <table:table-cell table:style-name="ce125" office:value-type="string" calcext:value-type="string">
            <text:p>cons_pilerechargeable,cons_recuppdv2</text:p>
          </table:table-cell>
          <table:table-cell table:style-name="ce134" office:value-type="string" calcext:value-type="string">
            <text:p>pile_45_mini.png</text:p>
          </table:table-cell>
          <table:table-cell table:style-name="ce114" office:value-type="string" calcext:value-type="string">
            <text:p>pile9v_mini.png</text:p>
          </table:table-cell>
          <table:table-cell table:style-name="ce150" office:value-type="string" calcext:value-type="string">
            <text:p>MieuxTrierANantes 12/2014</text:p>
          </table:table-cell>
          <table:table-cell table:style-name="ce150" table:number-columns-repeated="2"/>
          <table:table-cell table:style-name="ce109" office:value-type="string" calcext:value-type="string">
            <text:p>scu_toxiquedivers</text:p>
          </table:table-cell>
          <table:table-cell/>
          <table:table-cell table:formula="of:=SUBSTITUTE([.L130];&quot;_petit&quot;;&quot;&quot;)" office:value-type="string" office:string-value="pile_45_mini.png" calcext:value-type="string">
            <text:p>pile_45_mini.png</text:p>
          </table:table-cell>
          <table:table-cell table:formula="of:=CONCATENATE(UTILTRANSFORMEENMOTSCLES([.G130]);&quot;,&quot;;[.I130])" office:value-type="string" office:string-value="pile,petit,accumulateur," calcext:value-type="string">
            <text:p>pile,petit,accumulateur,</text:p>
          </table:table-cell>
          <table:table-cell table:formula="of:=CONCATENATE(UTILTRANSFORMEENMOTSCLES([.H130]);&quot;,&quot;;[.J130])" office:value-type="string" office:string-value="small,battery," calcext:value-type="string">
            <text:p>small,battery,</text:p>
          </table:table-cell>
          <table:table-cell table:number-columns-repeated="2"/>
          <table:table-cell table:style-name="ce168" table:formula="of:=JSONDECHETS([.A130];[.B130];[.C130];[.D130];[.E130];[.F130];[.T130];[.U130];[.G130];[.H130];[.K130];[.L130];[.M130];[.N130];[.P130])"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lancheBois</text:p>
          </table:table-cell>
          <table:table-cell table:style-name="ce102" office:value-type="string" calcext:value-type="string">
            <text:p>Planche bois</text:p>
          </table:table-cell>
          <table:table-cell table:style-name="ce102" office:value-type="string" calcext:value-type="string">
            <text:p>Plank</text:p>
          </table:table-cell>
          <table:table-cell table:style-name="ce102" office:value-type="string" calcext:value-type="string">
            <text:p>cu_vertbois</text:p>
          </table:table-cell>
          <table:table-cell table:style-name="ce102" office:value-type="string" calcext:value-type="string">
            <text:p>cat_materiaux</text:p>
          </table:table-cell>
          <table:table-cell table:style-name="ce102"/>
          <table:table-cell table:style-name="ce102" office:value-type="string" calcext:value-type="string">
            <text:p>planche de bois</text:p>
          </table:table-cell>
          <table:table-cell table:style-name="ce102" office:value-type="string" calcext:value-type="string">
            <text:p>plank of wood</text:p>
          </table:table-cell>
          <table:table-cell table:style-name="ce102" table:number-columns-repeated="2"/>
          <table:table-cell table:style-name="ce125"/>
          <table:table-cell table:style-name="ce134" office:value-type="string" calcext:value-type="string">
            <text:p>planche_bois_mini.png</text:p>
          </table:table-cell>
          <table:table-cell table:style-name="ce114" office:value-type="string" calcext:value-type="string">
            <text:p>morceaux_de_bois_mini.png</text:p>
          </table:table-cell>
          <table:table-cell table:style-name="ce151" office:value-type="string" calcext:value-type="string">
            <text:p>MieuxTrierANantes 02/2015</text:p>
          </table:table-cell>
          <table:table-cell table:number-columns-repeated="2" table:style-name="ce151" office:value-type="string" calcext:value-type="string">
            <text:p>Stations Services</text:p>
          </table:table-cell>
          <table:table-cell table:style-name="ce151"/>
          <table:table-cell/>
          <table:table-cell table:formula="of:=SUBSTITUTE([.L131];&quot;_petit&quot;;&quot;&quot;)" office:value-type="string" office:string-value="planche_bois_mini.png" calcext:value-type="string">
            <text:p>planche_bois_mini.png</text:p>
          </table:table-cell>
          <table:table-cell table:formula="of:=CONCATENATE(UTILTRANSFORMEENMOTSCLES([.G131]);&quot;,&quot;;[.I131])" office:value-type="string" office:string-value="planche,bois," calcext:value-type="string">
            <text:p>planche,bois,</text:p>
          </table:table-cell>
          <table:table-cell table:formula="of:=CONCATENATE(UTILTRANSFORMEENMOTSCLES([.H131]);&quot;,&quot;;[.J131])" office:value-type="string" office:string-value="plank,of,wood," calcext:value-type="string">
            <text:p>plank,of,wood,</text:p>
          </table:table-cell>
          <table:table-cell table:number-columns-repeated="2"/>
          <table:table-cell table:style-name="ce168" table:formula="of:=JSONDECHETS([.A131];[.B131];[.C131];[.D131];[.E131];[.F131];[.T131];[.U131];[.G131];[.H131];[.K131];[.L131];[.M131];[.N131];[.P131])"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lante</text:p>
          </table:table-cell>
          <table:table-cell table:style-name="ce102" office:value-type="string" calcext:value-type="string">
            <text:p>Plante</text:p>
          </table:table-cell>
          <table:table-cell table:style-name="ce102" office:value-type="string" calcext:value-type="string">
            <text:p>Plant</text:p>
          </table:table-cell>
          <table:table-cell table:style-name="ce102" office:value-type="string" calcext:value-type="string">
            <text:p>cu_vertbois</text:p>
          </table:table-cell>
          <table:table-cell table:style-name="ce102" office:value-type="string" calcext:value-type="string">
            <text:p>cat_organiquegros</text:p>
          </table:table-cell>
          <table:table-cell table:style-name="ce102"/>
          <table:table-cell table:style-name="ce102" office:value-type="string" calcext:value-type="string">
            <text:p>plante</text:p>
          </table:table-cell>
          <table:table-cell table:style-name="ce102" office:value-type="string" calcext:value-type="string">
            <text:p>plant</text:p>
          </table:table-cell>
          <table:table-cell table:style-name="ce102" table:number-columns-repeated="2"/>
          <table:table-cell table:style-name="ce125"/>
          <table:table-cell table:style-name="ce134" office:value-type="string" calcext:value-type="string">
            <text:p>plante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132];&quot;_petit&quot;;&quot;&quot;)" office:value-type="string" office:string-value="plante_mini.png" calcext:value-type="string">
            <text:p>plante_mini.png</text:p>
          </table:table-cell>
          <table:table-cell table:formula="of:=CONCATENATE(UTILTRANSFORMEENMOTSCLES([.G132]);&quot;,&quot;;[.I132])" office:value-type="string" office:string-value="plante," calcext:value-type="string">
            <text:p>plante,</text:p>
          </table:table-cell>
          <table:table-cell table:formula="of:=CONCATENATE(UTILTRANSFORMEENMOTSCLES([.H132]);&quot;,&quot;;[.J132])" office:value-type="string" office:string-value="plant," calcext:value-type="string">
            <text:p>plant,</text:p>
          </table:table-cell>
          <table:table-cell table:number-columns-repeated="2"/>
          <table:table-cell table:style-name="ce168" table:formula="of:=JSONDECHETS([.A132];[.B132];[.C132];[.D132];[.E132];[.F132];[.T132];[.U132];[.G132];[.H132];[.K132];[.L132];[.M132];[.N132];[.P132])"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neu</text:p>
          </table:table-cell>
          <table:table-cell table:style-name="ce102" office:value-type="string" calcext:value-type="string">
            <text:p>Pneu</text:p>
          </table:table-cell>
          <table:table-cell table:style-name="ce102" office:value-type="string" calcext:value-type="string">
            <text:p>Tire</text:p>
          </table:table-cell>
          <table:table-cell table:style-name="ce102" office:value-type="string" calcext:value-type="string">
            <text:p>cu_divers</text:p>
          </table:table-cell>
          <table:table-cell table:style-name="ce102" office:value-type="string" calcext:value-type="string">
            <text:p>cat_encombrant</text:p>
          </table:table-cell>
          <table:table-cell table:style-name="ce102"/>
          <table:table-cell table:style-name="ce102" office:value-type="string" calcext:value-type="string">
            <text:p>pneu</text:p>
          </table:table-cell>
          <table:table-cell table:style-name="ce102" office:value-type="string" calcext:value-type="string">
            <text:p>tire</text:p>
          </table:table-cell>
          <table:table-cell table:style-name="ce102" table:number-columns-repeated="2"/>
          <table:table-cell table:style-name="ce125"/>
          <table:table-cell table:style-name="ce134" office:value-type="string" calcext:value-type="string">
            <text:p>pneu_mini.png</text:p>
          </table:table-cell>
          <table:table-cell table:style-name="ce114"/>
          <table:table-cell table:style-name="ce151" office:value-type="string" calcext:value-type="string">
            <text:p>MieuxTrierANantes 02/2017</text:p>
          </table:table-cell>
          <table:table-cell table:style-name="ce151" table:number-columns-repeated="3"/>
          <table:table-cell/>
          <table:table-cell table:formula="of:=SUBSTITUTE([.L133];&quot;_petit&quot;;&quot;&quot;)" office:value-type="string" office:string-value="pneu_mini.png" calcext:value-type="string">
            <text:p>pneu_mini.png</text:p>
          </table:table-cell>
          <table:table-cell table:formula="of:=CONCATENATE(UTILTRANSFORMEENMOTSCLES([.G133]);&quot;,&quot;;[.I133])" office:value-type="string" office:string-value="pneu," calcext:value-type="string">
            <text:p>pneu,</text:p>
          </table:table-cell>
          <table:table-cell table:formula="of:=CONCATENATE(UTILTRANSFORMEENMOTSCLES([.H133]);&quot;,&quot;;[.J133])" office:value-type="string" office:string-value="tire," calcext:value-type="string">
            <text:p>tire,</text:p>
          </table:table-cell>
          <table:table-cell table:number-columns-repeated="2"/>
          <table:table-cell table:style-name="ce168" table:formula="of:=JSONDECHETS([.A133];[.B133];[.C133];[.D133];[.E133];[.F133];[.T133];[.U133];[.G133];[.H133];[.K133];[.L133];[.M133];[.N133];[.P133])"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lystyrene</text:p>
          </table:table-cell>
          <table:table-cell table:style-name="ce102" office:value-type="string" calcext:value-type="string">
            <text:p>Polystyrène</text:p>
          </table:table-cell>
          <table:table-cell table:style-name="ce102" office:value-type="string" calcext:value-type="string">
            <text:p>Polystyrene</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polystyrène, barquette de polystyrène</text:p>
          </table:table-cell>
          <table:table-cell table:style-name="ce102" office:value-type="string" calcext:value-type="string">
            <text:p>polystyrene, polystyrene tray</text:p>
          </table:table-cell>
          <table:table-cell table:style-name="ce102" table:number-columns-repeated="2"/>
          <table:table-cell table:style-name="ce125"/>
          <table:table-cell table:style-name="ce134" office:value-type="string" calcext:value-type="string">
            <text:p>polystyren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34];&quot;_petit&quot;;&quot;&quot;)" office:value-type="string" office:string-value="polystyrene_mini.png" calcext:value-type="string">
            <text:p>polystyrene_mini.png</text:p>
          </table:table-cell>
          <table:table-cell table:formula="of:=CONCATENATE(UTILTRANSFORMEENMOTSCLES([.G134]);&quot;,&quot;;[.I134])" office:value-type="string" office:string-value="polystyrene,barquette,polystyrene," calcext:value-type="string">
            <text:p>polystyrene,barquette,polystyrene,</text:p>
          </table:table-cell>
          <table:table-cell table:formula="of:=CONCATENATE(UTILTRANSFORMEENMOTSCLES([.H134]);&quot;,&quot;;[.J134])" office:value-type="string" office:string-value="polystyrene,polystyrene,tray," calcext:value-type="string">
            <text:p>polystyrene,polystyrene,tray,</text:p>
          </table:table-cell>
          <table:table-cell table:number-columns-repeated="2"/>
          <table:table-cell table:style-name="ce168" table:formula="of:=JSONDECHETS([.A134];[.B134];[.C134];[.D134];[.E134];[.F134];[.T134];[.U134];[.G134];[.H134];[.K134];[.L134];[.M134];[.N134];[.P134])"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rcelaine</text:p>
          </table:table-cell>
          <table:table-cell table:style-name="ce102" office:value-type="string" calcext:value-type="string">
            <text:p>Porcelaine</text:p>
          </table:table-cell>
          <table:table-cell table:style-name="ce102" office:value-type="string" calcext:value-type="string">
            <text:p>Porcelain</text:p>
          </table:table-cell>
          <table:table-cell table:style-name="ce102" office:value-type="string" calcext:value-type="string">
            <text:p>cu_verrevaisselle</text:p>
          </table:table-cell>
          <table:table-cell table:style-name="ce102" office:value-type="string" calcext:value-type="string">
            <text:p>cat_verrenonvalovaisselleporcelaine</text:p>
          </table:table-cell>
          <table:table-cell table:style-name="ce102"/>
          <table:table-cell table:style-name="ce102" office:value-type="string" calcext:value-type="string">
            <text:p>porcelaine, vase</text:p>
          </table:table-cell>
          <table:table-cell table:style-name="ce102" office:value-type="string" calcext:value-type="string">
            <text:p>porcelain vase</text:p>
          </table:table-cell>
          <table:table-cell table:style-name="ce102" table:number-columns-repeated="2"/>
          <table:table-cell table:style-name="ce133"/>
          <table:table-cell table:style-name="ce134" office:value-type="string" calcext:value-type="string">
            <text:p>vase_mini.png</text:p>
          </table:table-cell>
          <table:table-cell table:style-name="ce114" office:value-type="string" calcext:value-type="string">
            <text:p>theiere_mini.png</text:p>
          </table:table-cell>
          <table:table-cell table:style-name="ce123" office:value-type="string" calcext:value-type="string">
            <text:p>MieuxTrierANantes 02/2015</text:p>
          </table:table-cell>
          <table:table-cell table:style-name="ce123" table:number-columns-repeated="3"/>
          <table:table-cell/>
          <table:table-cell table:formula="of:=SUBSTITUTE([.L135];&quot;_petit&quot;;&quot;&quot;)" office:value-type="string" office:string-value="vase_mini.png" calcext:value-type="string">
            <text:p>vase_mini.png</text:p>
          </table:table-cell>
          <table:table-cell table:formula="of:=CONCATENATE(UTILTRANSFORMEENMOTSCLES([.G135]);&quot;,&quot;;[.I135])" office:value-type="string" office:string-value="porcelaine,vase," calcext:value-type="string">
            <text:p>porcelaine,vase,</text:p>
          </table:table-cell>
          <table:table-cell table:formula="of:=CONCATENATE(UTILTRANSFORMEENMOTSCLES([.H135]);&quot;,&quot;;[.J135])" office:value-type="string" office:string-value="porcelain,vase," calcext:value-type="string">
            <text:p>porcelain,vase,</text:p>
          </table:table-cell>
          <table:table-cell table:number-columns-repeated="2"/>
          <table:table-cell table:style-name="ce168" table:formula="of:=JSONDECHETS([.A135];[.B135];[.C135];[.D135];[.E135];[.F135];[.T135];[.U135];[.G135];[.H135];[.K135];[.L135];[.M135];[.N135];[.P135])"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tCremeFraîche</text:p>
          </table:table-cell>
          <table:table-cell table:style-name="ce102" office:value-type="string" calcext:value-type="string">
            <text:p>Pot crème fraîche</text:p>
          </table:table-cell>
          <table:table-cell table:style-name="ce102" office:value-type="string" calcext:value-type="string">
            <text:p>Pot cream</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pot de crème fraîche</text:p>
          </table:table-cell>
          <table:table-cell table:style-name="ce102" office:value-type="string" calcext:value-type="string">
            <text:p>cream pot</text:p>
          </table:table-cell>
          <table:table-cell table:style-name="ce102" table:number-columns-repeated="2"/>
          <table:table-cell office:value-type="string" calcext:value-type="string">
            <text:p>cons_bouchonamour</text:p>
          </table:table-cell>
          <table:table-cell table:style-name="ce134" office:value-type="string" calcext:value-type="string">
            <text:p>pot_creme_fraich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36];&quot;_petit&quot;;&quot;&quot;)" office:value-type="string" office:string-value="pot_creme_fraiche_mini.png" calcext:value-type="string">
            <text:p>pot_creme_fraiche_mini.png</text:p>
          </table:table-cell>
          <table:table-cell table:formula="of:=CONCATENATE(UTILTRANSFORMEENMOTSCLES([.G136]);&quot;,&quot;;[.I136])" office:value-type="string" office:string-value="pot,creme,fraiche," calcext:value-type="string">
            <text:p>pot,creme,fraiche,</text:p>
          </table:table-cell>
          <table:table-cell table:formula="of:=CONCATENATE(UTILTRANSFORMEENMOTSCLES([.H136]);&quot;,&quot;;[.J136])" office:value-type="string" office:string-value="cream,pot," calcext:value-type="string">
            <text:p>cream,pot,</text:p>
          </table:table-cell>
          <table:table-cell table:number-columns-repeated="2"/>
          <table:table-cell table:style-name="ce168" table:formula="of:=JSONDECHETS([.A136];[.B136];[.C136];[.D136];[.E136];[.F136];[.T136];[.U136];[.G136];[.H136];[.K136];[.L136];[.M136];[.N136];[.P136])"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terie</text:p>
          </table:table-cell>
          <table:table-cell table:style-name="ce108" office:value-type="string" calcext:value-type="string">
            <text:p>Poterie</text:p>
          </table:table-cell>
          <table:table-cell table:style-name="ce108" office:value-type="string" calcext:value-type="string">
            <text:p>Pottery</text:p>
          </table:table-cell>
          <table:table-cell table:style-name="ce108" office:value-type="string" calcext:value-type="string">
            <text:p>cu_verrevaisselle</text:p>
          </table:table-cell>
          <table:table-cell table:style-name="ce108" office:value-type="string" calcext:value-type="string">
            <text:p>cat_verrenonvalovaisselleporcelaine</text:p>
          </table:table-cell>
          <table:table-cell table:style-name="ce108"/>
          <table:table-cell table:style-name="ce108" office:value-type="string" calcext:value-type="string">
            <text:p>poterie,pot</text:p>
          </table:table-cell>
          <table:table-cell table:style-name="ce108" office:value-type="string" calcext:value-type="string">
            <text:p>pottery</text:p>
          </table:table-cell>
          <table:table-cell table:style-name="ce108" table:number-columns-repeated="2"/>
          <table:table-cell table:style-name="ce130"/>
          <table:table-cell table:style-name="ce141" office:value-type="string" calcext:value-type="string">
            <text:p>pot_en_terre_mini.png</text:p>
          </table:table-cell>
          <table:table-cell table:style-name="ce148"/>
          <table:table-cell table:style-name="ce123" office:value-type="string" calcext:value-type="string">
            <text:p>MieuxTrierANantes 02/2015</text:p>
          </table:table-cell>
          <table:table-cell table:style-name="ce123" table:number-columns-repeated="3"/>
          <table:table-cell/>
          <table:table-cell table:formula="of:=SUBSTITUTE([.L137];&quot;_petit&quot;;&quot;&quot;)" office:value-type="string" office:string-value="pot_en_terre_mini.png" calcext:value-type="string">
            <text:p>pot_en_terre_mini.png</text:p>
          </table:table-cell>
          <table:table-cell table:formula="of:=CONCATENATE(UTILTRANSFORMEENMOTSCLES([.G137]);&quot;,&quot;;[.I137])" office:value-type="string" office:string-value="poterie,pot," calcext:value-type="string">
            <text:p>poterie,pot,</text:p>
          </table:table-cell>
          <table:table-cell table:formula="of:=CONCATENATE(UTILTRANSFORMEENMOTSCLES([.H137]);&quot;,&quot;;[.J137])" office:value-type="string" office:string-value="pottery," calcext:value-type="string">
            <text:p>pottery,</text:p>
          </table:table-cell>
          <table:table-cell table:number-columns-repeated="2"/>
          <table:table-cell table:style-name="ce168" table:formula="of:=JSONDECHETS([.A137];[.B137];[.C137];[.D137];[.E137];[.F137];[.T137];[.U137];[.G137];[.H137];[.K137];[.L137];[.M137];[.N137];[.P137])"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tPeinture</text:p>
          </table:table-cell>
          <table:table-cell table:style-name="ce102" office:value-type="string" calcext:value-type="string">
            <text:p>Pot peinture</text:p>
          </table:table-cell>
          <table:table-cell table:style-name="ce102" office:value-type="string" calcext:value-type="string">
            <text:p>Paint Pot</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pot de peinture, peinture à huile, peinture à l'eau, peinture, acrylique, peinture glycéro</text:p>
          </table:table-cell>
          <table:table-cell table:style-name="ce102" office:value-type="string" calcext:value-type="string">
            <text:p>can of paint, oil painting, water painting, painting, acrylic, oil-based paint</text:p>
          </table:table-cell>
          <table:table-cell table:style-name="ce102" table:number-columns-repeated="2"/>
          <table:table-cell table:style-name="ce125"/>
          <table:table-cell table:style-name="ce134" office:value-type="string" calcext:value-type="string">
            <text:p>peinture_acrylique_mini.png</text:p>
          </table:table-cell>
          <table:table-cell table:style-name="ce114" office:value-type="string" calcext:value-type="string">
            <text:p>pot_peinture_mini.png</text:p>
          </table:table-cell>
          <table:table-cell table:style-name="ce123" office:value-type="string" calcext:value-type="string">
            <text:p>MieuxTrierANantes 02/2015</text:p>
          </table:table-cell>
          <table:table-cell table:style-name="ce123" table:number-columns-repeated="3"/>
          <table:table-cell/>
          <table:table-cell table:formula="of:=SUBSTITUTE([.L138];&quot;_petit&quot;;&quot;&quot;)" office:value-type="string" office:string-value="peinture_acrylique_mini.png" calcext:value-type="string">
            <text:p>peinture_acrylique_mini.png</text:p>
          </table:table-cell>
          <table:table-cell table:formula="of:=CONCATENATE(UTILTRANSFORMEENMOTSCLES([.G138]);&quot;,&quot;;[.I138])"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8]);&quot;,&quot;;[.J138])"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68" table:formula="of:=JSONDECHETS([.A138];[.B138];[.C138];[.D138];[.E138];[.F138];[.T138];[.U138];[.G138];[.H138];[.K138];[.L138];[.M138];[.N138];[.P138])"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otYaourt</text:p>
          </table:table-cell>
          <table:table-cell table:style-name="ce102" office:value-type="string" calcext:value-type="string">
            <text:p>Pot yaourt</text:p>
          </table:table-cell>
          <table:table-cell table:style-name="ce102" office:value-type="string" calcext:value-type="string">
            <text:p>Yoghurt pot</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pot de yaourt</text:p>
          </table:table-cell>
          <table:table-cell table:style-name="ce102" office:value-type="string" calcext:value-type="string">
            <text:p>yoghurt pot</text:p>
          </table:table-cell>
          <table:table-cell table:style-name="ce102" table:number-columns-repeated="2"/>
          <table:table-cell table:style-name="ce125"/>
          <table:table-cell table:style-name="ce134" office:value-type="string" calcext:value-type="string">
            <text:p>yaourt_mini.png</text:p>
          </table:table-cell>
          <table:table-cell table:style-name="ce114"/>
          <table:table-cell table:style-name="ce123" office:value-type="string" calcext:value-type="string">
            <text:p>MieuxTrierANantes 02/2015</text:p>
          </table:table-cell>
          <table:table-cell table:style-name="ce158" office:value-type="string" calcext:value-type="string">
            <text:p>Rémi Guyot-Sionnest (remigs)</text:p>
          </table:table-cell>
          <table:table-cell table:style-name="ce158" office:value-type="string" calcext:value-type="string">
            <text:p>remigs</text:p>
          </table:table-cell>
          <table:table-cell table:style-name="ce123"/>
          <table:table-cell/>
          <table:table-cell table:formula="of:=SUBSTITUTE([.L139];&quot;_petit&quot;;&quot;&quot;)" office:value-type="string" office:string-value="yaourt_mini.png" calcext:value-type="string">
            <text:p>yaourt_mini.png</text:p>
          </table:table-cell>
          <table:table-cell table:formula="of:=CONCATENATE(UTILTRANSFORMEENMOTSCLES([.G139]);&quot;,&quot;;[.I139])" office:value-type="string" office:string-value="pot,yaourt," calcext:value-type="string">
            <text:p>pot,yaourt,</text:p>
          </table:table-cell>
          <table:table-cell table:formula="of:=CONCATENATE(UTILTRANSFORMEENMOTSCLES([.H139]);&quot;,&quot;;[.J139])" office:value-type="string" office:string-value="yoghurt,pot," calcext:value-type="string">
            <text:p>yoghurt,pot,</text:p>
          </table:table-cell>
          <table:table-cell table:number-columns-repeated="2"/>
          <table:table-cell table:style-name="ce168" table:formula="of:=JSONDECHETS([.A139];[.B139];[.C139];[.D139];[.E139];[.F139];[.T139];[.U139];[.G139];[.H139];[.K139];[.L139];[.M139];[.N139];[.P139])"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roduitPhytosanitaire</text:p>
          </table:table-cell>
          <table:table-cell table:style-name="ce108" office:value-type="string" calcext:value-type="string">
            <text:p>Produit phytosanitaire</text:p>
          </table:table-cell>
          <table:table-cell table:style-name="ce108" office:value-type="string" calcext:value-type="string">
            <text:p>Plant health product</text:p>
          </table:table-cell>
          <table:table-cell table:style-name="ce108"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produit phytosanitaire</text:p>
          </table:table-cell>
          <table:table-cell table:style-name="ce108" office:value-type="string" calcext:value-type="string">
            <text:p>plant health product</text:p>
          </table:table-cell>
          <table:table-cell table:style-name="ce108" table:number-columns-repeated="2"/>
          <table:table-cell table:style-name="ce130"/>
          <table:table-cell table:style-name="ce141" office:value-type="string" calcext:value-type="string">
            <text:p>phytosanitaire_mini.png</text:p>
          </table:table-cell>
          <table:table-cell table:style-name="ce148"/>
          <table:table-cell table:style-name="ce123" office:value-type="string" calcext:value-type="string">
            <text:p>MieuxTrierANantes 02/2015</text:p>
          </table:table-cell>
          <table:table-cell table:style-name="ce123" table:number-columns-repeated="3"/>
          <table:table-cell/>
          <table:table-cell table:formula="of:=SUBSTITUTE([.L140];&quot;_petit&quot;;&quot;&quot;)" office:value-type="string" office:string-value="phytosanitaire_mini.png" calcext:value-type="string">
            <text:p>phytosanitaire_mini.png</text:p>
          </table:table-cell>
          <table:table-cell table:formula="of:=CONCATENATE(UTILTRANSFORMEENMOTSCLES([.G140]);&quot;,&quot;;[.I140])" office:value-type="string" office:string-value="produit,phytosanitaire," calcext:value-type="string">
            <text:p>produit,phytosanitaire,</text:p>
          </table:table-cell>
          <table:table-cell table:formula="of:=CONCATENATE(UTILTRANSFORMEENMOTSCLES([.H140]);&quot;,&quot;;[.J140])" office:value-type="string" office:string-value="plant,health,product," calcext:value-type="string">
            <text:p>plant,health,product,</text:p>
          </table:table-cell>
          <table:table-cell table:number-columns-repeated="2"/>
          <table:table-cell table:style-name="ce168" table:formula="of:=JSONDECHETS([.A140];[.B140];[.C140];[.D140];[.E140];[.F140];[.T140];[.U140];[.G140];[.H140];[.K140];[.L140];[.M140];[.N140];[.P140])"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roduitsBeaute</text:p>
          </table:table-cell>
          <table:table-cell table:style-name="ce102" office:value-type="string" calcext:value-type="string">
            <text:p>Produit beauté</text:p>
          </table:table-cell>
          <table:table-cell table:style-name="ce102" office:value-type="string" calcext:value-type="string">
            <text:p>Beauty Product</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produit de beauté, cosmétique, rouge à lèvres, maquillage, vernis</text:p>
          </table:table-cell>
          <table:table-cell table:style-name="ce102" office:value-type="string" calcext:value-type="string">
            <text:p>beauty products, cosmetics, lipstick, makeup, polish</text:p>
          </table:table-cell>
          <table:table-cell table:style-name="ce102" table:number-columns-repeated="2"/>
          <table:table-cell table:style-name="ce125"/>
          <table:table-cell table:style-name="ce134" office:value-type="string" calcext:value-type="string">
            <text:p>rouge_a_levr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41];&quot;_petit&quot;;&quot;&quot;)" office:value-type="string" office:string-value="rouge_a_levre_mini.png" calcext:value-type="string">
            <text:p>rouge_a_levre_mini.png</text:p>
          </table:table-cell>
          <table:table-cell table:formula="of:=CONCATENATE(UTILTRANSFORMEENMOTSCLES([.G141]);&quot;,&quot;;[.I141])" office:value-type="string" office:string-value="produit,beaute,cosmetique,rouge,levres,maquillage,vernis," calcext:value-type="string">
            <text:p>produit,beaute,cosmetique,rouge,levres,maquillage,vernis,</text:p>
          </table:table-cell>
          <table:table-cell table:formula="of:=CONCATENATE(UTILTRANSFORMEENMOTSCLES([.H141]);&quot;,&quot;;[.J141])" office:value-type="string" office:string-value="beauty,products,cosmetics,lipstick,makeup,polish," calcext:value-type="string">
            <text:p>beauty,products,cosmetics,lipstick,makeup,polish,</text:p>
          </table:table-cell>
          <table:table-cell table:number-columns-repeated="2"/>
          <table:table-cell table:style-name="ce168" table:formula="of:=JSONDECHETS([.A141];[.B141];[.C141];[.D141];[.E141];[.F141];[.T141];[.U141];[.G141];[.H141];[.K141];[.L141];[.M141];[.N141];[.P141])"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roduitsDEntretien</text:p>
          </table:table-cell>
          <table:table-cell table:style-name="ce109" office:value-type="string" calcext:value-type="string">
            <text:p>Produit d'entretien</text:p>
          </table:table-cell>
          <table:table-cell table:style-name="ce109" office:value-type="string" calcext:value-type="string">
            <text:p>Cleaning product</text:p>
          </table:table-cell>
          <table:table-cell table:style-name="ce102" office:value-type="string" calcext:value-type="string">
            <text:p>cu_toxique</text:p>
          </table:table-cell>
          <table:table-cell table:style-name="ce109" office:value-type="string" calcext:value-type="string">
            <text:p>cat_ddm</text:p>
          </table:table-cell>
          <table:table-cell table:style-name="ce109"/>
          <table:table-cell table:style-name="ce109" office:value-type="string" calcext:value-type="string">
            <text:p>produit d'entretien, nettoyant à sol</text:p>
          </table:table-cell>
          <table:table-cell table:style-name="ce109" office:value-type="string" calcext:value-type="string">
            <text:p>maintenance product, floor cleaner</text:p>
          </table:table-cell>
          <table:table-cell table:style-name="ce109" table:number-columns-repeated="2"/>
          <table:table-cell table:style-name="ce132"/>
          <table:table-cell table:style-name="ce142" office:value-type="string" calcext:value-type="string">
            <text:p>produits_entretien_mini.png</text:p>
          </table:table-cell>
          <table:table-cell table:style-name="ce149"/>
          <table:table-cell table:style-name="ce159" office:value-type="string" calcext:value-type="string">
            <text:p>MieuxTrierANantes 02/2015</text:p>
          </table:table-cell>
          <table:table-cell table:style-name="ce159" table:number-columns-repeated="2"/>
          <table:table-cell table:style-name="ce109" office:value-type="string" calcext:value-type="string">
            <text:p>scu_toxiquedivers</text:p>
          </table:table-cell>
          <table:table-cell/>
          <table:table-cell table:formula="of:=SUBSTITUTE([.L142];&quot;_petit&quot;;&quot;&quot;)" office:value-type="string" office:string-value="produits_entretien_mini.png" calcext:value-type="string">
            <text:p>produits_entretien_mini.png</text:p>
          </table:table-cell>
          <table:table-cell table:formula="of:=CONCATENATE(UTILTRANSFORMEENMOTSCLES([.G142]);&quot;,&quot;;[.I142])" office:value-type="string" office:string-value="produit,entretien,nettoyant,sol," calcext:value-type="string">
            <text:p>produit,entretien,nettoyant,sol,</text:p>
          </table:table-cell>
          <table:table-cell table:formula="of:=CONCATENATE(UTILTRANSFORMEENMOTSCLES([.H142]);&quot;,&quot;;[.J142])" office:value-type="string" office:string-value="maintenance,product,floor,cleaner," calcext:value-type="string">
            <text:p>maintenance,product,floor,cleaner,</text:p>
          </table:table-cell>
          <table:table-cell table:number-columns-repeated="2"/>
          <table:table-cell table:style-name="ce168" table:formula="of:=JSONDECHETS([.A142];[.B142];[.C142];[.D142];[.E142];[.F142];[.T142];[.U142];[.G142];[.H142];[.K142];[.L142];[.M142];[.N142];[.P142])"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produitsTraitementDuBois</text:p>
          </table:table-cell>
          <table:table-cell table:style-name="ce102" office:value-type="string" calcext:value-type="string">
            <text:p>Produit traitement bois</text:p>
          </table:table-cell>
          <table:table-cell table:style-name="ce102" office:value-type="string" calcext:value-type="string">
            <text:p>Wood treatment products</text:p>
          </table:table-cell>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produit de traitement du bois</text:p>
          </table:table-cell>
          <table:table-cell table:style-name="ce102" office:value-type="string" calcext:value-type="string">
            <text:p>Product woodworking</text:p>
          </table:table-cell>
          <table:table-cell table:style-name="ce102" table:number-columns-repeated="2"/>
          <table:table-cell table:style-name="ce125"/>
          <table:table-cell table:style-name="ce114" office:value-type="string" calcext:value-type="string">
            <text:p>traitement_de_bois_mini.png</text:p>
          </table:table-cell>
          <table:table-cell table:style-name="ce134" office:value-type="string" calcext:value-type="string">
            <text:p>teinte_a_bois_mini.png</text:p>
          </table:table-cell>
          <table:table-cell table:style-name="ce150" office:value-type="string" calcext:value-type="string">
            <text:p>MieuxTrierANantes 02/2015</text:p>
          </table:table-cell>
          <table:table-cell table:style-name="ce150" table:number-columns-repeated="3"/>
          <table:table-cell/>
          <table:table-cell table:formula="of:=SUBSTITUTE([.L143];&quot;_petit&quot;;&quot;&quot;)" office:value-type="string" office:string-value="traitement_de_bois_mini.png" calcext:value-type="string">
            <text:p>traitement_de_bois_mini.png</text:p>
          </table:table-cell>
          <table:table-cell table:formula="of:=CONCATENATE(UTILTRANSFORMEENMOTSCLES([.G143]);&quot;,&quot;;[.I143])" office:value-type="string" office:string-value="produit,traitement,bois," calcext:value-type="string">
            <text:p>produit,traitement,bois,</text:p>
          </table:table-cell>
          <table:table-cell table:formula="of:=CONCATENATE(UTILTRANSFORMEENMOTSCLES([.H143]);&quot;,&quot;;[.J143])" office:value-type="string" office:string-value="product,woodworking," calcext:value-type="string">
            <text:p>product,woodworking,</text:p>
          </table:table-cell>
          <table:table-cell table:number-columns-repeated="2"/>
          <table:table-cell table:style-name="ce168" table:formula="of:=JSONDECHETS([.A143];[.B143];[.C143];[.D143];[.E143];[.F143];[.T143];[.U143];[.G143];[.H143];[.K143];[.L143];[.M143];[.N143];[.P143])"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adiographie</text:p>
          </table:table-cell>
          <table:table-cell table:style-name="ce108" office:value-type="string" calcext:value-type="string">
            <text:p>Radiographie</text:p>
          </table:table-cell>
          <table:table-cell table:style-name="ce108" office:value-type="string" calcext:value-type="string">
            <text:p>Radiograph</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radiographie</text:p>
          </table:table-cell>
          <table:table-cell table:style-name="ce108" office:value-type="string" calcext:value-type="string">
            <text:p>radiograph</text:p>
          </table:table-cell>
          <table:table-cell table:style-name="ce108" table:number-columns-repeated="2"/>
          <table:table-cell table:style-name="ce130"/>
          <table:table-cell table:style-name="ce141" office:value-type="string" calcext:value-type="string">
            <text:p>films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9" office:value-type="string" calcext:value-type="string">
            <text:p>scu_toxiquedivers</text:p>
          </table:table-cell>
          <table:table-cell/>
          <table:table-cell table:formula="of:=SUBSTITUTE([.L144];&quot;_petit&quot;;&quot;&quot;)" office:value-type="string" office:string-value="films_mini.png" calcext:value-type="string">
            <text:p>films_mini.png</text:p>
          </table:table-cell>
          <table:table-cell table:formula="of:=CONCATENATE(UTILTRANSFORMEENMOTSCLES([.G144]);&quot;,&quot;;[.I144])" office:value-type="string" office:string-value="radiographie," calcext:value-type="string">
            <text:p>radiographie,</text:p>
          </table:table-cell>
          <table:table-cell table:formula="of:=CONCATENATE(UTILTRANSFORMEENMOTSCLES([.H144]);&quot;,&quot;;[.J144])" office:value-type="string" office:string-value="radiograph," calcext:value-type="string">
            <text:p>radiograph,</text:p>
          </table:table-cell>
          <table:table-cell table:number-columns-repeated="2"/>
          <table:table-cell table:style-name="ce168" table:formula="of:=JSONDECHETS([.A144];[.B144];[.C144];[.D144];[.E144];[.F144];[.T144];[.U144];[.G144];[.H144];[.K144];[.L144];[.M144];[.N144];[.P144])"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asoirJetable</text:p>
          </table:table-cell>
          <table:table-cell table:style-name="ce102" office:value-type="string" calcext:value-type="string">
            <text:p>Rasoir jetable</text:p>
          </table:table-cell>
          <table:table-cell table:style-name="ce102" office:value-type="string" calcext:value-type="string">
            <text:p>Disposable razor</text:p>
          </table:table-cell>
          <table:table-cell table:style-name="ce102" office:value-type="string" calcext:value-type="string">
            <text:p>cu_divers</text:p>
          </table:table-cell>
          <table:table-cell table:style-name="ce102" office:value-type="string" calcext:value-type="string">
            <text:p>cat_omr</text:p>
          </table:table-cell>
          <table:table-cell table:style-name="ce102"/>
          <table:table-cell table:style-name="ce102" office:value-type="string" calcext:value-type="string">
            <text:p>rasoir jetable</text:p>
          </table:table-cell>
          <table:table-cell table:style-name="ce102" office:value-type="string" calcext:value-type="string">
            <text:p>disposable razor</text:p>
          </table:table-cell>
          <table:table-cell table:style-name="ce102" table:number-columns-repeated="2"/>
          <table:table-cell table:style-name="ce125"/>
          <table:table-cell table:style-name="ce134" office:value-type="string" calcext:value-type="string">
            <text:p>rasoir_jetabl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45];&quot;_petit&quot;;&quot;&quot;)" office:value-type="string" office:string-value="rasoir_jetable_mini.png" calcext:value-type="string">
            <text:p>rasoir_jetable_mini.png</text:p>
          </table:table-cell>
          <table:table-cell table:formula="of:=CONCATENATE(UTILTRANSFORMEENMOTSCLES([.G145]);&quot;,&quot;;[.I145])" office:value-type="string" office:string-value="rasoir,jetable," calcext:value-type="string">
            <text:p>rasoir,jetable,</text:p>
          </table:table-cell>
          <table:table-cell table:formula="of:=CONCATENATE(UTILTRANSFORMEENMOTSCLES([.H145]);&quot;,&quot;;[.J145])" office:value-type="string" office:string-value="disposable,razor," calcext:value-type="string">
            <text:p>disposable,razor,</text:p>
          </table:table-cell>
          <table:table-cell table:number-columns-repeated="2"/>
          <table:table-cell table:style-name="ce168" table:formula="of:=JSONDECHETS([.A145];[.B145];[.C145];[.D145];[.E145];[.F145];[.T145];[.U145];[.G145];[.H145];[.K145];[.L145];[.M145];[.N145];[.P145])"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ecurantsPourFour</text:p>
          </table:table-cell>
          <table:table-cell table:style-name="ce108" office:value-type="string" calcext:value-type="string">
            <text:p>Récurant pour four</text:p>
          </table:table-cell>
          <table:table-cell table:style-name="ce108" office:value-type="string" calcext:value-type="string">
            <text:p>Scouring oven</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récurant pour four</text:p>
          </table:table-cell>
          <table:table-cell table:style-name="ce108" office:value-type="string" calcext:value-type="string">
            <text:p>scouring oven</text:p>
          </table:table-cell>
          <table:table-cell table:style-name="ce108" table:number-columns-repeated="2"/>
          <table:table-cell table:style-name="ce130"/>
          <table:table-cell table:style-name="ce145" office:value-type="string" calcext:value-type="string">
            <text:p>nettoyant_four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cuisine</text:p>
          </table:table-cell>
          <table:table-cell/>
          <table:table-cell table:formula="of:=SUBSTITUTE([.L146];&quot;_petit&quot;;&quot;&quot;)" office:value-type="string" office:string-value="nettoyant_four_mini.png" calcext:value-type="string">
            <text:p>nettoyant_four_mini.png</text:p>
          </table:table-cell>
          <table:table-cell table:formula="of:=CONCATENATE(UTILTRANSFORMEENMOTSCLES([.G146]);&quot;,&quot;;[.I146])" office:value-type="string" office:string-value="recurant,four," calcext:value-type="string">
            <text:p>recurant,four,</text:p>
          </table:table-cell>
          <table:table-cell table:formula="of:=CONCATENATE(UTILTRANSFORMEENMOTSCLES([.H146]);&quot;,&quot;;[.J146])" office:value-type="string" office:string-value="scouring,oven," calcext:value-type="string">
            <text:p>scouring,oven,</text:p>
          </table:table-cell>
          <table:table-cell table:number-columns-repeated="2"/>
          <table:table-cell table:style-name="ce168" table:formula="of:=JSONDECHETS([.A146];[.B146];[.C146];[.D146];[.E146];[.F146];[.T146];[.U146];[.G146];[.H146];[.K146];[.L146];[.M146];[.N146];[.P146])"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ecurantsPourToilette</text:p>
          </table:table-cell>
          <table:table-cell table:style-name="ce108" office:value-type="string" calcext:value-type="string">
            <text:p>Récurant pour toilette</text:p>
          </table:table-cell>
          <table:table-cell table:style-name="ce108" office:value-type="string" calcext:value-type="string">
            <text:p>Scouring toilet</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récurant pour toilette</text:p>
          </table:table-cell>
          <table:table-cell table:style-name="ce108" office:value-type="string" calcext:value-type="string">
            <text:p>scouring for toilet</text:p>
          </table:table-cell>
          <table:table-cell table:style-name="ce108" table:number-columns-repeated="2"/>
          <table:table-cell table:style-name="ce130"/>
          <table:table-cell table:style-name="ce135" office:value-type="string" calcext:value-type="string">
            <text:p>images_non_libres_temp/produit_sanitaire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sdb</text:p>
          </table:table-cell>
          <table:table-cell/>
          <table:table-cell table:formula="of:=SUBSTITUTE([.L147];&quot;_petit&quot;;&quot;&quot;)" office:value-type="string" office:string-value="images_non_libres_temp/produit_sanitaire_mini.png" calcext:value-type="string">
            <text:p>images_non_libres_temp/produit_sanitaire_mini.png</text:p>
          </table:table-cell>
          <table:table-cell table:formula="of:=CONCATENATE(UTILTRANSFORMEENMOTSCLES([.G147]);&quot;,&quot;;[.I147])" office:value-type="string" office:string-value="recurant,toilette," calcext:value-type="string">
            <text:p>recurant,toilette,</text:p>
          </table:table-cell>
          <table:table-cell table:formula="of:=CONCATENATE(UTILTRANSFORMEENMOTSCLES([.H147]);&quot;,&quot;;[.J147])" office:value-type="string" office:string-value="scouring,for,toilet," calcext:value-type="string">
            <text:p>scouring,for,toilet,</text:p>
          </table:table-cell>
          <table:table-cell table:number-columns-repeated="2"/>
          <table:table-cell table:style-name="ce168" table:formula="of:=JSONDECHETS([.A147];[.B147];[.C147];[.D147];[.E147];[.F147];[.T147];[.U147];[.G147];[.H147];[.K147];[.L147];[.M147];[.N147];[.P147])"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efrigerateur</text:p>
          </table:table-cell>
          <table:table-cell table:style-name="ce102" office:value-type="string" calcext:value-type="string">
            <text:p>Réfrigérateur</text:p>
          </table:table-cell>
          <table:table-cell table:style-name="ce102" office:value-type="string" calcext:value-type="string">
            <text:p>Refrigerator</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réfrigérateur</text:p>
          </table:table-cell>
          <table:table-cell table:style-name="ce102" office:value-type="string" calcext:value-type="string">
            <text:p>refrigerator</text:p>
          </table:table-cell>
          <table:table-cell table:style-name="ce102" table:number-columns-repeated="2"/>
          <table:table-cell table:style-name="ce125"/>
          <table:table-cell table:style-name="ce134" office:value-type="string" calcext:value-type="string">
            <text:p>refrigerateur_mini.png</text:p>
          </table:table-cell>
          <table:table-cell table:style-name="ce114"/>
          <table:table-cell table:style-name="ce153" office:value-type="string" calcext:value-type="string">
            <text:p>MieuxTrierANantes 02/2015</text:p>
          </table:table-cell>
          <table:table-cell table:style-name="ce153" table:number-columns-repeated="3"/>
          <table:table-cell/>
          <table:table-cell table:formula="of:=SUBSTITUTE([.L148];&quot;_petit&quot;;&quot;&quot;)" office:value-type="string" office:string-value="refrigerateur_mini.png" calcext:value-type="string">
            <text:p>refrigerateur_mini.png</text:p>
          </table:table-cell>
          <table:table-cell table:formula="of:=CONCATENATE(UTILTRANSFORMEENMOTSCLES([.G148]);&quot;,&quot;;[.I148])" office:value-type="string" office:string-value="refrigerateur," calcext:value-type="string">
            <text:p>refrigerateur,</text:p>
          </table:table-cell>
          <table:table-cell table:formula="of:=CONCATENATE(UTILTRANSFORMEENMOTSCLES([.H148]);&quot;,&quot;;[.J148])" office:value-type="string" office:string-value="refrigerator," calcext:value-type="string">
            <text:p>refrigerator,</text:p>
          </table:table-cell>
          <table:table-cell table:number-columns-repeated="2"/>
          <table:table-cell table:style-name="ce168" table:formula="of:=JSONDECHETS([.A148];[.B148];[.C148];[.D148];[.E148];[.F148];[.T148];[.U148];[.G148];[.H148];[.K148];[.L148];[.M148];[.N148];[.P148])"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esines</text:p>
          </table:table-cell>
          <table:table-cell table:style-name="ce108" office:value-type="string" calcext:value-type="string">
            <text:p>Résine</text:p>
          </table:table-cell>
          <table:table-cell table:style-name="ce108" office:value-type="string" calcext:value-type="string">
            <text:p>Resin</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résine</text:p>
          </table:table-cell>
          <table:table-cell table:style-name="ce108" office:value-type="string" calcext:value-type="string">
            <text:p>resin</text:p>
          </table:table-cell>
          <table:table-cell table:style-name="ce108" table:number-columns-repeated="2"/>
          <table:table-cell table:style-name="ce130"/>
          <table:table-cell table:style-name="ce141" office:value-type="string" calcext:value-type="string">
            <text:p>images_non_libres_temp/resine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brico</text:p>
          </table:table-cell>
          <table:table-cell/>
          <table:table-cell table:formula="of:=SUBSTITUTE([.L149];&quot;_petit&quot;;&quot;&quot;)" office:value-type="string" office:string-value="images_non_libres_temp/resine_mini.png" calcext:value-type="string">
            <text:p>images_non_libres_temp/resine_mini.png</text:p>
          </table:table-cell>
          <table:table-cell table:formula="of:=CONCATENATE(UTILTRANSFORMEENMOTSCLES([.G149]);&quot;,&quot;;[.I149])" office:value-type="string" office:string-value="resine," calcext:value-type="string">
            <text:p>resine,</text:p>
          </table:table-cell>
          <table:table-cell table:formula="of:=CONCATENATE(UTILTRANSFORMEENMOTSCLES([.H149]);&quot;,&quot;;[.J149])" office:value-type="string" office:string-value="resin," calcext:value-type="string">
            <text:p>resin,</text:p>
          </table:table-cell>
          <table:table-cell table:number-columns-repeated="2"/>
          <table:table-cell table:style-name="ce168" table:formula="of:=JSONDECHETS([.A149];[.B149];[.C149];[.D149];[.E149];[.F149];[.T149];[.U149];[.G149];[.H149];[.K149];[.L149];[.M149];[.N149];[.P149])"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revelateurEtFixateurPhoto</text:p>
          </table:table-cell>
          <table:table-cell table:style-name="ce108" office:value-type="string" calcext:value-type="string">
            <text:p>Révélateur et fixateur photo</text:p>
          </table:table-cell>
          <table:table-cell table:style-name="ce108" office:value-type="string" calcext:value-type="string">
            <text:p>Developer and fixer Photo</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révélateur et fixateur photo</text:p>
          </table:table-cell>
          <table:table-cell table:style-name="ce108" office:value-type="string" calcext:value-type="string">
            <text:p>developer and fixer Photo</text:p>
          </table:table-cell>
          <table:table-cell table:style-name="ce108" table:number-columns-repeated="2"/>
          <table:table-cell table:style-name="ce130"/>
          <table:table-cell table:style-name="ce135" office:value-type="string" calcext:value-type="string">
            <text:p>images_non_libres_temp/fixateur_photo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divers</text:p>
          </table:table-cell>
          <table:table-cell/>
          <table:table-cell table:formula="of:=SUBSTITUTE([.L150];&quot;_petit&quot;;&quot;&quot;)" office:value-type="string" office:string-value="images_non_libres_temp/fixateur_photo_mini.png" calcext:value-type="string">
            <text:p>images_non_libres_temp/fixateur_photo_mini.png</text:p>
          </table:table-cell>
          <table:table-cell table:formula="of:=CONCATENATE(UTILTRANSFORMEENMOTSCLES([.G150]);&quot;,&quot;;[.I150])" office:value-type="string" office:string-value="revelateur,fixateur,photo," calcext:value-type="string">
            <text:p>revelateur,fixateur,photo,</text:p>
          </table:table-cell>
          <table:table-cell table:formula="of:=CONCATENATE(UTILTRANSFORMEENMOTSCLES([.H150]);&quot;,&quot;;[.J150])" office:value-type="string" office:string-value="developer,and,fixer,photo," calcext:value-type="string">
            <text:p>developer,and,fixer,photo,</text:p>
          </table:table-cell>
          <table:table-cell table:number-columns-repeated="2"/>
          <table:table-cell table:style-name="ce168" table:formula="of:=JSONDECHETS([.A150];[.B150];[.C150];[.D150];[.E150];[.F150];[.T150];[.U150];[.G150];[.H150];[.K150];[.L150];[.M150];[.N150];[.P150])"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sacEnPapier</text:p>
          </table:table-cell>
          <table:table-cell table:style-name="ce102" office:value-type="string" calcext:value-type="string">
            <text:p>Sac papier</text:p>
          </table:table-cell>
          <table:table-cell table:style-name="ce102" office:value-type="string" calcext:value-type="string">
            <text:p>Paper bag</text:p>
          </table:table-cell>
          <table:table-cell table:style-name="ce102" office:value-type="string" calcext:value-type="string">
            <text:p>cu_papierscartons</text:p>
          </table:table-cell>
          <table:table-cell table:style-name="ce102" office:value-type="string" calcext:value-type="string">
            <text:p>cat_papiercarton</text:p>
          </table:table-cell>
          <table:table-cell table:style-name="ce102"/>
          <table:table-cell table:style-name="ce102" office:value-type="string" calcext:value-type="string">
            <text:p>sac en papier</text:p>
          </table:table-cell>
          <table:table-cell table:style-name="ce102" office:value-type="string" calcext:value-type="string">
            <text:p>paper bag</text:p>
          </table:table-cell>
          <table:table-cell table:style-name="ce102" table:number-columns-repeated="2"/>
          <table:table-cell table:style-name="ce125" office:value-type="string" calcext:value-type="string">
            <text:p>cons_souille</text:p>
          </table:table-cell>
          <table:table-cell table:style-name="ce134" office:value-type="string" calcext:value-type="string">
            <text:p>sac_papier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51];&quot;_petit&quot;;&quot;&quot;)" office:value-type="string" office:string-value="sac_papier_mini.png" calcext:value-type="string">
            <text:p>sac_papier_mini.png</text:p>
          </table:table-cell>
          <table:table-cell table:formula="of:=CONCATENATE(UTILTRANSFORMEENMOTSCLES([.G151]);&quot;,&quot;;[.I151])" office:value-type="string" office:string-value="sac,papier," calcext:value-type="string">
            <text:p>sac,papier,</text:p>
          </table:table-cell>
          <table:table-cell table:formula="of:=CONCATENATE(UTILTRANSFORMEENMOTSCLES([.H151]);&quot;,&quot;;[.J151])" office:value-type="string" office:string-value="paper,bag," calcext:value-type="string">
            <text:p>paper,bag,</text:p>
          </table:table-cell>
          <table:table-cell table:number-columns-repeated="2"/>
          <table:table-cell table:style-name="ce168" table:formula="of:=JSONDECHETS([.A151];[.B151];[.C151];[.D151];[.E151];[.F151];[.T151];[.U151];[.G151];[.H151];[.K151];[.L151];[.M151];[.N151];[.P151])"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sacPlastique</text:p>
          </table:table-cell>
          <table:table-cell table:style-name="ce102" office:value-type="string" calcext:value-type="string">
            <text:p>Sac plastique</text:p>
          </table:table-cell>
          <table:table-cell table:style-name="ce102" office:value-type="string" calcext:value-type="string">
            <text:p>Plastic bag</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sac plastique</text:p>
          </table:table-cell>
          <table:table-cell table:style-name="ce102" office:value-type="string" calcext:value-type="string">
            <text:p>plastic bag</text:p>
          </table:table-cell>
          <table:table-cell table:style-name="ce102" table:number-columns-repeated="2"/>
          <table:table-cell table:style-name="ce125"/>
          <table:table-cell table:style-name="ce134" office:value-type="string" calcext:value-type="string">
            <text:p>sac_plastiqu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52];&quot;_petit&quot;;&quot;&quot;)" office:value-type="string" office:string-value="sac_plastique_mini.png" calcext:value-type="string">
            <text:p>sac_plastique_mini.png</text:p>
          </table:table-cell>
          <table:table-cell table:formula="of:=CONCATENATE(UTILTRANSFORMEENMOTSCLES([.G152]);&quot;,&quot;;[.I152])" office:value-type="string" office:string-value="sac,plastique," calcext:value-type="string">
            <text:p>sac,plastique,</text:p>
          </table:table-cell>
          <table:table-cell table:formula="of:=CONCATENATE(UTILTRANSFORMEENMOTSCLES([.H152]);&quot;,&quot;;[.J152])" office:value-type="string" office:string-value="plastic,bag," calcext:value-type="string">
            <text:p>plastic,bag,</text:p>
          </table:table-cell>
          <table:table-cell table:number-columns-repeated="2"/>
          <table:table-cell table:style-name="ce168" table:formula="of:=JSONDECHETS([.A152];[.B152];[.C152];[.D152];[.E152];[.F152];[.T152];[.U152];[.G152];[.H152];[.K152];[.L152];[.M152];[.N152];[.P152])"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scooter</text:p>
          </table:table-cell>
          <table:table-cell table:number-columns-repeated="2" table:style-name="ce108" office:value-type="string" calcext:value-type="string">
            <text:p>Scooter</text:p>
          </table:table-cell>
          <table:table-cell table:style-name="ce108" office:value-type="string" calcext:value-type="string">
            <text:p>cu_divers</text:p>
          </table:table-cell>
          <table:table-cell table:style-name="ce108" office:value-type="string" calcext:value-type="string">
            <text:p>cat_encombrant</text:p>
          </table:table-cell>
          <table:table-cell table:style-name="ce108"/>
          <table:table-cell table:style-name="ce108" office:value-type="string" calcext:value-type="string">
            <text:p>scooter, mobylette</text:p>
          </table:table-cell>
          <table:table-cell table:style-name="ce108" office:value-type="string" calcext:value-type="string">
            <text:p>scooter, moped</text:p>
          </table:table-cell>
          <table:table-cell table:style-name="ce108" table:number-columns-repeated="2"/>
          <table:table-cell table:style-name="ce130"/>
          <table:table-cell table:style-name="ce141" office:value-type="string" calcext:value-type="string">
            <text:p>scooter_mini.png</text:p>
          </table:table-cell>
          <table:table-cell table:style-name="ce148"/>
          <table:table-cell table:style-name="ce151" office:value-type="string" calcext:value-type="string">
            <text:p>MieuxTrierANantes 02/2015</text:p>
          </table:table-cell>
          <table:table-cell table:style-name="ce151" table:number-columns-repeated="3"/>
          <table:table-cell/>
          <table:table-cell table:formula="of:=SUBSTITUTE([.L153];&quot;_petit&quot;;&quot;&quot;)" office:value-type="string" office:string-value="scooter_mini.png" calcext:value-type="string">
            <text:p>scooter_mini.png</text:p>
          </table:table-cell>
          <table:table-cell table:formula="of:=CONCATENATE(UTILTRANSFORMEENMOTSCLES([.G153]);&quot;,&quot;;[.I153])" office:value-type="string" office:string-value="scooter,mobylette," calcext:value-type="string">
            <text:p>scooter,mobylette,</text:p>
          </table:table-cell>
          <table:table-cell table:formula="of:=CONCATENATE(UTILTRANSFORMEENMOTSCLES([.H153]);&quot;,&quot;;[.J153])" office:value-type="string" office:string-value="scooter,moped," calcext:value-type="string">
            <text:p>scooter,moped,</text:p>
          </table:table-cell>
          <table:table-cell table:number-columns-repeated="2"/>
          <table:table-cell table:style-name="ce168" table:formula="of:=JSONDECHETS([.A153];[.B153];[.C153];[.D153];[.E153];[.F153];[.T153];[.U153];[.G153];[.H153];[.K153];[.L153];[.M153];[.N153];[.P153])"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solvants</text:p>
          </table:table-cell>
          <table:table-cell table:style-name="ce108" office:value-type="string" calcext:value-type="string">
            <text:p>Solvant</text:p>
          </table:table-cell>
          <table:table-cell table:style-name="ce108" office:value-type="string" calcext:value-type="string">
            <text:p>Solvent</text:p>
          </table:table-cell>
          <table:table-cell table:style-name="ce108"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solvant, diluant, white spirit</text:p>
          </table:table-cell>
          <table:table-cell table:style-name="ce108" office:value-type="string" calcext:value-type="string">
            <text:p>solvent, thinner, white spirit</text:p>
          </table:table-cell>
          <table:table-cell table:style-name="ce108" table:number-columns-repeated="2"/>
          <table:table-cell table:style-name="ce130"/>
          <table:table-cell table:style-name="ce141" office:value-type="string" calcext:value-type="string">
            <text:p>bouteille_white_spirit_2_mini.png</text:p>
          </table:table-cell>
          <table:table-cell table:style-name="ce148"/>
          <table:table-cell table:style-name="ce150" office:value-type="string" calcext:value-type="string">
            <text:p>MieuxTrierANantes 02/2015</text:p>
          </table:table-cell>
          <table:table-cell table:style-name="ce150" table:number-columns-repeated="3"/>
          <table:table-cell/>
          <table:table-cell table:formula="of:=SUBSTITUTE([.L154];&quot;_petit&quot;;&quot;&quot;)" office:value-type="string" office:string-value="bouteille_white_spirit_2_mini.png" calcext:value-type="string">
            <text:p>bouteille_white_spirit_2_mini.png</text:p>
          </table:table-cell>
          <table:table-cell table:formula="of:=CONCATENATE(UTILTRANSFORMEENMOTSCLES([.G154]);&quot;,&quot;;[.I154])" office:value-type="string" office:string-value="solvant,diluant,white,spirit," calcext:value-type="string">
            <text:p>solvant,diluant,white,spirit,</text:p>
          </table:table-cell>
          <table:table-cell table:formula="of:=CONCATENATE(UTILTRANSFORMEENMOTSCLES([.H154]);&quot;,&quot;;[.J154])" office:value-type="string" office:string-value="solvent,thinner,white,spirit," calcext:value-type="string">
            <text:p>solvent,thinner,white,spirit,</text:p>
          </table:table-cell>
          <table:table-cell table:number-columns-repeated="2"/>
          <table:table-cell table:style-name="ce168" table:formula="of:=JSONDECHETS([.A154];[.B154];[.C154];[.D154];[.E154];[.F154];[.T154];[.U154];[.G154];[.H154];[.K154];[.L154];[.M154];[.N154];[.P154])"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stylo</text:p>
          </table:table-cell>
          <table:table-cell table:style-name="ce102" office:value-type="string" calcext:value-type="string">
            <text:p>Stylo</text:p>
          </table:table-cell>
          <table:table-cell table:style-name="ce102" office:value-type="string" calcext:value-type="string">
            <text:p>Pen</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stylo, crayon</text:p>
          </table:table-cell>
          <table:table-cell table:style-name="ce102" office:value-type="string" calcext:value-type="string">
            <text:p>pen, pencil</text:p>
          </table:table-cell>
          <table:table-cell table:style-name="ce102" table:number-columns-repeated="2"/>
          <table:table-cell table:style-name="ce125"/>
          <table:table-cell table:style-name="ce134" office:value-type="string" calcext:value-type="string">
            <text:p>crayon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55];&quot;_petit&quot;;&quot;&quot;)" office:value-type="string" office:string-value="crayon_mini.png" calcext:value-type="string">
            <text:p>crayon_mini.png</text:p>
          </table:table-cell>
          <table:table-cell table:formula="of:=CONCATENATE(UTILTRANSFORMEENMOTSCLES([.G155]);&quot;,&quot;;[.I155])" office:value-type="string" office:string-value="stylo,crayon," calcext:value-type="string">
            <text:p>stylo,crayon,</text:p>
          </table:table-cell>
          <table:table-cell table:formula="of:=CONCATENATE(UTILTRANSFORMEENMOTSCLES([.H155]);&quot;,&quot;;[.J155])" office:value-type="string" office:string-value="pen,pencil," calcext:value-type="string">
            <text:p>pen,pencil,</text:p>
          </table:table-cell>
          <table:table-cell table:number-columns-repeated="2"/>
          <table:table-cell table:style-name="ce168" table:formula="of:=JSONDECHETS([.A155];[.B155];[.C155];[.D155];[.E155];[.F155];[.T155];[.U155];[.G155];[.H155];[.K155];[.L155];[.M155];[.N155];[.P155])"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ableARepasser</text:p>
          </table:table-cell>
          <table:table-cell table:style-name="ce102" office:value-type="string" calcext:value-type="string">
            <text:p>Table à repasser</text:p>
          </table:table-cell>
          <table:table-cell table:style-name="ce102" office:value-type="string" calcext:value-type="string">
            <text:p>Ironing board</text:p>
          </table:table-cell>
          <table:table-cell table:style-name="ce102" office:value-type="string" calcext:value-type="string">
            <text:p>cu_encombrantelectronique</text:p>
          </table:table-cell>
          <table:table-cell table:style-name="ce102" office:value-type="string" calcext:value-type="string">
            <text:p>cat_encombrant</text:p>
          </table:table-cell>
          <table:table-cell table:style-name="ce119"/>
          <table:table-cell table:style-name="ce102" office:value-type="string" calcext:value-type="string">
            <text:p>table à repasser</text:p>
          </table:table-cell>
          <table:table-cell table:style-name="ce102" office:value-type="string" calcext:value-type="string">
            <text:p>ironing board</text:p>
          </table:table-cell>
          <table:table-cell table:style-name="ce102" table:number-columns-repeated="2"/>
          <table:table-cell table:style-name="ce125"/>
          <table:table-cell table:style-name="ce134" office:value-type="string" calcext:value-type="string">
            <text:p>table_a_repasser_mini.png</text:p>
          </table:table-cell>
          <table:table-cell table:style-name="ce114"/>
          <table:table-cell table:style-name="ce151" office:value-type="string" calcext:value-type="string">
            <text:p>MieuxTrierANantes 02/2015</text:p>
          </table:table-cell>
          <table:table-cell table:style-name="ce151" table:number-columns-repeated="3"/>
          <table:table-cell/>
          <table:table-cell table:formula="of:=SUBSTITUTE([.L156];&quot;_petit&quot;;&quot;&quot;)" office:value-type="string" office:string-value="table_a_repasser_mini.png" calcext:value-type="string">
            <text:p>table_a_repasser_mini.png</text:p>
          </table:table-cell>
          <table:table-cell table:formula="of:=CONCATENATE(UTILTRANSFORMEENMOTSCLES([.G156]);&quot;,&quot;;[.I156])" office:value-type="string" office:string-value="table,repasser," calcext:value-type="string">
            <text:p>table,repasser,</text:p>
          </table:table-cell>
          <table:table-cell table:formula="of:=CONCATENATE(UTILTRANSFORMEENMOTSCLES([.H156]);&quot;,&quot;;[.J156])" office:value-type="string" office:string-value="ironing,board," calcext:value-type="string">
            <text:p>ironing,board,</text:p>
          </table:table-cell>
          <table:table-cell table:number-columns-repeated="2"/>
          <table:table-cell table:style-name="ce168" table:formula="of:=JSONDECHETS([.A156];[.B156];[.C156];[.D156];[.E156];[.F156];[.T156];[.U156];[.G156];[.H156];[.K156];[.L156];[.M156];[.N156];[.P156])"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elephonie</text:p>
          </table:table-cell>
          <table:table-cell table:style-name="ce102" office:value-type="string" calcext:value-type="string">
            <text:p>Téléphonie</text:p>
          </table:table-cell>
          <table:table-cell table:style-name="ce102" office:value-type="string" calcext:value-type="string">
            <text:p>Telephony</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téléphonie</text:p>
          </table:table-cell>
          <table:table-cell table:style-name="ce102" office:value-type="string" calcext:value-type="string">
            <text:p>telephony</text:p>
          </table:table-cell>
          <table:table-cell table:style-name="ce102" table:number-columns-repeated="2"/>
          <table:table-cell table:style-name="ce125"/>
          <table:table-cell table:style-name="ce134" office:value-type="string" calcext:value-type="string">
            <text:p>telephone_fixe_mini.png</text:p>
          </table:table-cell>
          <table:table-cell table:style-name="ce114"/>
          <table:table-cell table:style-name="ce153" office:value-type="string" calcext:value-type="string">
            <text:p>MieuxTrierANantes 02/2015</text:p>
          </table:table-cell>
          <table:table-cell table:style-name="ce153" table:number-columns-repeated="3"/>
          <table:table-cell/>
          <table:table-cell table:formula="of:=SUBSTITUTE([.L157];&quot;_petit&quot;;&quot;&quot;)" office:value-type="string" office:string-value="telephone_fixe_mini.png" calcext:value-type="string">
            <text:p>telephone_fixe_mini.png</text:p>
          </table:table-cell>
          <table:table-cell table:formula="of:=CONCATENATE(UTILTRANSFORMEENMOTSCLES([.G157]);&quot;,&quot;;[.I157])" office:value-type="string" office:string-value="telephonie," calcext:value-type="string">
            <text:p>telephonie,</text:p>
          </table:table-cell>
          <table:table-cell table:formula="of:=CONCATENATE(UTILTRANSFORMEENMOTSCLES([.H157]);&quot;,&quot;;[.J157])" office:value-type="string" office:string-value="telephony," calcext:value-type="string">
            <text:p>telephony,</text:p>
          </table:table-cell>
          <table:table-cell table:number-columns-repeated="2"/>
          <table:table-cell table:style-name="ce168" table:formula="of:=JSONDECHETS([.A157];[.B157];[.C157];[.D157];[.E157];[.F157];[.T157];[.U157];[.G157];[.H157];[.K157];[.L157];[.M157];[.N157];[.P157])"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eleviseurs</text:p>
          </table:table-cell>
          <table:table-cell table:style-name="ce102" office:value-type="string" calcext:value-type="string">
            <text:p>Téléviseur</text:p>
          </table:table-cell>
          <table:table-cell table:style-name="ce102" office:value-type="string" calcext:value-type="string">
            <text:p>TV</text:p>
          </table:table-cell>
          <table:table-cell table:style-name="ce102" office:value-type="string" calcext:value-type="string">
            <text:p>cu_encombrantelectronique</text:p>
          </table:table-cell>
          <table:table-cell table:style-name="ce102" office:value-type="string" calcext:value-type="string">
            <text:p>cat_d3e</text:p>
          </table:table-cell>
          <table:table-cell table:style-name="ce102"/>
          <table:table-cell table:style-name="ce102" office:value-type="string" calcext:value-type="string">
            <text:p>téléviseur</text:p>
          </table:table-cell>
          <table:table-cell table:style-name="ce102" office:value-type="string" calcext:value-type="string">
            <text:p>TV</text:p>
          </table:table-cell>
          <table:table-cell table:style-name="ce102" table:number-columns-repeated="2"/>
          <table:table-cell table:style-name="ce125"/>
          <table:table-cell table:style-name="ce134" office:value-type="string" calcext:value-type="string">
            <text:p>televiseur_mini.png</text:p>
          </table:table-cell>
          <table:table-cell table:style-name="ce114"/>
          <table:table-cell table:style-name="ce153" office:value-type="string" calcext:value-type="string">
            <text:p>MieuxTrierANantes 02/2015</text:p>
          </table:table-cell>
          <table:table-cell table:style-name="ce153" table:number-columns-repeated="3"/>
          <table:table-cell/>
          <table:table-cell table:formula="of:=SUBSTITUTE([.L158];&quot;_petit&quot;;&quot;&quot;)" office:value-type="string" office:string-value="televiseur_mini.png" calcext:value-type="string">
            <text:p>televiseur_mini.png</text:p>
          </table:table-cell>
          <table:table-cell table:formula="of:=CONCATENATE(UTILTRANSFORMEENMOTSCLES([.G158]);&quot;,&quot;;[.I158])" office:value-type="string" office:string-value="televiseur," calcext:value-type="string">
            <text:p>televiseur,</text:p>
          </table:table-cell>
          <table:table-cell table:formula="of:=CONCATENATE(UTILTRANSFORMEENMOTSCLES([.H158]);&quot;,&quot;;[.J158])" office:value-type="string" office:string-value="tv," calcext:value-type="string">
            <text:p>tv,</text:p>
          </table:table-cell>
          <table:table-cell table:number-columns-repeated="2"/>
          <table:table-cell table:style-name="ce168" table:formula="of:=JSONDECHETS([.A158];[.B158];[.C158];[.D158];[.E158];[.F158];[.T158];[.U158];[.G158];[.H158];[.K158];[.L158];[.M158];[.N158];[.P158])"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hermometreAMercure</text:p>
          </table:table-cell>
          <table:table-cell table:style-name="ce108" office:value-type="string" calcext:value-type="string">
            <text:p>Thermomètre à mercure</text:p>
          </table:table-cell>
          <table:table-cell table:style-name="ce108" office:value-type="string" calcext:value-type="string">
            <text:p>Mercury thermometer</text:p>
          </table:table-cell>
          <table:table-cell table:style-name="ce108"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thermomètre à mercure</text:p>
          </table:table-cell>
          <table:table-cell table:style-name="ce108" office:value-type="string" calcext:value-type="string">
            <text:p>mercury thermometer</text:p>
          </table:table-cell>
          <table:table-cell table:style-name="ce108" table:number-columns-repeated="2"/>
          <table:table-cell table:style-name="ce130"/>
          <table:table-cell table:style-name="ce141" office:value-type="string" calcext:value-type="string">
            <text:p>thermometre_mercure_mini.png</text:p>
          </table:table-cell>
          <table:table-cell table:style-name="ce148"/>
          <table:table-cell table:style-name="ce150" office:value-type="string" calcext:value-type="string">
            <text:p>MieuxTrierANantes 02/2015</text:p>
          </table:table-cell>
          <table:table-cell table:style-name="ce150" table:number-columns-repeated="3"/>
          <table:table-cell/>
          <table:table-cell table:formula="of:=SUBSTITUTE([.L159];&quot;_petit&quot;;&quot;&quot;)" office:value-type="string" office:string-value="thermometre_mercure_mini.png" calcext:value-type="string">
            <text:p>thermometre_mercure_mini.png</text:p>
          </table:table-cell>
          <table:table-cell table:formula="of:=CONCATENATE(UTILTRANSFORMEENMOTSCLES([.G159]);&quot;,&quot;;[.I159])" office:value-type="string" office:string-value="thermometre,mercure," calcext:value-type="string">
            <text:p>thermometre,mercure,</text:p>
          </table:table-cell>
          <table:table-cell table:formula="of:=CONCATENATE(UTILTRANSFORMEENMOTSCLES([.H159]);&quot;,&quot;;[.J159])" office:value-type="string" office:string-value="mercury,thermometer," calcext:value-type="string">
            <text:p>mercury,thermometer,</text:p>
          </table:table-cell>
          <table:table-cell table:number-columns-repeated="2"/>
          <table:table-cell table:style-name="ce168" table:formula="of:=JSONDECHETS([.A159];[.B159];[.C159];[.D159];[.E159];[.F159];[.T159];[.U159];[.G159];[.H159];[.K159];[.L159];[.M159];[.N159];[.P159])"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rompette</text:p>
          </table:table-cell>
          <table:table-cell table:style-name="ce108" office:value-type="string" calcext:value-type="string">
            <text:p>Trompette</text:p>
          </table:table-cell>
          <table:table-cell table:style-name="ce108" office:value-type="string" calcext:value-type="string">
            <text:p>Trumpet</text:p>
          </table:table-cell>
          <table:table-cell table:style-name="ce108" office:value-type="string" calcext:value-type="string">
            <text:p>cu_divers</text:p>
          </table:table-cell>
          <table:table-cell table:style-name="ce108" office:value-type="string" calcext:value-type="string">
            <text:p>cat_instrument</text:p>
          </table:table-cell>
          <table:table-cell table:style-name="ce108"/>
          <table:table-cell table:style-name="ce108" office:value-type="string" calcext:value-type="string">
            <text:p>trompette</text:p>
          </table:table-cell>
          <table:table-cell table:style-name="ce108" office:value-type="string" calcext:value-type="string">
            <text:p>trumpet</text:p>
          </table:table-cell>
          <table:table-cell table:style-name="ce108" table:number-columns-repeated="2"/>
          <table:table-cell table:style-name="ce130"/>
          <table:table-cell table:style-name="ce141" office:value-type="string" calcext:value-type="string">
            <text:p>images_non_libres_temp/trompette_mini.png</text:p>
          </table:table-cell>
          <table:table-cell table:style-name="ce148"/>
          <table:table-cell table:style-name="ce150" office:value-type="string" calcext:value-type="string">
            <text:p>MieuxTrierANantes 02/2015</text:p>
          </table:table-cell>
          <table:table-cell table:style-name="ce150" table:number-columns-repeated="3"/>
          <table:table-cell/>
          <table:table-cell table:formula="of:=SUBSTITUTE([.L160];&quot;_petit&quot;;&quot;&quot;)" office:value-type="string" office:string-value="images_non_libres_temp/trompette_mini.png" calcext:value-type="string">
            <text:p>images_non_libres_temp/trompette_mini.png</text:p>
          </table:table-cell>
          <table:table-cell table:formula="of:=CONCATENATE(UTILTRANSFORMEENMOTSCLES([.G160]);&quot;,&quot;;[.I160])" office:value-type="string" office:string-value="trompette," calcext:value-type="string">
            <text:p>trompette,</text:p>
          </table:table-cell>
          <table:table-cell table:formula="of:=CONCATENATE(UTILTRANSFORMEENMOTSCLES([.H160]);&quot;,&quot;;[.J160])" office:value-type="string" office:string-value="trumpet," calcext:value-type="string">
            <text:p>trumpet,</text:p>
          </table:table-cell>
          <table:table-cell table:number-columns-repeated="2"/>
          <table:table-cell table:style-name="ce168" table:formula="of:=JSONDECHETS([.A160];[.B160];[.C160];[.D160];[.E160];[.F160];[.T160];[.U160];[.G160];[.H160];[.K160];[.L160];[.M160];[.N160];[.P160])"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rottinnette</text:p>
          </table:table-cell>
          <table:table-cell table:style-name="ce108" office:value-type="string" calcext:value-type="string">
            <text:p>Trottinette</text:p>
          </table:table-cell>
          <table:table-cell table:style-name="ce108" office:value-type="string" calcext:value-type="string">
            <text:p>Scooter</text:p>
          </table:table-cell>
          <table:table-cell table:style-name="ce108" office:value-type="string" calcext:value-type="string">
            <text:p>cu_metal</text:p>
          </table:table-cell>
          <table:table-cell table:style-name="ce115" office:value-type="string" calcext:value-type="string">
            <text:p>cat_velo</text:p>
          </table:table-cell>
          <table:table-cell table:style-name="ce108"/>
          <table:table-cell table:style-name="ce108" office:value-type="string" calcext:value-type="string">
            <text:p>trottinette</text:p>
          </table:table-cell>
          <table:table-cell table:style-name="ce108" office:value-type="string" calcext:value-type="string">
            <text:p>scooter</text:p>
          </table:table-cell>
          <table:table-cell table:style-name="ce108" table:number-columns-repeated="2"/>
          <table:table-cell table:style-name="ce130"/>
          <table:table-cell table:style-name="ce141" office:value-type="string" calcext:value-type="string">
            <text:p>trottinette_mini.png</text:p>
          </table:table-cell>
          <table:table-cell table:style-name="ce148"/>
          <table:table-cell table:style-name="ce150" office:value-type="string" calcext:value-type="string">
            <text:p>MieuxTrierANantes 12/2014</text:p>
          </table:table-cell>
          <table:table-cell table:style-name="ce150" table:number-columns-repeated="2"/>
          <table:table-cell table:style-name="ce151"/>
          <table:table-cell/>
          <table:table-cell table:formula="of:=SUBSTITUTE([.L161];&quot;_petit&quot;;&quot;&quot;)" office:value-type="string" office:string-value="trottinette_mini.png" calcext:value-type="string">
            <text:p>trottinette_mini.png</text:p>
          </table:table-cell>
          <table:table-cell table:formula="of:=CONCATENATE(UTILTRANSFORMEENMOTSCLES([.G161]);&quot;,&quot;;[.I161])" office:value-type="string" office:string-value="trottinette," calcext:value-type="string">
            <text:p>trottinette,</text:p>
          </table:table-cell>
          <table:table-cell table:formula="of:=CONCATENATE(UTILTRANSFORMEENMOTSCLES([.H161]);&quot;,&quot;;[.J161])" office:value-type="string" office:string-value="scooter," calcext:value-type="string">
            <text:p>scooter,</text:p>
          </table:table-cell>
          <table:table-cell table:number-columns-repeated="2"/>
          <table:table-cell table:style-name="ce168" table:formula="of:=JSONDECHETS([.A161];[.B161];[.C161];[.D161];[.E161];[.F161];[.T161];[.U161];[.G161];[.H161];[.K161];[.L161];[.M161];[.N161];[.P161])"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ubeFluorescent</text:p>
          </table:table-cell>
          <table:table-cell table:style-name="ce108" office:value-type="string" calcext:value-type="string">
            <text:p>Tube fluorescent</text:p>
          </table:table-cell>
          <table:table-cell table:style-name="ce108" office:value-type="string" calcext:value-type="string">
            <text:p>Fluorescent Tube</text:p>
          </table:table-cell>
          <table:table-cell table:style-name="ce102" office:value-type="string" calcext:value-type="string">
            <text:p>cu_toxique</text:p>
          </table:table-cell>
          <table:table-cell table:style-name="ce108" office:value-type="string" calcext:value-type="string">
            <text:p>cat_ddm</text:p>
          </table:table-cell>
          <table:table-cell table:style-name="ce108"/>
          <table:table-cell table:style-name="ce108" office:value-type="string" calcext:value-type="string">
            <text:p>tube fluorescent, tube fluo</text:p>
          </table:table-cell>
          <table:table-cell table:style-name="ce108" office:value-type="string" calcext:value-type="string">
            <text:p>fluorescent lamp, fluorescent tube</text:p>
          </table:table-cell>
          <table:table-cell table:style-name="ce108" table:number-columns-repeated="2"/>
          <table:table-cell table:style-name="ce130"/>
          <table:table-cell table:style-name="ce135" office:value-type="string" calcext:value-type="string">
            <text:p>images_non_libres_temp/tube_flouorescent_mini.png</text:p>
          </table:table-cell>
          <table:table-cell table:style-name="ce148"/>
          <table:table-cell table:style-name="ce150" office:value-type="string" calcext:value-type="string">
            <text:p>MieuxTrierANantes 02/2015</text:p>
          </table:table-cell>
          <table:table-cell table:style-name="ce150" table:number-columns-repeated="2"/>
          <table:table-cell table:style-name="ce108" office:value-type="string" calcext:value-type="string">
            <text:p>scu_toxiquedivers</text:p>
          </table:table-cell>
          <table:table-cell/>
          <table:table-cell table:formula="of:=SUBSTITUTE([.L162];&quot;_petit&quot;;&quot;&quot;)" office:value-type="string" office:string-value="images_non_libres_temp/tube_flouorescent_mini.png" calcext:value-type="string">
            <text:p>images_non_libres_temp/tube_flouorescent_mini.png</text:p>
          </table:table-cell>
          <table:table-cell table:formula="of:=CONCATENATE(UTILTRANSFORMEENMOTSCLES([.G162]);&quot;,&quot;;[.I162])" office:value-type="string" office:string-value="tube,fluorescent,tube,fluo," calcext:value-type="string">
            <text:p>tube,fluorescent,tube,fluo,</text:p>
          </table:table-cell>
          <table:table-cell table:formula="of:=CONCATENATE(UTILTRANSFORMEENMOTSCLES([.H162]);&quot;,&quot;;[.J162])" office:value-type="string" office:string-value="fluorescent,lamp,fluorescent,tube," calcext:value-type="string">
            <text:p>fluorescent,lamp,fluorescent,tube,</text:p>
          </table:table-cell>
          <table:table-cell table:number-columns-repeated="2"/>
          <table:table-cell table:style-name="ce168" table:formula="of:=JSONDECHETS([.A162];[.B162];[.C162];[.D162];[.E162];[.F162];[.T162];[.U162];[.G162];[.H162];[.K162];[.L162];[.M162];[.N162];[.P162])"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tuyauDarrosage</text:p>
          </table:table-cell>
          <table:table-cell table:style-name="ce107" office:value-type="string" calcext:value-type="string">
            <text:p>Tuyau arrosage</text:p>
          </table:table-cell>
          <table:table-cell table:style-name="ce107" office:value-type="string" calcext:value-type="string">
            <text:p>Watering hose</text:p>
          </table:table-cell>
          <table:table-cell table:style-name="ce107" office:value-type="string" calcext:value-type="string">
            <text:p>cu_plastique</text:p>
          </table:table-cell>
          <table:table-cell table:style-name="ce102" office:value-type="string" calcext:value-type="string">
            <text:p>cat_omr_plastique</text:p>
          </table:table-cell>
          <table:table-cell table:style-name="ce107"/>
          <table:table-cell table:style-name="ce107" office:value-type="string" calcext:value-type="string">
            <text:p>tuyau d'arrosage</text:p>
          </table:table-cell>
          <table:table-cell table:style-name="ce107" office:value-type="string" calcext:value-type="string">
            <text:p>garden hose</text:p>
          </table:table-cell>
          <table:table-cell table:style-name="ce107" table:number-columns-repeated="2"/>
          <table:table-cell table:style-name="ce127"/>
          <table:table-cell table:style-name="ce136" office:value-type="string" calcext:value-type="string">
            <text:p>tuyau_arrosage_mini.png</text:p>
          </table:table-cell>
          <table:table-cell table:style-name="ce147"/>
          <table:table-cell table:style-name="ce150" office:value-type="string" calcext:value-type="string">
            <text:p>MieuxTrierANantes 02/2015</text:p>
          </table:table-cell>
          <table:table-cell table:style-name="ce150" table:number-columns-repeated="3"/>
          <table:table-cell/>
          <table:table-cell table:formula="of:=SUBSTITUTE([.L163];&quot;_petit&quot;;&quot;&quot;)" office:value-type="string" office:string-value="tuyau_arrosage_mini.png" calcext:value-type="string">
            <text:p>tuyau_arrosage_mini.png</text:p>
          </table:table-cell>
          <table:table-cell table:formula="of:=CONCATENATE(UTILTRANSFORMEENMOTSCLES([.G163]);&quot;,&quot;;[.I163])" office:value-type="string" office:string-value="tuyau,arrosage," calcext:value-type="string">
            <text:p>tuyau,arrosage,</text:p>
          </table:table-cell>
          <table:table-cell table:formula="of:=CONCATENATE(UTILTRANSFORMEENMOTSCLES([.H163]);&quot;,&quot;;[.J163])" office:value-type="string" office:string-value="garden,hose," calcext:value-type="string">
            <text:p>garden,hose,</text:p>
          </table:table-cell>
          <table:table-cell table:number-columns-repeated="2"/>
          <table:table-cell table:style-name="ce168" table:formula="of:=JSONDECHETS([.A163];[.B163];[.C163];[.D163];[.E163];[.F163];[.T163];[.U163];[.G163];[.H163];[.K163];[.L163];[.M163];[.N163];[.P163])"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UstensileCuisine</text:p>
          </table:table-cell>
          <table:table-cell table:style-name="ce109" office:value-type="string" calcext:value-type="string">
            <text:p>Ustensile cuisine</text:p>
          </table:table-cell>
          <table:table-cell table:style-name="ce109" office:value-type="string" calcext:value-type="string">
            <text:p>Kitchen Utensil</text:p>
          </table:table-cell>
          <table:table-cell table:style-name="ce109" office:value-type="string" calcext:value-type="string">
            <text:p>cu_divers</text:p>
          </table:table-cell>
          <table:table-cell table:style-name="ce109" office:value-type="string" calcext:value-type="string">
            <text:p>cat_omr</text:p>
          </table:table-cell>
          <table:table-cell table:style-name="ce109"/>
          <table:table-cell table:style-name="ce109" office:value-type="string" calcext:value-type="string">
            <text:p>ustensile de cuisine, casserole, marmite, cocotte, poêle, wok, spatule</text:p>
          </table:table-cell>
          <table:table-cell table:style-name="ce109" office:value-type="string" calcext:value-type="string">
            <text:p>kitchen utensil, pot, pot, casserole, frying pan, wok spatula</text:p>
          </table:table-cell>
          <table:table-cell table:style-name="ce109" table:number-columns-repeated="2"/>
          <table:table-cell table:style-name="ce132"/>
          <table:table-cell table:style-name="ce142" office:value-type="string" calcext:value-type="string">
            <text:p>spatule_cuisine_mini.png</text:p>
          </table:table-cell>
          <table:table-cell table:style-name="ce149"/>
          <table:table-cell table:style-name="ce150" office:value-type="string" calcext:value-type="string">
            <text:p>MieuxTrierANantes 02/2015</text:p>
          </table:table-cell>
          <table:table-cell table:style-name="ce150" table:number-columns-repeated="3"/>
          <table:table-cell/>
          <table:table-cell table:formula="of:=SUBSTITUTE([.L164];&quot;_petit&quot;;&quot;&quot;)" office:value-type="string" office:string-value="spatule_cuisine_mini.png" calcext:value-type="string">
            <text:p>spatule_cuisine_mini.png</text:p>
          </table:table-cell>
          <table:table-cell table:formula="of:=CONCATENATE(UTILTRANSFORMEENMOTSCLES([.G164]);&quot;,&quot;;[.I164])" office:value-type="string" office:string-value="ustensile,cuisine,casserole,marmite,cocotte,poele,wok,spatule," calcext:value-type="string">
            <text:p>ustensile,cuisine,casserole,marmite,cocotte,poele,wok,spatule,</text:p>
          </table:table-cell>
          <table:table-cell table:formula="of:=CONCATENATE(UTILTRANSFORMEENMOTSCLES([.H164]);&quot;,&quot;;[.J164])" office:value-type="string" office:string-value="kitchen,utensil,pot,pot,casserole,frying,pan,wok,spatula," calcext:value-type="string">
            <text:p>kitchen,utensil,pot,pot,casserole,frying,pan,wok,spatula,</text:p>
          </table:table-cell>
          <table:table-cell table:number-columns-repeated="2"/>
          <table:table-cell table:style-name="ce168" table:formula="of:=JSONDECHETS([.A164];[.B164];[.C164];[.D164];[.E164];[.F164];[.T164];[.U164];[.G164];[.H164];[.K164];[.L164];[.M164];[.N164];[.P164])"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aisselleCarton</text:p>
          </table:table-cell>
          <table:table-cell table:style-name="ce102" office:value-type="string" calcext:value-type="string">
            <text:p>Vaisselle carton</text:p>
          </table:table-cell>
          <table:table-cell table:style-name="ce102" office:value-type="string" calcext:value-type="string">
            <text:p>Cardboard dishes</text:p>
          </table:table-cell>
          <table:table-cell table:style-name="ce102" office:value-type="string" calcext:value-type="string">
            <text:p>cu_papierscartons</text:p>
          </table:table-cell>
          <table:table-cell table:style-name="ce102" office:value-type="string" calcext:value-type="string">
            <text:p>cat_omr</text:p>
          </table:table-cell>
          <table:table-cell table:style-name="ce102"/>
          <table:table-cell table:style-name="ce102" office:value-type="string" calcext:value-type="string">
            <text:p>vaisselle carton, assiette carton, gobelet carton</text:p>
          </table:table-cell>
          <table:table-cell table:style-name="ce102" office:value-type="string" calcext:value-type="string">
            <text:p>cardboard tableware, cardboard plate, paper cup</text:p>
          </table:table-cell>
          <table:table-cell table:style-name="ce102" table:number-columns-repeated="2"/>
          <table:table-cell table:style-name="ce125"/>
          <table:table-cell table:style-name="ce134" office:value-type="string" calcext:value-type="string">
            <text:p>assiette_carton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65];&quot;_petit&quot;;&quot;&quot;)" office:value-type="string" office:string-value="assiette_carton_mini.png" calcext:value-type="string">
            <text:p>assiette_carton_mini.png</text:p>
          </table:table-cell>
          <table:table-cell table:formula="of:=CONCATENATE(UTILTRANSFORMEENMOTSCLES([.G165]);&quot;,&quot;;[.I165])" office:value-type="string" office:string-value="vaisselle,carton,assiette,carton,gobelet,carton," calcext:value-type="string">
            <text:p>vaisselle,carton,assiette,carton,gobelet,carton,</text:p>
          </table:table-cell>
          <table:table-cell table:formula="of:=CONCATENATE(UTILTRANSFORMEENMOTSCLES([.H165]);&quot;,&quot;;[.J165])" office:value-type="string" office:string-value="cardboard,tableware,cardboard,plate,paper,cup," calcext:value-type="string">
            <text:p>cardboard,tableware,cardboard,plate,paper,cup,</text:p>
          </table:table-cell>
          <table:table-cell table:number-columns-repeated="2"/>
          <table:table-cell table:style-name="ce168" table:formula="of:=JSONDECHETS([.A165];[.B165];[.C165];[.D165];[.E165];[.F165];[.T165];[.U165];[.G165];[.H165];[.K165];[.L165];[.M165];[.N165];[.P165])"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aissellePlastique</text:p>
          </table:table-cell>
          <table:table-cell table:style-name="ce102" office:value-type="string" calcext:value-type="string">
            <text:p>Vaisselle plastique</text:p>
          </table:table-cell>
          <table:table-cell table:style-name="ce102" office:value-type="string" calcext:value-type="string">
            <text:p>Plastic ware</text:p>
          </table:table-cell>
          <table:table-cell table:style-name="ce102" office:value-type="string" calcext:value-type="string">
            <text:p>cu_plastique</text:p>
          </table:table-cell>
          <table:table-cell table:style-name="ce102" office:value-type="string" calcext:value-type="string">
            <text:p>cat_omr_plastique</text:p>
          </table:table-cell>
          <table:table-cell table:style-name="ce102"/>
          <table:table-cell table:style-name="ce102" office:value-type="string" calcext:value-type="string">
            <text:p>vaisselle plastique, gobelet plastique, couvert plastique, couteau plastique, fourchette plastique, cuillère plastique</text:p>
          </table:table-cell>
          <table:table-cell table:style-name="ce102" office:value-type="string" calcext:value-type="string">
            <text:p>plastic tableware, plastic cup, plastic cover, plastic knife, plastic fork, plastic spoon</text:p>
          </table:table-cell>
          <table:table-cell table:style-name="ce102" table:number-columns-repeated="2"/>
          <table:table-cell table:style-name="ce125" office:value-type="string" calcext:value-type="string">
            <text:p>cons_remplacergobelet,cons_vaissellebiodegradable</text:p>
          </table:table-cell>
          <table:table-cell table:style-name="ce134" office:value-type="string" calcext:value-type="string">
            <text:p>gobelet_plastique_mini.png</text:p>
          </table:table-cell>
          <table:table-cell table:style-name="ce114"/>
          <table:table-cell table:style-name="ce150" office:value-type="string" calcext:value-type="string">
            <text:p>MieuxTrierANantes 14/2014</text:p>
          </table:table-cell>
          <table:table-cell table:style-name="ce150" table:number-columns-repeated="3"/>
          <table:table-cell/>
          <table:table-cell table:formula="of:=SUBSTITUTE([.L166];&quot;_petit&quot;;&quot;&quot;)" office:value-type="string" office:string-value="gobelet_plastique_mini.png" calcext:value-type="string">
            <text:p>gobelet_plastique_mini.png</text:p>
          </table:table-cell>
          <table:table-cell table:formula="of:=CONCATENATE(UTILTRANSFORMEENMOTSCLES([.G166]);&quot;,&quot;;[.I166])"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6]);&quot;,&quot;;[.J166])"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68" table:formula="of:=JSONDECHETS([.A166];[.B166];[.C166];[.D166];[.E166];[.F166];[.T166];[.U166];[.G166];[.H166];[.K166];[.L166];[.M166];[.N166];[.P166])"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aisselleVerrePorcelaine</text:p>
          </table:table-cell>
          <table:table-cell table:style-name="ce102" office:value-type="string" calcext:value-type="string">
            <text:p>Vaisselle (verre, porcelaine...)</text:p>
          </table:table-cell>
          <table:table-cell table:style-name="ce102" office:value-type="string" calcext:value-type="string">
            <text:p>Dishes (glass, porcelain ...)</text:p>
          </table:table-cell>
          <table:table-cell table:style-name="ce102" office:value-type="string" calcext:value-type="string">
            <text:p>cu_verrevaisselle</text:p>
          </table:table-cell>
          <table:table-cell table:style-name="ce102" office:value-type="string" calcext:value-type="string">
            <text:p>cat_verrenonvalovaisselleporcelaine</text:p>
          </table:table-cell>
          <table:table-cell table:style-name="ce102"/>
          <table:table-cell table:style-name="ce102" office:value-type="string" calcext:value-type="string">
            <text:p>assiette, tasse, bol, plat, verre à boire, poterie, porcelaine, faïence, carafe, verre</text:p>
          </table:table-cell>
          <table:table-cell table:style-name="ce102" office:value-type="string" calcext:value-type="string">
            <text:p>plate, cup, bowl, dish, drinking glass, pottery, porcelain, earthenware jug, glass</text:p>
          </table:table-cell>
          <table:table-cell table:style-name="ce102" table:number-columns-repeated="2"/>
          <table:table-cell/>
          <table:table-cell table:style-name="ce134" office:value-type="string" calcext:value-type="string">
            <text:p>assiette_mini.png</text:p>
          </table:table-cell>
          <table:table-cell table:style-name="ce114" office:value-type="string" calcext:value-type="string">
            <text:p>bol_mini.png, tasse_mini.png, plat_en_faience_mini.png</text:p>
          </table:table-cell>
          <table:table-cell table:style-name="ce123" office:value-type="string" calcext:value-type="string">
            <text:p>MieuxTrierANantes 02/2015</text:p>
          </table:table-cell>
          <table:table-cell table:style-name="ce123" table:number-columns-repeated="3"/>
          <table:table-cell/>
          <table:table-cell table:formula="of:=SUBSTITUTE([.L167];&quot;_petit&quot;;&quot;&quot;)" office:value-type="string" office:string-value="assiette_mini.png" calcext:value-type="string">
            <text:p>assiette_mini.png</text:p>
          </table:table-cell>
          <table:table-cell table:formula="of:=CONCATENATE(UTILTRANSFORMEENMOTSCLES([.G167]);&quot;,&quot;;[.I167])"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7]);&quot;,&quot;;[.J167])"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68" table:formula="of:=JSONDECHETS([.A167];[.B167];[.C167];[.D167];[.E167];[.F167];[.T167];[.U167];[.G167];[.H167];[.K167];[.L167];[.M167];[.N167];[.P167])"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elo</text:p>
          </table:table-cell>
          <table:table-cell table:style-name="ce108" office:value-type="string" calcext:value-type="string">
            <text:p>Vélo</text:p>
          </table:table-cell>
          <table:table-cell table:style-name="ce108" office:value-type="string" calcext:value-type="string">
            <text:p>Bike</text:p>
          </table:table-cell>
          <table:table-cell table:style-name="ce108" office:value-type="string" calcext:value-type="string">
            <text:p>cu_metal</text:p>
          </table:table-cell>
          <table:table-cell table:style-name="ce115" office:value-type="string" calcext:value-type="string">
            <text:p>cat_velo</text:p>
          </table:table-cell>
          <table:table-cell table:style-name="ce108"/>
          <table:table-cell table:style-name="ce108" office:value-type="string" calcext:value-type="string">
            <text:p>vélo, bicyclette, skateboard</text:p>
          </table:table-cell>
          <table:table-cell table:style-name="ce108" office:value-type="string" calcext:value-type="string">
            <text:p>bike, bicycle, bike, skateboard</text:p>
          </table:table-cell>
          <table:table-cell table:style-name="ce108" table:number-columns-repeated="2"/>
          <table:table-cell table:style-name="ce130"/>
          <table:table-cell table:style-name="ce141" office:value-type="string" calcext:value-type="string">
            <text:p>veloenfant_mini.png</text:p>
          </table:table-cell>
          <table:table-cell table:style-name="ce148" office:value-type="string" calcext:value-type="string">
            <text:p>skateboard_mini.png</text:p>
          </table:table-cell>
          <table:table-cell table:style-name="ce151" office:value-type="string" calcext:value-type="string">
            <text:p>MieuxTrierANantes 02/2015</text:p>
          </table:table-cell>
          <table:table-cell table:style-name="ce111" office:value-type="string" calcext:value-type="string">
            <text:p>Fabien Lamiré (Falblam)</text:p>
          </table:table-cell>
          <table:table-cell table:style-name="ce158" office:value-type="string" calcext:value-type="string">
            <text:p>Falblam</text:p>
          </table:table-cell>
          <table:table-cell table:style-name="ce151"/>
          <table:table-cell/>
          <table:table-cell table:formula="of:=SUBSTITUTE([.L168];&quot;_petit&quot;;&quot;&quot;)" office:value-type="string" office:string-value="veloenfant_mini.png" calcext:value-type="string">
            <text:p>veloenfant_mini.png</text:p>
          </table:table-cell>
          <table:table-cell table:formula="of:=CONCATENATE(UTILTRANSFORMEENMOTSCLES([.G168]);&quot;,&quot;;[.I168])" office:value-type="string" office:string-value="velo,bicyclette,skateboard," calcext:value-type="string">
            <text:p>velo,bicyclette,skateboard,</text:p>
          </table:table-cell>
          <table:table-cell table:formula="of:=CONCATENATE(UTILTRANSFORMEENMOTSCLES([.H168]);&quot;,&quot;;[.J168])" office:value-type="string" office:string-value="bike,bicycle,bike,skateboard," calcext:value-type="string">
            <text:p>bike,bicycle,bike,skateboard,</text:p>
          </table:table-cell>
          <table:table-cell table:number-columns-repeated="2"/>
          <table:table-cell table:style-name="ce168" table:formula="of:=JSONDECHETS([.A168];[.B168];[.C168];[.D168];[.E168];[.F168];[.T168];[.U168];[.G168];[.H168];[.K168];[.L168];[.M168];[.N168];[.P168])"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etementEnBonEtat</text:p>
          </table:table-cell>
          <table:table-cell table:style-name="ce102" office:value-type="string" calcext:value-type="string">
            <text:p>Vêtement bon état</text:p>
          </table:table-cell>
          <table:table-cell table:style-name="ce102" office:value-type="string" calcext:value-type="string">
            <text:p>Clothing good condition</text:p>
          </table:table-cell>
          <table:table-cell table:style-name="ce102" office:value-type="string" calcext:value-type="string">
            <text:p>cu_vetementtissu</text:p>
          </table:table-cell>
          <table:table-cell table:style-name="ce102" office:value-type="string" calcext:value-type="string">
            <text:p>cat_vetement</text:p>
          </table:table-cell>
          <table:table-cell table:style-name="ce102"/>
          <table:table-cell table:style-name="ce104" office:value-type="string" calcext:value-type="string">
            <text:p>vêtement bon état, pantalon, chemise, pull, veste, jupe, robe</text:p>
          </table:table-cell>
          <table:table-cell table:style-name="ce104" office:value-type="string" calcext:value-type="string">
            <text:p>Clothing,pants, shirt, sweater, jacket, skirt, dress</text:p>
          </table:table-cell>
          <table:table-cell table:style-name="ce104" table:number-columns-repeated="2"/>
          <table:table-cell table:style-name="ce125"/>
          <table:table-cell table:style-name="ce134" office:value-type="string" calcext:value-type="string">
            <text:p>chemise_mini.png</text:p>
          </table:table-cell>
          <table:table-cell table:style-name="ce114"/>
          <table:table-cell table:style-name="ce123" office:value-type="string" calcext:value-type="string">
            <text:p>MieuxTrierANantes 02/2015</text:p>
          </table:table-cell>
          <table:table-cell table:style-name="ce123" table:number-columns-repeated="3"/>
          <table:table-cell/>
          <table:table-cell table:formula="of:=SUBSTITUTE([.L169];&quot;_petit&quot;;&quot;&quot;)" office:value-type="string" office:string-value="chemise_mini.png" calcext:value-type="string">
            <text:p>chemise_mini.png</text:p>
          </table:table-cell>
          <table:table-cell table:formula="of:=CONCATENATE(UTILTRANSFORMEENMOTSCLES([.G169]);&quot;,&quot;;[.I169])" office:value-type="string" office:string-value="vetement,bon,etat,pantalon,chemise,pull,veste,jupe,robe," calcext:value-type="string">
            <text:p>vetement,bon,etat,pantalon,chemise,pull,veste,jupe,robe,</text:p>
          </table:table-cell>
          <table:table-cell table:formula="of:=CONCATENATE(UTILTRANSFORMEENMOTSCLES([.H169]);&quot;,&quot;;[.J169])" office:value-type="string" office:string-value="clothing,pants,shirt,sweater,jacket,skirt,dress," calcext:value-type="string">
            <text:p>clothing,pants,shirt,sweater,jacket,skirt,dress,</text:p>
          </table:table-cell>
          <table:table-cell table:number-columns-repeated="2"/>
          <table:table-cell table:style-name="ce168" table:formula="of:=JSONDECHETS([.A169];[.B169];[.C169];[.D169];[.E169];[.F169];[.T169];[.U169];[.G169];[.H169];[.K169];[.L169];[.M169];[.N169];[.P169])"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etementUsage</text:p>
          </table:table-cell>
          <table:table-cell table:style-name="ce102" office:value-type="string" calcext:value-type="string">
            <text:p>Vêtement usagé</text:p>
          </table:table-cell>
          <table:table-cell table:style-name="ce102" office:value-type="string" calcext:value-type="string">
            <text:p>Used Clothing</text:p>
          </table:table-cell>
          <table:table-cell table:style-name="ce102" office:value-type="string" calcext:value-type="string">
            <text:p>cu_vetementtissu</text:p>
          </table:table-cell>
          <table:table-cell table:style-name="ce102" office:value-type="string" calcext:value-type="string">
            <text:p>cat_omr</text:p>
          </table:table-cell>
          <table:table-cell table:style-name="ce102"/>
          <table:table-cell table:style-name="ce102" office:value-type="string" calcext:value-type="string">
            <text:p>vêtement usagé, vêtement mauvais état, pantalon, chemise, pull, veste, jupe, robe</text:p>
          </table:table-cell>
          <table:table-cell table:style-name="ce102" office:value-type="string" calcext:value-type="string">
            <text:p>Clothing,pants, shirt, sweater, jacket, skirt, dress</text:p>
          </table:table-cell>
          <table:table-cell table:style-name="ce102" table:number-columns-repeated="2"/>
          <table:table-cell table:style-name="ce130" office:value-type="string" calcext:value-type="string">
            <text:p>cons_lerelais</text:p>
          </table:table-cell>
          <table:table-cell table:style-name="ce134" office:value-type="string" calcext:value-type="string">
            <text:p>jean_usag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70];&quot;_petit&quot;;&quot;&quot;)" office:value-type="string" office:string-value="jean_usage_mini.png" calcext:value-type="string">
            <text:p>jean_usage_mini.png</text:p>
          </table:table-cell>
          <table:table-cell table:formula="of:=CONCATENATE(UTILTRANSFORMEENMOTSCLES([.G170]);&quot;,&quot;;[.I170])"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0]);&quot;,&quot;;[.J170])" office:value-type="string" office:string-value="clothing,pants,shirt,sweater,jacket,skirt,dress," calcext:value-type="string">
            <text:p>clothing,pants,shirt,sweater,jacket,skirt,dress,</text:p>
          </table:table-cell>
          <table:table-cell table:number-columns-repeated="2"/>
          <table:table-cell table:style-name="ce168" table:formula="of:=JSONDECHETS([.A170];[.B170];[.C170];[.D170];[.E170];[.F170];[.T170];[.U170];[.G170];[.H170];[.K170];[.L170];[.M170];[.N170];[.P170])"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erreaboire</text:p>
          </table:table-cell>
          <table:table-cell table:style-name="ce102" office:value-type="string" calcext:value-type="string">
            <text:p>Verre à boire</text:p>
          </table:table-cell>
          <table:table-cell table:style-name="ce102" office:value-type="string" calcext:value-type="string">
            <text:p>Drinking glass</text:p>
          </table:table-cell>
          <table:table-cell table:style-name="ce108" office:value-type="string" calcext:value-type="string">
            <text:p>cu_verrevaisselle</text:p>
          </table:table-cell>
          <table:table-cell table:style-name="ce108" office:value-type="string" calcext:value-type="string">
            <text:p>cat_verrenonvalovaisselleporcelaine</text:p>
          </table:table-cell>
          <table:table-cell table:style-name="ce108"/>
          <table:table-cell table:style-name="ce108" office:value-type="string" calcext:value-type="string">
            <text:p>verre à boire</text:p>
          </table:table-cell>
          <table:table-cell table:style-name="ce108" office:value-type="string" calcext:value-type="string">
            <text:p>drinking glass</text:p>
          </table:table-cell>
          <table:table-cell table:style-name="ce108" table:number-columns-repeated="2"/>
          <table:table-cell table:style-name="ce130"/>
          <table:table-cell table:style-name="ce141" office:value-type="string" calcext:value-type="string">
            <text:p>verre_a_boire_petit.png</text:p>
          </table:table-cell>
          <table:table-cell table:style-name="ce148"/>
          <table:table-cell table:style-name="ce123" office:value-type="string" calcext:value-type="string">
            <text:p>MieuxTrierANantes 12/2013</text:p>
          </table:table-cell>
          <table:table-cell table:style-name="ce123" table:number-columns-repeated="3"/>
          <table:table-cell/>
          <table:table-cell table:formula="of:=SUBSTITUTE([.L171];&quot;_petit&quot;;&quot;&quot;)" office:value-type="string" office:string-value="verre_a_boire.png" calcext:value-type="string">
            <text:p>verre_a_boire.png</text:p>
          </table:table-cell>
          <table:table-cell table:formula="of:=CONCATENATE(UTILTRANSFORMEENMOTSCLES([.G171]);&quot;,&quot;;[.I171])" office:value-type="string" office:string-value="verre,boire," calcext:value-type="string">
            <text:p>verre,boire,</text:p>
          </table:table-cell>
          <table:table-cell table:formula="of:=CONCATENATE(UTILTRANSFORMEENMOTSCLES([.H171]);&quot;,&quot;;[.J171])" office:value-type="string" office:string-value="drinking,glass," calcext:value-type="string">
            <text:p>drinking,glass,</text:p>
          </table:table-cell>
          <table:table-cell table:number-columns-repeated="2"/>
          <table:table-cell table:style-name="ce168" table:formula="of:=JSONDECHETS([.A171];[.B171];[.C171];[.D171];[.E171];[.F171];[.T171];[.U171];[.G171];[.H171];[.K171];[.L171];[.M171];[.N171];[.P171])"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itre</text:p>
          </table:table-cell>
          <table:table-cell table:style-name="ce108" office:value-type="string" calcext:value-type="string">
            <text:p>Vitre</text:p>
          </table:table-cell>
          <table:table-cell table:style-name="ce108" office:value-type="string" calcext:value-type="string">
            <text:p>Window</text:p>
          </table:table-cell>
          <table:table-cell table:style-name="ce108" office:value-type="string" calcext:value-type="string">
            <text:p>cu_verrevaisselle</text:p>
          </table:table-cell>
          <table:table-cell table:style-name="ce108" office:value-type="string" calcext:value-type="string">
            <text:p>cat_verrenonvalovaisselleporcelaine</text:p>
          </table:table-cell>
          <table:table-cell table:style-name="ce108"/>
          <table:table-cell table:style-name="ce108" office:value-type="string" calcext:value-type="string">
            <text:p>vitre</text:p>
          </table:table-cell>
          <table:table-cell table:style-name="ce108" office:value-type="string" calcext:value-type="string">
            <text:p>window</text:p>
          </table:table-cell>
          <table:table-cell table:style-name="ce108" table:number-columns-repeated="2"/>
          <table:table-cell table:style-name="ce130"/>
          <table:table-cell table:style-name="ce141" office:value-type="string" calcext:value-type="string">
            <text:p>images_non_libres_temp/vitre_mini.png</text:p>
          </table:table-cell>
          <table:table-cell table:style-name="ce148"/>
          <table:table-cell table:style-name="ce123" office:value-type="string" calcext:value-type="string">
            <text:p>MieuxTrierANantes 02/2015</text:p>
          </table:table-cell>
          <table:table-cell table:style-name="ce123" table:number-columns-repeated="3"/>
          <table:table-cell/>
          <table:table-cell table:formula="of:=SUBSTITUTE([.L172];&quot;_petit&quot;;&quot;&quot;)" office:value-type="string" office:string-value="images_non_libres_temp/vitre_mini.png" calcext:value-type="string">
            <text:p>images_non_libres_temp/vitre_mini.png</text:p>
          </table:table-cell>
          <table:table-cell table:formula="of:=CONCATENATE(UTILTRANSFORMEENMOTSCLES([.G172]);&quot;,&quot;;[.I172])" office:value-type="string" office:string-value="vitre," calcext:value-type="string">
            <text:p>vitre,</text:p>
          </table:table-cell>
          <table:table-cell table:formula="of:=CONCATENATE(UTILTRANSFORMEENMOTSCLES([.H172]);&quot;,&quot;;[.J172])" office:value-type="string" office:string-value="window," calcext:value-type="string">
            <text:p>window,</text:p>
          </table:table-cell>
          <table:table-cell table:number-columns-repeated="2"/>
          <table:table-cell table:style-name="ce168" table:formula="of:=JSONDECHETS([.A172];[.B172];[.C172];[.D172];[.E172];[.F172];[.T172];[.U172];[.G172];[.H172];[.K172];[.L172];[.M172];[.N172];[.P172])"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office:value-type="string" calcext:value-type="string">
            <text:p>dec_voiture</text:p>
          </table:table-cell>
          <table:table-cell table:style-name="ce102" office:value-type="string" calcext:value-type="string">
            <text:p>Voiture</text:p>
          </table:table-cell>
          <table:table-cell table:style-name="ce102" office:value-type="string" calcext:value-type="string">
            <text:p>Car</text:p>
          </table:table-cell>
          <table:table-cell table:style-name="ce102" office:value-type="string" calcext:value-type="string">
            <text:p>cu_divers</text:p>
          </table:table-cell>
          <table:table-cell table:style-name="ce102" office:value-type="string" calcext:value-type="string">
            <text:p>cat_voiture</text:p>
          </table:table-cell>
          <table:table-cell/>
          <table:table-cell table:style-name="ce102" office:value-type="string" calcext:value-type="string">
            <text:p>voiture</text:p>
          </table:table-cell>
          <table:table-cell table:style-name="ce102" office:value-type="string" calcext:value-type="string">
            <text:p>car</text:p>
          </table:table-cell>
          <table:table-cell table:style-name="ce102" table:number-columns-repeated="2"/>
          <table:table-cell table:style-name="ce125"/>
          <table:table-cell table:style-name="ce134" office:value-type="string" calcext:value-type="string">
            <text:p>voiture_mini.png</text:p>
          </table:table-cell>
          <table:table-cell table:style-name="ce114"/>
          <table:table-cell table:style-name="ce150" office:value-type="string" calcext:value-type="string">
            <text:p>MieuxTrierANantes 02/2015</text:p>
          </table:table-cell>
          <table:table-cell table:style-name="ce150" table:number-columns-repeated="3"/>
          <table:table-cell/>
          <table:table-cell table:formula="of:=SUBSTITUTE([.L173];&quot;_petit&quot;;&quot;&quot;)" office:value-type="string" office:string-value="voiture_mini.png" calcext:value-type="string">
            <text:p>voiture_mini.png</text:p>
          </table:table-cell>
          <table:table-cell table:formula="of:=CONCATENATE(UTILTRANSFORMEENMOTSCLES([.G173]);&quot;,&quot;;[.I173])" office:value-type="string" office:string-value="voiture," calcext:value-type="string">
            <text:p>voiture,</text:p>
          </table:table-cell>
          <table:table-cell table:formula="of:=CONCATENATE(UTILTRANSFORMEENMOTSCLES([.H173]);&quot;,&quot;;[.J173])" office:value-type="string" office:string-value="car," calcext:value-type="string">
            <text:p>car,</text:p>
          </table:table-cell>
          <table:table-cell table:number-columns-repeated="2"/>
          <table:table-cell table:style-name="ce168" table:formula="of:=JSONDECHETS([.A173];[.B173];[.C173];[.D173];[.E173];[.F173];[.T173];[.U173];[.G173];[.H173];[.K173];[.L173];[.M173];[.N173];[.P173])"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02"/>
          <table:table-cell table:style-name="ce110" table:number-columns-repeated="2"/>
          <table:table-cell table:style-name="ce114" table:number-columns-repeated="3"/>
          <table:table-cell table:style-name="ce123" office:value-type="string" calcext:value-type="string">
            <text:p><text:s text:c="2"/></text:p>
          </table:table-cell>
          <table:table-cell table:style-name="ce123" table:number-columns-repeated="3"/>
          <table:table-cell table:style-name="ce125"/>
          <table:table-cell table:style-name="ce134"/>
          <table:table-cell table:style-name="ce114"/>
          <table:table-cell table:style-name="ce123" table:number-columns-repeated="4"/>
          <table:table-cell table:number-columns-repeated="6"/>
          <table:table-cell table:style-name="ce168"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102" table:number-columns-repeated="6"/>
          <table:table-cell table:style-name="ce102" office:value-type="string" calcext:value-type="string">
            <text:p><text:s text:c="2"/></text:p>
          </table:table-cell>
          <table:table-cell table:style-name="ce102" table:number-columns-repeated="3"/>
          <table:table-cell table:style-name="ce125"/>
          <table:table-cell table:style-name="ce134"/>
          <table:table-cell table:style-name="ce114"/>
          <table:table-cell table:style-name="ce123"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104"/>
          <table:table-cell table:style-name="ce102" table:number-columns-repeated="5"/>
          <table:table-cell table:style-name="ce102" office:value-type="string" calcext:value-type="string">
            <text:p><text:s text:c="2"/></text:p>
          </table:table-cell>
          <table:table-cell table:style-name="ce102" table:number-columns-repeated="3"/>
          <table:table-cell table:style-name="ce125"/>
          <table:table-cell table:style-name="ce114" table:number-columns-repeated="2"/>
          <table:table-cell table:style-name="ce123" table:number-columns-repeated="4"/>
          <table:table-cell table:number-columns-repeated="244"/>
        </table:table-row>
        <table:table-row table:style-name="ro2">
          <table:table-cell table:style-name="ce104"/>
          <table:table-cell table:style-name="ce102" table:number-columns-repeated="5"/>
          <table:table-cell table:style-name="ce102" office:value-type="string" calcext:value-type="string">
            <text:p><text:s text:c="2"/></text:p>
          </table:table-cell>
          <table:table-cell table:style-name="ce102" table:number-columns-repeated="3"/>
          <table:table-cell table:style-name="ce125"/>
          <table:table-cell table:style-name="ce114" table:number-columns-repeated="2"/>
          <table:table-cell table:style-name="ce123" table:number-columns-repeated="4"/>
          <table:table-cell table:number-columns-repeated="244"/>
        </table:table-row>
        <table:table-row table:style-name="ro2">
          <table:table-cell table:style-name="ce104"/>
          <table:table-cell table:style-name="ce102" table:number-columns-repeated="5"/>
          <table:table-cell table:style-name="ce102" office:value-type="string" calcext:value-type="string">
            <text:p><text:s text:c="2"/></text:p>
          </table:table-cell>
          <table:table-cell table:style-name="ce102" table:number-columns-repeated="3"/>
          <table:table-cell table:style-name="ce125"/>
          <table:table-cell table:style-name="ce114" table:number-columns-repeated="2"/>
          <table:table-cell table:style-name="ce123"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0">
          <table:table-cell table:style-name="ce102" office:value-type="string" calcext:value-type="string">
            <text:p>dec_enduitsEtVernis</text:p>
          </table:table-cell>
          <table:table-cell table:style-name="ce102" office:value-type="string" calcext:value-type="string">
            <text:p>Enduits et vernis</text:p>
          </table:table-cell>
          <table:table-cell table:style-name="ce102"/>
          <table:table-cell table:style-name="ce102" office:value-type="string" calcext:value-type="string">
            <text:p>cu_toxique</text:p>
          </table:table-cell>
          <table:table-cell table:style-name="ce102" office:value-type="string" calcext:value-type="string">
            <text:p>cat_ddm</text:p>
          </table:table-cell>
          <table:table-cell table:style-name="ce102"/>
          <table:table-cell table:style-name="ce102" office:value-type="string" calcext:value-type="string">
            <text:p>enduits et vernis</text:p>
          </table:table-cell>
          <table:table-cell table:style-name="ce102" table:number-columns-repeated="3"/>
          <table:table-cell table:style-name="ce125"/>
          <table:table-cell table:style-name="ce134" office:value-type="string" calcext:value-type="string">
            <text:p>vernis_mini.png</text:p>
          </table:table-cell>
          <table:table-cell table:style-name="ce114"/>
          <table:table-cell table:style-name="ce150" office:value-type="string" calcext:value-type="string">
            <text:p>MieuxTrierANantes 02/2015</text:p>
          </table:table-cell>
          <table:table-cell table:style-name="ce150" table:number-columns-repeated="2"/>
          <table:table-cell table:style-name="ce102" office:value-type="string" calcext:value-type="string">
            <text:p>scu_toxiquebrico</text:p>
          </table:table-cell>
          <table:table-cell/>
          <table:table-cell table:formula="of:=SUBSTITUTE([.L197];&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8">
          <table:table-cell table:number-columns-repeated="261"/>
        </table:table-row>
        <table:table-row table:style-name="ro1">
          <table:table-cell table:number-columns-repeated="261"/>
        </table:table-row>
      </table:table>
      <table:table table:name="Docs" table:style-name="ta9" table:print="false">
        <table:table-column table:style-name="co189" table:default-cell-style-name="Default"/>
        <table:table-column table:style-name="co210" table:default-cell-style-name="Default"/>
        <table:table-column table:style-name="co211" table:number-columns-repeated="2" table:default-cell-style-name="Default"/>
        <table:table-column table:style-name="co212" table:default-cell-style-name="Default"/>
        <table:table-column table:style-name="co192" table:number-columns-repeated="2" table:default-cell-style-name="Default"/>
        <table:table-column table:style-name="co213" table:default-cell-style-name="Default"/>
        <table:table-column table:style-name="co214" table:default-cell-style-name="Default"/>
        <table:table-column table:style-name="co215" table:default-cell-style-name="Default"/>
        <table:table-column table:style-name="co20" table:default-cell-style-name="Default"/>
        <table:table-column table:style-name="co200"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216" table:default-cell-style-name="Default"/>
        <table:table-column table:style-name="co29" table:default-cell-style-name="Default"/>
        <table:table-column table:style-name="co217" table:number-columns-repeated="2" table:default-cell-style-name="Default"/>
        <table:table-column table:style-name="co218" table:default-cell-style-name="Default"/>
        <table:table-column table:style-name="co219" table:default-cell-style-name="Default"/>
        <table:table-column table:style-name="co220" table:default-cell-style-name="Default"/>
        <table:table-column table:style-name="co221" table:default-cell-style-name="Default"/>
        <table:table-column table:style-name="co53" table:default-cell-style-name="Default"/>
        <table:table-column table:style-name="co222" table:default-cell-style-name="Default"/>
        <table:table-column table:style-name="co204" table:default-cell-style-name="Default"/>
        <table:table-column table:style-name="co205" table:default-cell-style-name="Default"/>
        <table:table-column table:style-name="co29" table:number-columns-repeated="2" table:default-cell-style-name="Default"/>
        <table:table-column table:style-name="co206" table:default-cell-style-name="Default"/>
        <table:table-column table:style-name="co33" table:number-columns-repeated="2" table:default-cell-style-name="Default"/>
        <table:table-column table:style-name="co207"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208" table:default-cell-style-name="Default"/>
        <table:table-column table:style-name="co29" table:number-columns-repeated="4" table:default-cell-style-name="Default"/>
        <table:table-column table:style-name="co209"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99"/>
          <table:table-cell table:style-name="ce105" office:value-type="string" calcext:value-type="string">
            <text:p>Doc imprimable</text:p>
          </table:table-cell>
          <table:table-cell table:style-name="ce105"/>
          <table:table-cell table:number-columns-repeated="10"/>
          <table:table-cell table:style-name="ce166"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99"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99"/>
          <table:table-cell table:number-columns-repeated="4"/>
          <table:table-cell office:value-type="string" calcext:value-type="string">
            <text:p><text:s/></text:p>
          </table:table-cell>
          <table:table-cell table:number-columns-repeated="252"/>
        </table:table-row>
        <table:table-row table:style-name="ro2">
          <table:table-cell table:style-name="ce100" table:number-columns-spanned="7" table:number-rows-spanned="1"/>
          <table:covered-table-cell table:number-columns-repeated="6"/>
          <table:table-cell table:number-columns-repeated="2"/>
          <table:table-cell table:style-name="ce100"/>
          <table:table-cell table:style-name="ce146"/>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101" office:value-type="string" calcext:value-type="string">
            <text:p>code</text:p>
          </table:table-cell>
          <table:table-cell table:style-name="ce106" office:value-type="string" calcext:value-type="string">
            <text:p>nom</text:p>
          </table:table-cell>
          <table:table-cell table:style-name="ce106" office:value-type="string" calcext:value-type="string">
            <text:p>nom_en</text:p>
          </table:table-cell>
          <table:table-cell table:style-name="ce106" office:value-type="string" calcext:value-type="string">
            <text:p>mots clés</text:p>
          </table:table-cell>
          <table:table-cell table:style-name="ce106" office:value-type="string" calcext:value-type="string">
            <text:p>mots clés en</text:p>
          </table:table-cell>
          <table:table-cell table:style-name="ce106" office:value-type="string" calcext:value-type="string">
            <text:p>file</text:p>
          </table:table-cell>
          <table:table-cell table:style-name="ce106" office:value-type="string" calcext:value-type="string">
            <text:p>url</text:p>
          </table:table-cell>
          <table:table-cell table:style-name="ce170" office:value-type="string" calcext:value-type="string">
            <text:p>Description</text:p>
          </table:table-cell>
          <table:table-cell table:style-name="ce170" office:value-type="string" calcext:value-type="string">
            <text:p>Description en</text:p>
          </table:table-cell>
          <table:table-cell table:style-name="ce134" office:value-type="string" calcext:value-type="string">
            <text:p>Images</text:p>
          </table:table-cell>
          <table:table-cell table:style-name="ce123" office:value-type="string" calcext:value-type="string">
            <text:p>Source</text:p>
          </table:table-cell>
          <table:table-cell table:number-columns-repeated="2"/>
          <table:table-cell table:style-name="ce172"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102" office:value-type="string" calcext:value-type="string">
            <text:p>doc_compostage</text:p>
          </table:table-cell>
          <table:table-cell table:style-name="ce102" office:value-type="string" calcext:value-type="string">
            <text:p>Compostage</text:p>
          </table:table-cell>
          <table:table-cell table:style-name="ce111" office:value-type="string" calcext:value-type="string">
            <text:p>Composting</text:p>
          </table:table-cell>
          <table:table-cell table:style-name="ce102" office:value-type="string" calcext:value-type="string">
            <text:p>compostage</text:p>
          </table:table-cell>
          <table:table-cell table:style-name="ce111" office:value-type="string" calcext:value-type="string">
            <text:p>composting</text:p>
          </table:table-cell>
          <table:table-cell table:style-name="ce102" office:value-type="string" calcext:value-type="string">
            <text:p>Compostage.pdf</text:p>
          </table:table-cell>
          <table:table-cell table:style-name="ce102"/>
          <table:table-cell table:style-name="ce171" office:value-type="string" calcext:value-type="string">
            <text:p>Des conseils pour réaliser le compostage. Document complet et précis.</text:p>
          </table:table-cell>
          <table:table-cell table:style-name="ce171"/>
          <table:table-cell table:style-name="ce102" office:value-type="string" calcext:value-type="string">
            <text:p>epeluchure_mini.png</text:p>
          </table:table-cell>
          <table:table-cell table:style-name="ce102"/>
          <table:table-cell table:number-columns-repeated="2"/>
          <table:table-cell table:style-name="ce1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trisacs</text:p>
          </table:table-cell>
          <table:table-cell table:style-name="ce102" office:value-type="string" calcext:value-type="string">
            <text:p>Tri’Sac - Consignes de tri</text:p>
          </table:table-cell>
          <table:table-cell table:style-name="ce111" office:value-type="string" calcext:value-type="string">
            <text:p>Tri'Sac - sorting instructions</text:p>
          </table:table-cell>
          <table:table-cell table:style-name="ce102" office:value-type="string" calcext:value-type="string">
            <text:p>trisac,consigne</text:p>
          </table:table-cell>
          <table:table-cell table:style-name="ce111" office:value-type="string" calcext:value-type="string">
            <text:p>TRISAC , ess</text:p>
          </table:table-cell>
          <table:table-cell table:style-name="ce102" office:value-type="string" calcext:value-type="string">
            <text:p>ConsignesDeTri_Trisacs.pdf</text:p>
          </table:table-cell>
          <table:table-cell table:style-name="ce102"/>
          <table:table-cell table:style-name="ce171" table:number-columns-repeated="2"/>
          <table:table-cell table:style-name="ce102" office:value-type="string" calcext:value-type="string">
            <text:p>nantes/sacs_jaune_et_bleu.png</text:p>
          </table:table-cell>
          <table:table-cell table:style-name="ce102" office:value-type="string" calcext:value-type="string">
            <text:p>MieuxTrierANantes 03/2015</text:p>
          </table:table-cell>
          <table:table-cell table:number-columns-repeated="2"/>
          <table:table-cell table:style-name="ce1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102" office:value-type="string" calcext:value-type="string">
            <text:p>doc_jours_collectes_nantes</text:p>
          </table:table-cell>
          <table:table-cell table:style-name="ce102" office:value-type="string" calcext:value-type="string">
            <text:p>Carte des jours de collecte à Nantes</text:p>
          </table:table-cell>
          <table:table-cell table:style-name="ce111" office:value-type="string" calcext:value-type="string">
            <text:p>Map collection days in Nantes</text:p>
          </table:table-cell>
          <table:table-cell table:style-name="ce102" office:value-type="string" calcext:value-type="string">
            <text:p>nantes,horaires,collecte,mémo</text:p>
          </table:table-cell>
          <table:table-cell table:style-name="ce111" office:value-type="string" calcext:value-type="string">
            <text:p>Nantes , schedules, collection, memo</text:p>
          </table:table-cell>
          <table:table-cell table:style-name="ce102" office:value-type="string" calcext:value-type="string">
            <text:p>carte-jours-de-collecte-nantes_1326127232003.pdf</text:p>
          </table:table-cell>
          <table:table-cell table:style-name="ce102"/>
          <table:table-cell table:style-name="ce171" office:value-type="string" calcext:value-type="string">
            <text:p>Créé le 9 janvier 2012</text:p>
          </table:table-cell>
          <table:table-cell table:style-name="ce171"/>
          <table:table-cell table:style-name="ce102" office:value-type="string" calcext:value-type="string">
            <text:p>carte_retrait_trisacs.jpg</text:p>
          </table:table-cell>
          <table:table-cell table:style-name="ce102" office:value-type="string" calcext:value-type="string">
            <text:p>03/2015</text:p>
          </table:table-cell>
          <table:table-cell table:number-columns-repeated="2"/>
          <table:table-cell table:style-name="ce1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boug</text:p>
          </table:table-cell>
          <table:table-cell table:style-name="ce102" office:value-type="string" calcext:value-type="string">
            <text:p>Mémo Bouguenais sur site 'Nantes Métropole'</text:p>
          </table:table-cell>
          <table:table-cell table:style-name="ce111" office:value-type="string" calcext:value-type="string">
            <text:p>Memo Bouguenais on web site 'Nantes Métropole '</text:p>
          </table:table-cell>
          <table:table-cell table:style-name="ce102" office:value-type="string" calcext:value-type="string">
            <text:p>bouguenais,horaires,collecte,mémo</text:p>
          </table:table-cell>
          <table:table-cell table:style-name="ce111" office:value-type="string" calcext:value-type="string">
            <text:p>bouguenais , schedules, collection, memo</text:p>
          </table:table-cell>
          <table:table-cell table:style-name="ce102" office:value-type="string" calcext:value-type="string">
            <text:p>memo-bouguenais_1282834955329.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carquefou</text:p>
          </table:table-cell>
          <table:table-cell table:style-name="ce102" office:value-type="string" calcext:value-type="string">
            <text:p>Mémo Carquefou sur site 'Nantes Métropole'</text:p>
          </table:table-cell>
          <table:table-cell table:style-name="ce111" office:value-type="string" calcext:value-type="string">
            <text:p>Memo Carquefou on web site 'Nantes Métropole '</text:p>
          </table:table-cell>
          <table:table-cell table:style-name="ce102" office:value-type="string" calcext:value-type="string">
            <text:p>carquefou,horaires,collecte,mémo</text:p>
          </table:table-cell>
          <table:table-cell table:style-name="ce111" office:value-type="string" calcext:value-type="string">
            <text:p>carquefou , schedules, collection, memo</text:p>
          </table:table-cell>
          <table:table-cell table:style-name="ce102" office:value-type="string" calcext:value-type="string">
            <text:p>memo-carquefou_1282835093377.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lamontagne</text:p>
          </table:table-cell>
          <table:table-cell table:style-name="ce102" office:value-type="string" calcext:value-type="string">
            <text:p>Mémo La Montagne sur site 'Nantes Métropole'</text:p>
          </table:table-cell>
          <table:table-cell table:style-name="ce111" office:value-type="string" calcext:value-type="string">
            <text:p>Memo Mountain on web site 'Nantes Métropole '</text:p>
          </table:table-cell>
          <table:table-cell table:style-name="ce102" office:value-type="string" calcext:value-type="string">
            <text:p>montagne,horaires,collecte,mémo</text:p>
          </table:table-cell>
          <table:table-cell table:style-name="ce111" office:value-type="string" calcext:value-type="string">
            <text:p>mountain, schedules, collection, memo</text:p>
          </table:table-cell>
          <table:table-cell table:style-name="ce102" office:value-type="string" calcext:value-type="string">
            <text:p>memo-la-montagne-1296561052760_1302267950441.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lachapellesurerdre</text:p>
          </table:table-cell>
          <table:table-cell table:style-name="ce102" office:value-type="string" calcext:value-type="string">
            <text:p>Mémo La Chapelle Sur Erdre sur site 'Nantes Métropole'</text:p>
          </table:table-cell>
          <table:table-cell table:style-name="ce111" office:value-type="string" calcext:value-type="string">
            <text:p>Memo La Chapelle Sur Erdre on web site 'Nantes Métropole '</text:p>
          </table:table-cell>
          <table:table-cell table:style-name="ce102" office:value-type="string" calcext:value-type="string">
            <text:p>chapelle,erdre,horaires,collecte,mémo</text:p>
          </table:table-cell>
          <table:table-cell table:style-name="ce111" office:value-type="string" calcext:value-type="string">
            <text:p>Chapel erdre , schedules, collection, memo</text:p>
          </table:table-cell>
          <table:table-cell table:style-name="ce102" office:value-type="string" calcext:value-type="string">
            <text:p>memo-la-chapelle-sur-erdre-1296561007469_1302267598517.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orvault</text:p>
          </table:table-cell>
          <table:table-cell table:style-name="ce102" office:value-type="string" calcext:value-type="string">
            <text:p>Mémo Orvault sur site 'Nantes Métropole'</text:p>
          </table:table-cell>
          <table:table-cell table:style-name="ce111" office:value-type="string" calcext:value-type="string">
            <text:p>Memo Orvault on web site 'Nantes Métropole '</text:p>
          </table:table-cell>
          <table:table-cell table:style-name="ce102" office:value-type="string" calcext:value-type="string">
            <text:p>orvault,horaires,collecte,mémo</text:p>
          </table:table-cell>
          <table:table-cell table:style-name="ce111" office:value-type="string" calcext:value-type="string">
            <text:p>orvault , schedules, collection, memo</text:p>
          </table:table-cell>
          <table:table-cell table:style-name="ce102" office:value-type="string" calcext:value-type="string">
            <text:p>memo-orvault_1282835689006.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reze</text:p>
          </table:table-cell>
          <table:table-cell table:style-name="ce102" office:value-type="string" calcext:value-type="string">
            <text:p>Mémo Rezé sur site 'Nantes Métropole'</text:p>
          </table:table-cell>
          <table:table-cell table:style-name="ce111" office:value-type="string" calcext:value-type="string">
            <text:p>Memo Rezé on web site 'Nantes Métropole '</text:p>
          </table:table-cell>
          <table:table-cell table:style-name="ce102" office:value-type="string" calcext:value-type="string">
            <text:p>reze,horaires,collecte,mémo</text:p>
          </table:table-cell>
          <table:table-cell table:style-name="ce111" office:value-type="string" calcext:value-type="string">
            <text:p>reze , schedules, collection, memo</text:p>
          </table:table-cell>
          <table:table-cell table:style-name="ce102" office:value-type="string" calcext:value-type="string">
            <text:p>memo-reze_1282835751490.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saintherblain</text:p>
          </table:table-cell>
          <table:table-cell table:style-name="ce102" office:value-type="string" calcext:value-type="string">
            <text:p>Mémo Saint-Herblain sur site 'Nantes Métropole'</text:p>
          </table:table-cell>
          <table:table-cell table:style-name="ce111" office:value-type="string" calcext:value-type="string">
            <text:p>Memo Saint-Herblain on-site 'Nantes Métropole '</text:p>
          </table:table-cell>
          <table:table-cell table:style-name="ce102" office:value-type="string" calcext:value-type="string">
            <text:p>saint-herblain,st-herblain,herblain,horaires,collecte,mémo</text:p>
          </table:table-cell>
          <table:table-cell table:style-name="ce111" office:value-type="string" calcext:value-type="string">
            <text:p>saint- herblain , st -herblain , herblain , schedules, collection, memo</text:p>
          </table:table-cell>
          <table:table-cell table:style-name="ce102" office:value-type="string" calcext:value-type="string">
            <text:p>memo-saint-herblain_1282835815451.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saintsebastien</text:p>
          </table:table-cell>
          <table:table-cell table:style-name="ce102" office:value-type="string" calcext:value-type="string">
            <text:p>Mémo Saint-Sébastien sur site 'Nantes Métropole'</text:p>
          </table:table-cell>
          <table:table-cell table:style-name="ce111" office:value-type="string" calcext:value-type="string">
            <text:p>Memo San Sebastian on-site 'Nantes Métropole '</text:p>
          </table:table-cell>
          <table:table-cell table:style-name="ce102" office:value-type="string" calcext:value-type="string">
            <text:p>st-sébastien,saint-sébastien,sébastien,carquefou,horaires,collecte,mémo</text:p>
          </table:table-cell>
          <table:table-cell table:style-name="ce111" office:value-type="string" calcext:value-type="string">
            <text:p>St Sebastian , St. Sebastian , Sebastian , carquefou , schedules, collection, memo</text:p>
          </table:table-cell>
          <table:table-cell table:style-name="ce102" office:value-type="string" calcext:value-type="string">
            <text:p>memo-saint-sebastien_1282835889068.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sjb</text:p>
          </table:table-cell>
          <table:table-cell table:style-name="ce102" office:value-type="string" calcext:value-type="string">
            <text:p>Mémo Saint-Jean-Boiseau sur site 'Nantes Métropole'</text:p>
          </table:table-cell>
          <table:table-cell table:style-name="ce111" office:value-type="string" calcext:value-type="string">
            <text:p>Memo Saint-Jean- Boiseau on web site 'Nantes Métropole '</text:p>
          </table:table-cell>
          <table:table-cell table:style-name="ce102" office:value-type="string" calcext:value-type="string">
            <text:p>Saint-jean-boisseau,boisseau,horaires,collecte,mémo</text:p>
          </table:table-cell>
          <table:table-cell table:style-name="ce111" office:value-type="string" calcext:value-type="string">
            <text:p>Saint-jean- bushel bushel, schedules, collection, memo</text:p>
          </table:table-cell>
          <table:table-cell table:style-name="ce102" office:value-type="string" calcext:value-type="string">
            <text:p>memo-st-jean-boiseau-1296561133663_1302269567876.pdf</text:p>
          </table:table-cell>
          <table:table-cell/>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memothouare</text:p>
          </table:table-cell>
          <table:table-cell table:style-name="ce102" office:value-type="string" calcext:value-type="string">
            <text:p>Mémo Thouré sur site 'Nantes Métropole'</text:p>
          </table:table-cell>
          <table:table-cell table:style-name="ce111" office:value-type="string" calcext:value-type="string">
            <text:p>Memo Thouré on web site 'Nantes Métropole '</text:p>
          </table:table-cell>
          <table:table-cell table:style-name="ce102" office:value-type="string" calcext:value-type="string">
            <text:p>thouaré,horaires,collecte,mémo</text:p>
          </table:table-cell>
          <table:table-cell table:style-name="ce111" office:value-type="string" calcext:value-type="string">
            <text:p>thouare , schedules, collection, memo</text:p>
          </table:table-cell>
          <table:table-cell table:style-name="ce102" office:value-type="string" calcext:value-type="string">
            <text:p>memo-thouare-1296561208069_1302270598579.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3/2015</text:p>
          </table:table-cell>
          <table:table-cell table:number-columns-repeated="2"/>
          <table:table-cell table:style-name="ce1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envie44</text:p>
          </table:table-cell>
          <table:table-cell table:style-name="ce102" office:value-type="string" calcext:value-type="string">
            <text:p>Présentation de 'Envie 44'</text:p>
          </table:table-cell>
          <table:table-cell table:style-name="ce111" office:value-type="string" calcext:value-type="string">
            <text:p>Presentation of 'Envie 44'</text:p>
          </table:table-cell>
          <table:table-cell table:style-name="ce102" office:value-type="string" calcext:value-type="string">
            <text:p>envie</text:p>
          </table:table-cell>
          <table:table-cell table:style-name="ce111" office:value-type="string" calcext:value-type="string">
            <text:p>envie</text:p>
          </table:table-cell>
          <table:table-cell table:style-name="ce102" office:value-type="string" calcext:value-type="string">
            <text:p>Envie44.pdf</text:p>
          </table:table-cell>
          <table:table-cell table:style-name="ce102"/>
          <table:table-cell table:style-name="ce171" table:number-columns-repeated="2"/>
          <table:table-cell table:style-name="ce102" office:value-type="string" calcext:value-type="string">
            <text:p>application-pdf.png</text:p>
          </table:table-cell>
          <table:table-cell table:style-name="ce102" office:value-type="string" calcext:value-type="string">
            <text:p>09/2015</text:p>
          </table:table-cell>
          <table:table-cell table:number-columns-repeated="2"/>
          <table:table-cell table:style-name="ce1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doc_batteries</text:p>
          </table:table-cell>
          <table:table-cell table:style-name="ce169" office:value-type="string" calcext:value-type="string">
            <text:p>Prolonger la durée des batteries</text:p>
          </table:table-cell>
          <table:table-cell table:style-name="ce102" office:value-type="string" calcext:value-type="string">
            <text:p>Extend battery duration</text:p>
          </table:table-cell>
          <table:table-cell table:style-name="ce102" office:value-type="string" calcext:value-type="string">
            <text:p>batterie</text:p>
          </table:table-cell>
          <table:table-cell table:style-name="ce102" office:value-type="string" calcext:value-type="string">
            <text:p>battery</text:p>
          </table:table-cell>
          <table:table-cell table:style-name="ce102" office:value-type="string" calcext:value-type="string">
            <text:p>batteries_Lithium_Ion.pdf</text:p>
          </table:table-cell>
          <table:table-cell table:style-name="ce102"/>
          <table:table-cell table:style-name="ce171" office:value-type="string" calcext:value-type="string">
            <text:p>Explication du bon <text:span text:style-name="T19">usage des batteries de PC portables, téléphone et autre baladeurs MP3.</text:span></text:p>
          </table:table-cell>
          <table:table-cell table:style-name="ce171" office:value-type="string" calcext:value-type="string">
            <text:p>Understanding the proper use of laptop batteries PC, phone and other MP3 players.</text:p>
          </table:table-cell>
          <table:table-cell table:style-name="ce102" office:value-type="string" calcext:value-type="string">
            <text:p>batterie_lithium.png</text:p>
          </table:table-cell>
          <table:table-cell table:style-name="ce102" office:value-type="string" calcext:value-type="string">
            <text:p>10/2016</text:p>
          </table:table-cell>
          <table:table-cell table:number-columns-repeated="2"/>
          <table:table-cell table:style-name="ce1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102" table:number-columns-repeated="7"/>
          <table:table-cell table:style-name="ce171" table:number-columns-repeated="2"/>
          <table:table-cell table:style-name="ce102" office:value-type="string" calcext:value-type="string">
            <text:p>application-pdf.png</text:p>
          </table:table-cell>
          <table:table-cell table:style-name="ce102"/>
          <table:table-cell table:number-columns-repeated="2"/>
          <table:table-cell table:style-name="ce173"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102" table:number-columns-repeated="7"/>
          <table:table-cell table:style-name="ce171" table:number-columns-repeated="2"/>
          <table:table-cell table:style-name="ce102" table:number-columns-repeated="2"/>
          <table:table-cell table:number-columns-repeated="2"/>
          <table:table-cell table:style-name="ce173"/>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51" table:number-rows-repeated="2">
          <table:table-cell table:number-columns-repeated="267"/>
        </table:table-row>
        <table:table-row table:style-name="ro51">
          <table:table-cell table:number-columns-repeated="267"/>
        </table:table-row>
      </table:table>
      <table:table table:name="Conseils" table:style-name="ta3" table:print="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430"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431"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402"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432" office:value-type="string" calcext:value-type="string">
            <text:p>Code</text:p>
          </table:table-cell>
          <table:table-cell table:style-name="ce432"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Fiche</text:p>
          </table:table-cell>
          <table:table-cell table:style-name="ce442" office:value-type="string" calcext:value-type="string">
            <text:p>Fiche OLD</text:p>
          </table:table-cell>
          <table:table-cell table:style-name="ce456" office:value-type="string" calcext:value-type="string">
            <text:p>Date vérif</text:p>
          </table:table-cell>
          <table:table-cell table:style-name="ce456" office:value-type="string" calcext:value-type="string">
            <text:p>Source</text:p>
          </table:table-cell>
          <table:table-cell/>
          <table:table-cell table:style-name="ce423"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7">
          <table:table-cell table:style-name="ce341" office:value-type="string" calcext:value-type="string">
            <text:p>cons_collectes_bacs</text:p>
          </table:table-cell>
          <table:table-cell table:style-name="ce341" office:value-type="string" calcext:value-type="string">
            <text:p>Une collecte par semaine pour les bacs</text:p>
          </table:table-cell>
          <table:table-cell table:style-name="ce374" office:value-type="string" calcext:value-type="string">
            <text:p>Per week for a collection bins</text:p>
          </table:table-cell>
          <table:table-cell table:style-name="ce374" office:value-type="string" calcext:value-type="string">
            <text:p>Depuis lundi 2 janvier 2012, il y a une collecte de bac jaune par semaine, et une collecte de bac bleu par semaine également.</text:p>
          </table:table-cell>
          <table:table-cell table:style-name="ce374" office:value-type="string" calcext:value-type="string">
            <text:p>Since Monday, January 2, 2012, there is a yellow bin collection week, and a blue bin collection week also.</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ac_casse</text:p>
          </table:table-cell>
          <table:table-cell table:style-name="ce341" office:value-type="string" calcext:value-type="string">
            <text:p>Bac cassé</text:p>
          </table:table-cell>
          <table:table-cell table:style-name="ce374" office:value-type="string" calcext:value-type="string">
            <text:p>Broken tray</text:p>
          </table:table-cell>
          <table:table-cell table:style-name="ce441"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441"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oeudtrisac</text:p>
          </table:table-cell>
          <table:table-cell table:style-name="ce341" office:value-type="string" calcext:value-type="string">
            <text:p>Double nœud</text:p>
          </table:table-cell>
          <table:table-cell table:style-name="ce374" office:value-type="string" calcext:value-type="string">
            <text:p>Double knot</text:p>
          </table:table-cell>
          <table:table-cell table:style-name="ce374" office:value-type="string" calcext:value-type="string">
            <text:p>Les sacs doivent être fermés par un double nœud.</text:p>
          </table:table-cell>
          <table:table-cell table:style-name="ce374" office:value-type="string" calcext:value-type="string">
            <text:p>Bags must be closed with a double kno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trisac</text:p>
          </table:table-cell>
          <table:table-cell table:style-name="ce341" office:value-type="string" calcext:value-type="string">
            <text:p>Quoi mettre dans les Tri'sac</text:p>
          </table:table-cell>
          <table:table-cell table:style-name="ce374" office:value-type="string" calcext:value-type="string">
            <text:p>What to put in Tri'sac</text:p>
          </table:table-cell>
          <table:table-cell table:style-name="ce374" office:value-type="string" calcext:value-type="string">
            <text:p>Les sacs Trisac sont bleus pour les ordures ménagères, jaunes pour les déchets recyclables (emballages carton, bouteilles plastiques, papier).</text:p>
          </table:table-cell>
          <table:table-cell table:style-name="ce374" office:value-type="string" calcext:value-type="string">
            <text:p>The Trisac blue bags are for household waste, yellow for recyclable waste (cardboard packaging, plastic bottles, paper).</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sacpoubelle</text:p>
          </table:table-cell>
          <table:table-cell table:style-name="ce341" office:value-type="string" calcext:value-type="string">
            <text:p>Utiliser uniquement les sacs Tri'sac.</text:p>
          </table:table-cell>
          <table:table-cell table:style-name="ce374" office:value-type="string" calcext:value-type="string">
            <text:p>Use Tri'sac bags only.</text:p>
          </table:table-cell>
          <table:table-cell table:style-name="ce374" office:value-type="string" calcext:value-type="string">
            <text:p>N'utilisez pas d'autres types de sacs poubelles que les sacs jaunes et bleus de Tri'sac.</text:p>
          </table:table-cell>
          <table:table-cell table:style-name="ce374" office:value-type="string" calcext:value-type="string">
            <text:p>Do not use other types of trash bags that yellow and blue bags Tri'sac.</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cier</text:p>
          </table:table-cell>
          <table:table-cell table:style-name="ce341" office:value-type="string" calcext:value-type="string">
            <text:p>L'acier disparaît en 5-10 ans.</text:p>
          </table:table-cell>
          <table:table-cell table:style-name="ce374" office:value-type="string" calcext:value-type="string">
            <text:p>Steel disappears in 5-10 years.</text:p>
          </table:table-cell>
          <table:table-cell table:style-name="ce374" office:value-type="string" calcext:value-type="string">
            <text:p>L'acier se recycle très facilement, mais à l'air libre, il met de 5 à 10 ans à disparaître.</text:p>
          </table:table-cell>
          <table:table-cell table:style-name="ce374" office:value-type="string" calcext:value-type="string">
            <text:p>Steel can be recycled easily, but in the open air, it puts 5 to 10 years to disappear.</text:p>
          </table:table-cell>
          <table:table-cell table:style-name="ce374" office:value-type="string" calcext:value-type="string">
            <text:p><text:s/></text:p>
          </table:table-cell>
          <table:table-cell table:style-name="ce374" office:value-type="string" calcext:value-type="string">
            <text:p>fiche_acier</text:p>
          </table:table-cell>
          <table:table-cell table:style-name="ce457" office:value-type="string" calcext:value-type="string">
            <text:p>Vérif le 03/2013</text:p>
          </table:table-cell>
          <table:table-cell table:style-name="ce69"/>
          <table:table-cell/>
          <table:table-cell table:style-name="ce429"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rcencielvalorena</text:p>
          </table:table-cell>
          <table:table-cell table:style-name="ce341" office:value-type="string" calcext:value-type="string">
            <text:p>2 sites d'incinération</text:p>
          </table:table-cell>
          <table:table-cell table:style-name="ce374" office:value-type="string" calcext:value-type="string">
            <text:p>2 burning sites</text:p>
          </table:table-cell>
          <table:table-cell table:style-name="ce374" office:value-type="string" calcext:value-type="string">
            <text:p>Les ordures ménagères sont incinérées à l'usine d'Arc en Ciel (Couëron) et Valoréna (Nantes). Une partie de l'énergie récupérée alimente un réseau de chauffage urbain.</text:p>
          </table:table-cell>
          <table:table-cell table:style-name="ce374" office:value-type="string" calcext:value-type="string">
            <text:p>Household waste is incinerated at the plant Arc en Ciel (Couëron) and Valoréna (Nantes). Part of the recovered energy powers a district heating network.</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bconteneurverre</text:p>
          </table:table-cell>
          <table:table-cell table:style-name="ce341" office:value-type="string" calcext:value-type="string">
            <text:p>879 conteneurs en verre</text:p>
          </table:table-cell>
          <table:table-cell table:style-name="ce374" office:value-type="string" calcext:value-type="string">
            <text:p>879 glass containers</text:p>
          </table:table-cell>
          <table:table-cell table:style-name="ce374" office:value-type="string" calcext:value-type="string">
            <text:p>IL y a 879 conteneurs verres sur l la communauté urbaine, soit 1 conteneur pour 625 habitants.</text:p>
          </table:table-cell>
          <table:table-cell table:style-name="ce374" office:value-type="string" calcext:value-type="string">
            <text:p>THERE are 879 glass containers on the urban community, or 1 container for 625 inhabitants.</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encombrants</text:p>
          </table:table-cell>
          <table:table-cell table:style-name="ce341" office:value-type="string" calcext:value-type="string">
            <text:p>Collecte des encombrants</text:p>
          </table:table-cell>
          <table:table-cell table:style-name="ce374" office:value-type="string" calcext:value-type="string">
            <text:p>Collection of bulky</text:p>
          </table:table-cell>
          <table:table-cell table:style-name="ce37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374"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374" office:value-type="string" calcext:value-type="string">
            <text:p><text:s/></text:p>
          </table:table-cell>
          <table:table-cell table:style-name="ce374" office:value-type="string" calcext:value-type="string">
            <text:p>fiche_encombrant</text:p>
          </table:table-cell>
          <table:table-cell table:style-name="ce457" office:value-type="string" calcext:value-type="string">
            <text:p>Vérif le 03/2013</text:p>
          </table:table-cell>
          <table:table-cell table:style-name="ce69"/>
          <table:table-cell/>
          <table:table-cell table:style-name="ce429"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numerosencombrants</text:p>
          </table:table-cell>
          <table:table-cell table:style-name="ce341" office:value-type="string" calcext:value-type="string">
            <text:p>Numéros de téléphones des encombrants</text:p>
          </table:table-cell>
          <table:table-cell table:style-name="ce374" office:value-type="string" calcext:value-type="string">
            <text:p>Bulky telephone numbers</text:p>
          </table:table-cell>
          <table:table-cell table:style-name="ce441"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441"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text:p>
          </table:table-cell>
          <table:table-cell table:style-name="ce341" office:value-type="string" calcext:value-type="string">
            <text:p>Bouchons acceptés</text:p>
          </table:table-cell>
          <table:table-cell table:style-name="ce374" office:value-type="string" calcext:value-type="string">
            <text:p>Plugs accepted</text:p>
          </table:table-cell>
          <table:table-cell table:style-name="ce444" office:value-type="string" calcext:value-type="string">
            <text:p>Vous pouvez mettre les bouchons en plastique.</text:p>
          </table:table-cell>
          <table:table-cell table:style-name="ce445" office:value-type="string" calcext:value-type="string">
            <text:p>You can put the plastic plugs.</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amour</text:p>
          </table:table-cell>
          <table:table-cell table:style-name="ce341" office:value-type="string" calcext:value-type="string">
            <text:p>Bouchon d'amour récupère les bouchons plastiques</text:p>
          </table:table-cell>
          <table:table-cell table:style-name="ce374" office:value-type="string" calcext:value-type="string">
            <text:p>Love stopper recovers plastic plugs</text:p>
          </table:table-cell>
          <table:table-cell table:style-name="ce44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445" office:value-type="string" calcext:value-type="string">
            <text:p>Plugs accepted: water, milk, soda, oil, vinegar, wine, sauce, cream, dishwashing liquid, aerosols, toothpaste, shampoo ... &lt;br/&gt; plugs refused: toxic chemicals, detergents, cork.</text:p>
          </table:table-cell>
          <table:table-cell table:style-name="ce374" office:value-type="string" calcext:value-type="string">
            <text:p><text:s/></text:p>
          </table:table-cell>
          <table:table-cell table:style-name="ce374" office:value-type="string" calcext:value-type="string">
            <text:p>fiche_bouchon_amour</text:p>
          </table:table-cell>
          <table:table-cell table:style-name="ce69" table:number-columns-repeated="2"/>
          <table:table-cell/>
          <table:table-cell table:style-name="ce429"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bouchonliege</text:p>
          </table:table-cell>
          <table:table-cell table:style-name="ce341" office:value-type="string" calcext:value-type="string">
            <text:p>Action Cancer 44 récupère les bouchons de liège</text:p>
          </table:table-cell>
          <table:table-cell table:style-name="ce374" office:value-type="string" calcext:value-type="string">
            <text:p>Cancer 44 retrieves corks</text:p>
          </table:table-cell>
          <table:table-cell table:style-name="ce44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44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llu</text:p>
          </table:table-cell>
          <table:table-cell table:style-name="ce341" office:value-type="string" calcext:value-type="string">
            <text:p>L'aluminium se recycle à 100%</text:p>
          </table:table-cell>
          <table:table-cell table:style-name="ce374" office:value-type="string" calcext:value-type="string">
            <text:p>Aluminium can be recycled to 100%!</text:p>
          </table:table-cell>
          <table:table-cell table:style-name="ce374" office:value-type="string" calcext:value-type="string">
            <text:p>Il peut être recyclé à l'infini sans perdre ses caractéristiques physiques.</text:p>
          </table:table-cell>
          <table:table-cell table:style-name="ce374" office:value-type="string" calcext:value-type="string">
            <text:p>It can be recycled infinitely without losing its physical characteristics.</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340" office:value-type="string" calcext:value-type="string">
            <text:p>cons_couverclemetal</text:p>
          </table:table-cell>
          <table:table-cell table:style-name="ce439" office:value-type="string" calcext:value-type="string">
            <text:p>Bouchons métalliques</text:p>
          </table:table-cell>
          <table:table-cell table:style-name="ce443" office:value-type="string" calcext:value-type="string">
            <text:p>Metal plugs</text:p>
          </table:table-cell>
          <table:table-cell table:style-name="ce443" office:value-type="string" calcext:value-type="string">
            <text:p>Les bouchons métalliques peuvent se mettre avec le métal.</text:p>
          </table:table-cell>
          <table:table-cell table:style-name="ce443" office:value-type="string" calcext:value-type="string">
            <text:p>The metal caps can get with the metal.</text:p>
          </table:table-cell>
          <table:table-cell table:style-name="ce374" office:value-type="string" calcext:value-type="string">
            <text:p><text:s/></text:p>
          </table:table-cell>
          <table:table-cell table:style-name="ce443"/>
          <table:table-cell table:style-name="ce457" office:value-type="string" calcext:value-type="string">
            <text:p>Vérif le 06/2013</text:p>
          </table:table-cell>
          <table:table-cell table:style-name="ce69"/>
          <table:table-cell/>
          <table:table-cell table:style-name="ce429"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sans_bouchon_ni_couvercle</text:p>
          </table:table-cell>
          <table:table-cell table:style-name="ce341" office:value-type="string" calcext:value-type="string">
            <text:p>Ni bouchon ni couvercle</text:p>
          </table:table-cell>
          <table:table-cell table:style-name="ce374" office:value-type="string" calcext:value-type="string">
            <text:p>Neither cap or cover</text:p>
          </table:table-cell>
          <table:table-cell table:style-name="ce374" office:value-type="string" calcext:value-type="string">
            <text:p>Ne pas mettre de bouchons, de couvercles ou de collerettes de plomb (autour des bouteilles en verre)</text:p>
          </table:table-cell>
          <table:table-cell table:style-name="ce374" office:value-type="string" calcext:value-type="string">
            <text:p>Do not put caps, lids or lead collars (around glass bottles)</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bouchonamour</text:p>
          </table:table-cell>
          <table:table-cell table:style-name="ce341" office:value-type="string" calcext:value-type="string">
            <text:p>Ne pas mettre dans les bouchons d'amour</text:p>
          </table:table-cell>
          <table:table-cell table:style-name="ce374" office:value-type="string" calcext:value-type="string">
            <text:p>Do not place in the caps of love</text:p>
          </table:table-cell>
          <table:table-cell table:style-name="ce374" office:value-type="string" calcext:value-type="string">
            <text:p>Les bouchons suivant sont refusés : produits toxiques, détergents.</text:p>
          </table:table-cell>
          <table:table-cell table:style-name="ce374" office:value-type="string" calcext:value-type="string">
            <text:p>The following plugs are rejected: toxic chemicals, detergents.</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remplacergobelet</text:p>
          </table:table-cell>
          <table:table-cell table:style-name="ce341" office:value-type="string" calcext:value-type="string">
            <text:p>Supprimer la vaisselle jetable</text:p>
          </table:table-cell>
          <table:table-cell table:style-name="ce374" office:value-type="string" calcext:value-type="string">
            <text:p>Remove disposable tableware</text:p>
          </table:table-cell>
          <table:table-cell table:style-name="ce374" office:value-type="string" calcext:value-type="string">
            <text:p>Utiliser de préférence de la vaiselle en plastique dur, que l'on ne jette pas : verre, tasse, gobelet...</text:p>
          </table:table-cell>
          <table:table-cell table:style-name="ce374" office:value-type="string" calcext:value-type="string">
            <text:p>Preferably use of hard plastic dishes, we do not throw glass, cup, cup ...</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vaissellebiodegradable</text:p>
          </table:table-cell>
          <table:table-cell table:style-name="ce341" office:value-type="string" calcext:value-type="string">
            <text:p>Vaisselle bio-dégradable</text:p>
          </table:table-cell>
          <table:table-cell table:style-name="ce374" office:value-type="string" calcext:value-type="string">
            <text:p>Biodegradable Tableware</text:p>
          </table:table-cell>
          <table:table-cell table:style-name="ce446" office:value-type="string" calcext:value-type="string">
            <text:p>A base de fibre de canne à sucre, la vaiselle bio-dégradable.</text:p>
          </table:table-cell>
          <table:table-cell table:style-name="ce446" office:value-type="string" calcext:value-type="string">
            <text:p>A basic sugar cane fiber, biodegradable dishes.</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ilerechargeable</text:p>
          </table:table-cell>
          <table:table-cell table:style-name="ce341" office:value-type="string" calcext:value-type="string">
            <text:p>Pile rechargeable</text:p>
          </table:table-cell>
          <table:table-cell table:style-name="ce374" office:value-type="string" calcext:value-type="string">
            <text:p>Rechargeable battery</text:p>
          </table:table-cell>
          <table:table-cell table:style-name="ce447" office:value-type="string" calcext:value-type="string">
            <text:p>Selon une étude réalisée en 2007 par Bio Intelligence Service, les piles rechargeables ont jusqu'à 32 fois moins d'impact sur l'environnement que les piles jetables.</text:p>
          </table:table-cell>
          <table:table-cell table:style-name="ce447" office:value-type="string" calcext:value-type="string">
            <text:p>According to a 2007 study by Bio Intelligence Service, rechargeable batteries have up to 32 times less environmental impact than disposable batteries.</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compostage</text:p>
          </table:table-cell>
          <table:table-cell table:style-name="ce341" office:value-type="string" calcext:value-type="string">
            <text:p>Compostage</text:p>
          </table:table-cell>
          <table:table-cell table:style-name="ce374" office:value-type="string" calcext:value-type="string">
            <text:p>Composting</text:p>
          </table:table-cell>
          <table:table-cell table:style-name="ce374"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374" office:value-type="string" calcext:value-type="string">
            <text:p>You can deposit the compost kitchen scraps (vegetable peelings, coffee grounds ...), the garden (leaves ...), home (hair, towels ...). Avoid dairy products and meats.</text:p>
          </table:table-cell>
          <table:table-cell table:style-name="ce374" office:value-type="string" calcext:value-type="string">
            <text:p><text:s/></text:p>
          </table:table-cell>
          <table:table-cell table:style-name="ce374" office:value-type="string" calcext:value-type="string">
            <text:p>fiche_compostage</text:p>
          </table:table-cell>
          <table:table-cell table:style-name="ce457" office:value-type="string" calcext:value-type="string">
            <text:p>Vérif le 04/2013</text:p>
          </table:table-cell>
          <table:table-cell table:style-name="ce69"/>
          <table:table-cell/>
          <table:table-cell table:style-name="ce429"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433" office:value-type="string" calcext:value-type="string">
            <text:p>cons_souille</text:p>
          </table:table-cell>
          <table:table-cell table:style-name="ce341" office:value-type="string" calcext:value-type="string">
            <text:p>Papiers souillés</text:p>
          </table:table-cell>
          <table:table-cell table:style-name="ce374" office:value-type="string" calcext:value-type="string">
            <text:p>Soiled paper</text:p>
          </table:table-cell>
          <table:table-cell table:style-name="ce447" office:value-type="string" calcext:value-type="string">
            <text:p>Les papiers sales (tachés de nourriture...) sont considérés comme souillés et ne peuvent être recyclés.</text:p>
          </table:table-cell>
          <table:table-cell table:style-name="ce447" office:value-type="string" calcext:value-type="string">
            <text:p>Dirty paper (stained food ...) are considered contaminated and can not be recycled.</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ecoparticipation</text:p>
          </table:table-cell>
          <table:table-cell table:style-name="ce341" office:value-type="string" calcext:value-type="string">
            <text:p>Écoparticipation</text:p>
          </table:table-cell>
          <table:table-cell table:style-name="ce374" office:value-type="string" calcext:value-type="string">
            <text:p>Environmental fee</text:p>
          </table:table-cell>
          <table:table-cell table:style-name="ce374"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74"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69"/>
          <table:table-cell/>
          <table:table-cell table:style-name="ce429"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deuxiemevie</text:p>
          </table:table-cell>
          <table:table-cell table:style-name="ce341" office:value-type="string" calcext:value-type="string">
            <text:p>Deuxième vie</text:p>
          </table:table-cell>
          <table:table-cell table:style-name="ce374" office:value-type="string" calcext:value-type="string">
            <text:p>Second Life</text:p>
          </table:table-cell>
          <table:table-cell table:style-name="ce374" office:value-type="string" calcext:value-type="string">
            <text:p>L'association \"Deuxième vie\" recence les associations et entreprises spécialisées qui redonnent une vie au déchet.&lt;br/&gt;&lt;a href='http :\\www.deuxieme-vie.org' &gt;www.deuxieme-vie.org&lt;/a&gt;</text:p>
          </table:table-cell>
          <table:table-cell table:style-name="ce374" office:value-type="string" calcext:value-type="string">
            <text:p>The association 'Deuxième vie' recency associations and specialized firms that restore life to waste. &lt;br/&gt;&lt;a href='http :\\www.deuxieme-vie.org'&gt;www.deuxieme-vie.org&lt;/a&gt;</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suniquementbouteilleflacon</text:p>
          </table:table-cell>
          <table:table-cell table:style-name="ce341" office:value-type="string" calcext:value-type="string">
            <text:p>Tous les plastiques dans les bacs jaunes nantais</text:p>
          </table:table-cell>
          <table:table-cell table:style-name="ce374" office:value-type="string" calcext:value-type="string">
            <text:p>All plastics in the yellow bins Nantes</text:p>
          </table:table-cell>
          <table:table-cell table:style-name="ce69"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69"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374" office:value-type="string" calcext:value-type="string">
            <text:p><text:s/></text:p>
          </table:table-cell>
          <table:table-cell table:style-name="ce374" office:value-type="string" calcext:value-type="string">
            <text:p>fiche_pet</text:p>
          </table:table-cell>
          <table:table-cell table:style-name="ce69" table:number-columns-repeated="2"/>
          <table:table-cell/>
          <table:table-cell table:style-name="ce429"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apieralu</text:p>
          </table:table-cell>
          <table:table-cell table:style-name="ce341" office:value-type="string" calcext:value-type="string">
            <text:p>Petit aluminium non recyclé</text:p>
          </table:table-cell>
          <table:table-cell table:style-name="ce374" office:value-type="string" calcext:value-type="string">
            <text:p>Breakfast not recycled aluminum</text:p>
          </table:table-cell>
          <table:table-cell table:style-name="ce374"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74"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ampoulemercure</text:p>
          </table:table-cell>
          <table:table-cell table:style-name="ce341" office:value-type="string" calcext:value-type="string">
            <text:p>Le mercure est toxique</text:p>
          </table:table-cell>
          <table:table-cell table:style-name="ce374" office:value-type="string" calcext:value-type="string">
            <text:p>Mercury is toxic</text:p>
          </table:table-cell>
          <table:table-cell table:style-name="ce374" office:value-type="string" calcext:value-type="string">
            <text:p>Ce sont des produits toxiques car contiennent un peu de mercure. C'est pourquoi il faut les ramener en déchèterie ou les points de ventes (supermachés, magasins de bricolage...).</text:p>
          </table:table-cell>
          <table:table-cell table:style-name="ce374" office:value-type="string" calcext:value-type="string">
            <text:p>These are toxic because contain some mercury. That is why we must bring them to recycling center or sales points (Supermarkets, DIY stores ...).</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sansbouchon</text:p>
          </table:table-cell>
          <table:table-cell table:style-name="ce341" office:value-type="string" calcext:value-type="string">
            <text:p>Que faire du bouchon / couvercle …</text:p>
          </table:table-cell>
          <table:table-cell table:style-name="ce374" office:value-type="string" calcext:value-type="string">
            <text:p>What cap / lid?</text:p>
          </table:table-cell>
          <table:table-cell table:style-name="ce374"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374" office:value-type="string" calcext:value-type="string">
            <text:p>The cap / lid must be ordered separately (although it can be sorted). See &lt;br/&gt; waste &lt;i&gt; Plastic cap '&lt;/ i&gt; and waste &lt;i&gt;' Metal cover '&lt;/ i&gt;.</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capsulelait</text:p>
          </table:table-cell>
          <table:table-cell table:style-name="ce341" office:value-type="string" calcext:value-type="string">
            <text:p>Que faire de l'opercule …</text:p>
          </table:table-cell>
          <table:table-cell table:style-name="ce374" office:value-type="string" calcext:value-type="string">
            <text:p>What of the metal cap …</text:p>
          </table:table-cell>
          <table:table-cell table:style-name="ce374" office:value-type="string" calcext:value-type="string">
            <text:p>La capsule doit être mis dans les déchets ménagers ('bac bleu' ou 'sac bleu'). Ils sont rejetées par le processus de tri du fait de leur taille.</text:p>
          </table:table-cell>
          <table:table-cell table:style-name="ce374" office:value-type="string" calcext:value-type="string">
            <text:p>The capsule should be placed in household waste ('blue box' or 'blue bag'). they are rejected by the sorting process due to their size.</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potsmoutarde</text:p>
          </table:table-cell>
          <table:table-cell table:style-name="ce341" office:value-type="string" calcext:value-type="string">
            <text:p>Les verres des pots de moutarde et Nutella</text:p>
          </table:table-cell>
          <table:table-cell table:style-name="ce374" office:value-type="string" calcext:value-type="string">
            <text:p>The glasses mustard pots and nutella</text:p>
          </table:table-cell>
          <table:table-cell table:style-name="ce374" office:value-type="string" calcext:value-type="string">
            <text:p>Les pots de moutarde et de Nutella (qui peuvent être transformés en verre à boire) peuvent être recyclés (conseil AlloPropreté 05/2014).</text:p>
          </table:table-cell>
          <table:table-cell table:style-name="ce374" office:value-type="string" calcext:value-type="string">
            <text:p>Mustard Pots and Nutella (which can be turned into drinking glass) can be recycled (board AlloPropreté 05/2014).</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recuppdv1</text:p>
          </table:table-cell>
          <table:table-cell table:style-name="ce341" office:value-type="string" calcext:value-type="string">
            <text:p>Les magasins récupèrent l'ancien pour l'achat d'un nouveau</text:p>
          </table:table-cell>
          <table:table-cell table:style-name="ce374" office:value-type="string" calcext:value-type="string">
            <text:p>The stores recover the old device for the purchase of a new</text:p>
          </table:table-cell>
          <table:table-cell table:style-name="ce374"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374" office:value-type="string" calcext:value-type="string">
            <text:p>You buy a new appliance, the distributor is now required to take the former for the purchase or delivery. This is the principle of the recovery 'one for one'.</text:p>
          </table:table-cell>
          <table:table-cell table:style-name="ce374" office:value-type="string" calcext:value-type="string">
            <text:p><text:s/></text:p>
          </table:table-cell>
          <table:table-cell table:style-name="ce374" office:value-type="string" calcext:value-type="string">
            <text:p>fiche_reprise</text:p>
          </table:table-cell>
          <table:table-cell table:style-name="ce69" office:value-type="string" calcext:value-type="string">
            <text:p><text:s/></text:p>
          </table:table-cell>
          <table:table-cell table:style-name="ce69"/>
          <table:table-cell/>
          <table:table-cell table:style-name="ce429" table:formula="of:=JSONCONSEIL([.A35];[.B35];[.C35];[.D35];[.E35];[.G35];[.H35];[.I35])"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434" office:value-type="string" calcext:value-type="string">
            <text:p>cons_recuppdv2</text:p>
          </table:table-cell>
          <table:table-cell table:style-name="ce434" office:value-type="string" calcext:value-type="string">
            <text:p>Les magasins qui les vendent récupèrent : cartouches d'imprimantes, piles, ampoules basse consommation, néon</text:p>
          </table:table-cell>
          <table:table-cell table:style-name="ce438" office:value-type="string" calcext:value-type="string">
            <text:p>Stores that sell them recover: printer cartridges, batteries, energy saving light bulbs, neon</text:p>
          </table:table-cell>
          <table:table-cell table:style-name="ce44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48" office:value-type="string" calcext:value-type="string">
            <text:p>The outlets are obliged to recover the used items they sell: printer cartridges, batteries, energy saving light bulbs, fluorescent tubes (neons).</text:p>
          </table:table-cell>
          <table:table-cell table:style-name="ce374" office:value-type="string" calcext:value-type="string">
            <text:p><text:s/></text:p>
          </table:table-cell>
          <table:table-cell table:number-columns-repeated="2" table:style-name="ce69" office:value-type="string" calcext:value-type="string">
            <text:p><text:s/></text:p>
          </table:table-cell>
          <table:table-cell table:style-name="ce69"/>
          <table:table-cell/>
          <table:table-cell table:style-name="ce429"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341" office:value-type="string" calcext:value-type="string">
            <text:p>cons_verre</text:p>
          </table:table-cell>
          <table:table-cell table:style-name="ce341" office:value-type="string" calcext:value-type="string">
            <text:p>Recyclage du verre</text:p>
          </table:table-cell>
          <table:table-cell table:style-name="ce374" office:value-type="string" calcext:value-type="string">
            <text:p>Glass recycling</text:p>
          </table:table-cell>
          <table:table-cell table:style-name="ce374" office:value-type="string" calcext:value-type="string">
            <text:p>Seul le 'verre d'emballage' (bouteille, bocaux) peut être recyclé (on peut l'intégrer au calcin utilisé dans les fours verriers)</text:p>
          </table:table-cell>
          <table:table-cell table:style-name="ce374" office:value-type="string" calcext:value-type="string">
            <text:p>Only the 'glass packaging' (bottles, jars) can be recycled (we can integrate it into the cullet used in glass furnaces)</text:p>
          </table:table-cell>
          <table:table-cell table:style-name="ce374" office:value-type="string" calcext:value-type="string">
            <text:p><text:s/></text:p>
          </table:table-cell>
          <table:table-cell table:style-name="ce374" office:value-type="string" calcext:value-type="string">
            <text:p>fiche_verre</text:p>
          </table:table-cell>
          <table:table-cell table:style-name="ce69" table:number-columns-repeated="2"/>
          <table:table-cell/>
          <table:table-cell table:style-name="ce429"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370" office:value-type="string" calcext:value-type="string">
            <text:p>cons_recupmedicament</text:p>
          </table:table-cell>
          <table:table-cell table:style-name="ce374" office:value-type="string" calcext:value-type="string">
            <text:p>Récupération des médicaments</text:p>
          </table:table-cell>
          <table:table-cell table:style-name="ce374" office:value-type="string" calcext:value-type="string">
            <text:p>Retrieving drugs</text:p>
          </table:table-cell>
          <table:table-cell table:style-name="ce374" office:value-type="string" calcext:value-type="string">
            <text:p>Les pharmacies ont l'obligation de récupérer les anciens médicaments, avec ou sans conditionnement.</text:p>
          </table:table-cell>
          <table:table-cell table:style-name="ce374" office:value-type="string" calcext:value-type="string">
            <text:p>Pharmacies have the obligation to recover the older drugs, with or without conditioning.</text:p>
          </table:table-cell>
          <table:table-cell table:style-name="ce374" office:value-type="string" calcext:value-type="string">
            <text:p><text:s/></text:p>
          </table:table-cell>
          <table:table-cell table:style-name="ce374" office:value-type="string" calcext:value-type="string">
            <text:p>fiche_medicament</text:p>
          </table:table-cell>
          <table:table-cell table:style-name="ce69" table:number-columns-repeated="2"/>
          <table:table-cell/>
          <table:table-cell table:style-name="ce429"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370" office:value-type="string" calcext:value-type="string">
            <text:p>cons_medicamentembal</text:p>
          </table:table-cell>
          <table:table-cell table:style-name="ce374" office:value-type="string" calcext:value-type="string">
            <text:p>Trier séparément les emballages.</text:p>
          </table:table-cell>
          <table:table-cell table:style-name="ce374" office:value-type="string" calcext:value-type="string">
            <text:p>Sort packaging separately.</text:p>
          </table:table-cell>
          <table:table-cell table:style-name="ce374" office:value-type="string" calcext:value-type="string">
            <text:p>Les emballages et les notices peuvent être mis au recyclage (carton-papier).</text:p>
          </table:table-cell>
          <table:table-cell table:style-name="ce374" office:value-type="string" calcext:value-type="string">
            <text:p>Packaging and instructions can be recycled (paperboard).</text:p>
          </table:table-cell>
          <table:table-cell table:style-name="ce374" table:number-columns-repeated="2"/>
          <table:table-cell table:style-name="ce69" table:number-columns-repeated="2"/>
          <table:table-cell/>
          <table:table-cell table:style-name="ce429"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
          <table:table-cell table:style-name="ce435" office:value-type="string" calcext:value-type="string">
            <text:p>cons_fenetre_enveloppe</text:p>
          </table:table-cell>
          <table:table-cell table:style-name="ce374" office:value-type="string" calcext:value-type="string">
            <text:p>Suppression fenêtre</text:p>
          </table:table-cell>
          <table:table-cell table:style-name="ce374" office:value-type="string" calcext:value-type="string">
            <text:p>Removal window</text:p>
          </table:table-cell>
          <table:table-cell table:style-name="ce449" office:value-type="string" calcext:value-type="string">
            <text:p>La fenêtre en plastique peut être laissée <text:s/>(source : AlloPropreté le 07/08/2013)</text:p>
          </table:table-cell>
          <table:table-cell table:style-name="ce449" office:value-type="string" calcext:value-type="string">
            <text:p>The plastic window can be left (source: AlloPropreté the 07/08/2013)</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tetrapak</text:p>
          </table:table-cell>
          <table:table-cell table:style-name="ce374" office:value-type="string" calcext:value-type="string">
            <text:p>Recyclage Tétrapak</text:p>
          </table:table-cell>
          <table:table-cell table:style-name="ce374" office:value-type="string" calcext:value-type="string">
            <text:p>Tetrapak recycling</text:p>
          </table:table-cell>
          <table:table-cell table:style-name="ce374" office:value-type="string" calcext:value-type="string">
            <text:p>Les Tétra Pak se recyclent : le carton est récupéré, le reste est très rarement récupéré. Préféré les emballages en verre.</text:p>
          </table:table-cell>
          <table:table-cell table:style-name="ce374" office:value-type="string" calcext:value-type="string">
            <text:p>The Tetra Pak recycling: cardboard is collected, the rest is rarely recovered. Preferred glass packaging.</text:p>
          </table:table-cell>
          <table:table-cell table:style-name="ce374" office:value-type="string" calcext:value-type="string">
            <text:p><text:s/></text:p>
          </table:table-cell>
          <table:table-cell table:style-name="ce374" office:value-type="string" calcext:value-type="string">
            <text:p>fiche_tetrapak</text:p>
          </table:table-cell>
          <table:table-cell table:style-name="ce69" table:number-columns-repeated="2"/>
          <table:table-cell/>
          <table:table-cell table:style-name="ce429"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8">
          <table:table-cell table:style-name="ce374" office:value-type="string" calcext:value-type="string">
            <text:p>cons_distrisac_relais</text:p>
          </table:table-cell>
          <table:table-cell table:style-name="ce374" office:value-type="string" calcext:value-type="string">
            <text:p>Retrait de sacs en relais - 3 rouleaux par retrait, 2 retraits par an</text:p>
          </table:table-cell>
          <table:table-cell table:style-name="ce374" office:value-type="string" calcext:value-type="string">
            <text:p>Relay bags withdrawal (3 rolls per withdrawal, two withdrawals per year)</text:p>
          </table:table-cell>
          <table:table-cell table:style-name="ce374" office:value-type="string" calcext:value-type="string">
            <text:p>Les relais sont des lieux de réapprovisionnement destinés à dépanner : vous pouvez retirer 3 rouleaux de sacs (bleus et/ou jaunes). Vous pouvez vous y rendre 2 fois par an.</text:p>
          </table:table-cell>
          <table:table-cell table:style-name="ce374" office:value-type="string" calcext:value-type="string">
            <text:p>Relays are restocking places for help: You can remove 3 rolls of bags (blue and / or yellow). You can go there 2 times a year.</text:p>
          </table:table-cell>
          <table:table-cell table:style-name="ce374" office:value-type="string" calcext:value-type="string">
            <text:p><text:s/></text:p>
          </table:table-cell>
          <table:table-cell table:style-name="ce69"/>
          <table:table-cell table:style-name="ce457" office:value-type="string" calcext:value-type="string">
            <text:p>Vérif le 04/2013</text:p>
          </table:table-cell>
          <table:table-cell table:style-name="ce69"/>
          <table:table-cell/>
          <table:table-cell table:style-name="ce429"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distrisac_achat</text:p>
          </table:table-cell>
          <table:table-cell table:style-name="ce374" office:value-type="string" calcext:value-type="string">
            <text:p>Achats de sacs Trisacs</text:p>
          </table:table-cell>
          <table:table-cell table:style-name="ce374" office:value-type="string" calcext:value-type="string">
            <text:p>Trisacs shopping bags (2.20 € the 30 bags roll)</text:p>
          </table:table-cell>
          <table:table-cell table:style-name="ce374"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374"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374" office:value-type="string" calcext:value-type="string">
            <text:p><text:s/></text:p>
          </table:table-cell>
          <table:table-cell table:style-name="ce69"/>
          <table:table-cell table:style-name="ce457" office:value-type="string" calcext:value-type="string">
            <text:p>Vérif le 04/2013</text:p>
          </table:table-cell>
          <table:table-cell table:style-name="ce69"/>
          <table:table-cell/>
          <table:table-cell table:style-name="ce429"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distrisac_piecesobligatoires</text:p>
          </table:table-cell>
          <table:table-cell table:style-name="ce374" office:value-type="string" calcext:value-type="string">
            <text:p>Amener carte retrait pour <text:s/>'dépôt' et <text:s/>'rendez-vous'</text:p>
          </table:table-cell>
          <table:table-cell table:style-name="ce374" office:value-type="string" calcext:value-type="string">
            <text:p>Bring card withdrawal for 'deposit' and 'go'</text:p>
          </table:table-cell>
          <table:table-cell table:style-name="ce374" office:value-type="string" calcext:value-type="string">
            <text:p>Pour le retrait, munissez-vous de votre carte de retrait, envoyée par courrier.&lt;br/&gt;&lt;IMG SRC='resources/images/carte_retrait_trisacs.png' /&gt;</text:p>
          </table:table-cell>
          <table:table-cell table:style-name="ce374" office:value-type="string" calcext:value-type="string">
            <text:p>For removal, please have your ATM card, sent by mail. &lt;br/&gt; &lt;IMG SRC='resources/images/carte_retrait_trisacs.png' /&gt;</text:p>
          </table:table-cell>
          <table:table-cell table:style-name="ce374" office:value-type="string" calcext:value-type="string">
            <text:p><text:s/></text:p>
          </table:table-cell>
          <table:table-cell table:style-name="ce69"/>
          <table:table-cell table:style-name="ce458" office:value-type="string" calcext:value-type="string">
            <text:p>A VERIFIER</text:p>
          </table:table-cell>
          <table:table-cell table:style-name="ce69"/>
          <table:table-cell/>
          <table:table-cell table:style-name="ce429"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vider_paslaver</text:p>
          </table:table-cell>
          <table:table-cell table:style-name="ce374" office:value-type="string" calcext:value-type="string">
            <text:p>Vidé, mais pas lavé</text:p>
          </table:table-cell>
          <table:table-cell table:style-name="ce374" office:value-type="string" calcext:value-type="string">
            <text:p>Emptied but not washed</text:p>
          </table:table-cell>
          <table:table-cell table:style-name="ce374" office:value-type="string" calcext:value-type="string">
            <text:p>Ne laver les éléments triés (ceci est réalisé dans les centres de tri). Il suffit de les vider.</text:p>
          </table:table-cell>
          <table:table-cell table:style-name="ce374" office:value-type="string" calcext:value-type="string">
            <text:p>Only wash the sorted elements (this is done in the sorting centers). Simply empty.</text:p>
          </table:table-cell>
          <table:table-cell table:style-name="ce374" office:value-type="string" calcext:value-type="string">
            <text:p><text:s/></text:p>
          </table:table-cell>
          <table:table-cell table:style-name="ce69"/>
          <table:table-cell table:style-name="ce458" office:value-type="string" calcext:value-type="string">
            <text:p>A INTEGRER</text:p>
          </table:table-cell>
          <table:table-cell table:style-name="ce69"/>
          <table:table-cell/>
          <table:table-cell table:style-name="ce429"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alloproprete</text:p>
          </table:table-cell>
          <table:table-cell table:style-name="ce374" office:value-type="string" calcext:value-type="string">
            <text:p>Des questions ... 02 40 41 9000</text:p>
          </table:table-cell>
          <table:table-cell table:style-name="ce374" office:value-type="string" calcext:value-type="string">
            <text:p>Questions ? 02 40 41 9000</text:p>
          </table:table-cell>
          <table:table-cell table:style-name="ce374" office:value-type="string" calcext:value-type="string">
            <text:p>AlloNantes est un numéro gratuit pour les Nantais (notamment pour les questions sur le tri). Ouvert de 8h à 19h du lundi au vendredi, et le samedi de 8h à 13h.</text:p>
          </table:table-cell>
          <table:table-cell table:style-name="ce374" office:value-type="string" calcext:value-type="string">
            <text:p>AlloNantes is a free number for Nantais (including questions about sorting). Open from 8 am to 19h from Monday to Friday, and Saturday from 8 to 13h.</text:p>
          </table:table-cell>
          <table:table-cell table:style-name="ce374" office:value-type="string" calcext:value-type="string">
            <text:p><text:s/></text:p>
          </table:table-cell>
          <table:table-cell table:style-name="ce69" table:number-columns-repeated="3"/>
          <table:table-cell/>
          <table:table-cell table:style-name="ce429"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pastoxique</text:p>
          </table:table-cell>
          <table:table-cell table:style-name="ce374" office:value-type="string" calcext:value-type="string">
            <text:p>Non recyclable car présence produits toxiques</text:p>
          </table:table-cell>
          <table:table-cell table:style-name="ce374" office:value-type="string" calcext:value-type="string">
            <text:p>Not recyclable as presence toxic</text:p>
          </table:table-cell>
          <table:table-cell table:style-name="ce374" office:value-type="string" calcext:value-type="string">
            <text:p>Les bombes de peintures contiennent des produits toxiques, et ne peuvent pas être recyclées (contrairement aux bombes aérosols comme les déodorants).</text:p>
          </table:table-cell>
          <table:table-cell table:style-name="ce374" office:value-type="string" calcext:value-type="string">
            <text:p>Paints bombs contain toxic products and can not be recycled (unlike aerosols such as deodorants).</text:p>
          </table:table-cell>
          <table:table-cell table:style-name="ce374" office:value-type="string" calcext:value-type="string">
            <text:p><text:s/></text:p>
          </table:table-cell>
          <table:table-cell table:style-name="ce69" table:number-columns-repeated="3"/>
          <table:table-cell/>
          <table:table-cell table:style-name="ce429"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toxique</text:p>
          </table:table-cell>
          <table:table-cell table:style-name="ce374" office:value-type="string" calcext:value-type="string">
            <text:p>Produit toxique</text:p>
          </table:table-cell>
          <table:table-cell table:style-name="ce374" office:value-type="string" calcext:value-type="string">
            <text:p>Toxicant</text:p>
          </table:table-cell>
          <table:table-cell table:style-name="ce374" office:value-type="string" calcext:value-type="string">
            <text:p>Les produits toxiques ne doivent pas être mis avec les ordures ménagères. Ils doivent être déposés dans les déchèteries et écopoints.</text:p>
          </table:table-cell>
          <table:table-cell table:style-name="ce374" office:value-type="string" calcext:value-type="string">
            <text:p>Toxic products should not be placed with household waste. They must be deposited in the waste collection centers and ecopoints.</text:p>
          </table:table-cell>
          <table:table-cell table:style-name="ce374" office:value-type="string" calcext:value-type="string">
            <text:p><text:s/></text:p>
          </table:table-cell>
          <table:table-cell table:style-name="ce69" table:number-columns-repeated="3"/>
          <table:table-cell/>
          <table:table-cell table:style-name="ce429"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lerelais</text:p>
          </table:table-cell>
          <table:table-cell table:style-name="ce440" office:value-type="string" calcext:value-type="string">
            <text:p>Vous pouvez déposer dans les conteneurs 'Le Relais'</text:p>
          </table:table-cell>
          <table:table-cell table:style-name="ce440" office:value-type="string" calcext:value-type="string">
            <text:p>You can file in the containers 'Le Relais'</text:p>
          </table:table-cell>
          <table:table-cell table:style-name="ce374" office:value-type="string" calcext:value-type="string">
            <text:p>Vêtements, linge de maison, chaussures (liées par paire), maroquinerie &lt;B&gt;dans un sac bien fermé&lt;/B&gt;.</text:p>
          </table:table-cell>
          <table:table-cell table:style-name="ce374" office:value-type="string" calcext:value-type="string">
            <text:p>Clothing, linens, shoes (linked in pairs), leather goods &lt;B&gt; in a sealed bag &lt;/b&gt;.</text:p>
          </table:table-cell>
          <table:table-cell table:style-name="ce374" office:value-type="string" calcext:value-type="string">
            <text:p><text:s/></text:p>
          </table:table-cell>
          <table:table-cell table:style-name="ce69" office:value-type="string" calcext:value-type="string">
            <text:p>fiche_contvet</text:p>
          </table:table-cell>
          <table:table-cell table:style-name="ce69" table:number-columns-repeated="2"/>
          <table:table-cell/>
          <table:table-cell table:style-name="ce429"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sacs</text:p>
          </table:table-cell>
          <table:table-cell table:style-name="ce440" office:value-type="string" calcext:value-type="string">
            <text:p>Rappels sur les sacs</text:p>
          </table:table-cell>
          <table:table-cell table:style-name="ce440" office:value-type="string" calcext:value-type="string">
            <text:p>Reminders on bags</text:p>
          </table:table-cell>
          <table:table-cell table:style-name="ce374" office:value-type="string" calcext:value-type="string">
            <text:p>Les sacs sont à déposer dans le même bac, les déchets recyclables dans le sac jaune, les déchets non recyclables dans le sac bleu.</text:p>
          </table:table-cell>
          <table:table-cell table:style-name="ce453" office:value-type="string" calcext:value-type="string">
            <text:p>Bags are to be deposited in the same bin, recyclable waste in the yolk sac, non-recyclable waste in the blue bag.</text:p>
          </table:table-cell>
          <table:table-cell table:style-name="ce374" office:value-type="string" calcext:value-type="string">
            <text:p><text:s/></text:p>
          </table:table-cell>
          <table:table-cell table:style-name="ce374" office:value-type="string" calcext:value-type="string">
            <text:p>fiche_sacjaune</text:p>
          </table:table-cell>
          <table:table-cell table:style-name="ce69" table:number-columns-repeated="2"/>
          <table:table-cell/>
          <table:table-cell table:style-name="ce429"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374" office:value-type="string" calcext:value-type="string">
            <text:p>cons_bacs</text:p>
          </table:table-cell>
          <table:table-cell table:style-name="ce440" office:value-type="string" calcext:value-type="string">
            <text:p>Rappels sur les bacs</text:p>
          </table:table-cell>
          <table:table-cell table:style-name="ce440" office:value-type="string" calcext:value-type="string">
            <text:p>Reminders on the bins</text:p>
          </table:table-cell>
          <table:table-cell table:style-name="ce374" office:value-type="string" calcext:value-type="string">
            <text:p>Les déchets recyclables dans le bac jaune, les déchets non recyclables dans le bac bleu.</text:p>
          </table:table-cell>
          <table:table-cell table:style-name="ce453" office:value-type="string" calcext:value-type="string">
            <text:p>Recyclable waste in the yellow bin, non-recyclable waste in the blue bin.</text:p>
          </table:table-cell>
          <table:table-cell table:style-name="ce374" office:value-type="string" calcext:value-type="string">
            <text:p><text:s/></text:p>
          </table:table-cell>
          <table:table-cell table:style-name="ce374" office:value-type="string" calcext:value-type="string">
            <text:p>fiche_bacjaune</text:p>
          </table:table-cell>
          <table:table-cell table:style-name="ce69" table:number-columns-repeated="2"/>
          <table:table-cell/>
          <table:table-cell table:style-name="ce429"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372" office:value-type="string" calcext:value-type="string">
            <text:p>cons_collecte6h14h</text:p>
          </table:table-cell>
          <table:table-cell table:style-name="ce440" office:value-type="string" calcext:value-type="string">
            <text:p>Les collectes ont lieu de 6h à 14h</text:p>
          </table:table-cell>
          <table:table-cell table:style-name="ce440" office:value-type="string" calcext:value-type="string">
            <text:p>Collections take place from 6 to 14h</text:p>
          </table:table-cell>
          <table:table-cell table:style-name="ce374" office:value-type="string" calcext:value-type="string">
            <text:p>Présentez votre bac avant 6h ou la veille.</text:p>
          </table:table-cell>
          <table:table-cell table:style-name="ce374" office:value-type="string" calcext:value-type="string">
            <text:p>Present your tray before 6 am or before.</text:p>
          </table:table-cell>
          <table:table-cell table:style-name="ce374" office:value-type="string" calcext:value-type="string">
            <text:p><text:s/></text:p>
          </table:table-cell>
          <table:table-cell table:style-name="ce69" table:number-columns-repeated="3"/>
          <table:table-cell/>
          <table:table-cell table:style-name="ce429"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372" office:value-type="string" calcext:value-type="string">
            <text:p>cons_collecte6h21h</text:p>
          </table:table-cell>
          <table:table-cell table:style-name="ce440" office:value-type="string" calcext:value-type="string">
            <text:p>Les collectes ont lieu de 6h à 21h</text:p>
          </table:table-cell>
          <table:table-cell table:style-name="ce440" office:value-type="string" calcext:value-type="string">
            <text:p>Collections take place from 6 to 21h</text:p>
          </table:table-cell>
          <table:table-cell table:style-name="ce374" office:value-type="string" calcext:value-type="string">
            <text:p>Présentez votre bac avant 6h ou la veille.</text:p>
          </table:table-cell>
          <table:table-cell table:style-name="ce374" office:value-type="string" calcext:value-type="string">
            <text:p>Present your tray before 6 am or before.</text:p>
          </table:table-cell>
          <table:table-cell table:style-name="ce374" office:value-type="string" calcext:value-type="string">
            <text:p><text:s/></text:p>
          </table:table-cell>
          <table:table-cell table:style-name="ce69" table:number-columns-repeated="3"/>
          <table:table-cell/>
          <table:table-cell table:style-name="ce429"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436" office:value-type="string" calcext:value-type="string">
            <text:p>cons_proximite</text:p>
          </table:table-cell>
          <table:table-cell table:style-name="ce441" office:value-type="string" calcext:value-type="string">
            <text:p>Des questions ... 0800 800 868</text:p>
          </table:table-cell>
          <table:table-cell table:style-name="ce441" office:value-type="string" calcext:value-type="string">
            <text:p>Questions ? 0800 800 868</text:p>
          </table:table-cell>
          <table:table-cell table:style-name="ce441"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441"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374" office:value-type="string" calcext:value-type="string">
            <text:p><text:s/></text:p>
          </table:table-cell>
          <table:table-cell table:style-name="ce455" office:value-type="string" calcext:value-type="string">
            <text:p>fiche_telephone</text:p>
          </table:table-cell>
          <table:table-cell table:style-name="ce69" table:number-columns-repeated="2"/>
          <table:table-cell/>
          <table:table-cell table:style-name="ce429"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dec_coucheBebe</text:p>
          </table:table-cell>
          <table:table-cell table:style-name="ce374" office:value-type="string" calcext:value-type="string">
            <text:p>Couches lavables</text:p>
          </table:table-cell>
          <table:table-cell table:style-name="ce374" office:value-type="string" calcext:value-type="string">
            <text:p>Cloth diapers</text:p>
          </table:table-cell>
          <table:table-cell table:style-name="ce374"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7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74" office:value-type="string" calcext:value-type="string">
            <text:p><text:s/></text:p>
          </table:table-cell>
          <table:table-cell table:style-name="ce69" table:number-columns-repeated="3"/>
          <table:table-cell/>
          <table:table-cell table:style-name="ce429"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nespresso</text:p>
          </table:table-cell>
          <table:table-cell table:style-name="ce374" office:value-type="string" calcext:value-type="string">
            <text:p>Nespresso récupère ses capsules et soutien le recyclage du petit aluminium.</text:p>
          </table:table-cell>
          <table:table-cell table:style-name="ce374" office:value-type="string" calcext:value-type="string">
            <text:p>Nespresso capsules and recovers its support recycling aluminum small.</text:p>
          </table:table-cell>
          <table:table-cell table:style-name="ce374"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74"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74" office:value-type="string" calcext:value-type="string">
            <text:p><text:s/></text:p>
          </table:table-cell>
          <table:table-cell table:style-name="ce69" table:number-columns-repeated="3"/>
          <table:table-cell/>
          <table:table-cell table:style-name="ce429"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trop_petit</text:p>
          </table:table-cell>
          <table:table-cell table:style-name="ce374" office:value-type="string" calcext:value-type="string">
            <text:p>Trop petit pour être trié</text:p>
          </table:table-cell>
          <table:table-cell table:style-name="ce374" office:value-type="string" calcext:value-type="string">
            <text:p>Too small to be sorted</text:p>
          </table:table-cell>
          <table:table-cell table:style-name="ce374" office:value-type="string" calcext:value-type="string">
            <text:p>Ce matériau pourrait être récyclé, mais étant trop petit (ou ne représentant pas assez de matières) il doit être mis avec les ordures ménagères.</text:p>
          </table:table-cell>
          <table:table-cell table:style-name="ce374" office:value-type="string" calcext:value-type="string">
            <text:p>This material could be recycled, but is too small (or not representative enough materials) it must be put in household waste.</text:p>
          </table:table-cell>
          <table:table-cell table:style-name="ce374" office:value-type="string" calcext:value-type="string">
            <text:p><text:s/></text:p>
          </table:table-cell>
          <table:table-cell table:style-name="ce69"/>
          <table:table-cell table:style-name="ce69" office:value-type="string" calcext:value-type="string">
            <text:p>Vérif le 04/2015</text:p>
          </table:table-cell>
          <table:table-cell table:style-name="ce69"/>
          <table:table-cell/>
          <table:table-cell table:style-name="ce429"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plus2vers</text:p>
          </table:table-cell>
          <table:table-cell table:style-name="ce374" office:value-type="string" calcext:value-type="string">
            <text:p>Asso Plus2vers : partage de lombrics et conseils sur le lombricompostage</text:p>
          </table:table-cell>
          <table:table-cell table:style-name="ce374" office:value-type="string" calcext:value-type="string">
            <text:p>Asso Plus2vers: sharing earthworms and advice on vermicomposting</text:p>
          </table:table-cell>
          <table:table-cell table:style-name="ce374"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374"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374" office:value-type="string" calcext:value-type="string">
            <text:p><text:s/></text:p>
          </table:table-cell>
          <table:table-cell table:style-name="ce69" table:number-columns-repeated="3"/>
          <table:table-cell/>
          <table:table-cell table:style-name="ce429"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assocompostage</text:p>
          </table:table-cell>
          <table:table-cell table:style-name="ce374" office:value-type="string" calcext:value-type="string">
            <text:p>2 assos sur compostage à Nantes</text:p>
          </table:table-cell>
          <table:table-cell table:style-name="ce374" office:value-type="string" calcext:value-type="string">
            <text:p>2 assos on composting in Nantes</text:p>
          </table:table-cell>
          <table:table-cell table:style-name="ce374" table:number-columns-repeated="2"/>
          <table:table-cell table:style-name="ce374" office:value-type="string" calcext:value-type="string">
            <text:p><text:s/></text:p>
          </table:table-cell>
          <table:table-cell table:style-name="ce69" table:number-columns-repeated="3"/>
          <table:table-cell/>
          <table:table-cell table:style-name="ce429"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rieecopointquartheure</text:p>
          </table:table-cell>
          <table:table-cell table:style-name="ce374" office:value-type="string" calcext:value-type="string">
            <text:p>Venir 15 minutes avant la fin</text:p>
          </table:table-cell>
          <table:table-cell table:style-name="ce374" office:value-type="string" calcext:value-type="string">
            <text:p>Come 15 minutes before the end</text:p>
          </table:table-cell>
          <table:table-cell table:style-name="ce374" office:value-type="string" calcext:value-type="string">
            <text:p>Venir un quart d'heure avant la fermeture (le gardien refusera éventuellement l'entrée)</text:p>
          </table:table-cell>
          <table:table-cell table:style-name="ce374" office:value-type="string" calcext:value-type="string">
            <text:p>Coming fifteen minutes before closing (the guardian may refuse entry)</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colimite2metres</text:p>
          </table:table-cell>
          <table:table-cell table:style-name="ce374" office:value-type="string" calcext:value-type="string">
            <text:p>Limite de 2 mètres</text:p>
          </table:table-cell>
          <table:table-cell table:style-name="ce374" office:value-type="string" calcext:value-type="string">
            <text:p>Limit of 2 meters</text:p>
          </table:table-cell>
          <table:table-cell table:style-name="ce374" office:value-type="string" calcext:value-type="string">
            <text:p>Une barre limite les véhicules de plus de 2 mètres de haut, sauf pour les déchèteries de La Chapelle-sur-Erdre et de Saint-Sébastien-sur-Loire.</text:p>
          </table:table-cell>
          <table:table-cell table:style-name="ce374" office:value-type="string" calcext:value-type="string">
            <text:p>A bar limit vehicles over 2 meters high, except for waste collection centers in La Chapelle-sur-Erdre and Saint-Sébastien-sur-Loire.</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huileAlimentaire</text:p>
          </table:table-cell>
          <table:table-cell table:style-name="ce374" office:value-type="string" calcext:value-type="string">
            <text:p>Mettre dans une bouteille</text:p>
          </table:table-cell>
          <table:table-cell table:style-name="ce374" office:value-type="string" calcext:value-type="string">
            <text:p>Put in a bottle</text:p>
          </table:table-cell>
          <table:table-cell table:style-name="ce450" office:value-type="string" calcext:value-type="string">
            <text:p>Mettre l'huile dans une bouteille que vous déposez dans le sac bleu ou dans le bac bleu.</text:p>
          </table:table-cell>
          <table:table-cell table:style-name="ce374" office:value-type="string" calcext:value-type="string">
            <text:p>Put the oil in a bottle you drop in the blue bag or in the blue bin.</text:p>
          </table:table-cell>
          <table:table-cell table:style-name="ce374" office:value-type="string" calcext:value-type="string">
            <text:p><text:s/></text:p>
          </table:table-cell>
          <table:table-cell table:style-name="ce374"/>
          <table:table-cell table:style-name="ce69" table:number-columns-repeated="2"/>
          <table:table-cell/>
          <table:table-cell table:style-name="ce429"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spirale</text:p>
          </table:table-cell>
          <table:table-cell table:style-name="ce374" office:value-type="string" calcext:value-type="string">
            <text:p>Doit-on supprimer les spirales ...</text:p>
          </table:table-cell>
          <table:table-cell table:style-name="ce374" office:value-type="string" calcext:value-type="string">
            <text:p>Should we remove the spirals ?</text:p>
          </table:table-cell>
          <table:table-cell table:style-name="ce374" office:value-type="string" calcext:value-type="string">
            <text:p>Non ce n'est pas obligatoire.</text:p>
          </table:table-cell>
          <table:table-cell table:style-name="ce454" office:value-type="string" calcext:value-type="string">
            <text:p>No this is not mandatory. </text:p>
          </table:table-cell>
          <table:table-cell table:style-name="ce374" office:value-type="string" calcext:value-type="string">
            <text:p><text:s/></text:p>
          </table:table-cell>
          <table:table-cell table:style-name="ce445"/>
          <table:table-cell table:style-name="ce69" office:value-type="string" calcext:value-type="string">
            <text:p>Vérif le 09/2015</text:p>
          </table:table-cell>
          <table:table-cell table:style-name="ce69"/>
          <table:table-cell/>
          <table:table-cell table:style-name="ce429"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
          <table:table-cell table:style-name="ce374" office:value-type="string" calcext:value-type="string">
            <text:p>cons_bouteillepaspet</text:p>
          </table:table-cell>
          <table:table-cell table:style-name="ce374" office:value-type="string" calcext:value-type="string">
            <text:p>Peut-on recycler les nouvelles bouteilles plastiques ...</text:p>
          </table:table-cell>
          <table:table-cell table:style-name="ce374" office:value-type="string" calcext:value-type="string">
            <text:p>Can the new plastic bottles be recycled ?</text:p>
          </table:table-cell>
          <table:table-cell table:style-name="ce374" office:value-type="string" calcext:value-type="string">
            <text:p>Selon les consignes de Nantes Métropole (04/2017) les nouvelles plastiques (celles qui sont brillantes, qui ne sont pas en PET) peuvent être mises au recyclage.</text:p>
          </table:table-cell>
          <table:table-cell table:style-name="ce454" office:value-type="string" calcext:value-type="string">
            <text:p>According to the instructions of Nantes Métropole (04/2017) the new plastics (those which are brilliant, which are not in PET) can be recycled.</text:p>
          </table:table-cell>
          <table:table-cell table:style-name="ce374" office:value-type="string" calcext:value-type="string">
            <text:p><text:s/></text:p>
          </table:table-cell>
          <table:table-cell table:style-name="ce445"/>
          <table:table-cell table:style-name="ce69" office:value-type="string" calcext:value-type="string">
            <text:p>Vérif le 04/2017</text:p>
          </table:table-cell>
          <table:table-cell table:style-name="ce69"/>
          <table:table-cell/>
          <table:table-cell table:style-name="ce429"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number-columns-repeated="3"/>
          <table:table-cell table:style-name="ce451" table:number-columns-repeated="2"/>
          <table:table-cell table:number-columns-repeated="5"/>
          <table:table-cell table:style-name="ce424"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office:value-type="string" calcext:value-type="string">
            <text:p><text:s/></text:p>
          </table:table-cell>
          <table:table-cell table:number-columns-repeated="246"/>
        </table:table-row>
        <table:table-row table:style-name="ro2">
          <table:table-cell table:number-columns-repeated="11"/>
          <table:table-cell table:style-name="ce459"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452"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341" office:value-type="string" calcext:value-type="string">
            <text:p>cons_coupant</text:p>
          </table:table-cell>
          <table:table-cell table:style-name="ce341" office:value-type="string" calcext:value-type="string">
            <text:p>Coupant</text:p>
          </table:table-cell>
          <table:table-cell table:style-name="ce341"/>
          <table:table-cell table:style-name="ce366" office:value-type="string" calcext:value-type="string">
            <text:p>Certains déchets non valorisables (vaisselle, faïence, miroir) ne peuvent être mis dans les sacs poubelles car ils déchireraient les sacs, ou seraient dangereux à manipuler.</text:p>
          </table:table-cell>
          <table:table-cell table:style-name="ce366"/>
          <table:table-cell table:style-name="ce379" table:number-columns-repeated="2"/>
          <table:table-cell table:style-name="ce452"/>
          <table:table-cell table:number-columns-repeated="2"/>
          <table:table-cell table:style-name="ce429"/>
          <table:table-cell table:number-columns-repeated="247"/>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5">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430" office:value-type="string" calcext:value-type="string" table:number-columns-spanned="9" table:number-rows-spanned="1">
            <text:p>FAQ</text:p>
          </table:table-cell>
          <table:covered-table-cell table:number-columns-repeated="3" table:style-name="ce430"/>
          <table:covered-table-cell table:number-columns-repeated="5"/>
          <table:table-cell table:number-columns-repeated="254"/>
        </table:table-row>
        <table:table-row table:style-name="ro2">
          <table:table-cell table:style-name="ce431" office:value-type="string" calcext:value-type="string" table:number-columns-spanned="9" table:number-rows-spanned="1">
            <text:p>Commentaires associés à un élément de l'application.</text:p>
          </table:table-cell>
          <table:covered-table-cell table:number-columns-repeated="3" table:style-name="ce431"/>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402"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442" office:value-type="string" calcext:value-type="string">
            <text:p>Code</text:p>
          </table:table-cell>
          <table:table-cell table:style-name="ce442" office:value-type="string" calcext:value-type="string">
            <text:p>Type</text:p>
          </table:table-cell>
          <table:table-cell table:style-name="ce442" office:value-type="string" calcext:value-type="string">
            <text:p>Auteurs</text:p>
          </table:table-cell>
          <table:table-cell table:style-name="ce442" office:value-type="string" calcext:value-type="string">
            <text:p>Dates</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Éléments</text:p>
          </table:table-cell>
          <table:table-cell/>
          <table:table-cell table:style-name="ce423"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374" office:value-type="string" calcext:value-type="string">
            <text:p>faq_papierparticulier</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l existe des papiers cadeaux qui peuvent être recyclés.</text:p>
          </table:table-cell>
          <table:table-cell table:style-name="ce374" office:value-type="string" calcext:value-type="string">
            <text:p>There are gifts paper that can be recycled.</text:p>
          </table:table-cell>
          <table:table-cell table:style-name="ce374"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374"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1" office:value-type="string" calcext:value-type="string">
            <text:p>dec_papierCadeau,dec_papierPeint</text:p>
          </table:table-cell>
          <table:table-cell/>
          <table:table-cell table:style-name="ce429"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374" office:value-type="string" calcext:value-type="string">
            <text:p>faq_imagemanquant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mage manquante ou incorrecte</text:p>
          </table:table-cell>
          <table:table-cell table:style-name="ce374" office:value-type="string" calcext:value-type="string">
            <text:p>Missing or incorrect picture</text:p>
          </table:table-cell>
          <table:table-cell table:style-name="ce374"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374"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40"/>
          <table:table-cell/>
          <table:table-cell table:style-name="ce429"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374" office:value-type="string" calcext:value-type="string">
            <text:p>faq_cons_nbconteneurverr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nfo inutile ?</text:p>
          </table:table-cell>
          <table:table-cell table:style-name="ce374" office:value-type="string" calcext:value-type="string">
            <text:p>Useless info ?</text:p>
          </table:table-cell>
          <table:table-cell table:style-name="ce374" office:value-type="string" calcext:value-type="string">
            <text:p>Est-ce utile comme info ?</text:p>
          </table:table-cell>
          <table:table-cell table:style-name="ce374" office:value-type="string" calcext:value-type="string">
            <text:p>Is it useful as info?</text:p>
          </table:table-cell>
          <table:table-cell table:style-name="ce374" office:value-type="string" calcext:value-type="string">
            <text:p>cons_nbconteneurverre</text:p>
          </table:table-cell>
          <table:table-cell/>
          <table:table-cell table:style-name="ce429"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374" office:value-type="string" calcext:value-type="string">
            <text:p>faq_uai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1" calcext:value-type="date">
            <text:p>01/06/13</text:p>
          </table:table-cell>
          <table:table-cell table:style-name="ce374" office:value-type="string" calcext:value-type="string">
            <text:p>Quartiers administratifs</text:p>
          </table:table-cell>
          <table:table-cell table:style-name="ce374" office:value-type="string" calcext:value-type="string">
            <text:p>Administrative districts</text:p>
          </table:table-cell>
          <table:table-cell table:style-name="ce374"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374"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374"/>
          <table:table-cell/>
          <table:table-cell table:style-name="ce429"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374" office:value-type="string" calcext:value-type="string">
            <text:p>faq_fiche_compos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Conseils Compostri</text:p>
          </table:table-cell>
          <table:table-cell table:style-name="ce374" office:value-type="string" calcext:value-type="string">
            <text:p>Compostri tips</text:p>
          </table:table-cell>
          <table:table-cell table:style-name="ce374" office:value-type="string" calcext:value-type="string">
            <text:p>En réalité on peut mettre les déchets type branches, coquilles de noix et noisettes... à condition de les découper en petits morceaux.</text:p>
          </table:table-cell>
          <table:table-cell table:style-name="ce374" office:value-type="string" calcext:value-type="string">
            <text:p>In reality it is possible to waste such branches, walnut shells and hazelnuts ... if cut into small pieces.</text:p>
          </table:table-cell>
          <table:table-cell table:style-name="ce372" office:value-type="string" calcext:value-type="string">
            <text:p>fiche_compostage</text:p>
          </table:table-cell>
          <table:table-cell/>
          <table:table-cell table:style-name="ce429"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374" office:value-type="string" calcext:value-type="string">
            <text:p>faq_fiche_lombricompos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Retour d'expérience</text:p>
          </table:table-cell>
          <table:table-cell table:style-name="ce374" office:value-type="string" calcext:value-type="string">
            <text:p>Feedback</text:p>
          </table:table-cell>
          <table:table-cell table:style-name="ce374"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374" office:value-type="string" calcext:value-type="string">
            <text:p>I killed my entire colony once with vacuum dust (too many synthetic elements such as dust clothes). &lt;br/&gt; I put garlic and users handkerchiefs &lt;br/&gt;</text:p>
          </table:table-cell>
          <table:table-cell table:style-name="ce374" office:value-type="string" calcext:value-type="string">
            <text:p>fiche_lombricompost</text:p>
          </table:table-cell>
          <table:table-cell/>
          <table:table-cell table:style-name="ce429"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374" office:value-type="string" calcext:value-type="string">
            <text:p>faq_donnees_ourecycler</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Données de <text:a xlink:href="http://ourecycler.fr/" xlink:type="simple">http://ourecycler.fr/</text:a> non exploitables</text:p>
          </table:table-cell>
          <table:table-cell table:style-name="ce374" office:value-type="string" calcext:value-type="string">
            <text:p>Unusable data http://ourecycler.fr/</text:p>
          </table:table-cell>
          <table:table-cell table:style-name="ce374"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374"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374"/>
          <table:table-cell/>
          <table:table-cell table:style-name="ce429"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374" office:value-type="string" calcext:value-type="string">
            <text:p>faq_modco_contmpb</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6-15" calcext:value-type="date">
            <text:p>15/06/13</text:p>
          </table:table-cell>
          <table:table-cell table:style-name="ce374" office:value-type="string" calcext:value-type="string">
            <text:p>Pas de brique ni de métal </text:p>
          </table:table-cell>
          <table:table-cell table:style-name="ce374" office:value-type="string" calcext:value-type="string">
            <text:p>No brick or metal</text:p>
          </table:table-cell>
          <table:table-cell table:style-name="ce374"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374"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374" office:value-type="string" calcext:value-type="string">
            <text:p>modco_contmpb</text:p>
          </table:table-cell>
          <table:table-cell/>
          <table:table-cell table:style-name="ce429"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374" office:value-type="string" calcext:value-type="string">
            <text:p>faq_pb_plastiqu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table:table-cell table:style-name="ce374" office:value-type="string" calcext:value-type="string">
            <text:p>Pb plastique</text:p>
          </table:table-cell>
          <table:table-cell table:style-name="ce374" office:value-type="string" calcext:value-type="string">
            <text:p>plastic Pb</text:p>
          </table:table-cell>
          <table:table-cell table:style-name="ce374" office:value-type="string" calcext:value-type="string">
            <text:p>Les plastiques sont mis dans la catégorie de traitement cat_emr, alors qu'il existe des conteneurs réservés aux plastiques (donc pas à tous les emr)</text:p>
          </table:table-cell>
          <table:table-cell table:style-name="ce374" office:value-type="string" calcext:value-type="string">
            <text:p>Plastics are used in the treatment cat_emr category, while there are reserved for plastic containers (ie not at all emr)</text:p>
          </table:table-cell>
          <table:table-cell table:style-name="ce374"/>
          <table:table-cell/>
          <table:table-cell table:style-name="ce429"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374" office:value-type="string" calcext:value-type="string">
            <text:p>faq_bouteillegaz</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1-20" calcext:value-type="date">
            <text:p>20/01/14</text:p>
          </table:table-cell>
          <table:table-cell table:style-name="ce374" office:value-type="string" calcext:value-type="string">
            <text:p>Bouteille de gaz</text:p>
          </table:table-cell>
          <table:table-cell table:style-name="ce374" office:value-type="string" calcext:value-type="string">
            <text:p>Gas cylinder</text:p>
          </table:table-cell>
          <table:table-cell table:style-name="ce374" office:value-type="string" calcext:value-type="string">
            <text:p>Témoignage : les écopoints ne les acceptent pas.</text:p>
          </table:table-cell>
          <table:table-cell table:style-name="ce374" office:value-type="string" calcext:value-type="string">
            <text:p>Testimony: ecopoints do not accept.</text:p>
          </table:table-cell>
          <table:table-cell table:style-name="ce445" office:value-type="string" calcext:value-type="string">
            <text:p>dec_bouteilleGaz</text:p>
          </table:table-cell>
          <table:table-cell/>
          <table:table-cell table:style-name="ce429"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374" office:value-type="string" calcext:value-type="string">
            <text:p>fac_depotamiante</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1-20" calcext:value-type="date">
            <text:p>20/01/14</text:p>
          </table:table-cell>
          <table:table-cell table:style-name="ce374" office:value-type="string" calcext:value-type="string">
            <text:p>Dépôt amiante</text:p>
          </table:table-cell>
          <table:table-cell table:style-name="ce374" office:value-type="string" calcext:value-type="string">
            <text:p>Asbestos deposit</text:p>
          </table:table-cell>
          <table:table-cell table:style-name="ce374"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374"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374"/>
          <table:table-cell/>
          <table:table-cell table:style-name="ce429"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374" office:value-type="string" calcext:value-type="string">
            <text:p>fac_nantesecologie</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4-11" calcext:value-type="date">
            <text:p>11/04/14</text:p>
          </table:table-cell>
          <table:table-cell table:style-name="ce374" office:value-type="string" calcext:value-type="string">
            <text:p>La réinsertion par le tri</text:p>
          </table:table-cell>
          <table:table-cell table:style-name="ce374" office:value-type="string" calcext:value-type="string">
            <text:p>Reintegration by sorting</text:p>
          </table:table-cell>
          <table:table-cell table:style-name="ce374"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374"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445" office:value-type="string" calcext:value-type="string">
            <text:p>stco_reemploi35,stco_reemploi51</text:p>
          </table:table-cell>
          <table:table-cell/>
          <table:table-cell table:style-name="ce429"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445" office:value-type="string" calcext:value-type="string">
            <text:p>fac_coucheBebe</text:p>
          </table:table-cell>
          <table:table-cell table:style-name="ce374" office:value-type="string" calcext:value-type="string">
            <text:p>dechet</text:p>
          </table:table-cell>
          <table:table-cell table:style-name="ce453" office:value-type="string" calcext:value-type="string">
            <text:p>Chris-ren</text:p>
          </table:table-cell>
          <table:table-cell table:style-name="ce460" office:value-type="date" office:date-value="2014-12-10" calcext:value-type="date">
            <text:p>10/12/14</text:p>
          </table:table-cell>
          <table:table-cell table:style-name="ce374" office:value-type="string" calcext:value-type="string">
            <text:p>Couches lavables oui mais les couches imperméables</text:p>
          </table:table-cell>
          <table:table-cell table:style-name="ce374" office:value-type="string" calcext:value-type="string">
            <text:p>Cloth diapers yes but impermeable layers</text:p>
          </table:table-cell>
          <table:table-cell table:style-name="ce374"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374" office:value-type="string" calcext:value-type="string">
            <text:p>Among some cloth diapers are really better (eg model 'Bum Genius') because they are waterproof. The people who told me they had stopped all cottons old layers.</text:p>
          </table:table-cell>
          <table:table-cell table:style-name="ce445" office:value-type="string" calcext:value-type="string">
            <text:p>dec_coucheBebe</text:p>
          </table:table-cell>
          <table:table-cell/>
          <table:table-cell table:style-name="ce429"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374" office:value-type="string" calcext:value-type="string">
            <text:p>faq_cons_coupan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4-12" calcext:value-type="date">
            <text:p>12/04/13</text:p>
          </table:table-cell>
          <table:table-cell table:style-name="ce374" office:value-type="string" calcext:value-type="string">
            <text:p>Conseil coupant admis</text:p>
          </table:table-cell>
          <table:table-cell table:style-name="ce374" office:value-type="string" calcext:value-type="string">
            <text:p>Council admitted cutting</text:p>
          </table:table-cell>
          <table:table-cell table:style-name="ce374" office:value-type="string" calcext:value-type="string">
            <text:p>Depuis un an les documentations de Nantes Métropôle signalent que l'on peut mettre les déchets coupants dans les sacs.</text:p>
          </table:table-cell>
          <table:table-cell table:style-name="ce374" office:value-type="string" calcext:value-type="string">
            <text:p>For a year the documentations of Nantes Métropôle report that can be put sharps waste in the bags.</text:p>
          </table:table-cell>
          <table:table-cell table:style-name="ce445" office:value-type="string" calcext:value-type="string">
            <text:p>dec_miroir,dec_porcelaine,dec_poterie,dec_vaisselleVerrePorcelaine,dec_vitre</text:p>
          </table:table-cell>
          <table:table-cell/>
          <table:table-cell table:style-name="ce429"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374" table:number-columns-repeated="9"/>
          <table:table-cell/>
          <table:table-cell table:style-name="ce424"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51"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374" office:value-type="string" calcext:value-type="string">
            <text:p>faq_panneaux_ecotox</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Panneaux Écotox / site Internet pas à jour</text:p>
          </table:table-cell>
          <table:table-cell table:style-name="ce374"/>
          <table:table-cell table:style-name="ce374"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374" table:number-columns-repeated="2"/>
          <table:table-cell/>
          <table:table-cell table:style-name="ce429"/>
          <table:table-cell table:number-columns-repeated="4" office:value-type="string" calcext:value-type="string">
            <text:p><text:s/></text:p>
          </table:table-cell>
          <table:table-cell table:number-columns-repeated="248"/>
        </table:table-row>
        <table:table-row table:style-name="ro2">
          <table:table-cell table:style-name="ce374" office:value-type="string" calcext:value-type="string">
            <text:p>faq_ecotox</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Usage Écotox</text:p>
          </table:table-cell>
          <table:table-cell table:style-name="ce374"/>
          <table:table-cell table:style-name="ce374"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374" table:number-columns-repeated="2"/>
          <table:table-cell/>
          <table:table-cell table:style-name="ce429"/>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59"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10" table:print="false">
        <office:forms form:automatic-focus="false" form:apply-design-mode="false"/>
        <table:table-column table:style-name="co226" table:default-cell-style-name="Default"/>
        <table:table-column table:style-name="co227" table:default-cell-style-name="Default"/>
        <table:table-column table:style-name="co228" table:default-cell-style-name="Default"/>
        <table:table-column table:style-name="co229" table:default-cell-style-name="Default"/>
        <table:table-column table:style-name="co230" table:default-cell-style-name="Default"/>
        <table:table-column table:style-name="co231" table:default-cell-style-name="Default"/>
        <table:table-column table:style-name="co232" table:default-cell-style-name="Default"/>
        <table:table-column table:style-name="co233" table:default-cell-style-name="Default"/>
        <table:table-column table:style-name="co234" table:number-columns-repeated="4" table:default-cell-style-name="Default"/>
        <table:table-column table:style-name="co235" table:default-cell-style-name="Default"/>
        <table:table-column table:style-name="co236" table:default-cell-style-name="Default"/>
        <table:table-column table:style-name="co237" table:number-columns-repeated="2" table:default-cell-style-name="Default"/>
        <table:table-column table:style-name="co2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42" table:default-cell-style-name="Default"/>
        <table:table-column table:style-name="co243" table:default-cell-style-name="Default"/>
        <table:table-column table:style-name="co102" table:default-cell-style-name="Default"/>
        <table:table-column table:style-name="co244" table:default-cell-style-name="Default"/>
        <table:table-column table:style-name="co104" table:default-cell-style-name="Default"/>
        <table:table-column table:style-name="co248" table:default-cell-style-name="Default"/>
        <table:table-column table:style-name="co249" table:default-cell-style-name="Default"/>
        <table:table-column table:style-name="co250" table:default-cell-style-name="Default"/>
        <table:table-column table:style-name="co108" table:default-cell-style-name="Default"/>
        <table:table-column table:style-name="co73" table:number-columns-repeated="3" table:default-cell-style-name="Default"/>
        <table:table-column table:style-name="co40" table:number-columns-repeated="233" table:default-cell-style-name="Default"/>
        <table:table-row table:style-name="ro52">
          <table:table-cell table:style-name="ce333"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395" office:value-type="string" calcext:value-type="string">
            <text:p>_GETHASHDATAS("_hashFichesDatas"; ROW(Fiches.A5); ROW(Fiches.A37); "Fiches"; COLUMN(Fiches.A5); COLUMN(Fiches.I5); COLUMN(Fiches.J5))</text:p>
          </table:table-cell>
          <table:table-cell table:number-columns-repeated="243"/>
        </table:table-row>
        <table:table-row table:style-name="ro52">
          <table:table-cell table:style-name="ce334"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52">
          <table:table-cell table:style-name="ce305" table:number-columns-repeated="11"/>
          <table:table-cell table:number-columns-repeated="254"/>
        </table:table-row>
        <table:table-row table:style-name="ro52">
          <table:table-cell table:style-name="ce258" office:value-type="string" calcext:value-type="string">
            <text:p>_Code</text:p>
          </table:table-cell>
          <table:table-cell table:style-name="ce258" office:value-type="string" calcext:value-type="string">
            <text:p>_Nom</text:p>
          </table:table-cell>
          <table:table-cell table:style-name="ce258" office:value-type="string" calcext:value-type="string">
            <text:p>Nom en</text:p>
          </table:table-cell>
          <table:table-cell table:style-name="ce258" office:value-type="string" calcext:value-type="string">
            <text:p>Type</text:p>
          </table:table-cell>
          <table:table-cell table:style-name="ce258" office:value-type="string" calcext:value-type="string">
            <text:p>Type_en</text:p>
          </table:table-cell>
          <table:table-cell table:style-name="ce264" office:value-type="string" calcext:value-type="string">
            <text:p>_Description</text:p>
          </table:table-cell>
          <table:table-cell table:style-name="ce264" office:value-type="string" calcext:value-type="string">
            <text:p>Description en</text:p>
          </table:table-cell>
          <table:table-cell table:style-name="ce282" office:value-type="string" calcext:value-type="string">
            <text:p>_Image</text:p>
          </table:table-cell>
          <table:table-cell table:style-name="ce282" office:value-type="string" calcext:value-type="string">
            <text:p>Mots clés</text:p>
          </table:table-cell>
          <table:table-cell table:style-name="ce282" office:value-type="string" calcext:value-type="string">
            <text:p>Mots clés en</text:p>
          </table:table-cell>
          <table:table-cell table:style-name="ce282" office:value-type="string" calcext:value-type="string">
            <text:p>URL</text:p>
          </table:table-cell>
          <table:table-cell table:style-name="ce323" office:value-type="string" calcext:value-type="string">
            <text:p>_Bouton</text:p>
          </table:table-cell>
          <table:table-cell table:style-name="ce323" office:value-type="string" calcext:value-type="string">
            <text:p>Source</text:p>
          </table:table-cell>
          <table:table-cell table:style-name="ce323" office:value-type="string" calcext:value-type="string">
            <text:p>Catégorie</text:p>
          </table:table-cell>
          <table:table-cell table:style-name="ce323" office:value-type="string" calcext:value-type="string">
            <text:p>Images</text:p>
          </table:table-cell>
          <table:table-cell table:number-columns-repeated="3"/>
          <table:table-cell table:style-name="ce326" office:value-type="string" calcext:value-type="string">
            <text:p><text:span text:style-name="T20">var</text:span><text:span text:style-name="T21"> _infosDatas = [</text:span></text:p>
          </table:table-cell>
          <table:table-cell table:style-name="ce364"/>
          <table:table-cell table:number-columns-repeated="245"/>
        </table:table-row>
        <table:table-row table:style-name="ro52">
          <table:table-cell office:value-type="string" calcext:value-type="string">
            <text:p>fiche_aremacs</text:p>
          </table:table-cell>
          <table:table-cell office:value-type="string" calcext:value-type="string">
            <text:p>Aremacs</text:p>
          </table:table-cell>
          <table:table-cell table:style-name="ce265" office:value-type="string" calcext:value-type="string">
            <text:p>Aremacs</text:p>
          </table:table-cell>
          <table:table-cell table:style-name="ce265" office:value-type="string" calcext:value-type="string">
            <text:p>Initiative locale réductions des déchets</text:p>
          </table:table-cell>
          <table:table-cell table:style-name="ce265"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270" office:value-type="string" calcext:value-type="string">
            <text:p>nantes/aremacs_mini.png</text:p>
          </table:table-cell>
          <table:table-cell table:style-name="ce270"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table:table-cell table:number-columns-repeated="3"/>
          <table:table-cell table:style-name="ce393"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bacjaune</text:p>
          </table:table-cell>
          <table:table-cell table:style-name="ce273" office:value-type="string" calcext:value-type="string">
            <text:p>Bacs jaunes et bleus</text:p>
          </table:table-cell>
          <table:table-cell table:style-name="ce265" office:value-type="string" calcext:value-type="string">
            <text:p>Yellow and blue bin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5"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375"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270" office:value-type="string" calcext:value-type="string">
            <text:p>nantes/bacs_jaune_et_bleu.png</text:p>
          </table:table-cell>
          <table:table-cell table:style-name="ce270" office:value-type="string" calcext:value-type="string">
            <text:p>bacs,jaunes,bleus</text:p>
          </table:table-cell>
          <table:table-cell table:style-name="ce265" office:value-type="string" calcext:value-type="string">
            <text:p>bins,yellow,blue</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bouchon_amour</text:p>
          </table:table-cell>
          <table:table-cell table:style-name="ce258" office:value-type="string" calcext:value-type="string">
            <text:p>Bouchons d'amour</text:p>
          </table:table-cell>
          <table:table-cell table:style-name="ce336" office:value-type="string" calcext:value-type="string">
            <text:p>Bouchons d'amour</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376"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376"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58" office:value-type="string" calcext:value-type="string">
            <text:p>bouchon_plastique_mini.png</text:p>
          </table:table-cell>
          <table:table-cell table:style-name="ce258" office:value-type="string" calcext:value-type="string">
            <text:p>bouchons,amour</text:p>
          </table:table-cell>
          <table:table-cell table:style-name="ce265" office:value-type="string" calcext:value-type="string">
            <text:p>caps,love</text:p>
          </table:table-cell>
          <table:table-cell table:style-name="ce265" office:value-type="string" calcext:value-type="string">
            <text:p>http://www.bouchonsdamour.com/les-bons-bouchons</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364" office:value-type="string" calcext:value-type="string">
            <text:p><text:s/></text:p>
          </table:table-cell>
          <table:table-cell table:number-columns-repeated="245"/>
        </table:table-row>
        <table:table-row table:style-name="ro52">
          <table:table-cell table:style-name="ce270" office:value-type="string" calcext:value-type="string">
            <text:p>fiche_encombrant</text:p>
          </table:table-cell>
          <table:table-cell table:style-name="ce270" office:value-type="string" calcext:value-type="string">
            <text:p>Collecte des encombrants</text:p>
          </table:table-cell>
          <table:table-cell table:style-name="ce265" office:value-type="string" calcext:value-type="string">
            <text:p>Collection of bulky</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7"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377"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270" office:value-type="string" calcext:value-type="string">
            <text:p>nantes/encombrant_mini.png</text:p>
          </table:table-cell>
          <table:table-cell table:style-name="ce270" office:value-type="string" calcext:value-type="string">
            <text:p>collecte,encombrant</text:p>
          </table:table-cell>
          <table:table-cell table:style-name="ce265" office:value-type="string" calcext:value-type="string">
            <text:p>collection,bulky</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0" office:value-type="string" calcext:value-type="string">
            <text:p>fiche_compostage</text:p>
          </table:table-cell>
          <table:table-cell table:style-name="ce270" office:value-type="string" calcext:value-type="string">
            <text:p>Compostage</text:p>
          </table:table-cell>
          <table:table-cell table:style-name="ce265" office:value-type="string" calcext:value-type="string">
            <text:p>Compost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58"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270" office:value-type="string" calcext:value-type="string">
            <text:p>composteur_mini.png</text:p>
          </table:table-cell>
          <table:table-cell table:style-name="ce270" office:value-type="string" calcext:value-type="string">
            <text:p>compostage</text:p>
          </table:table-cell>
          <table:table-cell table:style-name="ce265" office:value-type="string" calcext:value-type="string">
            <text:p>compostri</text:p>
          </table:table-cell>
          <table:table-cell table:style-name="ce265" office:value-type="string" calcext:value-type="string">
            <text:p><text:a xlink:href="https://www.ekopedia.fr/wiki/Compost" xlink:type="simple">https://www.ekopedia.fr/wiki/Compost</text:a></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364" office:value-type="string" calcext:value-type="string">
            <text:p><text:s/></text:p>
          </table:table-cell>
          <table:table-cell table:number-columns-repeated="245"/>
        </table:table-row>
        <table:table-row table:style-name="ro52">
          <table:table-cell office:value-type="string" calcext:value-type="string">
            <text:p>fiche_compostri</text:p>
          </table:table-cell>
          <table:table-cell office:value-type="string" calcext:value-type="string">
            <text:p>Compostri</text:p>
          </table:table-cell>
          <table:table-cell table:style-name="ce265" office:value-type="string" calcext:value-type="string">
            <text:p>Compostri</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270" office:value-type="string" calcext:value-type="string">
            <text:p>nantes/logo_compostri_mini.png</text:p>
          </table:table-cell>
          <table:table-cell table:style-name="ce270" office:value-type="string" calcext:value-type="string">
            <text:p>compostri</text:p>
          </table:table-cell>
          <table:table-cell table:style-name="ce265" office:value-type="string" calcext:value-type="string">
            <text:p>container,packaging,newspaper,magazine</text:p>
          </table:table-cell>
          <table:table-cell table:style-name="ce265" office:value-type="string" calcext:value-type="string">
            <text:p>http://www.compostri.fr</text:p>
          </table:table-cell>
          <table:table-cell table:style-name="ce323" office:value-type="string" calcext:value-type="string">
            <text:p>fiche</text:p>
          </table:table-cell>
          <table:table-cell table:style-name="ce323" office:value-type="string" calcext:value-type="string">
            <text:p>Envoyé par Compostri 01/2018</text:p>
          </table:table-cell>
          <table:table-cell table:style-name="ce323" office:value-type="string" calcext:value-type="string">
            <text:p>initiative_locale</text:p>
          </table:table-cell>
          <table:table-cell table:style-name="ce323"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393"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3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52">
          <table:table-cell table:style-name="ce273" office:value-type="string" calcext:value-type="string">
            <text:p>fiche_contembjournmag</text:p>
          </table:table-cell>
          <table:table-cell table:style-name="ce273" office:value-type="string" calcext:value-type="string">
            <text:p>Cont. embal. journ. mag.</text:p>
          </table:table-cell>
          <table:table-cell table:style-name="ce265" office:value-type="string" calcext:value-type="string">
            <text:p>Cont. embal. journ. Mag.</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73"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73"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270" office:value-type="string" calcext:value-type="string">
            <text:p>conteneur_emballages_journaux_magazines_mini.png</text:p>
          </table:table-cell>
          <table:table-cell table:style-name="ce270" office:value-type="string" calcext:value-type="string">
            <text:p>conteneur,emballage,journal,magasine</text:p>
          </table:table-cell>
          <table:table-cell table:style-name="ce265" office:value-type="string" calcext:value-type="string">
            <text:p>containers,clothing</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0" office:value-type="string" calcext:value-type="string">
            <text:p>fiche_contvet</text:p>
          </table:table-cell>
          <table:table-cell table:style-name="ce270" office:value-type="string" calcext:value-type="string">
            <text:p>Conteneurs vêtements</text:p>
          </table:table-cell>
          <table:table-cell table:style-name="ce265" office:value-type="string" calcext:value-type="string">
            <text:p>Containers cloth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58"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270" office:value-type="string" calcext:value-type="string">
            <text:p>conteneur_lerelais_mini.png</text:p>
          </table:table-cell>
          <table:table-cell table:style-name="ce270" office:value-type="string" calcext:value-type="string">
            <text:p>conteneurs,vêtements</text:p>
          </table:table-cell>
          <table:table-cell table:number-columns-repeated="2"/>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0" office:value-type="string" calcext:value-type="string">
            <text:p>fiche_coucheslavables</text:p>
          </table:table-cell>
          <table:table-cell table:style-name="ce270" office:value-type="string" calcext:value-type="string">
            <text:p>Couches lavables</text:p>
          </table:table-cell>
          <table:table-cell table:style-name="ce265" office:value-type="string" calcext:value-type="string">
            <text:p>Cloth diapers</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26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270" office:value-type="string" calcext:value-type="string">
            <text:p>couches_lavables_1.png</text:p>
          </table:table-cell>
          <table:table-cell table:style-name="ce270"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contpapiercarton</text:p>
          </table:table-cell>
          <table:table-cell table:style-name="ce273" office:value-type="string" calcext:value-type="string">
            <text:p>Conteneur papier carton</text:p>
          </table:table-cell>
          <table:table-cell table:style-name="ce265" office:value-type="string" calcext:value-type="string">
            <text:p>Paper cardboard container</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73"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73"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270" office:value-type="string" calcext:value-type="string">
            <text:p>conteneur_carton_mini.png</text:p>
          </table:table-cell>
          <table:table-cell table:style-name="ce270" office:value-type="string" calcext:value-type="string">
            <text:p>conteneur,papier,carton</text:p>
          </table:table-cell>
          <table:table-cell table:style-name="ce265" office:value-type="string" calcext:value-type="string">
            <text:p>container,paper,cardboard</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contmpb</text:p>
          </table:table-cell>
          <table:table-cell table:style-name="ce273" office:value-type="string" calcext:value-type="string">
            <text:p>Conteneur plastique</text:p>
          </table:table-cell>
          <table:table-cell table:style-name="ce265" office:value-type="string" calcext:value-type="string">
            <text:p>Plastic container</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45"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345"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270" office:value-type="string" calcext:value-type="string">
            <text:p>conteneur_plastique_mini.png</text:p>
          </table:table-cell>
          <table:table-cell table:style-name="ce270" office:value-type="string" calcext:value-type="string">
            <text:p>conteneur,plastique</text:p>
          </table:table-cell>
          <table:table-cell table:style-name="ce265" office:value-type="string" calcext:value-type="string">
            <text:p>container,plastic</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contverre</text:p>
          </table:table-cell>
          <table:table-cell table:style-name="ce273" office:value-type="string" calcext:value-type="string">
            <text:p>Conteneur verre</text:p>
          </table:table-cell>
          <table:table-cell table:style-name="ce265" office:value-type="string" calcext:value-type="string">
            <text:p>Glass container</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73"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73"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270" office:value-type="string" calcext:value-type="string">
            <text:p>conteneur_verre_mini.png</text:p>
          </table:table-cell>
          <table:table-cell table:style-name="ce270" office:value-type="string" calcext:value-type="string">
            <text:p>conteneur,verre</text:p>
          </table:table-cell>
          <table:table-cell table:style-name="ce265" office:value-type="string" calcext:value-type="string">
            <text:p>container,glass</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ecopoint</text:p>
          </table:table-cell>
          <table:table-cell table:style-name="ce273" office:value-type="string" calcext:value-type="string">
            <text:p>Déchèteries / écopoint</text:p>
          </table:table-cell>
          <table:table-cell table:style-name="ce265" office:value-type="string" calcext:value-type="string">
            <text:p>Déchèteries / écopoint</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73"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73"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73" office:value-type="string" calcext:value-type="string">
            <text:p>nantes/ecopoint_viarme_mini.png</text:p>
          </table:table-cell>
          <table:table-cell table:style-name="ce273" office:value-type="string" calcext:value-type="string">
            <text:p>déchèteries,écopoint</text:p>
          </table:table-cell>
          <table:table-cell table:style-name="ce265" office:value-type="string" calcext:value-type="string">
            <text:p>déchèteries,ecopoint</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336" office:value-type="string" calcext:value-type="string">
            <text:p>fiche_ecoparticipation</text:p>
          </table:table-cell>
          <table:table-cell table:style-name="ce258" office:value-type="string" calcext:value-type="string">
            <text:p>Eco-participation</text:p>
          </table:table-cell>
          <table:table-cell table:style-name="ce265" office:value-type="string" calcext:value-type="string">
            <text:p>Green tax</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58"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58" office:value-type="string" calcext:value-type="string">
            <text:p>ticket_caisse_ecoparticipation_mini.png</text:p>
          </table:table-cell>
          <table:table-cell table:style-name="ce258" office:value-type="string" calcext:value-type="string">
            <text:p>Eco-participation,taxe</text:p>
          </table:table-cell>
          <table:table-cell table:style-name="ce265" office:value-type="string" calcext:value-type="string">
            <text:p>greentax</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poubelle</text:p>
          </table:table-cell>
          <table:table-cell table:number-columns-repeated="2" table:style-name="ce258" office:value-type="string" calcext:value-type="string">
            <text:p>Eugène Poubelle</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6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6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387" office:value-type="string" calcext:value-type="string">
            <text:p>images_externes_libres/portrait_eugene_poubelle_mini.png</text:p>
          </table:table-cell>
          <table:table-cell table:number-columns-repeated="2" table:style-name="ce387" office:value-type="string" calcext:value-type="string">
            <text:p>eugène,poubelle</text:p>
          </table:table-cell>
          <table:table-cell table:style-name="ce387" office:value-type="string" calcext:value-type="string">
            <text:p>http://fr.wikipedia.org/wiki/Eug%C3%A8ne_Poubelle</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logos</text:p>
          </table:table-cell>
          <table:table-cell table:style-name="ce258" office:value-type="string" calcext:value-type="string">
            <text:p>Logos utilisés</text:p>
          </table:table-cell>
          <table:table-cell table:style-name="ce265" office:value-type="string" calcext:value-type="string">
            <text:p>Logos used</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378"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378"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388" office:value-type="string" calcext:value-type="string">
            <text:p><text:span text:style-name="T23">images_non_libres/</text:span><text:span text:style-name="T7">logo_contribution_mini.png</text:span></text:p>
          </table:table-cell>
          <table:table-cell table:style-name="ce388" office:value-type="string" calcext:value-type="string">
            <text:p>logo,eco-emballage,adelphe,cyclamed,pet,pehd,peld,pp,pse,triman</text:p>
          </table:table-cell>
          <table:table-cell table:style-name="ce265" office:value-type="string" calcext:value-type="string">
            <text:p>logo,eco-emballage,adelphe,cyclamed,pet,pehd,peld,pp,pse,triman</text:p>
          </table:table-cell>
          <table:table-cell table:style-name="ce265" office:value-type="string" calcext:value-type="string">
            <text:p>http://www.lemballageecologique.com/actualites/symboles-logos-recyclage-emballages-plastiques</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lombricompost</text:p>
          </table:table-cell>
          <table:table-cell table:style-name="ce258" office:value-type="string" calcext:value-type="string">
            <text:p>Lombricompost</text:p>
          </table:table-cell>
          <table:table-cell table:style-name="ce265" office:value-type="string" calcext:value-type="string">
            <text:p>Vermicompost</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380"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378"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58" office:value-type="string" calcext:value-type="string">
            <text:p>compost_mini.png</text:p>
          </table:table-cell>
          <table:table-cell table:style-name="ce258" office:value-type="string" calcext:value-type="string">
            <text:p>lombricompost</text:p>
          </table:table-cell>
          <table:table-cell table:style-name="ce265" office:value-type="string" calcext:value-type="string">
            <text:p>vermicompost</text:p>
          </table:table-cell>
          <table:table-cell table:style-name="ce378" office:value-type="string" calcext:value-type="string">
            <text:p><text:span text:style-name="T25"><text:a xlink:href="http://fr.ekopedia.org/Lombricompostage" xlink:type="simple">http://fr.ekopedia.org/Lombricompostage</text:a></text:span></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mieuxtrierannantes</text:p>
          </table:table-cell>
          <table:table-cell table:number-columns-repeated="2" table:style-name="ce258" office:value-type="string" calcext:value-type="string">
            <text:p>Mieux trier à Nante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8"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378"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56" office:value-type="string" calcext:value-type="string">
            <text:p>nantes/logo_mieuxtrieranantes.png</text:p>
          </table:table-cell>
          <table:table-cell table:style-name="ce258" office:value-type="string" calcext:value-type="string">
            <text:p>mieux,trier,nantes</text:p>
          </table:table-cell>
          <table:table-cell table:style-name="ce391" office:value-type="string" calcext:value-type="string">
            <text:p>mieux,trier,nantes</text:p>
          </table:table-cell>
          <table:table-cell table:style-name="ce391"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393"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plastik</text:p>
          </table:table-cell>
          <table:table-cell table:number-columns-repeated="2" table:style-name="ce258" office:value-type="string" calcext:value-type="string">
            <text:p>PP Plastic Pickup</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8"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378"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56" office:value-type="string" calcext:value-type="string">
            <text:p><text:span text:style-name="T24">nantes/</text:span>logo_plasticpickup.png</text:p>
          </table:table-cell>
          <table:table-cell table:style-name="ce258" office:value-type="string" calcext:value-type="string">
            <text:p>plastique,pp,plastic,pickup,oceane,reze</text:p>
          </table:table-cell>
          <table:table-cell table:style-name="ce258" office:value-type="string" calcext:value-type="string">
            <text:p>pp,plastic,pickup,oceane,reze</text:p>
          </table:table-cell>
          <table:table-cell table:style-name="ce258" office:value-type="string" calcext:value-type="string">
            <text:p><text:a xlink:href="http://www.plastiques.eu/" xlink:type="simple">http://www.plastiques.eu</text:a></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table:table-cell table:number-columns-repeated="3"/>
          <table:table-cell table:style-name="ce393"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plus2vers</text:p>
          </table:table-cell>
          <table:table-cell table:style-name="ce258" office:value-type="string" calcext:value-type="string">
            <text:p>Plus2vers - échange de lombrics</text:p>
          </table:table-cell>
          <table:table-cell table:style-name="ce265" office:value-type="string" calcext:value-type="string">
            <text:p>Plus2vers - exchange of earthworm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8"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378"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56" office:value-type="string" calcext:value-type="string">
            <text:p>nantes/logo_plus2vers.png</text:p>
          </table:table-cell>
          <table:table-cell table:style-name="ce258" office:value-type="string" calcext:value-type="string">
            <text:p>plus2vers,échange,lombrics</text:p>
          </table:table-cell>
          <table:table-cell table:style-name="ce265" office:value-type="string" calcext:value-type="string">
            <text:p>plus2vers,exchange,,earthworms</text:p>
          </table:table-cell>
          <table:table-cell table:style-name="ce265" office:value-type="string" calcext:value-type="string">
            <text:p>https://plus2vers.fr,https://lesboitesvertes.fr</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393"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3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52">
          <table:table-cell table:style-name="ce258" office:value-type="string" calcext:value-type="string">
            <text:p>fiche_medicament</text:p>
          </table:table-cell>
          <table:table-cell table:style-name="ce258" office:value-type="string" calcext:value-type="string">
            <text:p>Récupération médicaments</text:p>
          </table:table-cell>
          <table:table-cell table:style-name="ce265" office:value-type="string" calcext:value-type="string">
            <text:p>Drugs recovery</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58"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56" office:value-type="string" calcext:value-type="string">
            <text:p>medicaments_mini.png</text:p>
          </table:table-cell>
          <table:table-cell table:style-name="ce258" office:value-type="string" calcext:value-type="string">
            <text:p>récupération,médicaments</text:p>
          </table:table-cell>
          <table:table-cell table:style-name="ce265" office:value-type="string" calcext:value-type="string">
            <text:p>recovery,medicine</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plusieurstrisac</text:p>
          </table:table-cell>
          <table:table-cell table:style-name="ce273" office:value-type="string" calcext:value-type="string">
            <text:p>Récupérer sacs jaunes et bleus</text:p>
          </table:table-cell>
          <table:table-cell table:style-name="ce265" office:value-type="string" calcext:value-type="string">
            <text:p>Collect yellow and blue bag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81"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381"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56" office:value-type="string" calcext:value-type="string">
            <text:p>distributeur_trisac_mini.png</text:p>
          </table:table-cell>
          <table:table-cell table:style-name="ce270" office:value-type="string" calcext:value-type="string">
            <text:p>récupérer,sacs,jaunes,bleus</text:p>
          </table:table-cell>
          <table:table-cell table:style-name="ce265" office:value-type="string" calcext:value-type="string">
            <text:p>getbags,yellow,andblue</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acier</text:p>
          </table:table-cell>
          <table:table-cell table:style-name="ce258" office:value-type="string" calcext:value-type="string">
            <text:p>Recyclage acier</text:p>
          </table:table-cell>
          <table:table-cell table:style-name="ce265" office:value-type="string" calcext:value-type="string">
            <text:p>Steel recycl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382"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382"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56" office:value-type="string" calcext:value-type="string">
            <text:p>aerosol_mini.png</text:p>
          </table:table-cell>
          <table:table-cell table:style-name="ce258" office:value-type="string" calcext:value-type="string">
            <text:p>recyclage,acier</text:p>
          </table:table-cell>
          <table:table-cell table:style-name="ce265" office:value-type="string" calcext:value-type="string">
            <text:p>recycling,steel</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pet</text:p>
          </table:table-cell>
          <table:table-cell table:style-name="ce258" office:value-type="string" calcext:value-type="string">
            <text:p>Recyclage plastique</text:p>
          </table:table-cell>
          <table:table-cell table:style-name="ce265" office:value-type="string" calcext:value-type="string">
            <text:p>Plastic recycl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58"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58" office:value-type="string" calcext:value-type="string">
            <text:p>bouteille_transparente_mini.png</text:p>
          </table:table-cell>
          <table:table-cell table:style-name="ce258" office:value-type="string" calcext:value-type="string">
            <text:p>recyclage,plastique</text:p>
          </table:table-cell>
          <table:table-cell table:style-name="ce265" office:value-type="string" calcext:value-type="string">
            <text:p>recyclingplastic</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tetrapak</text:p>
          </table:table-cell>
          <table:table-cell table:style-name="ce258" office:value-type="string" calcext:value-type="string">
            <text:p>Recyclage Tétrapak</text:p>
          </table:table-cell>
          <table:table-cell table:style-name="ce265" office:value-type="string" calcext:value-type="string">
            <text:p>Tetrapak recycl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378"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378"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58" office:value-type="string" calcext:value-type="string">
            <text:p>brique_lait_mini.png</text:p>
          </table:table-cell>
          <table:table-cell table:style-name="ce258" office:value-type="string" calcext:value-type="string">
            <text:p>recyclage,tétrapak,brique</text:p>
          </table:table-cell>
          <table:table-cell table:style-name="ce265" office:value-type="string" calcext:value-type="string">
            <text:p>recycling,tetrapak</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verre</text:p>
          </table:table-cell>
          <table:table-cell table:style-name="ce258" office:value-type="string" calcext:value-type="string">
            <text:p>Recyclage verre</text:p>
          </table:table-cell>
          <table:table-cell table:style-name="ce265" office:value-type="string" calcext:value-type="string">
            <text:p>Glass recycling</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58"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58"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58" office:value-type="string" calcext:value-type="string">
            <text:p>bocal_verre_mini.png</text:p>
          </table:table-cell>
          <table:table-cell table:style-name="ce258" office:value-type="string" calcext:value-type="string">
            <text:p>recyclage,verre</text:p>
          </table:table-cell>
          <table:table-cell table:style-name="ce265" office:value-type="string" calcext:value-type="string">
            <text:p>recyclingglass</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office:value-type="string" calcext:value-type="string">
            <text:p>fiche_velo</text:p>
          </table:table-cell>
          <table:table-cell office:value-type="string" calcext:value-type="string">
            <text:p>Réemploi vélo</text:p>
          </table:table-cell>
          <table:table-cell table:style-name="ce265" office:value-type="string" calcext:value-type="string">
            <text:p>Reuse bike</text:p>
          </table:table-cell>
          <table:table-cell table:style-name="ce265" office:value-type="string" calcext:value-type="string">
            <text:p>Initiative locale réductions des déchets</text:p>
          </table:table-cell>
          <table:table-cell table:style-name="ce265" office:value-type="string" calcext:value-type="string">
            <text:p>Local waste reduction initiative</text:p>
          </table:table-cell>
          <table:table-cell table:style-name="ce383"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386"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270" office:value-type="string" calcext:value-type="string">
            <text:p>veloenfant_mini.png</text:p>
          </table:table-cell>
          <table:table-cell table:style-name="ce270" office:value-type="string" calcext:value-type="string">
            <text:p>réemploi,vélo,atao,place,autour</text:p>
          </table:table-cell>
          <table:table-cell table:style-name="ce265" office:value-type="string" calcext:value-type="string">
            <text:p>reuse,bike,atao,place,autour</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table:table-cell table:number-columns-repeated="3"/>
          <table:table-cell table:style-name="ce393"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reprise</text:p>
          </table:table-cell>
          <table:table-cell table:style-name="ce273" office:value-type="string" calcext:value-type="string">
            <text:p>Reprise magasins</text:p>
          </table:table-cell>
          <table:table-cell table:style-name="ce320" office:value-type="string" calcext:value-type="string">
            <text:p>Resumption stores</text:p>
          </table:table-cell>
          <table:table-cell table:style-name="ce265" office:value-type="string" calcext:value-type="string">
            <text:p>Consignes de tri</text:p>
          </table:table-cell>
          <table:table-cell table:style-name="ce373" office:value-type="string" calcext:value-type="string">
            <text:p>Sorting instructions </text:p>
          </table:table-cell>
          <table:table-cell table:style-name="ce273"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73"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58" office:value-type="string" calcext:value-type="string">
            <text:p>telephone_mini.png</text:p>
          </table:table-cell>
          <table:table-cell table:style-name="ce258" office:value-type="string" calcext:value-type="string">
            <text:p>reprise,magasins</text:p>
          </table:table-cell>
          <table:table-cell table:style-name="ce265" office:value-type="string" calcext:value-type="string">
            <text:p>recovery,stores</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general_tri</text:p>
          </table:table-cell>
          <table:table-cell table:style-name="ce323"/>
          <table:table-cell table:number-columns-repeated="3"/>
          <table:table-cell table:style-name="ce393"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sacjaune</text:p>
          </table:table-cell>
          <table:table-cell table:style-name="ce273" office:value-type="string" calcext:value-type="string">
            <text:p>Sacs jaunes et bleus</text:p>
          </table:table-cell>
          <table:table-cell table:style-name="ce265" office:value-type="string" calcext:value-type="string">
            <text:p>Yellow and blue bag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81"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381"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270" office:value-type="string" calcext:value-type="string">
            <text:p>nantes/sacs_jaune_et_bleu.png</text:p>
          </table:table-cell>
          <table:table-cell table:style-name="ce270" office:value-type="string" calcext:value-type="string">
            <text:p>sacs,jaunes,bleus</text:p>
          </table:table-cell>
          <table:table-cell table:style-name="ce265" office:value-type="string" calcext:value-type="string">
            <text:p>bags,yellow,blue</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telephone</text:p>
          </table:table-cell>
          <table:table-cell table:style-name="ce273" office:value-type="string" calcext:value-type="string">
            <text:p>Numéros de téléphones</text:p>
          </table:table-cell>
          <table:table-cell table:style-name="ce265" office:value-type="string" calcext:value-type="string">
            <text:p>Phone numbers</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81"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381"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270" office:value-type="string" calcext:value-type="string">
            <text:p>phone_black.png</text:p>
          </table:table-cell>
          <table:table-cell table:style-name="ce270" office:value-type="string" calcext:value-type="string">
            <text:p>allo,allonantes,proximité,téléphone,tél,appeler,doute,question</text:p>
          </table:table-cell>
          <table:table-cell table:style-name="ce265" office:value-type="string" calcext:value-type="string">
            <text:p>allo,allonantes,proximity,telephone,phone,call,doubt,question</text:p>
          </table:table-cell>
          <table:table-cell table:style-name="ce265"/>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73" office:value-type="string" calcext:value-type="string">
            <text:p>fiche_jaimetesbocaux</text:p>
          </table:table-cell>
          <table:table-cell table:number-columns-repeated="2" table:style-name="ce273" office:value-type="string" calcext:value-type="string">
            <text:p>Collectif J’aime tes Bocaux et tes sacs aussi</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81"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381"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270" office:value-type="string" calcext:value-type="string">
            <text:p>nantes/jaimetesbocaux.png</text:p>
          </table:table-cell>
          <table:table-cell table:number-columns-repeated="2" table:style-name="ce389" office:value-type="string" calcext:value-type="string">
            <text:p>aime,bocal,bocaux,sac</text:p>
          </table:table-cell>
          <table:table-cell table:style-name="ce265" office:value-type="string" calcext:value-type="string">
            <text:p><text:a xlink:href="https://www.facebook.com/Jaime-tes-bocaux-1147296918725687/" xlink:type="simple">https://www.facebook.com/Jaime-tes-bocaux-1147296918725687/</text:a></text:p>
          </table:table-cell>
          <table:table-cell table:style-name="ce323" office:value-type="string" calcext:value-type="string">
            <text:p>fiche</text:p>
          </table:table-cell>
          <table:table-cell table:style-name="ce323" office:value-type="string" calcext:value-type="string">
            <text:p>Mieux trier à Nantes 10/2017</text:p>
          </table:table-cell>
          <table:table-cell table:style-name="ce323" office:value-type="string" calcext:value-type="string">
            <text:p>consigne_locale</text:p>
          </table:table-cell>
          <table:table-cell table:style-name="ce323"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393"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arcenciel</text:p>
          </table:table-cell>
          <table:table-cell table:style-name="ce258" office:value-type="string" calcext:value-type="string">
            <text:p>Usine Arc-en-ciel</text:p>
          </table:table-cell>
          <table:table-cell table:style-name="ce265" office:value-type="string" calcext:value-type="string">
            <text:p>Arc-en-ciel Factory</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58"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58"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58" office:value-type="string" calcext:value-type="string">
            <text:p>nantes/usine_arcenciel_mini.png</text:p>
          </table:table-cell>
          <table:table-cell table:style-name="ce258" office:value-type="string" calcext:value-type="string">
            <text:p>usine,arc-en-ciel,arc,ciel,coueron</text:p>
          </table:table-cell>
          <table:table-cell table:style-name="ce265" office:value-type="string" calcext:value-type="string">
            <text:p>factory,arc-en-ciel,coueron</text:p>
          </table:table-cell>
          <table:table-cell office:value-type="string" calcext:value-type="string">
            <text:p>http://www.usine-arcenciel.fr/accueil.html</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393"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boutabout</text:p>
          </table:table-cell>
          <table:table-cell table:style-name="ce265" office:value-type="string" calcext:value-type="string">
            <text:p>Bout' à Bout' - consigne de verre</text:p>
          </table:table-cell>
          <table:table-cell table:style-name="ce265" office:value-type="string" calcext:value-type="string">
            <text:p>Bout' à Bout'</text:p>
          </table:table-cell>
          <table:table-cell table:style-name="ce265" office:value-type="string" calcext:value-type="string">
            <text:p>Initiative locale réductions des déchets</text:p>
          </table:table-cell>
          <table:table-cell table:style-name="ce265" office:value-type="string" calcext:value-type="string">
            <text:p>Local waste reduction initiative</text:p>
          </table:table-cell>
          <table:table-cell table:style-name="ce258"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58"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58" office:value-type="string" calcext:value-type="string">
            <text:p>nantes/logo_boutabout.png</text:p>
          </table:table-cell>
          <table:table-cell table:style-name="ce258" office:value-type="string" calcext:value-type="string">
            <text:p>consigne,bouteille,verre,boutabout,bout</text:p>
          </table:table-cell>
          <table:table-cell table:style-name="ce265" office:value-type="string" calcext:value-type="string">
            <text:p>setpoint, bottle, glass, Boutabout,bout</text:p>
          </table:table-cell>
          <table:table-cell table:style-name="ce265" office:value-type="string" calcext:value-type="string">
            <text:p>http://www.boutabout.org/</text:p>
          </table:table-cell>
          <table:table-cell table:style-name="ce323" office:value-type="string" calcext:value-type="string">
            <text:p>fiche</text:p>
          </table:table-cell>
          <table:table-cell table:style-name="ce323" office:value-type="string" calcext:value-type="string">
            <text:p>Mail envoyé par la structure le 10/2017,</text:p>
          </table:table-cell>
          <table:table-cell table:style-name="ce323" office:value-type="string" calcext:value-type="string">
            <text:p>initiative_locale</text:p>
          </table:table-cell>
          <table:table-cell table:style-name="ce392"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393"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valorena</text:p>
          </table:table-cell>
          <table:table-cell table:style-name="ce258" office:value-type="string" calcext:value-type="string">
            <text:p>Usine Valorena</text:p>
          </table:table-cell>
          <table:table-cell table:style-name="ce265" office:value-type="string" calcext:value-type="string">
            <text:p>Valorena factory </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258"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58"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58" office:value-type="string" calcext:value-type="string">
            <text:p>nantes/usine_valorena.png</text:p>
          </table:table-cell>
          <table:table-cell table:style-name="ce258" office:value-type="string" calcext:value-type="string">
            <text:p>usine,valorena</text:p>
          </table:table-cell>
          <table:table-cell table:style-name="ce265" office:value-type="string" calcext:value-type="string">
            <text:p>factory,valorena</text:p>
          </table:table-cell>
          <table:table-cell table:style-name="ce391" office:value-type="string" calcext:value-type="string">
            <text:p><text:span text:style-name="T26"><text:a xlink:href="http://www.youtube.com/watch?v=H69lhVN7QXE" xlink:type="simple">http://www.youtube.com/watch?v=H69lhVN7QXE</text:a></text:span></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consigne_locale</text:p>
          </table:table-cell>
          <table:table-cell table:style-name="ce323"/>
          <table:table-cell table:number-columns-repeated="3"/>
          <table:table-cell table:style-name="ce393"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364" office:value-type="string" calcext:value-type="string">
            <text:p><text:s/></text:p>
          </table:table-cell>
          <table:table-cell table:number-columns-repeated="245"/>
        </table:table-row>
        <table:table-row table:style-name="ro52">
          <table:table-cell table:number-columns-repeated="3" table:style-name="ce265" office:value-type="string" calcext:value-type="string">
            <text:p>Oasis Environnement</text:p>
          </table:table-cell>
          <table:table-cell table:style-name="ce265" office:value-type="string" calcext:value-type="string">
            <text:p>Association accompagnant les entreprises souhaitant recycler</text:p>
          </table:table-cell>
          <table:table-cell table:style-name="ce265" office:value-type="string" calcext:value-type="string">
            <text:p>Association accompanying companies wishing to recycle</text:p>
          </table:table-cell>
          <table:table-cell table:style-name="ce384"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384"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265" office:value-type="string" calcext:value-type="string">
            <text:p>nantes/logo_oasis_environnement_mini.jpg</text:p>
          </table:table-cell>
          <table:table-cell table:style-name="ce265" office:value-type="string" calcext:value-type="string">
            <text:p>oasis,environnement,entreprise,accompagnement</text:p>
          </table:table-cell>
          <table:table-cell table:style-name="ce265" office:value-type="string" calcext:value-type="string">
            <text:p>oasis,environnement,business,support</text:p>
          </table:table-cell>
          <table:table-cell table:style-name="ce265" office:value-type="string" calcext:value-type="string">
            <text:p><text:a xlink:href="http://www.oasis-environnement.org/" xlink:type="simple">http://www.oasis-environnement.org/</text:a></text:p>
          </table:table-cell>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393"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solutionrecyclage</text:p>
          </table:table-cell>
          <table:table-cell table:number-columns-repeated="2" table:style-name="ce265" office:value-type="string" calcext:value-type="string">
            <text:p>Solution recyclage</text:p>
          </table:table-cell>
          <table:table-cell table:style-name="ce265" office:value-type="string" calcext:value-type="string">
            <text:p>Entreprise fournissant des solutions complètes de recyclage</text:p>
          </table:table-cell>
          <table:table-cell table:style-name="ce265" office:value-type="string" calcext:value-type="string">
            <text:p>Company providing complete recycling solutions</text:p>
          </table:table-cell>
          <table:table-cell table:style-name="ce384"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384"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265" office:value-type="string" calcext:value-type="string">
            <text:p>nantes/logo_solutionrecyclage_mini.png</text:p>
          </table:table-cell>
          <table:table-cell table:style-name="ce265" office:value-type="string" calcext:value-type="string">
            <text:p>solution,recyclage,entreprise,carton,bouteille,moquette ,gobelet</text:p>
          </table:table-cell>
          <table:table-cell table:style-name="ce265" office:value-type="string" calcext:value-type="string">
            <text:p>solution, recycling company, bottle, carton, carpet beaker </text:p>
          </table:table-cell>
          <table:table-cell table:style-name="ce265" office:value-type="string" calcext:value-type="string">
            <text:p>http://www.solution-recyclage.fr,<text:a xlink:href="http://www.youtube.com/watch?v=mmBruXXhBWA" xlink:type="simple">http://www.youtube.com/watch?v=mmBruXXhBWA</text:a></text:p>
          </table:table-cell>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265" office:value-type="string" calcext:value-type="string">
            <text:p><text:s/></text:p>
          </table:table-cell>
          <table:table-cell table:number-columns-repeated="2"/>
          <table:table-cell table:style-name="ce393"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paprec</text:p>
          </table:table-cell>
          <table:table-cell table:number-columns-repeated="2" table:style-name="ce265" office:value-type="string" calcext:value-type="string">
            <text:p>Paprec</text:p>
          </table:table-cell>
          <table:table-cell table:style-name="ce265" office:value-type="string" calcext:value-type="string">
            <text:p>Entreprise fournissant des solutions complètes de recyclage</text:p>
          </table:table-cell>
          <table:table-cell table:style-name="ce265" office:value-type="string" calcext:value-type="string">
            <text:p>Company providing complete recycling solutions</text:p>
          </table:table-cell>
          <table:table-cell table:style-name="ce265"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265"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265" office:value-type="string" calcext:value-type="string">
            <text:p>nantes/logo_paprec_group_mini.png</text:p>
          </table:table-cell>
          <table:table-cell table:style-name="ce265" office:value-type="string" calcext:value-type="string">
            <text:p>entreprise</text:p>
          </table:table-cell>
          <table:table-cell table:style-name="ce265" table:number-columns-repeated="2"/>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table:table-cell table:style-name="ce265"/>
          <table:table-cell table:number-columns-repeated="2"/>
          <table:table-cell table:style-name="ce393"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arbres</text:p>
          </table:table-cell>
          <table:table-cell table:number-columns-repeated="2" table:style-name="ce265" office:value-type="string" calcext:value-type="string">
            <text:p>ARBRES</text:p>
          </table:table-cell>
          <table:table-cell table:style-name="ce265" office:value-type="string" calcext:value-type="string">
            <text:p>Association spécialisée dans récupération de papier</text:p>
          </table:table-cell>
          <table:table-cell table:style-name="ce265" office:value-type="string" calcext:value-type="string">
            <text:p>Association specialized in paper recovery</text:p>
          </table:table-cell>
          <table:table-cell table:style-name="ce265"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265"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265" office:value-type="string" calcext:value-type="string">
            <text:p>nantes/association_arbres_mini.png</text:p>
          </table:table-cell>
          <table:table-cell table:style-name="ce265" office:value-type="string" calcext:value-type="string">
            <text:p>entreprise,papier,carton</text:p>
          </table:table-cell>
          <table:table-cell table:style-name="ce265" table:number-columns-repeated="2"/>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table:table-cell table:style-name="ce265"/>
          <table:table-cell table:number-columns-repeated="2"/>
          <table:table-cell table:style-name="ce393"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papiersdelespoir</text:p>
          </table:table-cell>
          <table:table-cell table:number-columns-repeated="2" table:style-name="ce265" office:value-type="string" calcext:value-type="string">
            <text:p>Les Papiers de l'espoir</text:p>
          </table:table-cell>
          <table:table-cell table:style-name="ce265" office:value-type="string" calcext:value-type="string">
            <text:p>Association spécialisée dans récupération de papier</text:p>
          </table:table-cell>
          <table:table-cell table:style-name="ce265" office:value-type="string" calcext:value-type="string">
            <text:p>Association specialized in paper recovery</text:p>
          </table:table-cell>
          <table:table-cell table:style-name="ce265"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265"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265" office:value-type="string" calcext:value-type="string">
            <text:p>nantes/logo_papierdelespoir_mini.png</text:p>
          </table:table-cell>
          <table:table-cell table:style-name="ce265" office:value-type="string" calcext:value-type="string">
            <text:p>entreprise,papier,carton</text:p>
          </table:table-cell>
          <table:table-cell table:style-name="ce265" table:number-columns-repeated="2"/>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table:table-cell table:style-name="ce265"/>
          <table:table-cell table:number-columns-repeated="2"/>
          <table:table-cell table:style-name="ce393"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stationsservices</text:p>
          </table:table-cell>
          <table:table-cell table:number-columns-repeated="2" table:style-name="ce265" office:value-type="string" calcext:value-type="string">
            <text:p>Stations services</text:p>
          </table:table-cell>
          <table:table-cell table:style-name="ce265" office:value-type="string" calcext:value-type="string">
            <text:p>Association spécialisée dans récupération de matériaux</text:p>
          </table:table-cell>
          <table:table-cell table:style-name="ce265" office:value-type="string" calcext:value-type="string">
            <text:p>Association specialized in materials recovery</text:p>
          </table:table-cell>
          <table:table-cell table:style-name="ce265"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265" office:value-type="string" calcext:value-type="string">
            <text:p>We recover the own raw materials that could then be resold at very low prices to be creative reuse.&lt;br/&gt;Open to individuals and companies.</text:p>
          </table:table-cell>
          <table:table-cell table:style-name="ce265" office:value-type="string" calcext:value-type="string">
            <text:p>nantes/logo_stationsservices_mini.png</text:p>
          </table:table-cell>
          <table:table-cell table:style-name="ce265" office:value-type="string" calcext:value-type="string">
            <text:p>entreprise,matériaux</text:p>
          </table:table-cell>
          <table:table-cell table:style-name="ce265" table:number-columns-repeated="2"/>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table:table-cell table:style-name="ce265"/>
          <table:table-cell table:number-columns-repeated="2"/>
          <table:table-cell table:style-name="ce393"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364" office:value-type="string" calcext:value-type="string">
            <text:p><text:s/></text:p>
          </table:table-cell>
          <table:table-cell table:number-columns-repeated="245"/>
        </table:table-row>
        <table:table-row table:style-name="ro52">
          <table:table-cell table:style-name="ce265" office:value-type="string" calcext:value-type="string">
            <text:p>soluent_recyclivre</text:p>
          </table:table-cell>
          <table:table-cell table:number-columns-repeated="2" table:style-name="ce265" office:value-type="string" calcext:value-type="string">
            <text:p>RecycLivre</text:p>
          </table:table-cell>
          <table:table-cell table:style-name="ce265" office:value-type="string" calcext:value-type="string">
            <text:p>Entreprise spécialisée dans récupération de livre</text:p>
          </table:table-cell>
          <table:table-cell table:style-name="ce265" office:value-type="string" calcext:value-type="string">
            <text:p>Company specialized in books recovery</text:p>
          </table:table-cell>
          <table:table-cell table:style-name="ce265"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265"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265" office:value-type="string" calcext:value-type="string">
            <text:p>nantes/logo_recyclivre_mini.png</text:p>
          </table:table-cell>
          <table:table-cell table:style-name="ce265" office:value-type="string" calcext:value-type="string">
            <text:p>entreprise,recyclivre,livre</text:p>
          </table:table-cell>
          <table:table-cell table:style-name="ce265" table:number-columns-repeated="2"/>
          <table:table-cell table:style-name="ce323" office:value-type="string" calcext:value-type="string">
            <text:p>fiche</text:p>
          </table:table-cell>
          <table:table-cell table:style-name="ce265" office:value-type="string" calcext:value-type="string">
            <text:p>Oasis Environnement, l2/2016</text:p>
          </table:table-cell>
          <table:table-cell table:style-name="ce323" office:value-type="string" calcext:value-type="string">
            <text:p>solutions_entreprises_nantes</text:p>
          </table:table-cell>
          <table:table-cell table:style-name="ce323"/>
          <table:table-cell table:style-name="ce265"/>
          <table:table-cell table:number-columns-repeated="2"/>
          <table:table-cell table:style-name="ce393"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soluent_consultri</text:p>
          </table:table-cell>
          <table:table-cell table:number-columns-repeated="2" table:style-name="ce258" office:value-type="string" calcext:value-type="string">
            <text:p>Consultri</text:p>
          </table:table-cell>
          <table:table-cell table:style-name="ce369" office:value-type="string" calcext:value-type="string">
            <text:p>Entreprise spécialisée dans accompagnement entreprise</text:p>
          </table:table-cell>
          <table:table-cell table:style-name="ce265" office:value-type="string" calcext:value-type="string">
            <text:p>Company specialized in company support</text:p>
          </table:table-cell>
          <table:table-cell table:style-name="ce258"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58" office:value-type="string" calcext:value-type="string">
            <text:p>Consultri is a waste management consulting company, our goal is to reduce the waste bills of our customers thanks to an overall cost control.</text:p>
          </table:table-cell>
          <table:table-cell table:style-name="ce258" office:value-type="string" calcext:value-type="string">
            <text:p>nantes/logo_consultri_mini.png</text:p>
          </table:table-cell>
          <table:table-cell table:style-name="ce258" office:value-type="string" calcext:value-type="string">
            <text:p>entreprise,accompagnement</text:p>
          </table:table-cell>
          <table:table-cell table:style-name="ce265"/>
          <table:table-cell table:style-name="ce391"/>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solutions_entreprises_nantes</text:p>
          </table:table-cell>
          <table:table-cell table:style-name="ce323"/>
          <table:table-cell office:value-type="string" calcext:value-type="string">
            <text:p><text:s/></text:p>
          </table:table-cell>
          <table:table-cell table:number-columns-repeated="2"/>
          <table:table-cell table:style-name="ce393"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solution_tricyclerie</text:p>
          </table:table-cell>
          <table:table-cell table:style-name="ce258" office:value-type="string" calcext:value-type="string">
            <text:p>Tricyclerie</text:p>
          </table:table-cell>
          <table:table-cell table:style-name="ce265" office:value-type="string" calcext:value-type="string">
            <text:p>Tricyclerie</text:p>
          </table:table-cell>
          <table:table-cell table:style-name="ce369" office:value-type="string" calcext:value-type="string">
            <text:p>Association spécialisée dans récupération déchets organiques</text:p>
          </table:table-cell>
          <table:table-cell table:style-name="ce265" office:value-type="string" calcext:value-type="string">
            <text:p>Association specialized in organic waste recovery</text:p>
          </table:table-cell>
          <table:table-cell table:style-name="ce258"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58"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58" office:value-type="string" calcext:value-type="string">
            <text:p>nantes/logo_tricyclerie_mini.jpg</text:p>
          </table:table-cell>
          <table:table-cell table:style-name="ce390" office:value-type="string" calcext:value-type="string">
            <text:p>entreprise,organique</text:p>
          </table:table-cell>
          <table:table-cell table:style-name="ce265"/>
          <table:table-cell table:style-name="ce391"/>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solutions_entreprises_nantes</text:p>
          </table:table-cell>
          <table:table-cell table:style-name="ce323"/>
          <table:table-cell office:value-type="string" calcext:value-type="string">
            <text:p><text:s/></text:p>
          </table:table-cell>
          <table:table-cell table:number-columns-repeated="2"/>
          <table:table-cell table:style-name="ce393"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zerodechet_sakaide</text:p>
          </table:table-cell>
          <table:table-cell table:number-columns-repeated="2" table:style-name="ce258" office:value-type="string" calcext:value-type="string">
            <text:p>Sakaïdé</text:p>
          </table:table-cell>
          <table:table-cell table:style-name="ce369" office:value-type="string" calcext:value-type="string">
            <text:p>Zéro déchet : ateliers pédagogiques, blog, produits textiles maison, boutique</text:p>
          </table:table-cell>
          <table:table-cell table:style-name="ce265" office:value-type="string" calcext:value-type="string">
            <text:p>zero waste: educational workshops, blog, home textile products, shop</text:p>
          </table:table-cell>
          <table:table-cell table:style-name="ce258"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265"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58" office:value-type="string" calcext:value-type="string">
            <text:p>nantes/logo_sakaide.png</text:p>
          </table:table-cell>
          <table:table-cell table:style-name="ce390" office:value-type="string" calcext:value-type="string">
            <text:p>sakaide,zero,dechet,atelier,pedagogique,blog</text:p>
          </table:table-cell>
          <table:table-cell table:style-name="ce265" office:value-type="string" calcext:value-type="string">
            <text:p>sakaide,zero,waste,educational,workshops,blog,shop</text:p>
          </table:table-cell>
          <table:table-cell table:style-name="ce391" office:value-type="string" calcext:value-type="string">
            <text:p><text:a xlink:href="http://www.sakaide.fr/,https://www.facebook.com/Sakaide.fr/" xlink:type="simple">http://www.sakaide.fr/,https://www.facebook.com/Sakaide.fr/</text:a></text:p>
          </table:table-cell>
          <table:table-cell table:style-name="ce323" office:value-type="string" calcext:value-type="string">
            <text:p>fiche</text:p>
          </table:table-cell>
          <table:table-cell table:style-name="ce265" office:value-type="string" calcext:value-type="string">
            <text:p>MieuxTrierANantes 10/17, avec l'accord de publication de Sakaïdé </text:p>
          </table:table-cell>
          <table:table-cell table:style-name="ce323" office:value-type="string" calcext:value-type="string">
            <text:p>zero_dechet_nantes</text:p>
          </table:table-cell>
          <table:table-cell table:style-name="ce323"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393"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fiche_mego</text:p>
          </table:table-cell>
          <table:table-cell table:style-name="ce258" office:value-type="string" calcext:value-type="string">
            <text:p>Recyclage mégot avec MéGO (par Encova)</text:p>
          </table:table-cell>
          <table:table-cell table:style-name="ce265" office:value-type="string" calcext:value-type="string">
            <text:p>Butt recycling with MéGO (by Encova)</text:p>
          </table:table-cell>
          <table:table-cell table:style-name="ce265" office:value-type="string" calcext:value-type="string">
            <text:p>Consignes locales de tri</text:p>
          </table:table-cell>
          <table:table-cell table:style-name="ce265" office:value-type="string" calcext:value-type="string">
            <text:p>Local sorting instructions </text:p>
          </table:table-cell>
          <table:table-cell table:style-name="ce378"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378"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56" office:value-type="string" calcext:value-type="string">
            <text:p>nantes/logo_mego.png</text:p>
          </table:table-cell>
          <table:table-cell table:style-name="ce258" office:value-type="string" calcext:value-type="string">
            <text:p>megot</text:p>
          </table:table-cell>
          <table:table-cell table:style-name="ce265" office:value-type="string" calcext:value-type="string">
            <text:p>butts</text:p>
          </table:table-cell>
          <table:table-cell table:style-name="ce265"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323" office:value-type="string" calcext:value-type="string">
            <text:p>fiche</text:p>
          </table:table-cell>
          <table:table-cell table:style-name="ce323" office:value-type="string" calcext:value-type="string">
            <text:p>Mieux trier à Nantes</text:p>
          </table:table-cell>
          <table:table-cell table:style-name="ce323" office:value-type="string" calcext:value-type="string">
            <text:p>initiative_locale</text:p>
          </table:table-cell>
          <table:table-cell table:style-name="ce323"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393"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364" office:value-type="string" calcext:value-type="string">
            <text:p><text:s/></text:p>
          </table:table-cell>
          <table:table-cell table:number-columns-repeated="245"/>
        </table:table-row>
        <table:table-row table:style-name="ro52">
          <table:table-cell table:style-name="ce258" office:value-type="string" calcext:value-type="string">
            <text:p>zero_dechet</text:p>
          </table:table-cell>
          <table:table-cell table:number-columns-repeated="2" table:style-name="ce258" office:value-type="string" calcext:value-type="string">
            <text:p>Conseil zéro déchet</text:p>
          </table:table-cell>
          <table:table-cell table:style-name="ce369" office:value-type="string" calcext:value-type="string">
            <text:p>Conseil pour basculer en mode de vie zéro déchet</text:p>
          </table:table-cell>
          <table:table-cell table:style-name="ce265" office:value-type="string" calcext:value-type="string">
            <text:p>Advice to switch to zero-waste lifestyle</text:p>
          </table:table-cell>
          <table:table-cell table:style-name="ce385"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58" table:number-columns-repeated="2"/>
          <table:table-cell table:style-name="ce390" office:value-type="string" calcext:value-type="string">
            <text:p>zero,dechet</text:p>
          </table:table-cell>
          <table:table-cell table:style-name="ce265"/>
          <table:table-cell table:style-name="ce391"/>
          <table:table-cell table:style-name="ce323" office:value-type="string" calcext:value-type="string">
            <text:p>fiche</text:p>
          </table:table-cell>
          <table:table-cell table:style-name="ce323" office:value-type="string" calcext:value-type="string">
            <text:p>Auteur <text:a xlink:href="mailto:charles.duvergey@laposte.net" xlink:type="simple">charles.duvergey@laposte.net</text:a></text:p>
          </table:table-cell>
          <table:table-cell table:style-name="ce323" office:value-type="string" calcext:value-type="string">
            <text:p>zero_dechet_nantes</text:p>
          </table:table-cell>
          <table:table-cell table:style-name="ce323"/>
          <table:table-cell table:number-columns-repeated="3"/>
          <table:table-cell table:style-name="ce393"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364" office:value-type="string" calcext:value-type="string">
            <text:p><text:s/></text:p>
          </table:table-cell>
          <table:table-cell table:number-columns-repeated="245"/>
        </table:table-row>
        <table:table-row table:style-name="ro52">
          <table:table-cell table:style-name="ce258" table:number-columns-repeated="2"/>
          <table:table-cell table:style-name="ce265"/>
          <table:table-cell table:style-name="ce369"/>
          <table:table-cell table:style-name="ce265"/>
          <table:table-cell table:style-name="ce258" table:number-columns-repeated="3"/>
          <table:table-cell table:style-name="ce390"/>
          <table:table-cell table:style-name="ce265"/>
          <table:table-cell table:style-name="ce391"/>
          <table:table-cell table:style-name="ce323" table:number-columns-repeated="4"/>
          <table:table-cell table:number-columns-repeated="3"/>
          <table:table-cell table:style-name="ce393"/>
          <table:table-cell table:style-name="ce364" office:value-type="string" calcext:value-type="string">
            <text:p><text:s/></text:p>
          </table:table-cell>
          <table:table-cell table:number-columns-repeated="245"/>
        </table:table-row>
        <table:table-row table:style-name="ro52">
          <table:table-cell table:style-name="ce258" table:number-columns-repeated="2"/>
          <table:table-cell table:style-name="ce265"/>
          <table:table-cell table:style-name="ce369"/>
          <table:table-cell table:style-name="ce265"/>
          <table:table-cell table:style-name="ce258" table:number-columns-repeated="3"/>
          <table:table-cell table:style-name="ce390"/>
          <table:table-cell table:style-name="ce265"/>
          <table:table-cell table:style-name="ce391"/>
          <table:table-cell table:style-name="ce323" table:number-columns-repeated="4"/>
          <table:table-cell table:number-columns-repeated="3"/>
          <table:table-cell table:style-name="ce393"/>
          <table:table-cell table:style-name="ce364" office:value-type="string" calcext:value-type="string">
            <text:p><text:s/></text:p>
          </table:table-cell>
          <table:table-cell table:number-columns-repeated="245"/>
        </table:table-row>
        <table:table-row table:style-name="ro52">
          <table:table-cell table:style-name="ce258" table:number-columns-repeated="2"/>
          <table:table-cell table:style-name="ce265" table:number-columns-repeated="3"/>
          <table:table-cell table:style-name="ce258" table:number-columns-repeated="4"/>
          <table:table-cell table:style-name="ce265"/>
          <table:table-cell table:style-name="ce391"/>
          <table:table-cell table:style-name="ce323" table:number-columns-repeated="4"/>
          <table:table-cell table:number-columns-repeated="3"/>
          <table:table-cell table:style-name="ce394" office:value-type="string" calcext:value-type="string">
            <text:p>{}]</text:p>
          </table:table-cell>
          <table:table-cell table:style-name="ce364" office:value-type="string" calcext:value-type="string">
            <text:p><text:s/></text:p>
          </table:table-cell>
          <table:table-cell table:number-columns-repeated="245"/>
        </table:table-row>
        <table:table-row table:style-name="ro52">
          <table:table-cell table:style-name="ce356" table:number-columns-repeated="11"/>
          <table:table-cell table:number-columns-repeated="8"/>
          <table:table-cell table:style-name="ce364" office:value-type="string" calcext:value-type="string">
            <text:p><text:s/></text:p>
          </table:table-cell>
          <table:table-cell table:number-columns-repeated="245"/>
        </table:table-row>
        <table:table-row table:style-name="ro52">
          <table:table-cell table:number-columns-repeated="19"/>
          <table:table-cell table:style-name="ce364" office:value-type="string" calcext:value-type="string">
            <text:p><text:s/></text:p>
          </table:table-cell>
          <table:table-cell table:number-columns-repeated="245"/>
        </table:table-row>
        <table:table-row table:style-name="ro52">
          <table:table-cell table:number-columns-repeated="19"/>
          <table:table-cell table:style-name="ce364" office:value-type="string" calcext:value-type="string">
            <text:p><text:s/></text:p>
          </table:table-cell>
          <table:table-cell table:number-columns-repeated="245"/>
        </table:table-row>
        <table:table-row table:style-name="ro52">
          <table:table-cell table:number-columns-repeated="19"/>
          <table:table-cell table:style-name="ce364" office:value-type="string" calcext:value-type="string">
            <text:p><text:s/></text:p>
          </table:table-cell>
          <table:table-cell table:number-columns-repeated="245"/>
        </table:table-row>
        <table:table-row table:style-name="ro52" table:number-rows-repeated="1048518">
          <table:table-cell table:number-columns-repeated="265"/>
        </table:table-row>
        <table:table-row table:style-name="ro52">
          <table:table-cell table:number-columns-repeated="265"/>
        </table:table-row>
      </table:table>
      <table:table table:name="CategoriesUsuelle" table:style-name="ta5" table:print="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20" table:default-cell-style-name="Default"/>
        <table:table-column table:style-name="co119" table:number-columns-repeated="3" table:default-cell-style-name="Default"/>
        <table:table-column table:style-name="co120" table:default-cell-style-name="Default"/>
        <table:table-column table:style-name="co29" table:number-columns-repeated="2" table:default-cell-style-name="Default"/>
        <table:table-column table:style-name="co121" table:number-columns-repeated="2" table:default-cell-style-name="Default"/>
        <table:table-column table:style-name="co29" table:default-cell-style-name="Default"/>
        <table:table-column table:style-name="co121" table:number-columns-repeated="2" table:default-cell-style-name="Default"/>
        <table:table-column table:style-name="co122" table:number-columns-repeated="3" table:default-cell-style-name="Default"/>
        <table:table-column table:style-name="co123" table:default-cell-style-name="Default"/>
        <table:table-column table:style-name="co124" table:default-cell-style-name="Default"/>
        <table:table-column table:style-name="co125" table:default-cell-style-name="Default"/>
        <table:table-column table:style-name="co20" table:default-cell-style-name="Default"/>
        <table:table-column table:style-name="co126" table:default-cell-style-name="Default"/>
        <table:table-column table:style-name="co127" table:default-cell-style-name="Default"/>
        <table:table-column table:style-name="co128" table:default-cell-style-name="Default"/>
        <table:table-column table:style-name="co33" table:number-columns-repeated="3" table:default-cell-style-name="Default"/>
        <table:table-column table:style-name="co129" table:default-cell-style-name="Default"/>
        <table:table-column table:style-name="co104" table:number-columns-repeated="3" table:default-cell-style-name="Default"/>
        <table:table-column table:style-name="co130" table:default-cell-style-name="Default"/>
        <table:table-column table:style-name="co20" table:default-cell-style-name="Default"/>
        <table:table-column table:style-name="co35" table:default-cell-style-name="Default"/>
        <table:table-column table:style-name="co29" table:default-cell-style-name="Default"/>
        <table:table-column table:style-name="co131" table:number-columns-repeated="6" table:default-cell-style-name="Default"/>
        <table:table-column table:style-name="co38" table:default-cell-style-name="Default"/>
        <table:table-column table:style-name="co131" table:default-cell-style-name="Default"/>
        <table:table-column table:style-name="co39" table:default-cell-style-name="Default"/>
        <table:table-column table:style-name="co40" table:number-columns-repeated="219" table:default-cell-style-name="Default"/>
        <table:table-row table:style-name="ro1">
          <table:table-cell table:style-name="ce430"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Sous-catégories</text:p>
          </table:table-cell>
          <table:table-cell table:style-name="ce442" office:value-type="string" calcext:value-type="string">
            <text:p>EstSousCatégorie</text:p>
          </table:table-cell>
          <table:table-cell table:style-name="ce442" office:value-type="string" calcext:value-type="string">
            <text:p>Bouton</text:p>
          </table:table-cell>
          <table:table-cell table:style-name="ce442" office:value-type="string" calcext:value-type="string">
            <text:p>Source</text:p>
          </table:table-cell>
          <table:table-cell table:style-name="ce442" office:value-type="string" calcext:value-type="string">
            <text:p>Image</text:p>
          </table:table-cell>
          <table:table-cell table:style-name="ce442" office:value-type="string" calcext:value-type="string">
            <text:p>Statut</text:p>
          </table:table-cell>
          <table:table-cell table:style-name="ce442" office:value-type="string" calcext:value-type="string">
            <text:p><text:s/></text:p>
          </table:table-cell>
          <table:table-cell table:style-name="ce489" table:number-columns-repeated="3"/>
          <table:table-cell table:style-name="ce423"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374" office:value-type="string" calcext:value-type="string">
            <text:p>cu_plastique</text:p>
          </table:table-cell>
          <table:table-cell table:style-name="ce374" office:value-type="string" calcext:value-type="string">
            <text:p>Plastique Brique</text:p>
          </table:table-cell>
          <table:table-cell table:style-name="ce454" office:value-type="string" calcext:value-type="string">
            <text:p>Plastic Brick</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outeille_lai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492"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papierscartons</text:p>
          </table:table-cell>
          <table:table-cell table:style-name="ce374" office:value-type="string" calcext:value-type="string">
            <text:p>Papier Carton</text:p>
          </table:table-cell>
          <table:table-cell table:style-name="ce454" office:value-type="string" calcext:value-type="string">
            <text:p>Paper Cardboard</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journal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492"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metal</text:p>
          </table:table-cell>
          <table:table-cell table:style-name="ce374" office:value-type="string" calcext:value-type="string">
            <text:p>Métal</text:p>
          </table:table-cell>
          <table:table-cell table:style-name="ce454" office:value-type="string" calcext:value-type="string">
            <text:p>Metal</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idon_metal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492"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vertbois</text:p>
          </table:table-cell>
          <table:table-cell table:style-name="ce374" office:value-type="string" calcext:value-type="string">
            <text:p>Déchet vert Bois</text:p>
          </table:table-cell>
          <table:table-cell table:style-name="ce454" office:value-type="string" calcext:value-type="string">
            <text:p>Green waste Wood</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epeluch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492"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verrevaisselle</text:p>
          </table:table-cell>
          <table:table-cell table:style-name="ce374" office:value-type="string" calcext:value-type="string">
            <text:p>Verre Vaisselle</text:p>
          </table:table-cell>
          <table:table-cell table:style-name="ce454" office:value-type="string" calcext:value-type="string">
            <text:p>Glass tableware</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vas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492"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vetementtissu</text:p>
          </table:table-cell>
          <table:table-cell table:style-name="ce374" office:value-type="string" calcext:value-type="string">
            <text:p>Vêtement Tissu</text:p>
          </table:table-cell>
          <table:table-cell table:style-name="ce484" office:value-type="string" calcext:value-type="string">
            <text:p>Clothing Fabric</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jean_usag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492"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encombrantelectronique</text:p>
          </table:table-cell>
          <table:table-cell table:style-name="ce374" office:value-type="string" calcext:value-type="string">
            <text:p>Encombrant Élec.</text:p>
          </table:table-cell>
          <table:table-cell table:style-name="ce454" office:value-type="string" calcext:value-type="string">
            <text:p>Bulky Electronic</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refrigerateur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492"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divers</text:p>
          </table:table-cell>
          <table:table-cell table:style-name="ce374" office:value-type="string" calcext:value-type="string">
            <text:p>Divers</text:p>
          </table:table-cell>
          <table:table-cell table:style-name="ce454" office:value-type="string" calcext:value-type="string">
            <text:p>Various</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rouge_a_lev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492"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cu_toxique</text:p>
          </table:table-cell>
          <table:table-cell table:style-name="ce374" office:value-type="string" calcext:value-type="string">
            <text:p>Toxique</text:p>
          </table:table-cell>
          <table:table-cell table:style-name="ce454" office:value-type="string" calcext:value-type="string">
            <text:p>toxic </text:p>
          </table:table-cell>
          <table:table-cell table:style-name="ce374"/>
          <table:table-cell table:style-name="ce374" office:value-type="string" calcext:value-type="string">
            <text:p>scu_medicament,scu_toxiquejardin,scu_toxiquegarage,scu_toxiquecuisine,scu_toxiquesdb,scu_toxiquebrico,scu_toxiqueparasite,scu_toxiquedivers</text:p>
          </table:table-cell>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atterie_voi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492"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492"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374" office:value-type="string" calcext:value-type="string">
            <text:p>scu_medicament</text:p>
          </table:table-cell>
          <table:table-cell table:style-name="ce374" office:value-type="string" calcext:value-type="string">
            <text:p>Médicament</text:p>
          </table:table-cell>
          <table:table-cell table:style-name="ce454" office:value-type="string" calcext:value-type="string">
            <text:p>Drug</text:p>
          </table:table-cell>
          <table:table-cell table:style-name="ce374" table:number-columns-repeated="2"/>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45" office:value-type="string" calcext:value-type="string">
            <text:p>medicaments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1" office:value-type="string" calcext:value-type="string">
            <text:p>{}];</text:p>
          </table:table-cell>
          <table:table-cell table:number-columns-repeated="2"/>
          <table:table-cell table:style-name="ce492"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jardin</text:p>
          </table:table-cell>
          <table:table-cell table:style-name="ce374" office:value-type="string" calcext:value-type="string">
            <text:p>Déchet toxique du Jardinage</text:p>
          </table:table-cell>
          <table:table-cell table:style-name="ce454" office:value-type="string" calcext:value-type="string">
            <text:p>Toxic Waste of Gardening</text:p>
          </table:table-cell>
          <table:table-cell table:style-name="ce374" office:value-type="string" calcext:value-type="string">
            <text:p><text:s/>Engrais chimiques, herbicides, fongicides, insecticide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desherban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garage</text:p>
          </table:table-cell>
          <table:table-cell table:style-name="ce374" office:value-type="string" calcext:value-type="string">
            <text:p>Déchet toxique du Garage</text:p>
          </table:table-cell>
          <table:table-cell table:style-name="ce454" office:value-type="string" calcext:value-type="string">
            <text:p>Toxic Waste Garage</text:p>
          </table:table-cell>
          <table:table-cell table:style-name="ce374" office:value-type="string" calcext:value-type="string">
            <text:p><text:s/>Antigel, liquide de refroidissement, mastic de carrosserie, peinture antirouille, huile minérale, filtre à huile...</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50" office:value-type="string" calcext:value-type="string">
            <text:p>batterie_voi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cuisine</text:p>
          </table:table-cell>
          <table:table-cell table:style-name="ce374" office:value-type="string" calcext:value-type="string">
            <text:p>Déchet toxique de la Cuisine</text:p>
          </table:table-cell>
          <table:table-cell table:style-name="ce454" office:value-type="string" calcext:value-type="string">
            <text:p>Toxic Waste in the Kitchen</text:p>
          </table:table-cell>
          <table:table-cell table:style-name="ce374" office:value-type="string" calcext:value-type="string">
            <text:p>Nettoyants cuivre et argenterie, nettoyants à l'ammoniac, récurant pour four...</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87" office:value-type="string" calcext:value-type="string">
            <text:p>bouteille_ammoniaqu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sdb</text:p>
          </table:table-cell>
          <table:table-cell table:style-name="ce374" office:value-type="string" calcext:value-type="string">
            <text:p>Déchet toxique de la Salle de bain</text:p>
          </table:table-cell>
          <table:table-cell table:style-name="ce454" office:value-type="string" calcext:value-type="string">
            <text:p>Toxic Waste in the bathroom</text:p>
          </table:table-cell>
          <table:table-cell table:style-name="ce374" office:value-type="string" calcext:value-type="string">
            <text:p>Déboucheur liquide, détachant, eau de Javel, nettoyants à sol, récurant pour toilette, thermomètres à mercure...</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desinfectant_toilett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brico</text:p>
          </table:table-cell>
          <table:table-cell table:style-name="ce374" office:value-type="string" calcext:value-type="string">
            <text:p>Déchet toxique du Bricolage</text:p>
          </table:table-cell>
          <table:table-cell table:style-name="ce454" office:value-type="string" calcext:value-type="string">
            <text:p>Toxic Waste of Housing</text:p>
          </table:table-cell>
          <table:table-cell table:style-name="ce374" office:value-type="string" calcext:value-type="string">
            <text:p>Colles, produits de traitement du bois, enduits et vernis, peintures huile et eau, <text:s/>laques, résines, diluants, solvant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50" office:value-type="string" calcext:value-type="string">
            <text:p>pein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parasite</text:p>
          </table:table-cell>
          <table:table-cell table:style-name="ce374" office:value-type="string" calcext:value-type="string">
            <text:p>Déchet toxique du traitement des parasites</text:p>
          </table:table-cell>
          <table:table-cell table:style-name="ce454" office:value-type="string" calcext:value-type="string">
            <text:p>Toxic Waste treatment parasites</text:p>
          </table:table-cell>
          <table:table-cell table:style-name="ce374" office:value-type="string" calcext:value-type="string">
            <text:p>Anti-fourmis, insecticides, naphtaline, mort aux rat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mortaura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374" office:value-type="string" calcext:value-type="string">
            <text:p>scu_toxiquedivers</text:p>
          </table:table-cell>
          <table:table-cell table:style-name="ce374" office:value-type="string" calcext:value-type="string">
            <text:p>Déchet toxique divers</text:p>
          </table:table-cell>
          <table:table-cell table:style-name="ce454" office:value-type="string" calcext:value-type="string">
            <text:p>Various toxic waste</text:p>
          </table:table-cell>
          <table:table-cell table:style-name="ce374" office:value-type="string" calcext:value-type="string">
            <text:p>acides, bases, essence de térébenthine, radiographie, révélateur et fixateur photo, néon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pile_45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451" table:number-columns-repeated="10"/>
          <table:table-cell table:style-name="ce488"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483" table:number-columns-repeated="14"/>
          <table:table-cell table:number-columns-repeated="257"/>
        </table:table-row>
        <table:table-row table:style-name="ro1">
          <table:table-cell table:number-columns-repeated="271"/>
        </table:table-row>
        <table:table-row table:style-name="ro2">
          <table:table-cell table:style-name="ce374" office:value-type="string" calcext:value-type="string">
            <text:p>cu_electronique</text:p>
          </table:table-cell>
          <table:table-cell table:style-name="ce445" office:value-type="string" calcext:value-type="string">
            <text:p>Électronique</text:p>
          </table:table-cell>
          <table:table-cell table:style-name="ce445"/>
          <table:table-cell table:style-name="ce374" table:number-columns-repeated="2"/>
          <table:table-cell table:style-name="ce486" office:value-type="string" calcext:value-type="string">
            <text:p>false</text:p>
          </table:table-cell>
          <table:table-cell table:style-name="ce374" office:value-type="string" calcext:value-type="string">
            <text:p>cu</text:p>
          </table:table-cell>
          <table:table-cell table:style-name="ce341"/>
          <table:table-cell table:style-name="ce372" office:value-type="string" calcext:value-type="string">
            <text:p>telephone_fixe_mini.png</text:p>
          </table:table-cell>
          <table:table-cell table:style-name="ce341"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492"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491"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430"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02"/>
          <table:table-cell table:style-name="ce49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Modes De Collectes</text:p>
          </table:table-cell>
          <table:table-cell table:style-name="ce442" office:value-type="string" calcext:value-type="string">
            <text:p>description</text:p>
          </table:table-cell>
          <table:table-cell table:style-name="ce442" office:value-type="string" calcext:value-type="string">
            <text:p>Conseil</text:p>
          </table:table-cell>
          <table:table-cell table:style-name="ce442"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493" office:value-type="string" calcext:value-type="string">
            <text:p>cat_omr</text:p>
          </table:table-cell>
          <table:table-cell table:style-name="ce493" office:value-type="string" calcext:value-type="string">
            <text:p>Ordures Ménagères Résiduelles (OMR)</text:p>
          </table:table-cell>
          <table:table-cell table:style-name="ce497" office:value-type="string" calcext:value-type="string">
            <text:p>modco_bacbleuhorsnantes,modco_bacbleunantes,modco_sacbleu</text:p>
          </table:table-cell>
          <table:table-cell table:style-name="ce49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493"/>
          <table:table-cell table:style-name="ce493" office:value-type="string" calcext:value-type="string">
            <text:p>NON</text:p>
          </table:table-cell>
          <table:table-cell table:style-name="ce452"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445" office:value-type="string" calcext:value-type="string">
            <text:p>cat_omr_plastique</text:p>
          </table:table-cell>
          <table:table-cell table:style-name="ce493" office:value-type="string" calcext:value-type="string">
            <text:p>Ordures Ménagères Résiduelles (OMR) recyclé sur Nantes uniquement</text:p>
          </table:table-cell>
          <table:table-cell table:style-name="ce450" office:value-type="string" calcext:value-type="string">
            <text:p>modco_bacjaunenantes,modco_bacbleuhorsnantes,modco_sacbleu</text:p>
          </table:table-cell>
          <table:table-cell table:style-name="ce493"/>
          <table:table-cell table:style-name="ce374" office:value-type="string" calcext:value-type="string">
            <text:p>cons_pasuniquementbouteilleflacon</text:p>
          </table:table-cell>
          <table:table-cell table:style-name="ce450" office:value-type="string" calcext:value-type="string">
            <text:p>OUI_ET_NON</text:p>
          </table:table-cell>
          <table:table-cell table:style-name="ce452"/>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emr</text:p>
          </table:table-cell>
          <table:table-cell table:style-name="ce493" office:value-type="string" calcext:value-type="string">
            <text:p>Emballages ménagers récupérés (EMR)</text:p>
          </table:table-cell>
          <table:table-cell table:style-name="ce493" office:value-type="string" calcext:value-type="string">
            <text:p>modco_decheterie,modco_ecopoint,modco_bacjaunehorsnantes,modco_sacjaune,modco_contembjournmag</text:p>
          </table:table-cell>
          <table:table-cell table:style-name="ce493" office:value-type="string" calcext:value-type="string">
            <text:p>Boîtes en carton plat ou ondulé, les étuis, les sacs et sachets en papier…</text:p>
          </table:table-cell>
          <table:table-cell table:style-name="ce493"/>
          <table:table-cell table:style-name="ce493" office:value-type="string" calcext:value-type="string">
            <text:p>OUI</text:p>
          </table:table-cell>
          <table:table-cell table:style-name="ce452"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493" office:value-type="string" calcext:value-type="string">
            <text:p>cat_ela</text:p>
          </table:table-cell>
          <table:table-cell table:style-name="ce493" office:value-type="string" calcext:value-type="string">
            <text:p>Emballages pour liquides alimentaires (ELA)</text:p>
          </table:table-cell>
          <table:table-cell table:style-name="ce450" office:value-type="string" calcext:value-type="string">
            <text:p>modco_bacjaunehorsnantes,modco_sacjaune,modco_contembjournmag</text:p>
          </table:table-cell>
          <table:table-cell table:style-name="ce49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493"/>
          <table:table-cell table:style-name="ce493" office:value-type="string" calcext:value-type="string">
            <text:p>OUI</text:p>
          </table:table-cell>
          <table:table-cell table:style-name="ce452"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acier</text:p>
          </table:table-cell>
          <table:table-cell table:style-name="ce493" office:value-type="string" calcext:value-type="string">
            <text:p>Acier</text:p>
          </table:table-cell>
          <table:table-cell table:style-name="ce493" office:value-type="string" calcext:value-type="string">
            <text:p>modco_decheterie,modco_ecopoint,modco_bacjaunehorsnantes,modco_sacjaune,modco_contembjournmag</text:p>
          </table:table-cell>
          <table:table-cell table:style-name="ce493"/>
          <table:table-cell table:style-name="ce493" office:value-type="string" calcext:value-type="string">
            <text:p>cons_ferraille,cons_acier</text:p>
          </table:table-cell>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allu</text:p>
          </table:table-cell>
          <table:table-cell table:style-name="ce493" office:value-type="string" calcext:value-type="string">
            <text:p>Aluminium</text:p>
          </table:table-cell>
          <table:table-cell table:style-name="ce493" office:value-type="string" calcext:value-type="string">
            <text:p>modco_decheterie,modco_ecopoint,modco_bacjaunehorsnantes,modco_sacjaune,modco_contembjournmag</text:p>
          </table:table-cell>
          <table:table-cell table:style-name="ce493"/>
          <table:table-cell table:style-name="ce445" office:value-type="string" calcext:value-type="string">
            <text:p>cons_allu</text:p>
          </table:table-cell>
          <table:table-cell table:style-name="ce445"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meuble</text:p>
          </table:table-cell>
          <table:table-cell table:style-name="ce493" office:value-type="string" calcext:value-type="string">
            <text:p>Meuble</text:p>
          </table:table-cell>
          <table:table-cell table:style-name="ce493" office:value-type="string" calcext:value-type="string">
            <text:p>modco_encombrant,modco_decheterie,smco_reprise</text:p>
          </table:table-cell>
          <table:table-cell table:style-name="ce493"/>
          <table:table-cell table:style-name="ce374" office:value-type="string" calcext:value-type="string">
            <text:p>cons_recuppdv1,cons_ecoparticipation</text:p>
          </table:table-cell>
          <table:table-cell table:style-name="ce493" office:value-type="string" calcext:value-type="string">
            <text:p>PAS_POUBELLE</text:p>
          </table:table-cell>
          <table:table-cell table:style-name="ce501" office:value-type="string" calcext:value-type="string">
            <text:p>Vérif 10/17</text:p>
          </table:table-cell>
          <table:table-cell table:number-columns-repeated="219"/>
        </table:table-row>
        <table:table-row table:style-name="ro14">
          <table:table-cell table:style-name="ce493" office:value-type="string" calcext:value-type="string">
            <text:p>cat_encombrant</text:p>
          </table:table-cell>
          <table:table-cell table:style-name="ce493" office:value-type="string" calcext:value-type="string">
            <text:p>Encombrants</text:p>
          </table:table-cell>
          <table:table-cell table:style-name="ce493" office:value-type="string" calcext:value-type="string">
            <text:p>modco_encombrant,modco_decheterie</text:p>
          </table:table-cell>
          <table:table-cell table:style-name="ce493"/>
          <table:table-cell table:style-name="ce493" office:value-type="string" calcext:value-type="string">
            <text:p>cons_numerosencombrants,cons_encombrants</text:p>
          </table:table-cell>
          <table:table-cell table:style-name="ce493" office:value-type="string" calcext:value-type="string">
            <text:p>PAS_POUBELLE</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organiquegros</text:p>
          </table:table-cell>
          <table:table-cell table:style-name="ce493" office:value-type="string" calcext:value-type="string">
            <text:p>Déchets organiques</text:p>
          </table:table-cell>
          <table:table-cell table:style-name="ce493" office:value-type="string" calcext:value-type="string">
            <text:p>modco_decheterie,modco_ecopoint,modco_compostage</text:p>
          </table:table-cell>
          <table:table-cell table:style-name="ce493" office:value-type="string" calcext:value-type="string">
            <text:p>déchets de jardin, sapin de noël</text:p>
          </table:table-cell>
          <table:table-cell table:style-name="ce493" office:value-type="string" calcext:value-type="string">
            <text:p>cons_compostage</text:p>
          </table:table-cell>
          <table:table-cell table:style-name="ce493" office:value-type="string" calcext:value-type="string">
            <text:p>PAS_POUBELLE</text:p>
          </table:table-cell>
          <table:table-cell table:style-name="ce50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493" office:value-type="string" calcext:value-type="string">
            <text:p>cat_organique</text:p>
          </table:table-cell>
          <table:table-cell table:style-name="ce493" office:value-type="string" calcext:value-type="string">
            <text:p>Déchets organiques</text:p>
          </table:table-cell>
          <table:table-cell table:style-name="ce493" office:value-type="string" calcext:value-type="string">
            <text:p>modco_bacbleunantes,modco_sacbleu,modco_decheterie,modco_compostage</text:p>
          </table:table-cell>
          <table:table-cell table:style-name="ce493" office:value-type="string" calcext:value-type="string">
            <text:p>thé, épluchure, papier à usage unique (papier toilette, essuie-tout), plante, reste de repas (nourriture)</text:p>
          </table:table-cell>
          <table:table-cell table:style-name="ce493" office:value-type="string" calcext:value-type="string">
            <text:p>cons_compostage</text:p>
          </table:table-cell>
          <table:table-cell table:style-name="ce493" office:value-type="string" calcext:value-type="string">
            <text:p>NON</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papiercarton</text:p>
          </table:table-cell>
          <table:table-cell table:style-name="ce493" office:value-type="string" calcext:value-type="string">
            <text:p>Papiers cartons cartonnettes</text:p>
          </table:table-cell>
          <table:table-cell table:style-name="ce493" office:value-type="string" calcext:value-type="string">
            <text:p>modco_contpapiercarton,modco_bacjaunehorsnantes,modco_sacjaune,modco_contembjournmag</text:p>
          </table:table-cell>
          <table:table-cell table:style-name="ce493" table:number-columns-repeated="2"/>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93" office:value-type="string" calcext:value-type="string">
            <text:p>cat_verre</text:p>
          </table:table-cell>
          <table:table-cell table:style-name="ce493" office:value-type="string" calcext:value-type="string">
            <text:p>Verre d'emballage</text:p>
          </table:table-cell>
          <table:table-cell table:style-name="ce450" office:value-type="string" calcext:value-type="string">
            <text:p>modco_contverre,modco_decheterie,modco_ecopoint</text:p>
          </table:table-cell>
          <table:table-cell table:style-name="ce499" office:value-type="string" calcext:value-type="string">
            <text:p>&lt;P&gt;Les bouteilles de verre et le verre d'emballage (bocaux...) sont &lt;B&gt;recyclable&lt;/B&gt;, contrairement aux autres types de verre et la vaisselle/porcelaine.&lt;/P&gt;</text:p>
          </table:table-cell>
          <table:table-cell table:style-name="ce493" office:value-type="string" calcext:value-type="string">
            <text:p>cons_verre</text:p>
          </table:table-cell>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93" office:value-type="string" calcext:value-type="string">
            <text:p>cat_verrenonvalovaisselleporcelaine</text:p>
          </table:table-cell>
          <table:table-cell table:style-name="ce493" office:value-type="string" calcext:value-type="string">
            <text:p>Vaisselle</text:p>
          </table:table-cell>
          <table:table-cell table:style-name="ce448" office:value-type="string" calcext:value-type="string">
            <text:p>modco_bacbleunantes,modco_sacbleu,modco_decheterie,modco_ecopoint,smco_vaisselle</text:p>
          </table:table-cell>
          <table:table-cell table:style-name="ce499" office:value-type="string" calcext:value-type="string">
            <text:p>&lt;P&gt;On ne recycle que les bouteilles de verre et le verre d'emballage (bocaux...). Les autres types de verre et la vaisselle/porcelaine ne sont &lt;B&gt;pas recyclables&lt;/B&gt;.&lt;/P&gt;</text:p>
          </table:table-cell>
          <table:table-cell table:style-name="ce493" office:value-type="string" calcext:value-type="string">
            <text:p>cons_verre</text:p>
          </table:table-cell>
          <table:table-cell table:style-name="ce493" office:value-type="string" calcext:value-type="string">
            <text:p>NON</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493" office:value-type="string" calcext:value-type="string">
            <text:p>cat_d3e</text:p>
          </table:table-cell>
          <table:table-cell table:style-name="ce493" office:value-type="string" calcext:value-type="string">
            <text:p>Déchets d'équipement électrique et électronique (D3E)</text:p>
          </table:table-cell>
          <table:table-cell table:style-name="ce493" office:value-type="string" calcext:value-type="string">
            <text:p>modco_decheterie,modco_ecopoint,smco_reprise,smco_reprise_1pour0</text:p>
          </table:table-cell>
          <table:table-cell table:style-name="ce493"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493" office:value-type="string" calcext:value-type="string">
            <text:p>cons_recuppdv1,cons_ecoparticipation</text:p>
          </table:table-cell>
          <table:table-cell table:style-name="ce493" office:value-type="string" calcext:value-type="string">
            <text:p>PAS_POUBELLE</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1">
          <table:table-cell table:style-name="ce493" office:value-type="string" calcext:value-type="string">
            <text:p>cat_ddm</text:p>
          </table:table-cell>
          <table:table-cell table:style-name="ce493" office:value-type="string" calcext:value-type="string">
            <text:p>Les déchets dangereux des ménages (DDM)</text:p>
          </table:table-cell>
          <table:table-cell table:style-name="ce493" office:value-type="string" calcext:value-type="string">
            <text:p>modco_decheterie,modco_ecopoint</text:p>
          </table:table-cell>
          <table:table-cell table:style-name="ce493"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74" office:value-type="string" calcext:value-type="string">
            <text:p>cons_toxique</text:p>
          </table:table-cell>
          <table:table-cell table:style-name="ce493" office:value-type="string" calcext:value-type="string">
            <text:p>PAS_POUBELLE</text:p>
          </table:table-cell>
          <table:table-cell table:style-name="ce50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ddm_gros</text:p>
          </table:table-cell>
          <table:table-cell table:style-name="ce493" office:value-type="string" calcext:value-type="string">
            <text:p>Les déchets dangereux des ménages (DDM) trop gros</text:p>
          </table:table-cell>
          <table:table-cell table:style-name="ce493" office:value-type="string" calcext:value-type="string">
            <text:p>modco_decheterie</text:p>
          </table:table-cell>
          <table:table-cell table:style-name="ce493" office:value-type="string" calcext:value-type="string">
            <text:p>Idem cat_ddm mais que les gros déchets</text:p>
          </table:table-cell>
          <table:table-cell table:style-name="ce374" office:value-type="string" calcext:value-type="string">
            <text:p>cons_toxique</text:p>
          </table:table-cell>
          <table:table-cell table:style-name="ce493" office:value-type="string" calcext:value-type="string">
            <text:p>PAS_POUBELLE</text:p>
          </table:table-cell>
          <table:table-cell table:style-name="ce501"/>
          <table:table-cell table:number-columns-repeated="219"/>
        </table:table-row>
        <table:table-row table:style-name="ro3">
          <table:table-cell table:style-name="ce493" office:value-type="string" calcext:value-type="string">
            <text:p>cat_vetement</text:p>
          </table:table-cell>
          <table:table-cell table:style-name="ce493" office:value-type="string" calcext:value-type="string">
            <text:p>Vêtements (propres)</text:p>
          </table:table-cell>
          <table:table-cell table:style-name="ce497" office:value-type="string" calcext:value-type="string">
            <text:p>smco_conteneurlerelais,smco_reempvet</text:p>
          </table:table-cell>
          <table:table-cell table:style-name="ce493"/>
          <table:table-cell table:style-name="ce497" office:value-type="string" calcext:value-type="string">
            <text:p>cons_lerelais</text:p>
          </table:table-cell>
          <table:table-cell table:style-name="ce493"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velo</text:p>
          </table:table-cell>
          <table:table-cell table:style-name="ce493" office:value-type="string" calcext:value-type="string">
            <text:p>Vélo/trottinette</text:p>
          </table:table-cell>
          <table:table-cell table:style-name="ce374" office:value-type="string" calcext:value-type="string">
            <text:p>smco_velo,modco_decheterie,modco_ecopoint</text:p>
          </table:table-cell>
          <table:table-cell table:style-name="ce493" table:number-columns-repeated="2"/>
          <table:table-cell table:style-name="ce493" office:value-type="string" calcext:value-type="string">
            <text:p>PAS_POUBELLE</text:p>
          </table:table-cell>
          <table:table-cell table:style-name="ce50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lunette</text:p>
          </table:table-cell>
          <table:table-cell table:style-name="ce493" office:value-type="string" calcext:value-type="string">
            <text:p>Lunettes</text:p>
          </table:table-cell>
          <table:table-cell table:style-name="ce493" office:value-type="string" calcext:value-type="string">
            <text:p>modco_bacbleunantes,modco_sacbleu,smco_vendeurlunette</text:p>
          </table:table-cell>
          <table:table-cell table:style-name="ce493" table:number-columns-repeated="2"/>
          <table:table-cell table:style-name="ce493" office:value-type="string" calcext:value-type="string">
            <text:p>PAS_POUBELLE</text:p>
          </table:table-cell>
          <table:table-cell table:style-name="ce50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instrument</text:p>
          </table:table-cell>
          <table:table-cell table:style-name="ce493" office:value-type="string" calcext:value-type="string">
            <text:p>Instrument de musique</text:p>
          </table:table-cell>
          <table:table-cell table:style-name="ce493" office:value-type="string" calcext:value-type="string">
            <text:p>smco_reempdivers,modco_decheterie,modco_ecopoint,modco_encombra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info</text:p>
          </table:table-cell>
          <table:table-cell table:style-name="ce493" office:value-type="string" calcext:value-type="string">
            <text:p>Équipements informatiques</text:p>
          </table:table-cell>
          <table:table-cell table:style-name="ce445" office:value-type="string" calcext:value-type="string">
            <text:p>smco_reempinfo,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50" office:value-type="string" calcext:value-type="string">
            <text:p>cat_ampouleseco</text:p>
          </table:table-cell>
          <table:table-cell table:style-name="ce450" office:value-type="string" calcext:value-type="string">
            <text:p>Ampoules basses consommations / néons</text:p>
          </table:table-cell>
          <table:table-cell table:style-name="ce450" office:value-type="string" calcext:value-type="string">
            <text:p>modco_pointsdevente</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8/2013</text:p>
          </table:table-cell>
          <table:table-cell table:number-columns-repeated="219"/>
        </table:table-row>
        <table:table-row table:style-name="ro14">
          <table:table-cell table:style-name="ce493" office:value-type="string" calcext:value-type="string">
            <text:p>cat_cartouche</text:p>
          </table:table-cell>
          <table:table-cell table:style-name="ce493" office:value-type="string" calcext:value-type="string">
            <text:p>Cartouche d'encre</text:p>
          </table:table-cell>
          <table:table-cell table:style-name="ce445" office:value-type="string" calcext:value-type="string">
            <text:p>modco_pointsdevente,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pile</text:p>
          </table:table-cell>
          <table:table-cell table:style-name="ce493" office:value-type="string" calcext:value-type="string">
            <text:p>Pile</text:p>
          </table:table-cell>
          <table:table-cell table:style-name="ce498" office:value-type="string" calcext:value-type="string">
            <text:p>modco_decheterie,modco_ecopoint,modco_pointsdevente</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jouetpile</text:p>
          </table:table-cell>
          <table:table-cell table:style-name="ce493" office:value-type="string" calcext:value-type="string">
            <text:p>Jouet (avec pile)</text:p>
          </table:table-cell>
          <table:table-cell table:style-name="ce445" office:value-type="string" calcext:value-type="string">
            <text:p>smco_reempjouet,modco_decheterie,modco_ecopoint</text:p>
          </table:table-cell>
          <table:table-cell table:style-name="ce493"/>
          <table:table-cell table:style-name="ce493" office:value-type="string" calcext:value-type="string">
            <text:p>cons_recuppdv1,cons_ecoparticipation</text:p>
          </table:table-cell>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jouet</text:p>
          </table:table-cell>
          <table:table-cell table:style-name="ce493" office:value-type="string" calcext:value-type="string">
            <text:p>Jouet (sans pile)</text:p>
          </table:table-cell>
          <table:table-cell table:style-name="ce445" office:value-type="string" calcext:value-type="string">
            <text:p>smco_reempjouet,modco_bacbleunantes,modco_sacbleu</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batterie</text:p>
          </table:table-cell>
          <table:table-cell table:style-name="ce493" office:value-type="string" calcext:value-type="string">
            <text:p>Batterie</text:p>
          </table:table-cell>
          <table:table-cell table:style-name="ce445" office:value-type="string" calcext:value-type="string">
            <text:p>smco_garage,modco_decheterie,modco_ecopoint</text:p>
          </table:table-cell>
          <table:table-cell table:style-name="ce493"/>
          <table:table-cell table:style-name="ce499" office:value-type="string" calcext:value-type="string">
            <text:p>cons_toxique</text:p>
          </table:table-cell>
          <table:table-cell table:style-name="ce493" office:value-type="string" calcext:value-type="string">
            <text:p>OUI</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voiture</text:p>
          </table:table-cell>
          <table:table-cell table:style-name="ce493" office:value-type="string" calcext:value-type="string">
            <text:p>Voitures</text:p>
          </table:table-cell>
          <table:table-cell table:style-name="ce445" office:value-type="string" calcext:value-type="string">
            <text:p>smco_vendeurcassevoiture,modco_reprise</text:p>
          </table:table-cell>
          <table:table-cell table:style-name="ce493" table:number-columns-repeated="2"/>
          <table:table-cell table:style-name="ce493" office:value-type="string" calcext:value-type="string">
            <text:p>OUI</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medicament</text:p>
          </table:table-cell>
          <table:table-cell table:style-name="ce493" office:value-type="string" calcext:value-type="string">
            <text:p>Médicaments</text:p>
          </table:table-cell>
          <table:table-cell table:style-name="ce445" office:value-type="string" calcext:value-type="string">
            <text:p>smco_pharmacie,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humour</text:p>
          </table:table-cell>
          <table:table-cell table:style-name="ce493" office:value-type="string" calcext:value-type="string">
            <text:p>Humour</text:p>
          </table:table-cell>
          <table:table-cell table:style-name="ce445" office:value-type="string" calcext:value-type="string">
            <text:p>modco_humour</text:p>
          </table:table-cell>
          <table:table-cell table:style-name="ce493" table:number-columns-repeated="2"/>
          <table:table-cell table:style-name="ce493" office:value-type="string" calcext:value-type="string">
            <text:p>PAS_POUBELLE</text:p>
          </table:table-cell>
          <table:table-cell table:style-name="ce406"/>
          <table:table-cell table:number-columns-repeated="219"/>
        </table:table-row>
        <table:table-row table:style-name="ro14">
          <table:table-cell table:style-name="ce493" office:value-type="string" calcext:value-type="string">
            <text:p>cat_materiaux</text:p>
          </table:table-cell>
          <table:table-cell table:style-name="ce493" office:value-type="string" calcext:value-type="string">
            <text:p>Matériaux</text:p>
          </table:table-cell>
          <table:table-cell table:style-name="ce493" office:value-type="string" calcext:value-type="string">
            <text:p>modco_decheterie</text:p>
          </table:table-cell>
          <table:table-cell table:style-name="ce493"/>
          <table:table-cell table:style-name="ce500" office:value-type="string" calcext:value-type="string">
            <text:p>cons_paspoubelle</text:p>
          </table:table-cell>
          <table:table-cell table:style-name="ce493" office:value-type="string" calcext:value-type="string">
            <text:p>PAS_POUBELLE</text:p>
          </table:table-cell>
          <table:table-cell table:style-name="ce452"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494"/>
          <table:table-cell table:style-name="ce496"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6">
          <table:table-cell table:number-columns-repeated="226"/>
        </table:table-row>
        <table:table-row table:style-name="ro1">
          <table:table-cell table:number-columns-repeated="226"/>
        </table:table-row>
      </table:table>
      <table:table table:name="ModesDeCollecte" table:style-name="ta7"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4" table:default-cell-style-name="Default"/>
        <table:table-column table:style-name="co53"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29" table:number-columns-repeated="2" table:default-cell-style-name="Default"/>
        <table:table-column table:style-name="co150" table:default-cell-style-name="Default"/>
        <table:table-column table:style-name="co29" table:number-columns-repeated="2" table:default-cell-style-name="Default"/>
        <table:table-column table:style-name="co40" table:default-cell-style-name="Default"/>
        <table:table-column table:style-name="co151" table:number-columns-repeated="4" table:default-cell-style-name="Default"/>
        <table:table-column table:style-name="co152" table:default-cell-style-name="Default"/>
        <table:table-column table:style-name="co2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7" table:number-columns-repeated="2" table:default-cell-style-name="Default"/>
        <table:table-column table:style-name="co2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108"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40" table:number-columns-repeated="219" table:default-cell-style-name="Default"/>
        <table:table-row table:style-name="ro3">
          <table:table-cell table:style-name="ce430"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483"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2">
          <table:table-cell/>
          <table:table-cell table:style-name="ce505"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23">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Sous Modes de Collecte</text:p>
          </table:table-cell>
          <table:table-cell table:style-name="ce442" office:value-type="string" calcext:value-type="string">
            <text:p>Est un sous mode de collecte</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admis</text:p>
          </table:table-cell>
          <table:table-cell table:style-name="ce442" office:value-type="string" calcext:value-type="string">
            <text:p>Conseils</text:p>
          </table:table-cell>
          <table:table-cell table:style-name="ce442" office:value-type="string" calcext:value-type="string">
            <text:p>Fiches</text:p>
          </table:table-cell>
          <table:table-cell table:style-name="ce442" office:value-type="string" calcext:value-type="string">
            <text:p>Lieux</text:p>
          </table:table-cell>
          <table:table-cell table:style-name="ce442" office:value-type="string" calcext:value-type="string">
            <text:p>Image</text:p>
          </table:table-cell>
          <table:table-cell table:style-name="ce456" office:value-type="string" calcext:value-type="string">
            <text:p>Statut</text:p>
          </table:table-cell>
          <table:table-cell table:style-name="ce456" office:value-type="string" calcext:value-type="string">
            <text:p>Bouton</text:p>
          </table:table-cell>
          <table:table-cell table:style-name="ce456" office:value-type="string" calcext:value-type="string">
            <text:p>Mots clés</text:p>
          </table:table-cell>
          <table:table-cell table:style-name="ce456" office:value-type="string" calcext:value-type="string">
            <text:p>Mots clés en</text:p>
          </table:table-cell>
          <table:table-cell table:style-name="ce456" office:value-type="string" calcext:value-type="string">
            <text:p>Admis_en</text:p>
          </table:table-cell>
          <table:table-cell/>
          <table:table-cell table:style-name="ce423"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4">
          <table:table-cell table:style-name="ce503" office:value-type="string" calcext:value-type="string">
            <text:p>modco_contmpb</text:p>
          </table:table-cell>
          <table:table-cell table:style-name="ce503" office:value-type="string" calcext:value-type="string">
            <text:p>Conteneur plastique</text:p>
          </table:table-cell>
          <table:table-cell table:style-name="ce503" office:value-type="string" calcext:value-type="string">
            <text:p>Plastic container</text:p>
          </table:table-cell>
          <table:table-cell table:style-name="ce503"/>
          <table:table-cell table:style-name="ce506" office:value-type="string" calcext:value-type="string">
            <text:p>false</text:p>
          </table:table-cell>
          <table:table-cell table:style-name="ce508"/>
          <table:table-cell table:style-name="ce508"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08"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12"/>
          <table:table-cell table:style-name="ce512" office:value-type="string" calcext:value-type="string">
            <text:p>fiche_contembjournmag</text:p>
          </table:table-cell>
          <table:table-cell table:style-name="ce512"/>
          <table:table-cell table:style-name="ce510" office:value-type="string" calcext:value-type="string">
            <text:p>conteneur_plastiqu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plastique</text:p>
          </table:table-cell>
          <table:table-cell table:style-name="ce515" office:value-type="string" calcext:value-type="string">
            <text:p>container,plastic</text:p>
          </table:table-cell>
          <table:table-cell table:style-name="ce508"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429"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03" office:value-type="string" calcext:value-type="string">
            <text:p>modco_contpapiercarton</text:p>
          </table:table-cell>
          <table:table-cell table:style-name="ce503" office:value-type="string" calcext:value-type="string">
            <text:p>Conteneur&lt;br/&gt;papier carton</text:p>
          </table:table-cell>
          <table:table-cell table:style-name="ce503" office:value-type="string" calcext:value-type="string">
            <text:p>Paperboard container</text:p>
          </table:table-cell>
          <table:table-cell table:style-name="ce503"/>
          <table:table-cell table:style-name="ce506" office:value-type="string" calcext:value-type="string">
            <text:p>false</text:p>
          </table:table-cell>
          <table:table-cell table:style-name="ce503" office:value-type="string" calcext:value-type="string">
            <text:p>On peut mettre : cartons (bruns), cartonnettes, emballage en carton, enveloppe, feuilles, journaux, magazines, prospectus, <text:s/>boîte à œuf en carton.</text:p>
          </table:table-cell>
          <table:table-cell table:style-name="ce503" office:value-type="string" calcext:value-type="string">
            <text:p>You can put: cartons (brown), cardboards, carton, envelope, paper, newspapers, magazines, brochures, egg carton.</text:p>
          </table:table-cell>
          <table:table-cell table:style-name="ce503" office:value-type="string" calcext:value-type="string">
            <text:p>cartons (bruns), cartonnettes, emballage en carton, enveloppe, feuilles, journaux, magazines, prospectus, <text:s/>boîte à œuf en carton</text:p>
          </table:table-cell>
          <table:table-cell table:style-name="ce503" office:value-type="string" calcext:value-type="string">
            <text:p>cons_souille</text:p>
          </table:table-cell>
          <table:table-cell table:style-name="ce503" table:number-columns-repeated="2"/>
          <table:table-cell table:style-name="ce510" office:value-type="string" calcext:value-type="string">
            <text:p>conteneur_carton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papier,carton</text:p>
          </table:table-cell>
          <table:table-cell table:style-name="ce515" office:value-type="string" calcext:value-type="string">
            <text:p>container,paper,cardboard</text:p>
          </table:table-cell>
          <table:table-cell table:style-name="ce508"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429"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503" office:value-type="string" calcext:value-type="string">
            <text:p>modco_contverre</text:p>
          </table:table-cell>
          <table:table-cell table:style-name="ce503" office:value-type="string" calcext:value-type="string">
            <text:p>Conteneur verre</text:p>
          </table:table-cell>
          <table:table-cell table:style-name="ce503" office:value-type="string" calcext:value-type="string">
            <text:p>Glass container</text:p>
          </table:table-cell>
          <table:table-cell table:style-name="ce503"/>
          <table:table-cell table:style-name="ce506" office:value-type="string" calcext:value-type="string">
            <text:p>false</text:p>
          </table:table-cell>
          <table:table-cell table:style-name="ce50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0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03" office:value-type="string" calcext:value-type="string">
            <text:p>bouteilles, pots, bocaux</text:p>
          </table:table-cell>
          <table:table-cell table:style-name="ce503" office:value-type="string" calcext:value-type="string">
            <text:p>cons_verre,cons_sans_bouchon_ni_couvercle,cons_nbconteneurverre</text:p>
          </table:table-cell>
          <table:table-cell table:style-name="ce503" table:number-columns-repeated="2"/>
          <table:table-cell table:style-name="ce510" office:value-type="string" calcext:value-type="string">
            <text:p>conteneur_verr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verre</text:p>
          </table:table-cell>
          <table:table-cell table:style-name="ce515" office:value-type="string" calcext:value-type="string">
            <text:p>container,glass</text:p>
          </table:table-cell>
          <table:table-cell table:style-name="ce508" office:value-type="string" calcext:value-type="string">
            <text:p>bottles, pots, jars</text:p>
          </table:table-cell>
          <table:table-cell office:value-type="string" calcext:value-type="string">
            <text:p><text:s/></text:p>
          </table:table-cell>
          <table:table-cell table:style-name="ce429"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503" office:value-type="string" calcext:value-type="string">
            <text:p>modco_contembjournmag</text:p>
          </table:table-cell>
          <table:table-cell table:style-name="ce503" office:value-type="string" calcext:value-type="string">
            <text:p>Conteneur&lt;br/&gt;emballages&lt;br/&gt;journaux magazines</text:p>
          </table:table-cell>
          <table:table-cell table:style-name="ce503" office:value-type="string" calcext:value-type="string">
            <text:p>Container packaging newspapers magazines</text:p>
          </table:table-cell>
          <table:table-cell table:style-name="ce503"/>
          <table:table-cell table:style-name="ce506" office:value-type="string" calcext:value-type="string">
            <text:p>false</text:p>
          </table:table-cell>
          <table:table-cell table:style-name="ce503"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03" office:value-type="string" calcext:value-type="string">
            <text:p>You can put. Tin, aluminum trays, cans, aerosols, metal bottle syrup, water bottles, bottle, brick (fruit, milk juice), cardboards, paper, newspapers, magazines.</text:p>
          </table:table-cell>
          <table:table-cell table:style-name="ce503" office:value-type="string" calcext:value-type="string">
            <text:p>boîte de conserve, barquette aluminium, cannette, aérosol, bouteille métal sirop, bouteilles d'eau, flacon, brique (jus de fruit, lait), cartonnettes, papier, journaux, magazines</text:p>
          </table:table-cell>
          <table:table-cell table:style-name="ce503" office:value-type="string" calcext:value-type="string">
            <text:p>cons_sans_bouchon_ni_couvercle</text:p>
          </table:table-cell>
          <table:table-cell table:style-name="ce503" office:value-type="string" calcext:value-type="string">
            <text:p>fiche_contembjournmag</text:p>
          </table:table-cell>
          <table:table-cell table:style-name="ce503"/>
          <table:table-cell table:style-name="ce510" office:value-type="string" calcext:value-type="string">
            <text:p>conteneur_emballages_journaux_magazines_mini.png</text:p>
          </table:table-cell>
          <table:table-cell table:style-name="ce515" office:value-type="string" calcext:value-type="string">
            <text:p>Vérif le 06/2013</text:p>
          </table:table-cell>
          <table:table-cell table:style-name="ce515" office:value-type="string" calcext:value-type="string">
            <text:p>modco</text:p>
          </table:table-cell>
          <table:table-cell table:style-name="ce515" office:value-type="string" calcext:value-type="string">
            <text:p>Conteneur,emballages,journaux,magazines</text:p>
          </table:table-cell>
          <table:table-cell table:style-name="ce515" office:value-type="string" calcext:value-type="string">
            <text:p>container,packaging,newspapers,magazines</text:p>
          </table:table-cell>
          <table:table-cell table:style-name="ce508"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429"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27">
          <table:table-cell table:style-name="ce503" office:value-type="string" calcext:value-type="string">
            <text:p>modco_bacbleuhorsnantes</text:p>
          </table:table-cell>
          <table:table-cell table:style-name="ce503" office:value-type="string" calcext:value-type="string">
            <text:p>Bacs bleus (hors Nantes)</text:p>
          </table:table-cell>
          <table:table-cell table:style-name="ce503" office:value-type="string" calcext:value-type="string">
            <text:p>Blue bins (excluding Nantes)</text:p>
          </table:table-cell>
          <table:table-cell table:style-name="ce503"/>
          <table:table-cell table:style-name="ce506" office:value-type="string" calcext:value-type="string">
            <text:p>false</text:p>
          </table:table-cell>
          <table:table-cell table:style-name="ce503" office:value-type="string" calcext:value-type="string">
            <text:p>On met les &lt;B&gt;déchets ménagers non recyclés&lt;/B&gt;.</text:p>
          </table:table-cell>
          <table:table-cell table:style-name="ce503" office:value-type="string" calcext:value-type="string">
            <text:p>It puts the &lt;B&gt; non-recycled household waste &lt;/b&gt;.</text:p>
          </table:table-cell>
          <table:table-cell table:style-name="ce503"/>
          <table:table-cell table:style-name="ce503" office:value-type="string" calcext:value-type="string">
            <text:p>cons_bac_casse,cons_collectes_bacs,cons_arcencielvalorena</text:p>
          </table:table-cell>
          <table:table-cell table:style-name="ce503" table:number-columns-repeated="2"/>
          <table:table-cell table:style-name="ce510" office:value-type="string" calcext:value-type="string">
            <text:p>bac_bleu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bleus</text:p>
          </table:table-cell>
          <table:table-cell table:style-name="ce515" office:value-type="string" calcext:value-type="string">
            <text:p>bins,blue</text:p>
          </table:table-cell>
          <table:table-cell table:style-name="ce508"/>
          <table:table-cell office:value-type="string" calcext:value-type="string">
            <text:p><text:s/></text:p>
          </table:table-cell>
          <table:table-cell table:style-name="ce429"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28">
          <table:table-cell table:style-name="ce503" office:value-type="string" calcext:value-type="string">
            <text:p>modco_bacbleunantes</text:p>
          </table:table-cell>
          <table:table-cell table:style-name="ce503" office:value-type="string" calcext:value-type="string">
            <text:p>Bacs bleus</text:p>
          </table:table-cell>
          <table:table-cell table:style-name="ce503" office:value-type="string" calcext:value-type="string">
            <text:p>Blue bins</text:p>
          </table:table-cell>
          <table:table-cell table:style-name="ce503"/>
          <table:table-cell table:style-name="ce506" table:formula="of:=[.E9]" office:value-type="string" office:string-value="false" calcext:value-type="string">
            <text:p>false</text:p>
          </table:table-cell>
          <table:table-cell table:style-name="ce503" table:formula="of:=[.F9]" office:value-type="string" office:string-value="On met les &lt;B&gt;déchets ménagers non recyclés&lt;/B&gt;." calcext:value-type="string">
            <text:p>On met les &lt;B&gt;déchets ménagers non recyclés&lt;/B&gt;.</text:p>
          </table:table-cell>
          <table:table-cell table:style-name="ce503" table:formula="of:=[.G9]" office:value-type="string" office:string-value="It puts the &lt;B&gt; non-recycled household waste &lt;/b&gt;." calcext:value-type="string">
            <text:p>It puts the &lt;B&gt; non-recycled household waste &lt;/b&gt;.</text:p>
          </table:table-cell>
          <table:table-cell table:style-name="ce503"/>
          <table:table-cell table:style-name="ce503" table:formula="of:=[.I9]" office:value-type="string" office:string-value="cons_bac_casse,cons_collectes_bacs,cons_arcencielvalorena" calcext:value-type="string">
            <text:p>cons_bac_casse,cons_collectes_bacs,cons_arcencielvalorena</text:p>
          </table:table-cell>
          <table:table-cell table:style-name="ce503" table:number-columns-repeated="2"/>
          <table:table-cell table:style-name="ce510" table:formula="of:=[.L9]" office:value-type="string" office:string-value="bac_bleu_mini.png" calcext:value-type="string">
            <text:p>bac_bleu_mini.png</text:p>
          </table:table-cell>
          <table:table-cell table:style-name="ce515" table:formula="of:=[.M9]" office:value-type="string" office:string-value="Vérif le 03/2013" calcext:value-type="string">
            <text:p>Vérif le 03/2013</text:p>
          </table:table-cell>
          <table:table-cell table:style-name="ce515" table:formula="of:=[.N9]" office:value-type="string" office:string-value="modco" calcext:value-type="string">
            <text:p>modco</text:p>
          </table:table-cell>
          <table:table-cell table:style-name="ce515" office:value-type="string" calcext:value-type="string">
            <text:p>Bacs,bleus</text:p>
          </table:table-cell>
          <table:table-cell table:style-name="ce515" office:value-type="string" calcext:value-type="string">
            <text:p>bins,blue</text:p>
          </table:table-cell>
          <table:table-cell table:style-name="ce508"/>
          <table:table-cell/>
          <table:table-cell table:style-name="ce429"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03" office:value-type="string" calcext:value-type="string">
            <text:p>modco_bacjaunenantes</text:p>
          </table:table-cell>
          <table:table-cell table:style-name="ce503" office:value-type="string" calcext:value-type="string">
            <text:p>Bacs jaunes (Nantes)</text:p>
          </table:table-cell>
          <table:table-cell table:style-name="ce503" office:value-type="string" calcext:value-type="string">
            <text:p>Yellow Bacs (Nantes)</text:p>
          </table:table-cell>
          <table:table-cell table:style-name="ce503"/>
          <table:table-cell table:style-name="ce506" office:value-type="string" calcext:value-type="string">
            <text:p>false</text:p>
          </table:table-cell>
          <table:table-cell table:style-name="ce509"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09"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09"/>
          <table:table-cell table:style-name="ce503" office:value-type="string" calcext:value-type="string">
            <text:p>cons_pasuniquementbouteilleflacon,cons_bac_casse,cons_collectes_bacs</text:p>
          </table:table-cell>
          <table:table-cell table:style-name="ce503" office:value-type="string" calcext:value-type="string">
            <text:p>fiche_bacjaune</text:p>
          </table:table-cell>
          <table:table-cell table:style-name="ce503"/>
          <table:table-cell table:style-name="ce510" office:value-type="string" calcext:value-type="string">
            <text:p>bac_jaune_en_cours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jaunes</text:p>
          </table:table-cell>
          <table:table-cell table:style-name="ce515" office:value-type="string" calcext:value-type="string">
            <text:p>bins,yellow</text:p>
          </table:table-cell>
          <table:table-cell table:style-name="ce515"/>
          <table:table-cell/>
          <table:table-cell table:style-name="ce429"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29">
          <table:table-cell table:style-name="ce503" office:value-type="string" calcext:value-type="string">
            <text:p>modco_bacjaunehorsnantes</text:p>
          </table:table-cell>
          <table:table-cell table:style-name="ce503" office:value-type="string" calcext:value-type="string">
            <text:p>Bacs jaunes</text:p>
          </table:table-cell>
          <table:table-cell table:style-name="ce503" office:value-type="string" calcext:value-type="string">
            <text:p>Yellow Bacs</text:p>
          </table:table-cell>
          <table:table-cell table:style-name="ce503"/>
          <table:table-cell table:style-name="ce506" office:value-type="string" calcext:value-type="string">
            <text:p>false</text:p>
          </table:table-cell>
          <table:table-cell table:style-name="ce509"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09" office:value-type="string" calcext:value-type="string">
            <text:p>You can put &lt;BR/&gt;: cartons, cardboards, envelopes, sheets, newspapers, magazines, bricks, water bottles soda oil, corks, bottles, aluminum trays, cans, tins, aerosols, bombs. </text:p>
          </table:table-cell>
          <table:table-cell table:style-name="ce509"/>
          <table:table-cell table:style-name="ce503" office:value-type="string" calcext:value-type="string">
            <text:p>cons_pasuniquementbouteilleflacon,cons_bac_casse,cons_collectes_bacs</text:p>
          </table:table-cell>
          <table:table-cell table:style-name="ce503" office:value-type="string" calcext:value-type="string">
            <text:p>fiche_bacjaune</text:p>
          </table:table-cell>
          <table:table-cell table:style-name="ce503"/>
          <table:table-cell table:style-name="ce510" office:value-type="string" calcext:value-type="string">
            <text:p>bac_jaune_en_cours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jaunes</text:p>
          </table:table-cell>
          <table:table-cell table:style-name="ce515" office:value-type="string" calcext:value-type="string">
            <text:p>bins,yellow</text:p>
          </table:table-cell>
          <table:table-cell table:style-name="ce515"/>
          <table:table-cell/>
          <table:table-cell table:style-name="ce429"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03" office:value-type="string" calcext:value-type="string">
            <text:p>modco_sacbleu</text:p>
          </table:table-cell>
          <table:table-cell table:style-name="ce503" office:value-type="string" calcext:value-type="string">
            <text:p>Sacs bleus</text:p>
          </table:table-cell>
          <table:table-cell table:style-name="ce503" office:value-type="string" calcext:value-type="string">
            <text:p>Blue bags</text:p>
          </table:table-cell>
          <table:table-cell table:style-name="ce503"/>
          <table:table-cell table:style-name="ce506" office:value-type="string" calcext:value-type="string">
            <text:p>false</text:p>
          </table:table-cell>
          <table:table-cell table:style-name="ce510" office:value-type="string" calcext:value-type="string">
            <text:p>&lt;IMG SRC='resources/images/nantes/sac_bleu_mini.png' ALIGN='right' WIDTH='150px' /&gt;On met dans les sacs bleus les &lt;B&gt;déchets ménagers non recyclés&lt;/B&gt;.</text:p>
          </table:table-cell>
          <table:table-cell table:style-name="ce510" office:value-type="string" calcext:value-type="string">
            <text:p>&lt;IMG SRC='resources/images/nantes/sac_bleu_mini.png' align='right' WIDTH='150px' /&gt; are placed in blue bags the &lt;B&gt; non-recycled household waste &lt;/b&gt;.</text:p>
          </table:table-cell>
          <table:table-cell table:style-name="ce510"/>
          <table:table-cell table:style-name="ce503" office:value-type="string" calcext:value-type="string">
            <text:p>cons_noeudtrisac,cons_passacpoubelle</text:p>
          </table:table-cell>
          <table:table-cell table:style-name="ce503" table:number-columns-repeated="2"/>
          <table:table-cell table:style-name="ce510" office:value-type="string" calcext:value-type="string">
            <text:p>nantes/sac_bleu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Sacs,bleus</text:p>
          </table:table-cell>
          <table:table-cell table:style-name="ce515" office:value-type="string" calcext:value-type="string">
            <text:p>bags,blue</text:p>
          </table:table-cell>
          <table:table-cell table:style-name="ce515"/>
          <table:table-cell/>
          <table:table-cell table:style-name="ce429"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03" office:value-type="string" calcext:value-type="string">
            <text:p>modco_sacjaune</text:p>
          </table:table-cell>
          <table:table-cell table:style-name="ce503" office:value-type="string" calcext:value-type="string">
            <text:p>Sacs jaunes</text:p>
          </table:table-cell>
          <table:table-cell table:style-name="ce503" office:value-type="string" calcext:value-type="string">
            <text:p>Yellow bags</text:p>
          </table:table-cell>
          <table:table-cell table:style-name="ce503"/>
          <table:table-cell table:style-name="ce506" office:value-type="string" calcext:value-type="string">
            <text:p>false</text:p>
          </table:table-cell>
          <table:table-cell table:style-name="ce50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0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03"/>
          <table:table-cell table:style-name="ce503" office:value-type="string" calcext:value-type="string">
            <text:p>cons_souille,cons_noeudtrisac,cons_passacpoubelle</text:p>
          </table:table-cell>
          <table:table-cell table:style-name="ce503" office:value-type="string" calcext:value-type="string">
            <text:p>fiche_sacjaune</text:p>
          </table:table-cell>
          <table:table-cell table:style-name="ce503"/>
          <table:table-cell table:style-name="ce510" office:value-type="string" calcext:value-type="string">
            <text:p>nantes/sac_jaun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Sacs,jaunes</text:p>
          </table:table-cell>
          <table:table-cell table:style-name="ce515" office:value-type="string" calcext:value-type="string">
            <text:p>bags,yellow</text:p>
          </table:table-cell>
          <table:table-cell table:style-name="ce515"/>
          <table:table-cell/>
          <table:table-cell table:style-name="ce429"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503" office:value-type="string" calcext:value-type="string">
            <text:p>modco_ecopoint</text:p>
          </table:table-cell>
          <table:table-cell table:style-name="ce503" office:value-type="string" calcext:value-type="string">
            <text:p><text:span text:style-name="T11">É</text:span>copoint</text:p>
          </table:table-cell>
          <table:table-cell table:style-name="ce503" office:value-type="string" calcext:value-type="string">
            <text:p>Ecopoint</text:p>
          </table:table-cell>
          <table:table-cell table:style-name="ce503"/>
          <table:table-cell table:style-name="ce506" office:value-type="string" calcext:value-type="string">
            <text:p>false</text:p>
          </table:table-cell>
          <table:table-cell table:style-name="ce50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0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03" table:number-columns-repeated="2"/>
          <table:table-cell table:style-name="ce503" office:value-type="string" calcext:value-type="string">
            <text:p>fiche_ecopoint</text:p>
          </table:table-cell>
          <table:table-cell table:style-name="ce503"/>
          <table:table-cell table:style-name="ce503" office:value-type="string" calcext:value-type="string">
            <text:p>nantes/ecopoint_viarm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Écopoint</text:p>
          </table:table-cell>
          <table:table-cell table:style-name="ce515" office:value-type="string" calcext:value-type="string">
            <text:p>ecopoint</text:p>
          </table:table-cell>
          <table:table-cell table:style-name="ce515"/>
          <table:table-cell/>
          <table:table-cell table:style-name="ce429"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374" office:value-type="string" calcext:value-type="string">
            <text:p>modco_contomr</text:p>
          </table:table-cell>
          <table:table-cell table:style-name="ce374" office:value-type="string" calcext:value-type="string">
            <text:p>Conteneurs ordures ménagers</text:p>
          </table:table-cell>
          <table:table-cell table:style-name="ce374" office:value-type="string" calcext:value-type="string">
            <text:p>Container for household waste</text:p>
          </table:table-cell>
          <table:table-cell table:style-name="ce374"/>
          <table:table-cell table:style-name="ce485" office:value-type="string" calcext:value-type="string">
            <text:p>false</text:p>
          </table:table-cell>
          <table:table-cell table:style-name="ce374" office:value-type="string" calcext:value-type="string">
            <text:p>On met les &lt;B&gt;déchets ménagers non recyclés&lt;/B&gt;.</text:p>
          </table:table-cell>
          <table:table-cell table:style-name="ce374" office:value-type="string" calcext:value-type="string">
            <text:p>It puts the &lt;B&gt; non-recycled household waste &lt;/b&gt;.</text:p>
          </table:table-cell>
          <table:table-cell table:style-name="ce374" table:number-columns-repeated="4"/>
          <table:table-cell table:style-name="ce372" office:value-type="string" calcext:value-type="string">
            <text:p>conteneur_enterre.png</text:p>
          </table:table-cell>
          <table:table-cell table:style-name="ce457" table:number-columns-repeated="2"/>
          <table:table-cell table:style-name="ce457" office:value-type="string" calcext:value-type="string">
            <text:p>conteneur,déchet,ménager</text:p>
          </table:table-cell>
          <table:table-cell table:style-name="ce457" office:value-type="string" calcext:value-type="string">
            <text:p>container,waste,household</text:p>
          </table:table-cell>
          <table:table-cell table:style-name="ce457"/>
          <table:table-cell/>
          <table:table-cell table:style-name="ce429"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374" office:value-type="string" calcext:value-type="string">
            <text:p>modco_dechetssecs</text:p>
          </table:table-cell>
          <table:table-cell table:style-name="ce374" office:value-type="string" calcext:value-type="string">
            <text:p>Conteneurs déchets secs</text:p>
          </table:table-cell>
          <table:table-cell table:style-name="ce374" office:value-type="string" calcext:value-type="string">
            <text:p>modco_decheterie,modco_ecopoint,smco_reprise,smco_reprise_1pour0</text:p>
          </table:table-cell>
          <table:table-cell table:style-name="ce374"/>
          <table:table-cell table:style-name="ce485" office:value-type="string" calcext:value-type="string">
            <text:p>false</text:p>
          </table:table-cell>
          <table:table-cell table:style-name="ce441" office:value-type="string" calcext:value-type="string">
            <text:p>On met les &lt;B&gt;déchets ménagers non recyclés&lt;/B&gt;.</text:p>
          </table:table-cell>
          <table:table-cell table:style-name="ce441" office:value-type="string" calcext:value-type="string">
            <text:p>It puts the &lt;B&gt; non-recycled household waste &lt;/b&gt;.</text:p>
          </table:table-cell>
          <table:table-cell table:style-name="ce441"/>
          <table:table-cell table:style-name="ce374" table:number-columns-repeated="3"/>
          <table:table-cell table:style-name="ce372" office:value-type="string" calcext:value-type="string">
            <text:p>conteneur_ordure_menageres_petit.png</text:p>
          </table:table-cell>
          <table:table-cell table:style-name="ce69"/>
          <table:table-cell table:style-name="ce457"/>
          <table:table-cell table:style-name="ce457" office:value-type="string" calcext:value-type="string">
            <text:p>conteneurs,déchets,secs</text:p>
          </table:table-cell>
          <table:table-cell table:style-name="ce457" office:value-type="string" calcext:value-type="string">
            <text:p>containers,waste,dry</text:p>
          </table:table-cell>
          <table:table-cell table:style-name="ce457"/>
          <table:table-cell/>
          <table:table-cell table:style-name="ce429"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374" office:value-type="string" calcext:value-type="string">
            <text:p>modco_reemploi</text:p>
          </table:table-cell>
          <table:table-cell table:style-name="ce374" office:value-type="string" calcext:value-type="string">
            <text:p>Entreprises et assos spécialisées</text:p>
          </table:table-cell>
          <table:table-cell table:style-name="ce374" office:value-type="string" calcext:value-type="string">
            <text:p>Specialized companies and assos</text:p>
          </table:table-cell>
          <table:table-cell table:style-name="ce374"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485" office:value-type="string" calcext:value-type="string">
            <text:p>false</text:p>
          </table:table-cell>
          <table:table-cell table:style-name="ce374"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374"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374"/>
          <table:table-cell table:style-name="ce374" office:value-type="string" calcext:value-type="string">
            <text:p>cons_deuxiemevie</text:p>
          </table:table-cell>
          <table:table-cell table:style-name="ce374" table:number-columns-repeated="2"/>
          <table:table-cell table:style-name="ce372" office:value-type="string" calcext:value-type="string">
            <text:p>structures_reemplois_mini.png</text:p>
          </table:table-cell>
          <table:table-cell table:style-name="ce69"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entreprise,association,asso</text:p>
          </table:table-cell>
          <table:table-cell table:style-name="ce457" office:value-type="string" calcext:value-type="string">
            <text:p>company,association,asso</text:p>
          </table:table-cell>
          <table:table-cell table:style-name="ce457"/>
          <table:table-cell/>
          <table:table-cell table:style-name="ce429"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modco_pointsdevente</text:p>
          </table:table-cell>
          <table:table-cell table:style-name="ce374" office:value-type="string" calcext:value-type="string">
            <text:p>Reprise en points de vente</text:p>
          </table:table-cell>
          <table:table-cell table:style-name="ce374" office:value-type="string" calcext:value-type="string">
            <text:p>Recovery in retail outlets</text:p>
          </table:table-cell>
          <table:table-cell table:style-name="ce374" office:value-type="string" calcext:value-type="string">
            <text:p>smco_vendeurcartoucheencre,smco_vendeurpile,smco_reprise,smco_reprise_1pour0,smco_vendeur_lampe_eco,smco_vendeurcassevoiture,smco_garage</text:p>
          </table:table-cell>
          <table:table-cell table:style-name="ce485" office:value-type="string" calcext:value-type="string">
            <text:p>false</text:p>
          </table:table-cell>
          <table:table-cell table:style-name="ce27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71" office:value-type="string" calcext:value-type="string">
            <text:p>The outlets are obliged to recover the used items they sell: printer cartridges, batteries, energy saving light bulbs, fluorescent tubes (neons).</text:p>
          </table:table-cell>
          <table:table-cell table:style-name="ce271"/>
          <table:table-cell table:style-name="ce341" office:value-type="string" calcext:value-type="string">
            <text:p>cons_recuppdv1,cons_recuppdv2</text:p>
          </table:table-cell>
          <table:table-cell table:style-name="ce341" table:number-columns-repeated="2"/>
          <table:table-cell table:style-name="ce514" office:value-type="string" calcext:value-type="string">
            <text:p>recyclage_point_de_vente_mini.png</text:p>
          </table:table-cell>
          <table:table-cell table:style-name="ce69"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Reprise,vente</text:p>
          </table:table-cell>
          <table:table-cell table:style-name="ce457" office:value-type="string" calcext:value-type="string">
            <text:p>recovery,sale</text:p>
          </table:table-cell>
          <table:table-cell table:style-name="ce457"/>
          <table:table-cell/>
          <table:table-cell table:style-name="ce429"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74" office:value-type="string" calcext:value-type="string">
            <text:p>modco_decheterie</text:p>
          </table:table-cell>
          <table:table-cell table:number-columns-repeated="2" table:style-name="ce374" office:value-type="string" calcext:value-type="string">
            <text:p>Déchèteries</text:p>
          </table:table-cell>
          <table:table-cell table:style-name="ce374"/>
          <table:table-cell table:style-name="ce485" office:value-type="string" calcext:value-type="string">
            <text:p>false</text:p>
          </table:table-cell>
          <table:table-cell table:style-name="ce50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0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03"/>
          <table:table-cell table:style-name="ce374"/>
          <table:table-cell table:style-name="ce374" office:value-type="string" calcext:value-type="string">
            <text:p>fiche_ecopoint</text:p>
          </table:table-cell>
          <table:table-cell table:style-name="ce374"/>
          <table:table-cell table:style-name="ce514" office:value-type="string" calcext:value-type="string">
            <text:p>panneau_dechetterie_mini.png</text:p>
          </table:table-cell>
          <table:table-cell table:style-name="ce69"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Déchèteries</text:p>
          </table:table-cell>
          <table:table-cell table:style-name="ce457" office:value-type="string" calcext:value-type="string">
            <text:p>déchèteries</text:p>
          </table:table-cell>
          <table:table-cell table:style-name="ce457"/>
          <table:table-cell/>
          <table:table-cell table:style-name="ce429"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374" office:value-type="string" calcext:value-type="string">
            <text:p>modco_compostage</text:p>
          </table:table-cell>
          <table:table-cell table:style-name="ce374" office:value-type="string" calcext:value-type="string">
            <text:p>Compostage</text:p>
          </table:table-cell>
          <table:table-cell table:style-name="ce374" office:value-type="string" calcext:value-type="string">
            <text:p>Composting</text:p>
          </table:table-cell>
          <table:table-cell table:style-name="ce374"/>
          <table:table-cell table:style-name="ce485" office:value-type="string" calcext:value-type="string">
            <text:p>false</text:p>
          </table:table-cell>
          <table:table-cell table:style-name="ce371" office:value-type="string" calcext:value-type="string">
            <text:p>thé, épluchure, papier à usage unique (papier toilette, essuie-tout), plante, reste de repas (nourriture).</text:p>
          </table:table-cell>
          <table:table-cell table:style-name="ce371" office:value-type="string" calcext:value-type="string">
            <text:p>tea, peel, disposable paper (toilet paper, paper towels), plant, rest of meals (food).</text:p>
          </table:table-cell>
          <table:table-cell table:style-name="ce371"/>
          <table:table-cell table:style-name="ce374"/>
          <table:table-cell table:style-name="ce374" office:value-type="string" calcext:value-type="string">
            <text:p>fiche_compostage</text:p>
          </table:table-cell>
          <table:table-cell table:style-name="ce374"/>
          <table:table-cell table:style-name="ce374" office:value-type="string" calcext:value-type="string">
            <text:p>composteur_mini.png</text:p>
          </table:table-cell>
          <table:table-cell table:style-name="ce69" office:value-type="string" calcext:value-type="string">
            <text:p>vérif le 03/2013</text:p>
          </table:table-cell>
          <table:table-cell table:style-name="ce457"/>
          <table:table-cell table:style-name="ce457" office:value-type="string" calcext:value-type="string">
            <text:p>Compostage</text:p>
          </table:table-cell>
          <table:table-cell table:style-name="ce457" office:value-type="string" calcext:value-type="string">
            <text:p>composting</text:p>
          </table:table-cell>
          <table:table-cell table:style-name="ce457"/>
          <table:table-cell/>
          <table:table-cell table:style-name="ce429"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74" office:value-type="string" calcext:value-type="string">
            <text:p>modco_encombrant</text:p>
          </table:table-cell>
          <table:table-cell table:style-name="ce374" office:value-type="string" calcext:value-type="string">
            <text:p>Point dépôt encombrant</text:p>
          </table:table-cell>
          <table:table-cell table:style-name="ce374" office:value-type="string" calcext:value-type="string">
            <text:p>Point bulky filing</text:p>
          </table:table-cell>
          <table:table-cell table:style-name="ce374"/>
          <table:table-cell table:style-name="ce485" office:value-type="string" calcext:value-type="string">
            <text:p>false</text:p>
          </table:table-cell>
          <table:table-cell table:style-name="ce44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41"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41"/>
          <table:table-cell table:style-name="ce374"/>
          <table:table-cell table:style-name="ce513" office:value-type="string" calcext:value-type="string">
            <text:p>encombrant</text:p>
          </table:table-cell>
          <table:table-cell table:style-name="ce513"/>
          <table:table-cell table:style-name="ce374" office:value-type="string" calcext:value-type="string">
            <text:p>nantes/encombrant_mini.png</text:p>
          </table:table-cell>
          <table:table-cell table:style-name="ce69"/>
          <table:table-cell table:style-name="ce457" office:value-type="string" calcext:value-type="string">
            <text:p>modco</text:p>
          </table:table-cell>
          <table:table-cell table:style-name="ce457" office:value-type="string" calcext:value-type="string">
            <text:p>Point,dépôt,encombrant</text:p>
          </table:table-cell>
          <table:table-cell table:style-name="ce457" office:value-type="string" calcext:value-type="string">
            <text:p>point deposit,bulky</text:p>
          </table:table-cell>
          <table:table-cell table:style-name="ce457"/>
          <table:table-cell/>
          <table:table-cell table:style-name="ce429"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5">
          <table:table-cell table:style-name="ce372" office:value-type="string" calcext:value-type="string">
            <text:p>smco_conteneurlerelais</text:p>
          </table:table-cell>
          <table:table-cell table:style-name="ce372" office:value-type="string" calcext:value-type="string">
            <text:p>Conteneur vêtements</text:p>
          </table:table-cell>
          <table:table-cell table:style-name="ce372" office:value-type="string" calcext:value-type="string">
            <text:p>Container clothing</text:p>
          </table:table-cell>
          <table:table-cell table:style-name="ce374"/>
          <table:table-cell table:style-name="ce485" office:value-type="string" calcext:value-type="string">
            <text:p>false</text:p>
          </table:table-cell>
          <table:table-cell table:style-name="ce374"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374"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374"/>
          <table:table-cell table:style-name="ce374" office:value-type="string" calcext:value-type="string">
            <text:p>cons_lerelais</text:p>
          </table:table-cell>
          <table:table-cell table:style-name="ce374" office:value-type="string" calcext:value-type="string">
            <text:p>fiche_contvet</text:p>
          </table:table-cell>
          <table:table-cell table:style-name="ce374"/>
          <table:table-cell table:style-name="ce372" office:value-type="string" calcext:value-type="string">
            <text:p>conteneur_lerelais_mini.png</text:p>
          </table:table-cell>
          <table:table-cell table:style-name="ce69"/>
          <table:table-cell table:style-name="ce457" office:value-type="string" calcext:value-type="string">
            <text:p>modco</text:p>
          </table:table-cell>
          <table:table-cell table:style-name="ce457" office:value-type="string" calcext:value-type="string">
            <text:p>Conteneur,vêtements</text:p>
          </table:table-cell>
          <table:table-cell table:style-name="ce457" office:value-type="string" calcext:value-type="string">
            <text:p>container,clothing</text:p>
          </table:table-cell>
          <table:table-cell table:style-name="ce457"/>
          <table:table-cell/>
          <table:table-cell table:style-name="ce429"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electromenag <text:s/></text:p>
          </table:table-cell>
          <table:table-cell table:style-name="ce374" office:value-type="string" calcext:value-type="string">
            <text:p>Réemploi appareils électroménager</text:p>
          </table:table-cell>
          <table:table-cell table:style-name="ce374" office:value-type="string" calcext:value-type="string">
            <text:p>Reuse household appliances</text:p>
          </table:table-cell>
          <table:table-cell table:style-name="ce374"/>
          <table:table-cell table:style-name="ce485" office:value-type="string" calcext:value-type="string">
            <text:p>true</text:p>
          </table:table-cell>
          <table:table-cell table:style-name="ce374" office:value-type="string" calcext:value-type="string">
            <text:p>Réemploi des appareils électroménager</text:p>
          </table:table-cell>
          <table:table-cell table:style-name="ce374" office:value-type="string" calcext:value-type="string">
            <text:p>Reuse of household appliances</text:p>
          </table:table-cell>
          <table:table-cell table:style-name="ce374" table:number-columns-repeated="4"/>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appareil,électroménager</text:p>
          </table:table-cell>
          <table:table-cell table:style-name="ce457" office:value-type="string" calcext:value-type="string">
            <text:p>reuse,apparatus,appliances</text:p>
          </table:table-cell>
          <table:table-cell table:style-name="ce457"/>
          <table:table-cell/>
          <table:table-cell table:style-name="ce429"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info</text:p>
          </table:table-cell>
          <table:table-cell table:style-name="ce374" office:value-type="string" calcext:value-type="string">
            <text:p>Réemploi appareils informatique</text:p>
          </table:table-cell>
          <table:table-cell table:style-name="ce374" office:value-type="string" calcext:value-type="string">
            <text:p>Reuse computer devices</text:p>
          </table:table-cell>
          <table:table-cell table:style-name="ce374"/>
          <table:table-cell table:style-name="ce485" office:value-type="string" calcext:value-type="string">
            <text:p>true</text:p>
          </table:table-cell>
          <table:table-cell table:style-name="ce441" office:value-type="string" calcext:value-type="string">
            <text:p>Plusieurs organismes ('Alis 44' à Nantes, 'Actif Ouest' à Saint-Herblain, 'Nâga' à Rezé) récupèrent les anciens apareils informatiques. &lt;br/&gt;Voir page 'lieux'.</text:p>
          </table:table-cell>
          <table:table-cell table:style-name="ce441" office:value-type="string" calcext:value-type="string">
            <text:p>Several organizations (Alis 44 'in Nantes, western Active' in Saint-Herblain, 'Naga' in Rezé) recover old computer apareils.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appareil,informatique</text:p>
          </table:table-cell>
          <table:table-cell table:style-name="ce457" office:value-type="string" calcext:value-type="string">
            <text:p>reuse,appliance,computer</text:p>
          </table:table-cell>
          <table:table-cell table:style-name="ce457"/>
          <table:table-cell/>
          <table:table-cell table:style-name="ce429"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cartouchetoner</text:p>
          </table:table-cell>
          <table:table-cell table:style-name="ce374" office:value-type="string" calcext:value-type="string">
            <text:p>Réemploi cartouches encres et tuners</text:p>
          </table:table-cell>
          <table:table-cell table:style-name="ce374" office:value-type="string" calcext:value-type="string">
            <text:p>Reuse ink cartridges and tuners</text:p>
          </table:table-cell>
          <table:table-cell table:style-name="ce374"/>
          <table:table-cell table:style-name="ce485" office:value-type="string" calcext:value-type="string">
            <text:p>true</text:p>
          </table:table-cell>
          <table:table-cell table:style-name="ce441" office:value-type="string" calcext:value-type="string">
            <text:p>Plusieurs organismes ('Lever l'encre' et 'Oce'encre' à Nantes, 'encre Station' à Saint-Herblain) récupèrent les anciennes cartouches d'encrest. &lt;br/&gt;Voir page 'lieux'.</text:p>
          </table:table-cell>
          <table:table-cell table:style-name="ce441" office:value-type="string" calcext:value-type="string">
            <text:p>Several agencies ('Sunrise ink' and 'Oce'encre' in Nantes, Ink Station 'in Saint-Herblain) recover old cartridges encrest.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cartouche,encre,tuner</text:p>
          </table:table-cell>
          <table:table-cell table:style-name="ce457" office:value-type="string" calcext:value-type="string">
            <text:p>re-use,cartridges,ink,tuner</text:p>
          </table:table-cell>
          <table:table-cell table:style-name="ce457"/>
          <table:table-cell/>
          <table:table-cell table:style-name="ce429"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livreCD</text:p>
          </table:table-cell>
          <table:table-cell table:style-name="ce374" office:value-type="string" calcext:value-type="string">
            <text:p>Réemploi livre/BD/CD/DVD</text:p>
          </table:table-cell>
          <table:table-cell table:style-name="ce374" office:value-type="string" calcext:value-type="string">
            <text:p>Book reuse / BD / CD / DVD</text:p>
          </table:table-cell>
          <table:table-cell table:style-name="ce374"/>
          <table:table-cell table:style-name="ce485" office:value-type="string" calcext:value-type="string">
            <text:p>true</text:p>
          </table:table-cell>
          <table:table-cell table:style-name="ce441" office:value-type="string" calcext:value-type="string">
            <text:p>Plusieurs organismes (association ‘Nantes écologie l air livre’, ‘La croix rouge’, ‘RecycLivre’...) récupèrent les anciens livres.</text:p>
          </table:table-cell>
          <table:table-cell table:style-name="ce441" office:value-type="string" calcext:value-type="string">
            <text:p>Several organizations (‘Nantes écologie l air livre’, ‘la croix rouge’) recover the ancient books.</text:p>
          </table:table-cell>
          <table:table-cell table:style-name="ce441"/>
          <table:table-cell table:style-name="ce374" table:number-columns-repeated="2"/>
          <table:table-cell table:style-name="ce374" office:value-type="string" calcext:value-type="string">
            <text:p>stco_reemploi47,stco_reemploi51</text:p>
          </table:table-cell>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livre/BD/CD/DVD</text:p>
          </table:table-cell>
          <table:table-cell table:style-name="ce457" office:value-type="string" calcext:value-type="string">
            <text:p>reuse,book,bd,cd,dvd</text:p>
          </table:table-cell>
          <table:table-cell table:style-name="ce457"/>
          <table:table-cell/>
          <table:table-cell table:style-name="ce429"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jouet</text:p>
          </table:table-cell>
          <table:table-cell table:style-name="ce374" office:value-type="string" calcext:value-type="string">
            <text:p>Réemploi jouets</text:p>
          </table:table-cell>
          <table:table-cell table:style-name="ce374" office:value-type="string" calcext:value-type="string">
            <text:p>Reuse toys</text:p>
          </table:table-cell>
          <table:table-cell table:style-name="ce447" office:value-type="string" calcext:value-type="string">
            <text:p>cat_omr</text:p>
          </table:table-cell>
          <table:table-cell table:style-name="ce485" office:value-type="string" calcext:value-type="string">
            <text:p>true</text:p>
          </table:table-cell>
          <table:table-cell table:style-name="ce441" office:value-type="string" calcext:value-type="string">
            <text:p>Plusieurs organismes ('Ateliers du Retz Emploi', 'La Ressourcerie de l'ïle', 'Emmaüs', 'Véti Frat', 'La Croix Rouge') récupèrent les anciens jouets. &lt;br/&gt;Voir page 'lieux'.</text:p>
          </table:table-cell>
          <table:table-cell table:style-name="ce441" office:value-type="string" calcext:value-type="string">
            <text:p>Several agencies ('Retz Employment Workshops', 'The Ressourcerie of the island', 'Emmaus', 'Veti Frat', 'The Red Cross') recover old toys.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jouet</text:p>
          </table:table-cell>
          <table:table-cell table:style-name="ce457" office:value-type="string" calcext:value-type="string">
            <text:p>reuse,toy</text:p>
          </table:table-cell>
          <table:table-cell table:style-name="ce457"/>
          <table:table-cell/>
          <table:table-cell table:style-name="ce429"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meuble</text:p>
          </table:table-cell>
          <table:table-cell table:style-name="ce374" office:value-type="string" calcext:value-type="string">
            <text:p>Réemploi meubles</text:p>
          </table:table-cell>
          <table:table-cell table:style-name="ce374" office:value-type="string" calcext:value-type="string">
            <text:p>Reuse furniture</text:p>
          </table:table-cell>
          <table:table-cell table:style-name="ce374"/>
          <table:table-cell table:style-name="ce485" office:value-type="string" calcext:value-type="string">
            <text:p>true</text:p>
          </table:table-cell>
          <table:table-cell table:style-name="ce441" office:value-type="string" calcext:value-type="string">
            <text:p>Plusieurs organismes ('Emmaus', 'Secours Populaire', 'Retz'agir', 'Le comptoir du Solilab') récupèrent les anciens meubles. &lt;br/&gt;Voir page 'lieux'.</text:p>
          </table:table-cell>
          <table:table-cell table:style-name="ce441" office:value-type="string" calcext:value-type="string">
            <text:p>Several organizations (Emmaus' 'Secours Populaire', 'Retz'agir', 'The counter Solilab') recover antique furniture.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meuble</text:p>
          </table:table-cell>
          <table:table-cell table:style-name="ce457" office:value-type="string" calcext:value-type="string">
            <text:p>re-use furniture</text:p>
          </table:table-cell>
          <table:table-cell table:style-name="ce457"/>
          <table:table-cell/>
          <table:table-cell table:style-name="ce429"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vet</text:p>
          </table:table-cell>
          <table:table-cell table:style-name="ce374" office:value-type="string" calcext:value-type="string">
            <text:p>Réemploi vêtements</text:p>
          </table:table-cell>
          <table:table-cell table:style-name="ce374" office:value-type="string" calcext:value-type="string">
            <text:p>Reuse clothing</text:p>
          </table:table-cell>
          <table:table-cell table:style-name="ce374"/>
          <table:table-cell table:style-name="ce485" office:value-type="string" calcext:value-type="string">
            <text:p>true</text:p>
          </table:table-cell>
          <table:table-cell table:style-name="ce441" office:value-type="string" calcext:value-type="string">
            <text:p>Plusieurs organismes ('Ding-Fring', 'Secours Populaire', ) récupèrent les vêtements. &lt;br/&gt;Voir page 'lieux'.</text:p>
          </table:table-cell>
          <table:table-cell table:style-name="ce441" office:value-type="string" calcext:value-type="string">
            <text:p>Several agencies ('Ding Fring', 'Secours Populaire') recover clothing.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vêtement</text:p>
          </table:table-cell>
          <table:table-cell table:style-name="ce457" office:value-type="string" calcext:value-type="string">
            <text:p>reuse,clothing</text:p>
          </table:table-cell>
          <table:table-cell table:style-name="ce457"/>
          <table:table-cell/>
          <table:table-cell table:style-name="ce429"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reempdivers</text:p>
          </table:table-cell>
          <table:table-cell table:style-name="ce374" office:value-type="string" calcext:value-type="string">
            <text:p>Réemploi Objets divers</text:p>
          </table:table-cell>
          <table:table-cell table:style-name="ce374" office:value-type="string" calcext:value-type="string">
            <text:p>Reuse Miscellaneous objects</text:p>
          </table:table-cell>
          <table:table-cell table:style-name="ce374"/>
          <table:table-cell table:style-name="ce485" office:value-type="string" calcext:value-type="string">
            <text:p>true</text:p>
          </table:table-cell>
          <table:table-cell table:style-name="ce441" office:value-type="string" calcext:value-type="string">
            <text:p>Plusieurs organismes (associations...) récupèrent les anciens meubles. &lt;br/&gt;Voir page 'lieux'.</text:p>
          </table:table-cell>
          <table:table-cell table:style-name="ce441" office:value-type="string" calcext:value-type="string">
            <text:p>Several organizations (associations ...) recover the antique furniture.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divers</text:p>
          </table:table-cell>
          <table:table-cell table:style-name="ce457" office:value-type="string" calcext:value-type="string">
            <text:p>reuse,various</text:p>
          </table:table-cell>
          <table:table-cell table:style-name="ce457"/>
          <table:table-cell/>
          <table:table-cell table:style-name="ce429"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vaisselle</text:p>
          </table:table-cell>
          <table:table-cell table:style-name="ce374" office:value-type="string" calcext:value-type="string">
            <text:p>Réemploi Vaisselle</text:p>
          </table:table-cell>
          <table:table-cell table:style-name="ce374" office:value-type="string" calcext:value-type="string">
            <text:p>Reuse Crockery</text:p>
          </table:table-cell>
          <table:table-cell table:style-name="ce374"/>
          <table:table-cell table:style-name="ce485" office:value-type="string" calcext:value-type="string">
            <text:p>true</text:p>
          </table:table-cell>
          <table:table-cell table:style-name="ce511" office:value-type="string" calcext:value-type="string">
            <text:p>Plusieurs organismes (association 'La croix rouge', 'La ressourcerie de l'ïle'..) récupèrent la vaisselle.</text:p>
          </table:table-cell>
          <table:table-cell table:style-name="ce511" office:value-type="string" calcext:value-type="string">
            <text:p>Several organizations ('The red cross', 'La ressourcerie de l'ïle'…) recover the ancient books.</text:p>
          </table:table-cell>
          <table:table-cell table:style-name="ce511"/>
          <table:table-cell table:style-name="ce374" table:number-columns-repeated="3"/>
          <table:table-cell table:style-name="ce372" office:value-type="string" calcext:value-type="string">
            <text:p>reemploi_petit.png</text:p>
          </table:table-cell>
          <table:table-cell table:style-name="ce69"/>
          <table:table-cell table:style-name="ce457"/>
          <table:table-cell table:style-name="ce457" office:value-type="string" calcext:value-type="string">
            <text:p>réemploi,vaisselle</text:p>
          </table:table-cell>
          <table:table-cell table:style-name="ce457" office:value-type="string" calcext:value-type="string">
            <text:p>reuse,dishes</text:p>
          </table:table-cell>
          <table:table-cell table:style-name="ce457"/>
          <table:table-cell/>
          <table:table-cell table:style-name="ce429"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45" office:value-type="string" calcext:value-type="string">
            <text:p>smco_papier</text:p>
          </table:table-cell>
          <table:table-cell table:style-name="ce445" office:value-type="string" calcext:value-type="string">
            <text:p>Recyclage papier associations.</text:p>
          </table:table-cell>
          <table:table-cell table:style-name="ce445" office:value-type="string" calcext:value-type="string">
            <text:p>Paper recycling associations.</text:p>
          </table:table-cell>
          <table:table-cell table:style-name="ce374"/>
          <table:table-cell table:style-name="ce485" office:value-type="string" calcext:value-type="string">
            <text:p>true</text:p>
          </table:table-cell>
          <table:table-cell table:style-name="ce445" office:value-type="string" calcext:value-type="string">
            <text:p>Plusieurs organismes (associations ’Nantes écologie l air livre’, ‘La croix rouge’...) récupèrent les anciens livres.</text:p>
          </table:table-cell>
          <table:table-cell table:style-name="ce445" office:value-type="string" calcext:value-type="string">
            <text:p>Several organizations (associations ’Nantes écologie l air livre’, ‘La croix rouge’...) recover the ancient books.</text:p>
          </table:table-cell>
          <table:table-cell table:style-name="ce445" table:number-columns-repeated="4"/>
          <table:table-cell table:style-name="ce372" office:value-type="string" calcext:value-type="string">
            <text:p>reemploi_petit.png</text:p>
          </table:table-cell>
          <table:table-cell table:style-name="ce69"/>
          <table:table-cell table:style-name="ce457"/>
          <table:table-cell table:style-name="ce457" office:value-type="string" calcext:value-type="string">
            <text:p>Recyclage,papier,association</text:p>
          </table:table-cell>
          <table:table-cell table:style-name="ce457" office:value-type="string" calcext:value-type="string">
            <text:p>recycling paper combination</text:p>
          </table:table-cell>
          <table:table-cell table:style-name="ce457"/>
          <table:table-cell/>
          <table:table-cell table:style-name="ce429"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vendeurlunette</text:p>
          </table:table-cell>
          <table:table-cell table:style-name="ce374" office:value-type="string" calcext:value-type="string">
            <text:p>Vendeur lunette</text:p>
          </table:table-cell>
          <table:table-cell table:style-name="ce374" office:value-type="string" calcext:value-type="string">
            <text:p>Seller window</text:p>
          </table:table-cell>
          <table:table-cell table:style-name="ce374"/>
          <table:table-cell table:style-name="ce485" office:value-type="string" calcext:value-type="string">
            <text:p>true</text:p>
          </table:table-cell>
          <table:table-cell table:style-name="ce374"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374"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374" table:number-columns-repeated="4"/>
          <table:table-cell table:style-name="ce372" office:value-type="string" calcext:value-type="string">
            <text:p>reemploi_petit.png</text:p>
          </table:table-cell>
          <table:table-cell table:style-name="ce69" table:number-columns-repeated="2"/>
          <table:table-cell table:style-name="ce69" office:value-type="string" calcext:value-type="string">
            <text:p>Vendeur,lunette</text:p>
          </table:table-cell>
          <table:table-cell table:style-name="ce69" office:value-type="string" calcext:value-type="string">
            <text:p>seller window</text:p>
          </table:table-cell>
          <table:table-cell table:style-name="ce69"/>
          <table:table-cell/>
          <table:table-cell table:style-name="ce429"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03" office:value-type="string" calcext:value-type="string">
            <text:p>smco_reprise_1pour0</text:p>
          </table:table-cell>
          <table:table-cell table:style-name="ce503" office:value-type="string" calcext:value-type="string">
            <text:p>Reprise par magasins - principe du 1 pour 0</text:p>
          </table:table-cell>
          <table:table-cell table:style-name="ce503" office:value-type="string" calcext:value-type="string">
            <text:p>Takeover by stores</text:p>
          </table:table-cell>
          <table:table-cell table:style-name="ce503"/>
          <table:table-cell table:style-name="ce506" office:value-type="string" calcext:value-type="string">
            <text:p>true</text:p>
          </table:table-cell>
          <table:table-cell table:style-name="ce503"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03" office:value-type="string" calcext:value-type="string">
            <text:p>You buy a new appliance, the distributor is now required to take the former for the purchase or delivery. This is the principle of the recovery 'one for one'.</text:p>
          </table:table-cell>
          <table:table-cell table:style-name="ce503"/>
          <table:table-cell table:style-name="ce503" office:value-type="string" calcext:value-type="string">
            <text:p>cons_ecopart</text:p>
          </table:table-cell>
          <table:table-cell table:style-name="ce503" table:number-columns-repeated="2"/>
          <table:table-cell table:style-name="ce372" office:value-type="string" calcext:value-type="string">
            <text:p>reemploi_petit.png</text:p>
          </table:table-cell>
          <table:table-cell table:style-name="ce515" table:number-columns-repeated="2"/>
          <table:table-cell table:style-name="ce515" office:value-type="string" calcext:value-type="string">
            <text:p>Reprise,magasin</text:p>
          </table:table-cell>
          <table:table-cell table:style-name="ce515" office:value-type="string" calcext:value-type="string">
            <text:p>recovery store</text:p>
          </table:table-cell>
          <table:table-cell table:style-name="ce515"/>
          <table:table-cell/>
          <table:table-cell table:style-name="ce429"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492"/>
          <table:table-cell table:number-columns-repeated="253"/>
        </table:table-row>
        <table:table-row table:style-name="ro36">
          <table:table-cell table:style-name="ce503" office:value-type="string" calcext:value-type="string">
            <text:p>smco_reprise</text:p>
          </table:table-cell>
          <table:table-cell table:style-name="ce503" office:value-type="string" calcext:value-type="string">
            <text:p>Reprise par magasins - principe du 1 pour 1</text:p>
          </table:table-cell>
          <table:table-cell table:style-name="ce503" office:value-type="string" calcext:value-type="string">
            <text:p>Takeover by stores</text:p>
          </table:table-cell>
          <table:table-cell table:style-name="ce503"/>
          <table:table-cell table:style-name="ce506" office:value-type="string" calcext:value-type="string">
            <text:p>true</text:p>
          </table:table-cell>
          <table:table-cell table:style-name="ce503"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03" office:value-type="string" calcext:value-type="string">
            <text:p>You buy a new appliance, the distributor is now required to take the former for the purchase or delivery. This is the principle of the recovery 'one for one'.</text:p>
          </table:table-cell>
          <table:table-cell table:style-name="ce503"/>
          <table:table-cell table:style-name="ce503" office:value-type="string" calcext:value-type="string">
            <text:p>cons_ecopart</text:p>
          </table:table-cell>
          <table:table-cell table:style-name="ce503" table:number-columns-repeated="2"/>
          <table:table-cell table:style-name="ce372" office:value-type="string" calcext:value-type="string">
            <text:p>reemploi_petit.png</text:p>
          </table:table-cell>
          <table:table-cell table:style-name="ce515" table:number-columns-repeated="2"/>
          <table:table-cell table:style-name="ce515" office:value-type="string" calcext:value-type="string">
            <text:p>Reprise,magasin</text:p>
          </table:table-cell>
          <table:table-cell table:style-name="ce515" office:value-type="string" calcext:value-type="string">
            <text:p>recovery store</text:p>
          </table:table-cell>
          <table:table-cell table:style-name="ce515"/>
          <table:table-cell/>
          <table:table-cell table:style-name="ce429"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vendeurcassevoiture</text:p>
          </table:table-cell>
          <table:table-cell table:style-name="ce374" office:value-type="string" calcext:value-type="string">
            <text:p>Casse automobile</text:p>
          </table:table-cell>
          <table:table-cell table:style-name="ce374" office:value-type="string" calcext:value-type="string">
            <text:p>Car breakers</text:p>
          </table:table-cell>
          <table:table-cell table:style-name="ce374"/>
          <table:table-cell table:style-name="ce485" office:value-type="string" calcext:value-type="string">
            <text:p>true</text:p>
          </table:table-cell>
          <table:table-cell table:style-name="ce374" office:value-type="string" calcext:value-type="string">
            <text:p>Les casses automobile ('fourrières') récupèrent les anciens véhicules.</text:p>
          </table:table-cell>
          <table:table-cell table:style-name="ce374" office:value-type="string" calcext:value-type="string">
            <text:p>The car breaks ('headland') recover older vehicles.</text:p>
          </table:table-cell>
          <table:table-cell table:style-name="ce374" table:number-columns-repeated="4"/>
          <table:table-cell table:style-name="ce372" office:value-type="string" calcext:value-type="string">
            <text:p>reemploi_petit.png</text:p>
          </table:table-cell>
          <table:table-cell table:style-name="ce69" office:value-type="string" calcext:value-type="string">
            <text:p>vérif le 03/2013</text:p>
          </table:table-cell>
          <table:table-cell table:style-name="ce69"/>
          <table:table-cell table:style-name="ce69" office:value-type="string" calcext:value-type="string">
            <text:p>Casse,automobile</text:p>
          </table:table-cell>
          <table:table-cell table:style-name="ce69" office:value-type="string" calcext:value-type="string">
            <text:p>car breakers</text:p>
          </table:table-cell>
          <table:table-cell table:style-name="ce69"/>
          <table:table-cell/>
          <table:table-cell table:style-name="ce429"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velo</text:p>
          </table:table-cell>
          <table:table-cell table:style-name="ce374" office:value-type="string" calcext:value-type="string">
            <text:p>Réemploi <text:s/>vélos</text:p>
          </table:table-cell>
          <table:table-cell table:style-name="ce374" office:value-type="string" calcext:value-type="string">
            <text:p>Reuse bike</text:p>
          </table:table-cell>
          <table:table-cell table:style-name="ce374"/>
          <table:table-cell table:style-name="ce485" office:value-type="string" calcext:value-type="string">
            <text:p>true</text:p>
          </table:table-cell>
          <table:table-cell table:style-name="ce374" office:value-type="string" calcext:value-type="string">
            <text:p>Plusieurs organismes (associations ‘ATAO’, ‘Place aux vélos’, ‘Vélo Campus’) récupèrent les anciens vélos.</text:p>
          </table:table-cell>
          <table:table-cell table:style-name="ce374" office:value-type="string" calcext:value-type="string">
            <text:p>Several organizations (associations ‘ATAO’, ‘Place aux vélos’, ‘Vélo Campus’) recover old bikes.</text:p>
          </table:table-cell>
          <table:table-cell table:style-name="ce374" table:number-columns-repeated="2"/>
          <table:table-cell table:style-name="ce374" office:value-type="string" calcext:value-type="string">
            <text:p>stco_reemploi14</text:p>
          </table:table-cell>
          <table:table-cell table:style-name="ce374"/>
          <table:table-cell table:style-name="ce372" office:value-type="string" calcext:value-type="string">
            <text:p>reemploi_petit.png</text:p>
          </table:table-cell>
          <table:table-cell table:style-name="ce457" office:value-type="string" calcext:value-type="string">
            <text:p>Vérif le 03/2013</text:p>
          </table:table-cell>
          <table:table-cell table:style-name="ce457"/>
          <table:table-cell table:style-name="ce457" office:value-type="string" calcext:value-type="string">
            <text:p>Réemploi,vélos</text:p>
          </table:table-cell>
          <table:table-cell table:style-name="ce457" office:value-type="string" calcext:value-type="string">
            <text:p>reuse,bicycle</text:p>
          </table:table-cell>
          <table:table-cell table:style-name="ce457"/>
          <table:table-cell/>
          <table:table-cell table:style-name="ce429"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74" office:value-type="string" calcext:value-type="string">
            <text:p>smco_pharmacie</text:p>
          </table:table-cell>
          <table:table-cell table:style-name="ce374" office:value-type="string" calcext:value-type="string">
            <text:p>Pharmacie</text:p>
          </table:table-cell>
          <table:table-cell table:style-name="ce374" office:value-type="string" calcext:value-type="string">
            <text:p>Pharmacy</text:p>
          </table:table-cell>
          <table:table-cell table:style-name="ce374"/>
          <table:table-cell table:style-name="ce485" office:value-type="string" calcext:value-type="string">
            <text:p>true</text:p>
          </table:table-cell>
          <table:table-cell table:style-name="ce374" office:value-type="string" calcext:value-type="string">
            <text:p>Les pharmacies ont l'obligation de récupérer les anciens médicaments, avec ou sans conditionnement.</text:p>
          </table:table-cell>
          <table:table-cell table:style-name="ce374" office:value-type="string" calcext:value-type="string">
            <text:p>Pharmacies have the obligation to recover the older drugs, with or without conditioning.</text:p>
          </table:table-cell>
          <table:table-cell table:style-name="ce374"/>
          <table:table-cell table:style-name="ce513" office:value-type="string" calcext:value-type="string">
            <text:p>medicaments</text:p>
          </table:table-cell>
          <table:table-cell table:style-name="ce374" table:number-columns-repeated="2"/>
          <table:table-cell table:style-name="ce372" office:value-type="string" calcext:value-type="string">
            <text:p>reemploi_petit.png</text:p>
          </table:table-cell>
          <table:table-cell table:style-name="ce457" office:value-type="string" calcext:value-type="string">
            <text:p>Vérif le 03/2013</text:p>
          </table:table-cell>
          <table:table-cell table:style-name="ce457"/>
          <table:table-cell table:style-name="ce457" office:value-type="string" calcext:value-type="string">
            <text:p>Pharmacie</text:p>
          </table:table-cell>
          <table:table-cell table:style-name="ce457" office:value-type="string" calcext:value-type="string">
            <text:p>pharmacy</text:p>
          </table:table-cell>
          <table:table-cell table:style-name="ce457"/>
          <table:table-cell/>
          <table:table-cell table:style-name="ce429"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45" office:value-type="string" calcext:value-type="string">
            <text:p>modco_humour</text:p>
          </table:table-cell>
          <table:table-cell table:style-name="ce374" office:value-type="string" calcext:value-type="string">
            <text:p>Don à Mieux trier à Nantes</text:p>
          </table:table-cell>
          <table:table-cell table:style-name="ce374" office:value-type="string" calcext:value-type="string">
            <text:p>Don to Mieux trier à Nantes</text:p>
          </table:table-cell>
          <table:table-cell table:style-name="ce374"/>
          <table:table-cell table:style-name="ce485" office:value-type="string" calcext:value-type="string">
            <text:p>false</text:p>
          </table:table-cell>
          <table:table-cell table:style-name="ce374" office:value-type="string" calcext:value-type="string">
            <text:p>Il n’existe aucun processus de tri, purquoi ne pas le donner à l’association Mieux trier à Nantes ?</text:p>
          </table:table-cell>
          <table:table-cell table:style-name="ce374" office:value-type="string" calcext:value-type="string">
            <text:p>There is no sorting process, why not give it to the association Mieux trier à Nantes</text:p>
          </table:table-cell>
          <table:table-cell table:style-name="ce374"/>
          <table:table-cell table:style-name="ce513"/>
          <table:table-cell table:style-name="ce374" table:number-columns-repeated="2"/>
          <table:table-cell table:style-name="ce372" office:value-type="string" calcext:value-type="string">
            <text:p>nantes/logo_mieuxtrieranantes.png</text:p>
          </table:table-cell>
          <table:table-cell table:style-name="ce457" table:number-columns-repeated="5"/>
          <table:table-cell/>
          <table:table-cell table:style-name="ce429"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492"/>
          <table:table-cell table:number-columns-repeated="253"/>
        </table:table-row>
        <table:table-row table:style-name="ro2">
          <table:table-cell table:style-name="ce504"/>
          <table:table-cell table:style-name="ce434" table:number-columns-repeated="3"/>
          <table:table-cell table:style-name="ce507"/>
          <table:table-cell table:style-name="ce434" table:number-columns-repeated="7"/>
          <table:table-cell table:number-columns-repeated="6"/>
          <table:table-cell table:style-name="ce424"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341"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37">
          <table:table-cell table:style-name="ce503" office:value-type="string" calcext:value-type="string">
            <text:p>modco_ecotox</text:p>
          </table:table-cell>
          <table:table-cell table:style-name="ce503" office:value-type="string" calcext:value-type="string">
            <text:p>Ecotox</text:p>
          </table:table-cell>
          <table:table-cell table:style-name="ce503" table:number-columns-repeated="2"/>
          <table:table-cell table:style-name="ce506" office:value-type="string" calcext:value-type="string">
            <text:p>false</text:p>
          </table:table-cell>
          <table:table-cell table:style-name="ce50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03" table:number-columns-repeated="5"/>
          <table:table-cell table:style-name="ce510" office:value-type="string" calcext:value-type="string">
            <text:p>ecotox_panneau_malakoff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table:number-columns-repeated="3"/>
          <table:table-cell/>
          <table:table-cell table:style-name="ce429"/>
          <table:table-cell office:value-type="string" calcext:value-type="string">
            <text:p><text:s/></text:p>
          </table:table-cell>
          <table:table-cell/>
          <table:table-cell table:style-name="ce492"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374" office:value-type="string" calcext:value-type="string">
            <text:p>smco_vendeur_lampe_eco</text:p>
          </table:table-cell>
          <table:table-cell table:style-name="ce374" office:value-type="string" calcext:value-type="string">
            <text:p>Vendeur lampe économie énergie</text:p>
          </table:table-cell>
          <table:table-cell table:style-name="ce374" table:number-columns-repeated="2"/>
          <table:table-cell table:style-name="ce485" office:value-type="string" calcext:value-type="string">
            <text:p>true</text:p>
          </table:table-cell>
          <table:table-cell table:style-name="ce374" table:number-columns-repeated="7"/>
          <table:table-cell table:style-name="ce69" table:number-columns-repeated="5"/>
          <table:table-cell/>
          <table:table-cell table:style-name="ce429"/>
          <table:table-cell table:number-columns-repeated="256"/>
        </table:table-row>
        <table:table-row table:style-name="ro3">
          <table:table-cell table:style-name="ce374" office:value-type="string" calcext:value-type="string">
            <text:p>smco_vendeurcartoucheencre</text:p>
          </table:table-cell>
          <table:table-cell table:style-name="ce374" office:value-type="string" calcext:value-type="string">
            <text:p>Vendeur cartouche d'encre</text:p>
          </table:table-cell>
          <table:table-cell table:style-name="ce374" table:number-columns-repeated="2"/>
          <table:table-cell table:style-name="ce485" office:value-type="string" calcext:value-type="string">
            <text:p>true</text:p>
          </table:table-cell>
          <table:table-cell table:style-name="ce374" table:number-columns-repeated="7"/>
          <table:table-cell table:style-name="ce69"/>
          <table:table-cell table:style-name="ce457" table:number-columns-repeated="4"/>
          <table:table-cell/>
          <table:table-cell table:style-name="ce429"/>
          <table:table-cell table:number-columns-repeated="256"/>
        </table:table-row>
        <table:table-row table:style-name="ro3" table:number-rows-repeated="1048516">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8">
          <table:table-cell office:value-type="string" calcext:value-type="string">
            <text:p><text:s/></text:p>
          </table:table-cell>
          <table:table-cell table:style-name="ce51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367"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367"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367"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0">
          <table:table-cell/>
          <table:table-cell table:style-name="ce367"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517"/>
          <table:table-cell table:number-columns-repeated="5"/>
        </table:table-row>
        <table:table-row table:style-name="ro41">
          <table:table-cell/>
          <table:table-cell table:style-name="ce367"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367"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517"/>
          <table:table-cell table:number-columns-repeated="5"/>
        </table:table-row>
        <table:table-row table:style-name="ro38">
          <table:table-cell/>
          <table:table-cell table:style-name="ce518" office:value-type="string" calcext: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51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367"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2">
          <table:table-cell/>
          <table:table-cell table:style-name="ce52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367"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d'équipement électrique et électronique (D3E)</text:p>
          </table:table-cell>
          <table:covered-table-cell table:number-columns-repeated="2" table:style-name="ce521"/>
          <table:table-cell table:number-columns-repeated="3"/>
        </table:table-row>
        <table:table-row table:style-name="ro22">
          <table:table-cell/>
          <table:table-cell table:style-name="ce367"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6" table:default-cell-style-name="Default"/>
        <table:table-column table:style-name="co167" table:default-cell-style-name="Default"/>
        <table:table-column table:style-name="co168"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libelle_fr</text:p>
          </table:table-cell>
          <table:table-cell table:style-name="ce432" office:value-type="string" calcext:value-type="string">
            <text:p>libelle_en</text:p>
          </table:table-cell>
          <table:table-cell office:value-type="string" calcext:value-type="string">
            <text:p><text:s/></text:p>
          </table:table-cell>
          <table:table-cell table:style-name="ce522"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423"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423"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6">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423"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372"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72"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423"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423" office:value-type="string" calcext:value-type="string">
            <text:p><text:s text:c="4"/>'zz' :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423" office:value-type="string" calcext:value-type="string">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libelle_fr</text:p>
          </table:table-cell>
          <table:table-cell table:style-name="ce432" office:value-type="string" calcext:value-type="string">
            <text:p>libelle_en</text:p>
          </table:table-cell>
          <table:table-cell table:style-name="ce432" office:value-type="string" calcext:value-type="string">
            <text:p>descr_fr</text:p>
          </table:table-cell>
          <table:table-cell table:style-name="ce432" office:value-type="string" calcext:value-type="string">
            <text:p>descr_en</text:p>
          </table:table-cell>
          <table:table-cell office:value-type="string" calcext:value-type="string">
            <text:p><text:s/></text:p>
          </table:table-cell>
          <table:table-cell table:style-name="ce423" office:value-type="string" calcext:value-type="string">
            <text:p>var <text:span text:style-name="T13">_newsDatas</text:span> = [</text:p>
          </table:table-cell>
          <table:table-cell office:value-type="string" calcext:value-type="string">
            <text:p><text:s/></text:p>
          </table:table-cell>
        </table:table-row>
        <table:table-row table:style-name="ro47">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423"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7">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423"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7">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423"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style-name="ce523" office:value-type="string" calcext:value-type="string">
            <text:p>{}];</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2">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4" table:default-cell-style-name="Default"/>
        <table:table-column table:style-name="co175" table:default-cell-style-name="Default"/>
        <table:table-column table:style-name="co10" table:number-columns-repeated="3" table:default-cell-style-name="Default"/>
        <table:table-column table:style-name="co176"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valeur</text:p>
          </table:table-cell>
          <table:table-cell table:style-name="ce432" table:number-columns-repeated="2"/>
          <table:table-cell/>
          <table:table-cell table:style-name="ce423" office:value-type="string" calcext:value-type="string">
            <text:p>var <text:span text:style-name="T13">_paramsDatas</text:span> =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ong'</text:span></text:p>
          </table:table-cell>
          <table:table-cell table:style-name="ce526" office:value-type="string" calcext:value-type="string">
            <text:p>-2.26</text:p>
          </table:table-cell>
          <table:table-cell table:style-name="ce69" table:number-columns-repeated="2"/>
          <table:table-cell/>
          <table:table-cell table:style-name="ce423"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at</text:span></text:p>
          </table:table-cell>
          <table:table-cell table:style-name="ce526" office:value-type="string" calcext:value-type="string">
            <text:p>47.84</text:p>
          </table:table-cell>
          <table:table-cell table:style-name="ce69" table:number-columns-repeated="2"/>
          <table:table-cell/>
          <table:table-cell table:style-name="ce423"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8">
          <table:table-cell table:style-name="ce69" office:value-type="string" calcext:value-type="string">
            <text:p>geo.boundsMaxLong</text:p>
          </table:table-cell>
          <table:table-cell table:style-name="ce526" office:value-type="string" calcext:value-type="string">
            <text:p>-1.13</text:p>
          </table:table-cell>
          <table:table-cell table:style-name="ce529"/>
          <table:table-cell table:style-name="ce69"/>
          <table:table-cell/>
          <table:table-cell table:style-name="ce423"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axLat</text:span></text:p>
          </table:table-cell>
          <table:table-cell table:style-name="ce526" office:value-type="string" calcext:value-type="string">
            <text:p>47.11</text:p>
          </table:table-cell>
          <table:table-cell table:style-name="ce69" table:number-columns-repeated="2"/>
          <table:table-cell/>
          <table:table-cell table:style-name="ce423"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8">
          <table:table-cell table:style-name="ce524" office:value-type="string" calcext:value-type="string">
            <text:p>geo.defaultLat</text:p>
          </table:table-cell>
          <table:table-cell table:style-name="ce526" office:value-type="string" calcext:value-type="string">
            <text:p>47.21</text:p>
          </table:table-cell>
          <table:table-cell table:style-name="ce69" table:number-columns-repeated="2"/>
          <table:table-cell/>
          <table:table-cell table:style-name="ce423"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8">
          <table:table-cell table:style-name="ce524" office:value-type="string" calcext:value-type="string">
            <text:p>geo.defaultLong</text:p>
          </table:table-cell>
          <table:table-cell table:style-name="ce527" office:value-type="string" calcext:value-type="string">
            <text:p>-1.54</text:p>
          </table:table-cell>
          <table:table-cell table:style-name="ce69" table:number-columns-repeated="2"/>
          <table:table-cell/>
          <table:table-cell table:style-name="ce423"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8">
          <table:table-cell table:style-name="ce524" office:value-type="string" calcext:value-type="string">
            <text:p>geo.zoomInit</text:p>
          </table:table-cell>
          <table:table-cell table:style-name="ce528" office:value-type="float" office:value="14" calcext:value-type="float">
            <text:p>14</text:p>
          </table:table-cell>
          <table:table-cell table:style-name="ce69" table:number-columns-repeated="2"/>
          <table:table-cell/>
          <table:table-cell table:style-name="ce423"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8">
          <table:table-cell table:style-name="ce524" office:value-type="string" calcext:value-type="string">
            <text:p>geo.zoomMin</text:p>
          </table:table-cell>
          <table:table-cell table:style-name="ce528" office:value-type="float" office:value="11" calcext:value-type="float">
            <text:p>11</text:p>
          </table:table-cell>
          <table:table-cell table:style-name="ce69" table:number-columns-repeated="2"/>
          <table:table-cell/>
          <table:table-cell table:style-name="ce423"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8">
          <table:table-cell table:style-name="ce525" office:value-type="string" calcext:value-type="string">
            <text:p>geo.zoneDstance</text:p>
          </table:table-cell>
          <table:table-cell table:style-name="ce528" office:value-type="float" office:value="1500" calcext:value-type="float">
            <text:p>1500</text:p>
          </table:table-cell>
          <table:table-cell table:style-name="ce69" table:number-columns-repeated="2"/>
          <table:table-cell/>
          <table:table-cell table:style-name="ce423"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8">
          <table:table-cell table:style-name="ce372" office:value-type="string" calcext:value-type="string">
            <text:p>geo.zoneDistanceAvantRedessiner</text:p>
          </table:table-cell>
          <table:table-cell table:style-name="ce528" office:value-type="float" office:value="1000" calcext:value-type="float">
            <text:p>1000</text:p>
          </table:table-cell>
          <table:table-cell table:style-name="ce69" table:number-columns-repeated="2"/>
          <table:table-cell/>
          <table:table-cell table:style-name="ce423"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8">
          <table:table-cell table:style-name="ce69" office:value-type="string" calcext:value-type="string">
            <text:p>pages.page1.nom</text:p>
          </table:table-cell>
          <table:table-cell table:style-name="ce528" office:value-type="string" calcext:value-type="string">
            <text:p>accueil_nantes</text:p>
          </table:table-cell>
          <table:table-cell table:style-name="ce69" table:number-columns-repeated="2"/>
          <table:table-cell/>
          <table:table-cell table:style-name="ce423"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8">
          <table:table-cell table:style-name="ce69" office:value-type="string" calcext:value-type="string">
            <text:p>pages.page2.nom</text:p>
          </table:table-cell>
          <table:table-cell table:style-name="ce528" office:value-type="string" calcext:value-type="string">
            <text:p>dechets</text:p>
          </table:table-cell>
          <table:table-cell table:style-name="ce69" table:number-columns-repeated="2"/>
          <table:table-cell/>
          <table:table-cell table:style-name="ce423"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8">
          <table:table-cell table:style-name="ce69" office:value-type="string" calcext:value-type="string">
            <text:p>pages.page3.nom</text:p>
          </table:table-cell>
          <table:table-cell table:style-name="ce528" office:value-type="string" calcext:value-type="string">
            <text:p>carte</text:p>
          </table:table-cell>
          <table:table-cell table:style-name="ce69" table:number-columns-repeated="2"/>
          <table:table-cell/>
          <table:table-cell table:style-name="ce423"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8">
          <table:table-cell table:style-name="ce69" office:value-type="string" calcext:value-type="string">
            <text:p>pages.page4.nom</text:p>
          </table:table-cell>
          <table:table-cell table:style-name="ce528" office:value-type="string" calcext:value-type="string">
            <text:p>fiches</text:p>
          </table:table-cell>
          <table:table-cell table:style-name="ce69" table:number-columns-repeated="2"/>
          <table:table-cell/>
          <table:table-cell table:style-name="ce423"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8">
          <table:table-cell table:style-name="ce69" office:value-type="string" calcext:value-type="string">
            <text:p>pages.page5.nom</text:p>
          </table:table-cell>
          <table:table-cell table:style-name="ce528" office:value-type="string" calcext:value-type="string">
            <text:p>lieux</text:p>
          </table:table-cell>
          <table:table-cell table:style-name="ce69" table:number-columns-repeated="2"/>
          <table:table-cell/>
          <table:table-cell table:style-name="ce423"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8">
          <table:table-cell table:style-name="ce69" office:value-type="string" calcext:value-type="string">
            <text:p>pages.page6.nom</text:p>
          </table:table-cell>
          <table:table-cell table:style-name="ce528" office:value-type="string" calcext:value-type="string">
            <text:p>a_domicile</text:p>
          </table:table-cell>
          <table:table-cell table:style-name="ce69" table:number-columns-repeated="2"/>
          <table:table-cell/>
          <table:table-cell table:style-name="ce423"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8">
          <table:table-cell table:style-name="ce69" office:value-type="string" calcext:value-type="string">
            <text:p>pages.page7.nom</text:p>
          </table:table-cell>
          <table:table-cell table:style-name="ce528" office:value-type="string" calcext:value-type="string">
            <text:p>trisacs_nantes</text:p>
          </table:table-cell>
          <table:table-cell table:style-name="ce69" table:number-columns-repeated="2"/>
          <table:table-cell/>
          <table:table-cell table:style-name="ce423"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423"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245" table:default-cell-style-name="Default"/>
        <table:table-column table:style-name="co246" table:default-cell-style-name="Default"/>
        <table:table-column table:style-name="co247"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98"/>
        </table:table-row>
        <table:table-row table:style-name="ro2">
          <table:table-cell table:number-columns-repeated="3"/>
          <table:table-cell table:style-name="ce98" office:value-type="string" calcext:value-type="string">
            <text:p>labels_fr.json</text:p>
          </table:table-cell>
          <table:table-cell table:style-name="ce98"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3]);[.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3]);[.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3]);[.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3]);[.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4]);[.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279" table:formula="of:=GETTRADUCTION([.B10];COLUMN([Conseils.A5]);COLUMN([Conseils.C5]);ROW([Conseils.A5]);ROW([Conseils.A64]);[.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4]);[.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279" table:formula="of:=GETTRADUCTION([.B11];COLUMN([Conseils.A5]);COLUMN([Conseils.H5]);ROW([Conseils.A5]);ROW([Conseils.A64]);[.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0&quot;:&quot; &quot;,&#10;&quot;about-0&quot;:&quot; &quot;,&#10;&quot;splashmessage-0&quot;:&quot; &quot;,&#10;" calcext:value-type="string">
            <text:p>"about_titre-0":" ",</text:p>
            <text:p>"about-0":" ",</text:p>
            <text:p>"splashmessage-0":" ",</text:p>
            <text:p/>
          </table:table-cell>
          <table:table-cell table:style-name="ce279" table:formula="of:=GETTRADUCTION([.B14];COLUMN([Fiches.A6]);COLUMN([Fiches.G6]);ROW([Fiches.A7]);ROW([Fiches.A54]);[.C14])" office:value-type="string" office:string-value="&quot;about_titre-0&quot;:&quot;&quot;,&#10;&quot;about-0&quot;:&quot;&quot;,&#10;&quot;splashmessage-0&quot;:&quot;&quot;,&#10;" calcext:value-type="string">
            <text:p>"about_titre-0":"",</text:p>
            <text:p>"about-0":"",</text:p>
            <text:p>"splashmessage-0":"",</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8"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text>,</number:text>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2P0" style:volatile="true">
      <number:number number:decimal-places="2" loext:min-decimal-places="2" number:min-integer-digits="1" number:grouping="true"/>
      <number:text>    </number:text>
    </number:number-style>
    <number:number-style style:name="N202P1" style:volatile="true">
      <number:number number:decimal-places="2" loext:min-decimal-places="2" number:min-integer-digits="1" number:grouping="true"/>
      <number:text>    </number:text>
    </number:number-style>
    <number:number-style style:name="N202P2" style:volatile="true">
      <number:text>-</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 </number:text>
    </number:number-style>
    <number:number-style style:name="N203P1" style:volatile="true">
      <number:number number:decimal-places="2" loext:min-decimal-places="2" number:min-integer-digits="1" number:grouping="true"/>
      <number:text> € </number:text>
    </number:number-style>
    <number:number-style style:name="N203P2" style:volatile="true">
      <number:text>-</number:text>
      <number:number number:decimal-places="0" loext:min-decimal-places="0" number:min-integer-digits="0"/>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number:number number:decimal-places="0" loext:min-decimal-places="0" number:min-integer-digits="1" number:grouping="true"/>
      <number:text> </number:text>
    </number:number-style>
    <number:number-style style:name="N206P1" style:volatile="true">
      <number:text>(</number:text>
      <number:number number:decimal-places="0" loext:min-decimal-places="0" number:min-integer-digits="1" number:grouping="true"/>
      <number:text>)</number:text>
    </number:number-style>
    <number:number-style style:name="N206P2" style:volatile="true">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number number:decimal-places="2" loext:min-decimal-places="2" number:min-integer-digits="1" number:grouping="true"/>
      <number:text> </number:text>
    </number:number-style>
    <number:number-style style:name="N208P1" style:volatile="true">
      <number:text>(</number:text>
      <number:number number:decimal-places="2" loext:min-decimal-places="2" number:min-integer-digits="1" number:grouping="true"/>
      <number:text>)</number:text>
    </number:number-style>
    <number:number-style style:name="N208P2" style:volatile="true">
      <number:text>-</number:text>
      <number:number number:decimal-places="0" loext:min-decimal-places="0" number:min-integer-digits="0"/>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09">
      <number:scientific-number number:decimal-places="1" loext:min-decimal-places="1" number:min-integer-digits="1" number:min-exponent-digits="1" loext:exponent-interval="1" loext:forced-exponent-sign="true"/>
    </number:number-style>
    <number:currency-style style:name="N212P0" style:volatile="true">
      <number:number number:decimal-places="2" loext:min-decimal-places="2" number:min-integer-digits="1" number:grouping="true"/>
      <number:text> </number:text>
      <number:currency-symbol>€</number:currency-symbol>
      <number:text> </number:text>
    </number:currency-style>
    <number:currency-style style:name="N212P1" style:volatile="true">
      <number:number number:decimal-places="2" loext:min-decimal-places="2" number:min-integer-digits="1" number:grouping="true"/>
      <number:text> </number:text>
      <number:currency-symbol>€</number:currency-symbol>
      <number:text> </number:text>
    </number:currency-style>
    <number:currency-style style:name="N212P2" style:volatile="true">
      <number:text>-</number:text>
      <number:number number:decimal-places="0" loext:min-decimal-places="0" number:min-integer-digits="0"/>
      <number:text> </number:text>
      <number:currency-symbol>€</number:currency-symbol>
      <number:text> </number:text>
    </number:currency-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number:text>
      <number:number number:decimal-places="0" loext:min-decimal-places="0" number:min-integer-digits="1" number:grouping="true"/>
      <number:text> </number:text>
    </number:number-style>
    <number:number-style style:name="N214">
      <number:text>(€</number:text>
      <number:number number:decimal-places="0" loext:min-decimal-places="0" number:min-integer-digits="1" number:grouping="true"/>
      <number:text>)</number:text>
      <style:map style:condition="value()&gt;=0" style:apply-style-name="N214P0"/>
    </number:number-style>
    <number:number-style style:name="N215P0" style:volatile="true">
      <number:text>€</number:text>
      <number:number number:decimal-places="0" loext:min-decimal-places="0" number:min-integer-digits="1" number:grouping="true"/>
      <number:text> </number:text>
    </number:number-style>
    <number:number-style style:name="N215">
      <style:text-properties fo:color="#ff0000"/>
      <number:text>(€</number:text>
      <number:number number:decimal-places="0" loext:min-decimal-places="0" number:min-integer-digits="1" number:grouping="true"/>
      <number:text>)</number:text>
      <style:map style:condition="value()&gt;=0" style:apply-style-name="N215P0"/>
    </number:number-style>
    <number:number-style style:name="N217P0" style:volatile="true">
      <number:text>€</number:text>
      <number:number number:decimal-places="2" loext:min-decimal-places="2" number:min-integer-digits="1" number:grouping="true"/>
      <number:text> </number:text>
    </number:number-style>
    <number:number-style style:name="N217">
      <number:text>(€</number:text>
      <number:number number:decimal-places="2" loext:min-decimal-places="2" number:min-integer-digits="1" number:grouping="true"/>
      <number:text>)</number:text>
      <style:map style:condition="value()&gt;=0" style:apply-style-name="N217P0"/>
    </number:number-style>
    <number:number-style style:name="N218P0" style:volatile="true">
      <number:text>€</number:text>
      <number:number number:decimal-places="2" loext:min-decimal-places="2" number:min-integer-digits="1" number:grouping="true"/>
      <number:text> </number:text>
    </number:number-style>
    <number:number-style style:name="N218">
      <style:text-properties fo:color="#ff0000"/>
      <number:text>(€</number:text>
      <number:number number:decimal-places="2" loext:min-decimal-places="2" number:min-integer-digits="1" number:grouping="true"/>
      <number:text>)</number:text>
      <style:map style:condition="value()&gt;=0" style:apply-style-name="N218P0"/>
    </number:number-style>
    <number:number-style style:name="N220P0" style:volatile="true">
      <number:number number:decimal-places="0" loext:min-decimal-places="0" number:min-integer-digits="1" number:grouping="true"/>
      <number:text> F</number:text>
    </number:number-style>
    <number:number-style style:name="N220">
      <number:text>-</number:text>
      <number:number number:decimal-places="0" loext:min-decimal-places="0" number:min-integer-digits="1" number:grouping="true"/>
      <number:text> F</number:text>
      <style:map style:condition="value()&gt;=0" style:apply-style-name="N220P0"/>
    </number:number-style>
    <number:number-style style:name="N221P0" style:volatile="true">
      <number:number number:decimal-places="0" loext:min-decimal-places="0" number:min-integer-digits="1" number:grouping="true"/>
      <number:text> F</number:text>
    </number:number-style>
    <number:number-style style:name="N221">
      <style:text-properties fo:color="#ff0000"/>
      <number:text>-</number:text>
      <number:number number:decimal-places="0" loext:min-decimal-places="0" number:min-integer-digits="1" number:grouping="true"/>
      <number:text> F</number:text>
      <style:map style:condition="value()&gt;=0" style:apply-style-name="N221P0"/>
    </number:number-style>
    <number:number-style style:name="N223P0" style:volatile="true">
      <number:number number:decimal-places="2" loext:min-decimal-places="2" number:min-integer-digits="1" number:grouping="true"/>
      <number:text> F</number:text>
    </number:number-style>
    <number:number-style style:name="N223">
      <number:text>-</number:text>
      <number:number number:decimal-places="2" loext:min-decimal-places="2" number:min-integer-digits="1" number:grouping="true"/>
      <number:text> F</number:text>
      <style:map style:condition="value()&gt;=0" style:apply-style-name="N223P0"/>
    </number:number-style>
    <number:number-style style:name="N224P0" style:volatile="true">
      <number:number number:decimal-places="2" loext:min-decimal-places="2" number:min-integer-digits="1" number:grouping="true"/>
      <number:text> F</number:text>
    </number:number-style>
    <number:number-style style:name="N224">
      <style:text-properties fo:color="#ff0000"/>
      <number:text>-</number:text>
      <number:number number:decimal-places="2" loext:min-decimal-places="2" number:min-integer-digits="1" number:grouping="true"/>
      <number:text> F</number:text>
      <style:map style:condition="value()&gt;=0" style:apply-style-name="N224P0"/>
    </number:number-style>
    <number:number-style style:name="N227P0" style:volatile="true">
      <number:number number:decimal-places="0" loext:min-decimal-places="0" number:min-integer-digits="1" number:grouping="true"/>
      <number:text> F </number:text>
    </number:number-style>
    <number:number-style style:name="N227P1" style:volatile="true">
      <number:number number:decimal-places="0" loext:min-decimal-places="0" number:min-integer-digits="1" number:grouping="true"/>
      <number:text> F </number:text>
    </number:number-style>
    <number:number-style style:name="N227P2" style:volatile="true">
      <number:text>- F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0P0" style:volatile="true">
      <number:number number:decimal-places="2" loext:min-decimal-places="2" number:min-integer-digits="1" number:grouping="true"/>
      <number:text> F </number:text>
    </number:number-style>
    <number:number-style style:name="N230P1" style:volatile="true">
      <number:number number:decimal-places="2" loext:min-decimal-places="2" number:min-integer-digits="1" number:grouping="true"/>
      <number:text> F </number:text>
    </number:number-style>
    <number:number-style style:name="N230P2" style:volatile="true">
      <number:text>-</number:text>
      <number:number number:decimal-places="0" loext:min-decimal-places="0" number:min-integer-digits="0"/>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text>Vrai</number:text>
    </number:number-style>
    <number:number-style style:name="N232P1" style:volatile="true">
      <number:text>Vrai</number:text>
    </number:number-style>
    <number:number-style style:name="N232">
      <number:text>Faux</number:text>
      <style:map style:condition="value()&gt;0" style:apply-style-name="N232P0"/>
      <style:map style:condition="value()&lt;0" style:apply-style-name="N232P1"/>
    </number:number-style>
    <number:number-style style:name="N234P0" style:volatile="true">
      <number:text>Actif</number:text>
    </number:number-style>
    <number:number-style style:name="N234P1" style:volatile="true">
      <number:text>Actif</number:text>
    </number:number-style>
    <number:number-style style:name="N234">
      <number:text>Inactif</number:text>
      <style:map style:condition="value()&gt;0" style:apply-style-name="N234P0"/>
      <style:map style:condition="value()&lt;0" style:apply-style-name="N234P1"/>
    </number:number-style>
    <number:currency-style style:name="N236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6">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6P0"/>
    </number:currency-style>
    <number:currency-style style:name="N237P0" style:volatile="true">
      <number:number number:decimal-places="2" loext:min-decimal-places="2" number:min-integer-digits="1" number:grouping="true"/>
      <number:text> </number:text>
      <number:currency-symbol number:language="fr" number:country="FR">€</number:currency-symbol>
    </number:currency-style>
    <number:currency-style style:name="N23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0/00/0000</text:date>, <text:time style:data-style-name="N2" text:time-value="09:04:02.876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6H11M3S</meta:editing-duration>
    <meta:editing-cycles>1779</meta:editing-cycles>
    <meta:generator>LibreOffice/5.1.6.2$Windows_x86 LibreOffice_project/07ac168c60a517dba0f0d7bc7540f5afa45f0909</meta:generator>
    <meta:creation-date>2013-06-24T19:02:37.47</meta:creation-date>
    <dc:date>2018-01-31T09:04:45.010000000</dc:date>
    <meta:document-statistic meta:table-count="14" meta:cell-count="5878"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